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3167in"/>
    </style:style>
    <style:style style:name="Table1.B" style:family="table-column">
      <style:table-column-properties style:column-width="1.9938in"/>
    </style:style>
    <style:style style:name="Table1.C" style:family="table-column">
      <style:table-column-properties style:column-width="1.7326in"/>
    </style:style>
    <style:style style:name="Table1.D" style:family="table-column">
      <style:table-column-properties style:column-width="1.881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618in"/>
    </style:style>
    <style:style style:name="Table2.B" style:family="table-column">
      <style:table-column-properties style:column-width="2.2215in"/>
    </style:style>
    <style:style style:name="Table2.C" style:family="table-column">
      <style:table-column-properties style:column-width="1.9556in"/>
    </style:style>
    <style:style style:name="Table2.D" style:family="table-column">
      <style:table-column-properties style:column-width="1.2861in"/>
    </style:style>
    <style:style style:name="Table2.A1" style:family="table-cell">
      <style:table-cell-properties style:vertical-align="middle" fo:padding="0.0194in" fo:border="none"/>
    </style:style>
    <style:style style:name="Table3" style:family="table">
      <style:table-properties style:width="3.0556in" table:align="left"/>
    </style:style>
    <style:style style:name="Table3.A" style:family="table-column">
      <style:table-column-properties style:column-width="1.291in"/>
    </style:style>
    <style:style style:name="Table3.B" style:family="table-column">
      <style:table-column-properties style:column-width="0.4069in"/>
    </style:style>
    <style:style style:name="Table3.C" style:family="table-column">
      <style:table-column-properties style:column-width="0.7257in"/>
    </style:style>
    <style:style style:name="Table3.D" style:family="table-column">
      <style:table-column-properties style:column-width="0.6319in"/>
    </style:style>
    <style:style style:name="Table3.A1" style:family="table-cell">
      <style:table-cell-properties style:vertical-align="middle" fo:padding="0.0194in" fo:border="none"/>
    </style:style>
    <style:style style:name="Table4" style:family="table">
      <style:table-properties style:width="5.4847in" table:align="left"/>
    </style:style>
    <style:style style:name="Table4.A" style:family="table-column">
      <style:table-column-properties style:column-width="1.5965in"/>
    </style:style>
    <style:style style:name="Table4.B" style:family="table-column">
      <style:table-column-properties style:column-width="1.7257in"/>
    </style:style>
    <style:style style:name="Table4.C" style:family="table-column">
      <style:table-column-properties style:column-width="0.809in"/>
    </style:style>
    <style:style style:name="Table4.D" style:family="table-column">
      <style:table-column-properties style:column-width="1.3535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3396in"/>
    </style:style>
    <style:style style:name="Table5.B" style:family="table-column">
      <style:table-column-properties style:column-width="1.6833in"/>
    </style:style>
    <style:style style:name="Table5.C" style:family="table-column">
      <style:table-column-properties style:column-width="1.6646in"/>
    </style:style>
    <style:style style:name="Table5.D" style:family="table-column">
      <style:table-column-properties style:column-width="2.2375in"/>
    </style:style>
    <style:style style:name="Table5.A1" style:family="table-cell">
      <style:table-cell-properties style:vertical-align="middle" fo:padding="0.0194in" fo:border="none"/>
    </style:style>
    <style:style style:name="Table6" style:family="table">
      <style:table-properties style:width="3.4125in" table:align="left"/>
    </style:style>
    <style:style style:name="Table6.A" style:family="table-column">
      <style:table-column-properties style:column-width="1.4493in"/>
    </style:style>
    <style:style style:name="Table6.B" style:family="table-column">
      <style:table-column-properties style:column-width="0.6007in"/>
    </style:style>
    <style:style style:name="Table6.D" style:family="table-column">
      <style:table-column-properties style:column-width="0.7618in"/>
    </style:style>
    <style:style style:name="Table6.A1" style:family="table-cell">
      <style:table-cell-properties style:vertical-align="middle" fo:padding="0.0194in" fo:border="none"/>
    </style:style>
    <style:style style:name="Table7" style:family="table">
      <style:table-properties style:width="2.75in" table:align="left"/>
    </style:style>
    <style:style style:name="Table7.A" style:family="table-column">
      <style:table-column-properties style:column-width="0.8333in"/>
    </style:style>
    <style:style style:name="Table7.B" style:family="table-column">
      <style:table-column-properties style:column-width="0.6007in"/>
    </style:style>
    <style:style style:name="Table7.D" style:family="table-column">
      <style:table-column-properties style:column-width="0.7153in"/>
    </style:style>
    <style:style style:name="Table7.A1" style:family="table-cell">
      <style:table-cell-properties style:vertical-align="middle" fo:padding="0.0194in" fo:border="none"/>
    </style:style>
    <style:style style:name="Table8" style:family="table">
      <style:table-properties style:width="4.2361in" table:align="left"/>
    </style:style>
    <style:style style:name="Table8.A" style:family="table-column">
      <style:table-column-properties style:column-width="1.0694in"/>
    </style:style>
    <style:style style:name="Table8.B" style:family="table-column">
      <style:table-column-properties style:column-width="1.5076in"/>
    </style:style>
    <style:style style:name="Table8.C" style:family="table-column">
      <style:table-column-properties style:column-width="0.8139in"/>
    </style:style>
    <style:style style:name="Table8.D" style:family="table-column">
      <style:table-column-properties style:column-width="0.8451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7028in"/>
    </style:style>
    <style:style style:name="Table9.B" style:family="table-column">
      <style:table-column-properties style:column-width="1.466in"/>
    </style:style>
    <style:style style:name="Table9.C" style:family="table-column">
      <style:table-column-properties style:column-width="1.6792in"/>
    </style:style>
    <style:style style:name="Table9.D" style:family="table-column">
      <style:table-column-properties style:column-width="2.0771in"/>
    </style:style>
    <style:style style:name="Table9.A1" style:family="table-cell">
      <style:table-cell-properties style:vertical-align="middle" fo:padding="0.0194in" fo:border="none"/>
    </style:style>
    <style:style style:name="Table10" style:family="table">
      <style:table-properties style:width="5.0472in" table:align="left"/>
    </style:style>
    <style:style style:name="Table10.A" style:family="table-column">
      <style:table-column-properties style:column-width="0.7875in"/>
    </style:style>
    <style:style style:name="Table10.B" style:family="table-column">
      <style:table-column-properties style:column-width="4.2597in"/>
    </style:style>
    <style:style style:name="Table10.A1" style:family="table-cell">
      <style:table-cell-properties style:vertical-align="middle" fo:padding="0.0194in" fo:border="none"/>
    </style:style>
    <style:style style:name="Table11" style:family="table">
      <style:table-properties style:width="4.6028in" table:align="left"/>
    </style:style>
    <style:style style:name="Table11.A" style:family="table-column">
      <style:table-column-properties style:column-width="0.9076in"/>
    </style:style>
    <style:style style:name="Table11.B" style:family="table-column">
      <style:table-column-properties style:column-width="1.6465in"/>
    </style:style>
    <style:style style:name="Table11.C" style:family="table-column">
      <style:table-column-properties style:column-width="2.0486in"/>
    </style:style>
    <style:style style:name="Table11.A1" style:family="table-cell">
      <style:table-cell-properties style:vertical-align="middle" fo:padding="0.0194in" fo:border="none"/>
    </style:style>
    <style:style style:name="Table12" style:family="table">
      <style:table-properties style:width="3.6715in" table:align="left"/>
    </style:style>
    <style:style style:name="Table12.A" style:family="table-column">
      <style:table-column-properties style:column-width="1.6618in"/>
    </style:style>
    <style:style style:name="Table12.B" style:family="table-column">
      <style:table-column-properties style:column-width="0.6472in"/>
    </style:style>
    <style:style style:name="Table12.C" style:family="table-column">
      <style:table-column-properties style:column-width="1.3625in"/>
    </style:style>
    <style:style style:name="Table12.A1" style:family="table-cell">
      <style:table-cell-properties style:vertical-align="middle" fo:padding="0.0194in" fo:border="none"/>
    </style:style>
    <style:style style:name="Table13" style:family="table">
      <style:table-properties style:width="3.9306in" table:align="left"/>
    </style:style>
    <style:style style:name="Table13.A" style:family="table-column">
      <style:table-column-properties style:column-width="1.2819in"/>
    </style:style>
    <style:style style:name="Table13.B" style:family="table-column">
      <style:table-column-properties style:column-width="1.2021in"/>
    </style:style>
    <style:style style:name="Table13.C" style:family="table-column">
      <style:table-column-properties style:column-width="1.4465in"/>
    </style:style>
    <style:style style:name="Table13.A1" style:family="table-cell">
      <style:table-cell-properties style:vertical-align="middle" fo:padding="0.0194in" fo:border="none"/>
    </style:style>
    <style:style style:name="Table14" style:family="table">
      <style:table-properties style:width="2.7368in" table:align="left"/>
    </style:style>
    <style:style style:name="Table14.A" style:family="table-column">
      <style:table-column-properties style:column-width="1.0694in"/>
    </style:style>
    <style:style style:name="Table14.B" style:family="table-column">
      <style:table-column-properties style:column-width="0.6007in"/>
    </style:style>
    <style:style style:name="Table14.C" style:family="table-column">
      <style:table-column-properties style:column-width="1.0667in"/>
    </style:style>
    <style:style style:name="Table14.A1" style:family="table-cell">
      <style:table-cell-properties style:vertical-align="middle" fo:padding="0.0194in" fo:border="none"/>
    </style:style>
    <style:style style:name="Table15" style:family="table">
      <style:table-properties style:width="3.7326in" table:align="left"/>
    </style:style>
    <style:style style:name="Table15.A" style:family="table-column">
      <style:table-column-properties style:column-width="1.5042in"/>
    </style:style>
    <style:style style:name="Table15.B" style:family="table-column">
      <style:table-column-properties style:column-width="0.4528in"/>
    </style:style>
    <style:style style:name="Table15.C" style:family="table-column">
      <style:table-column-properties style:column-width="1.7757in"/>
    </style:style>
    <style:style style:name="Table15.A1" style:family="table-cell">
      <style:table-cell-properties style:vertical-align="middle" fo:padding="0.0194in" fo:border="none"/>
    </style:style>
    <style:style style:name="Table16" style:family="table">
      <style:table-properties style:width="2.9868in" table:align="left"/>
    </style:style>
    <style:style style:name="Table16.A" style:family="table-column">
      <style:table-column-properties style:column-width="1.55in"/>
    </style:style>
    <style:style style:name="Table16.B" style:family="table-column">
      <style:table-column-properties style:column-width="0.7028in"/>
    </style:style>
    <style:style style:name="Table16.C" style:family="table-column">
      <style:table-column-properties style:column-width="0.734in"/>
    </style:style>
    <style:style style:name="Table16.A1" style:family="table-cell">
      <style:table-cell-properties style:vertical-align="middle" fo:padding="0.0194in" fo:border="none"/>
    </style:style>
    <style:style style:name="Table17" style:family="table">
      <style:table-properties style:width="4.0701in" table:align="left"/>
    </style:style>
    <style:style style:name="Table17.A" style:family="table-column">
      <style:table-column-properties style:column-width="1.6896in"/>
    </style:style>
    <style:style style:name="Table17.B" style:family="table-column">
      <style:table-column-properties style:column-width="1.5542in"/>
    </style:style>
    <style:style style:name="Table17.C" style:family="table-column">
      <style:table-column-properties style:column-width="0.8264in"/>
    </style:style>
    <style:style style:name="Table17.A1" style:family="table-cell">
      <style:table-cell-properties style:vertical-align="middle" fo:padding="0.0194in" fo:border="none"/>
    </style:style>
    <style:style style:name="Table18" style:family="table">
      <style:table-properties style:width="2.7236in" table:align="left"/>
    </style:style>
    <style:style style:name="Table18.A" style:family="table-column">
      <style:table-column-properties style:column-width="1.6431in"/>
    </style:style>
    <style:style style:name="Table18.B" style:family="table-column">
      <style:table-column-properties style:column-width="1.0806in"/>
    </style:style>
    <style:style style:name="Table18.A1" style:family="table-cell">
      <style:table-cell-properties style:vertical-align="middle" fo:padding="0.0194in" fo:border="none"/>
    </style:style>
    <style:style style:name="Table19" style:family="table">
      <style:table-properties style:width="2.9514in" table:align="left"/>
    </style:style>
    <style:style style:name="Table19.A" style:family="table-column">
      <style:table-column-properties style:column-width="1.0785in"/>
    </style:style>
    <style:style style:name="Table19.B" style:family="table-column">
      <style:table-column-properties style:column-width="0.6535in"/>
    </style:style>
    <style:style style:name="Table19.C" style:family="table-column">
      <style:table-column-properties style:column-width="1.2194in"/>
    </style:style>
    <style:style style:name="Table19.A1" style:family="table-cell">
      <style:table-cell-properties style:vertical-align="middle" fo:padding="0.0194in" fo:border="none"/>
    </style:style>
    <style:style style:name="Table20" style:family="table">
      <style:table-properties style:width="1.4417in" table:align="left"/>
    </style:style>
    <style:style style:name="Table20.A" style:family="table-column">
      <style:table-column-properties style:column-width="0.5556in"/>
    </style:style>
    <style:style style:name="Table20.B" style:family="table-column">
      <style:table-column-properties style:column-width="0.8861in"/>
    </style:style>
    <style:style style:name="Table20.A1" style:family="table-cell">
      <style:table-cell-properties style:vertical-align="middle" fo:padding="0.0194in" fo:border="none"/>
    </style:style>
    <style:style style:name="Table21" style:family="table">
      <style:table-properties style:width="3.7715in" table:align="left"/>
    </style:style>
    <style:style style:name="Table21.A" style:family="table-column">
      <style:table-column-properties style:column-width="1.4965in"/>
    </style:style>
    <style:style style:name="Table21.B" style:family="table-column">
      <style:table-column-properties style:column-width="0.9993in"/>
    </style:style>
    <style:style style:name="Table21.C" style:family="table-column">
      <style:table-column-properties style:column-width="1.2757in"/>
    </style:style>
    <style:style style:name="Table21.A1" style:family="table-cell">
      <style:table-cell-properties style:vertical-align="middle" fo:padding="0.0194in" fo:border="none"/>
    </style:style>
    <style:style style:name="Table22" style:family="table">
      <style:table-properties style:width="1.8181in" table:align="left"/>
    </style:style>
    <style:style style:name="Table22.A" style:family="table-column">
      <style:table-column-properties style:column-width="1.0972in"/>
    </style:style>
    <style:style style:name="Table22.B" style:family="table-column">
      <style:table-column-properties style:column-width="0.3736in"/>
    </style:style>
    <style:style style:name="Table22.C" style:family="table-column">
      <style:table-column-properties style:column-width="0.3472in"/>
    </style:style>
    <style:style style:name="Table22.A1" style:family="table-cell">
      <style:table-cell-properties style:vertical-align="middle" fo:padding="0.0194in" fo:border="none"/>
    </style:style>
    <style:style style:name="Table23" style:family="table">
      <style:table-properties style:width="2.3007in" table:align="left"/>
    </style:style>
    <style:style style:name="Table23.A" style:family="table-column">
      <style:table-column-properties style:column-width="1.5083in"/>
    </style:style>
    <style:style style:name="Table23.B" style:family="table-column">
      <style:table-column-properties style:column-width="0.7924in"/>
    </style:style>
    <style:style style:name="Table23.A1" style:family="table-cell">
      <style:table-cell-properties style:vertical-align="middle" fo:padding="0.0194in" fo:border="none"/>
    </style:style>
    <style:style style:name="Table24" style:family="table">
      <style:table-properties style:width="3.4382in" table:align="left"/>
    </style:style>
    <style:style style:name="Table24.A" style:family="table-column">
      <style:table-column-properties style:column-width="1.4771in"/>
    </style:style>
    <style:style style:name="Table24.B" style:family="table-column">
      <style:table-column-properties style:column-width="0.3736in"/>
    </style:style>
    <style:style style:name="Table24.C" style:family="table-column">
      <style:table-column-properties style:column-width="0.9736in"/>
    </style:style>
    <style:style style:name="Table24.D" style:family="table-column">
      <style:table-column-properties style:column-width="0.6139in"/>
    </style:style>
    <style:style style:name="Table24.A1" style:family="table-cell">
      <style:table-cell-properties style:vertical-align="middle" fo:padding="0.0194in" fo:border="none"/>
    </style:style>
    <style:style style:name="Table25" style:family="table">
      <style:table-properties style:width="2.934in" table:align="left"/>
    </style:style>
    <style:style style:name="Table25.A" style:family="table-column">
      <style:table-column-properties style:column-width="1.1313in"/>
    </style:style>
    <style:style style:name="Table25.B" style:family="table-column">
      <style:table-column-properties style:column-width="1.8028in"/>
    </style:style>
    <style:style style:name="Table25.A1" style:family="table-cell">
      <style:table-cell-properties style:vertical-align="middle" fo:padding="0.0194in" fo:border="none"/>
    </style:style>
    <style:style style:name="Table26" style:family="table">
      <style:table-properties style:width="2.1951in" table:align="left"/>
    </style:style>
    <style:style style:name="Table26.A" style:family="table-column">
      <style:table-column-properties style:column-width="0.6667in"/>
    </style:style>
    <style:style style:name="Table26.B" style:family="table-column">
      <style:table-column-properties style:column-width="0.8694in"/>
    </style:style>
    <style:style style:name="Table26.C" style:family="table-column">
      <style:table-column-properties style:column-width="0.659in"/>
    </style:style>
    <style:style style:name="Table26.A1" style:family="table-cell">
      <style:table-cell-properties style:vertical-align="middle" fo:padding="0.0194in" fo:border="none"/>
    </style:style>
    <style:style style:name="Table27" style:family="table">
      <style:table-properties style:width="2.8438in" table:align="left"/>
    </style:style>
    <style:style style:name="Table27.A" style:family="table-column">
      <style:table-column-properties style:column-width="0.7875in"/>
    </style:style>
    <style:style style:name="Table27.B" style:family="table-column">
      <style:table-column-properties style:column-width="2.0563in"/>
    </style:style>
    <style:style style:name="Table27.A1" style:family="table-cell">
      <style:table-cell-properties style:vertical-align="middle" fo:padding="0.0194in" fo:border="none"/>
    </style:style>
    <style:style style:name="Table28" style:family="table">
      <style:table-properties style:width="5.7792in" table:align="left"/>
    </style:style>
    <style:style style:name="Table28.A" style:family="table-column">
      <style:table-column-properties style:column-width="0.8146in"/>
    </style:style>
    <style:style style:name="Table28.B" style:family="table-column">
      <style:table-column-properties style:column-width="1.5306in"/>
    </style:style>
    <style:style style:name="Table28.C" style:family="table-column">
      <style:table-column-properties style:column-width="1.7701in"/>
    </style:style>
    <style:style style:name="Table28.D" style:family="table-column">
      <style:table-column-properties style:column-width="1.6639in"/>
    </style:style>
    <style:style style:name="Table28.A1" style:family="table-cell">
      <style:table-cell-properties style:vertical-align="middle" fo:padding="0.0194in" fo:border="none"/>
    </style:style>
    <style:style style:name="Table29" style:family="table">
      <style:table-properties style:width="6.0507in" table:align="left"/>
    </style:style>
    <style:style style:name="Table29.A" style:family="table-column">
      <style:table-column-properties style:column-width="1.2819in"/>
    </style:style>
    <style:style style:name="Table29.B" style:family="table-column">
      <style:table-column-properties style:column-width="1.8264in"/>
    </style:style>
    <style:style style:name="Table29.C" style:family="table-column">
      <style:table-column-properties style:column-width="1.4417in"/>
    </style:style>
    <style:style style:name="Table29.D" style:family="table-column">
      <style:table-column-properties style:column-width="1.5007in"/>
    </style:style>
    <style:style style:name="Table29.A1" style:family="table-cell">
      <style:table-cell-properties style:vertical-align="middle" fo:padding="0.0194in" fo:border="none"/>
    </style:style>
    <style:style style:name="Table30" style:family="table">
      <style:table-properties style:width="3.4431in" table:align="left"/>
    </style:style>
    <style:style style:name="Table30.A" style:family="table-column">
      <style:table-column-properties style:column-width="1.3188in"/>
    </style:style>
    <style:style style:name="Table30.B" style:family="table-column">
      <style:table-column-properties style:column-width="0.5083in"/>
    </style:style>
    <style:style style:name="Table30.C" style:family="table-column">
      <style:table-column-properties style:column-width="0.6382in"/>
    </style:style>
    <style:style style:name="Table30.D" style:family="table-column">
      <style:table-column-properties style:column-width="0.9778in"/>
    </style:style>
    <style:style style:name="Table30.A1" style:family="table-cell">
      <style:table-cell-properties style:vertical-align="middle" fo:padding="0.0194in" fo:border="none"/>
    </style:style>
    <style:style style:name="Table31" style:family="table">
      <style:table-properties style:width="4.7681in" table:align="left"/>
    </style:style>
    <style:style style:name="Table31.A" style:family="table-column">
      <style:table-column-properties style:column-width="1.3931in"/>
    </style:style>
    <style:style style:name="Table31.B" style:family="table-column">
      <style:table-column-properties style:column-width="1.1694in"/>
    </style:style>
    <style:style style:name="Table31.C" style:family="table-column">
      <style:table-column-properties style:column-width="2.2056in"/>
    </style:style>
    <style:style style:name="Table31.A1" style:family="table-cell">
      <style:table-cell-properties style:vertical-align="middle" fo:padding="0.0194in" fo:border="none"/>
    </style:style>
    <style:style style:name="Table32" style:family="table">
      <style:table-properties style:width="3.1132in" table:align="left"/>
    </style:style>
    <style:style style:name="Table32.A" style:family="table-column">
      <style:table-column-properties style:column-width="1.0972in"/>
    </style:style>
    <style:style style:name="Table32.B" style:family="table-column">
      <style:table-column-properties style:column-width="0.9111in"/>
    </style:style>
    <style:style style:name="Table32.C" style:family="table-column">
      <style:table-column-properties style:column-width="1.1049in"/>
    </style:style>
    <style:style style:name="Table32.A1" style:family="table-cell">
      <style:table-cell-properties style:vertical-align="middle" fo:padding="0.0194in" fo:border="none"/>
    </style:style>
    <style:style style:name="Table33" style:family="table">
      <style:table-properties style:width="3.1118in" table:align="left"/>
    </style:style>
    <style:style style:name="Table33.A" style:family="table-column">
      <style:table-column-properties style:column-width="1.1431in"/>
    </style:style>
    <style:style style:name="Table33.B" style:family="table-column">
      <style:table-column-properties style:column-width="1.0958in"/>
    </style:style>
    <style:style style:name="Table33.C" style:family="table-column">
      <style:table-column-properties style:column-width="0.8729in"/>
    </style:style>
    <style:style style:name="Table33.A1" style:family="table-cell">
      <style:table-cell-properties style:vertical-align="middle" fo:padding="0.0194in" fo:border="none"/>
    </style:style>
    <style:style style:name="P1" style:family="paragraph" style:parent-style-name="Heading_20_3">
      <style:paragraph-properties fo:margin-top="0in" fo:margin-bottom="0.0972in" style:contextual-spacing="false" fo:line-height="115%"/>
    </style:style>
    <style:style style:name="P2" style:family="paragraph" style:parent-style-name="Text_20_body" style:list-style-name="L1"/>
    <style:style style:name="P3" style:family="paragraph" style:parent-style-name="Heading_20_1">
      <loext:graphic-properties draw:fill="solid" draw:fill-color="#c9c9ff" draw:opacity="100%"/>
      <style:paragraph-properties fo:background-color="#c9c9ff"/>
    </style:style>
    <style:style style:name="P4" style:family="paragraph" style:parent-style-name="Horizontal_20_Line">
      <loext:graphic-properties draw:fill="solid" draw:fill-color="#c9c9ff"/>
      <style:paragraph-properties fo:margin-top="0in" fo:margin-bottom="0.0972in" style:contextual-spacing="false" fo:line-height="115%" fo:background-color="#c9c9ff"/>
    </style:style>
    <style:style style:name="P5" style:family="paragraph" style:parent-style-name="Heading_20_2">
      <loext:graphic-properties draw:fill="solid" draw:fill-color="#c9c9ff"/>
      <style:paragraph-properties fo:margin-top="0in" fo:margin-bottom="0.0972in" style:contextual-spacing="false" fo:line-height="115%" fo:background-color="#c9c9ff"/>
    </style:style>
    <style:style style:name="P6" style:family="paragraph" style:parent-style-name="Text_20_body">
      <loext:graphic-properties draw:fill="solid" draw:fill-color="#c9c9ff"/>
      <style:paragraph-properties fo:background-color="#c9c9ff"/>
    </style:style>
    <style:style style:name="P7" style:family="paragraph" style:parent-style-name="Heading_20_3">
      <loext:graphic-properties draw:fill="solid" draw:fill-color="#c9c9ff"/>
      <style:paragraph-properties fo:margin-top="0in" fo:margin-bottom="0.0972in" style:contextual-spacing="false" fo:line-height="115%" fo:background-color="#c9c9ff"/>
    </style:style>
    <style:style style:name="P8" style:family="paragraph" style:parent-style-name="Text_20_body" style:list-style-name="L2">
      <loext:graphic-properties draw:fill="solid" draw:fill-color="#c9c9ff"/>
      <style:paragraph-properties fo:background-color="#c9c9ff"/>
    </style:style>
    <style:style style:name="P9" style:family="paragraph" style:parent-style-name="Text_20_body" style:list-style-name="L3">
      <loext:graphic-properties draw:fill="solid" draw:fill-color="#c9c9ff"/>
      <style:paragraph-properties fo:background-color="#c9c9ff"/>
    </style:style>
    <style:style style:name="P10" style:family="paragraph" style:parent-style-name="Text_20_body">
      <loext:graphic-properties draw:fill="solid" draw:fill-color="#c9c9ff" draw:opacity="100%"/>
      <style:paragraph-properties fo:background-color="#c9c9ff"/>
    </style:style>
    <style:style style:name="P11" style:family="paragraph" style:parent-style-name="Text_20_body" style:list-style-name="L4">
      <loext:graphic-properties draw:fill="solid" draw:fill-color="#c9c9ff"/>
      <style:paragraph-properties fo:background-color="#c9c9ff"/>
    </style:style>
    <style:style style:name="P12" style:family="paragraph" style:parent-style-name="Text_20_body" style:list-style-name="L5">
      <loext:graphic-properties draw:fill="solid" draw:fill-color="#c9c9ff"/>
      <style:paragraph-properties fo:background-color="#c9c9ff"/>
    </style:style>
    <style:style style:name="P13" style:family="paragraph" style:parent-style-name="Text_20_body" style:list-style-name="L6">
      <loext:graphic-properties draw:fill="solid" draw:fill-color="#c9c9ff"/>
      <style:paragraph-properties fo:background-color="#c9c9ff"/>
    </style:style>
    <style:style style:name="P14" style:family="paragraph" style:parent-style-name="Text_20_body" style:list-style-name="L7">
      <loext:graphic-properties draw:fill="solid" draw:fill-color="#c9c9ff"/>
      <style:paragraph-properties fo:background-color="#c9c9ff"/>
    </style:style>
    <style:style style:name="P15" style:family="paragraph" style:parent-style-name="Preformatted_20_Text">
      <loext:graphic-properties draw:fill="solid" draw:fill-color="#c9c9ff"/>
      <style:paragraph-properties fo:margin-left="0in" fo:margin-right="0in" fo:margin-top="0in" fo:margin-bottom="0.0972in" style:contextual-spacing="false" fo:line-height="115%" fo:text-indent="0in" style:auto-text-indent="false" fo:background-color="#c9c9ff" style:writing-mode="lr-tb"/>
    </style:style>
    <style:style style:name="P16" style:family="paragraph" style:parent-style-name="Text_20_body" style:list-style-name="L8">
      <loext:graphic-properties draw:fill="solid" draw:fill-color="#c9c9ff"/>
      <style:paragraph-properties fo:background-color="#c9c9ff"/>
    </style:style>
    <style:style style:name="P17" style:family="paragraph" style:parent-style-name="Text_20_body" style:list-style-name="L9">
      <loext:graphic-properties draw:fill="solid" draw:fill-color="#c9c9ff"/>
      <style:paragraph-properties fo:background-color="#c9c9ff"/>
    </style:style>
    <style:style style:name="P18" style:family="paragraph" style:parent-style-name="Text_20_body" style:list-style-name="L10">
      <loext:graphic-properties draw:fill="solid" draw:fill-color="#c9c9ff"/>
      <style:paragraph-properties fo:background-color="#c9c9ff"/>
    </style:style>
    <style:style style:name="P19" style:family="paragraph" style:parent-style-name="Text_20_body" style:list-style-name="L11">
      <loext:graphic-properties draw:fill="solid" draw:fill-color="#c9c9ff"/>
      <style:paragraph-properties fo:background-color="#c9c9ff"/>
    </style:style>
    <style:style style:name="P20" style:family="paragraph" style:parent-style-name="Text_20_body" style:list-style-name="L12">
      <loext:graphic-properties draw:fill="solid" draw:fill-color="#c9c9ff"/>
      <style:paragraph-properties fo:background-color="#c9c9ff"/>
    </style:style>
    <style:style style:name="P21" style:family="paragraph" style:parent-style-name="Preformatted_20_Text">
      <loext:graphic-properties draw:fill="solid" draw:fill-color="#c9c9ff"/>
      <style:paragraph-properties fo:margin-top="0in" fo:margin-bottom="0.0972in" style:contextual-spacing="false" fo:line-height="115%" fo:background-color="#c9c9ff" style:writing-mode="lr-tb"/>
    </style:style>
    <style:style style:name="P22" style:family="paragraph" style:parent-style-name="Text_20_body" style:list-style-name="L13">
      <loext:graphic-properties draw:fill="solid" draw:fill-color="#c9c9ff"/>
      <style:paragraph-properties fo:background-color="#c9c9ff"/>
    </style:style>
    <style:style style:name="P23" style:family="paragraph" style:parent-style-name="Text_20_body" style:list-style-name="L14">
      <loext:graphic-properties draw:fill="solid" draw:fill-color="#c9c9ff"/>
      <style:paragraph-properties fo:background-color="#c9c9ff"/>
    </style:style>
    <style:style style:name="P24" style:family="paragraph" style:parent-style-name="Text_20_body" style:list-style-name="L15">
      <loext:graphic-properties draw:fill="solid" draw:fill-color="#c9c9ff"/>
      <style:paragraph-properties fo:background-color="#c9c9ff"/>
    </style:style>
    <style:style style:name="P25" style:family="paragraph" style:parent-style-name="Text_20_body" style:list-style-name="L16">
      <loext:graphic-properties draw:fill="solid" draw:fill-color="#c9c9ff"/>
      <style:paragraph-properties fo:background-color="#c9c9ff"/>
    </style:style>
    <style:style style:name="P26" style:family="paragraph" style:parent-style-name="Text_20_body" style:list-style-name="L17">
      <loext:graphic-properties draw:fill="solid" draw:fill-color="#c9c9ff"/>
      <style:paragraph-properties fo:background-color="#c9c9ff"/>
    </style:style>
    <style:style style:name="P27" style:family="paragraph" style:parent-style-name="Text_20_body" style:list-style-name="L18">
      <loext:graphic-properties draw:fill="solid" draw:fill-color="#c9c9ff"/>
      <style:paragraph-properties fo:background-color="#c9c9ff"/>
    </style:style>
    <style:style style:name="P28" style:family="paragraph" style:parent-style-name="Text_20_body" style:list-style-name="L19">
      <loext:graphic-properties draw:fill="solid" draw:fill-color="#c9c9ff"/>
      <style:paragraph-properties fo:background-color="#c9c9ff"/>
    </style:style>
    <style:style style:name="P29" style:family="paragraph" style:parent-style-name="Text_20_body" style:list-style-name="L20">
      <loext:graphic-properties draw:fill="solid" draw:fill-color="#c9c9ff"/>
      <style:paragraph-properties fo:background-color="#c9c9ff"/>
    </style:style>
    <style:style style:name="P30" style:family="paragraph" style:parent-style-name="Text_20_body" style:list-style-name="L21">
      <loext:graphic-properties draw:fill="solid" draw:fill-color="#c9c9ff"/>
      <style:paragraph-properties fo:background-color="#c9c9ff"/>
    </style:style>
    <style:style style:name="P31" style:family="paragraph" style:parent-style-name="Text_20_body" style:list-style-name="L22">
      <loext:graphic-properties draw:fill="solid" draw:fill-color="#c9c9ff"/>
      <style:paragraph-properties fo:background-color="#c9c9ff"/>
    </style:style>
    <style:style style:name="P32" style:family="paragraph" style:parent-style-name="Text_20_body" style:list-style-name="L23">
      <loext:graphic-properties draw:fill="solid" draw:fill-color="#c9c9ff"/>
      <style:paragraph-properties fo:background-color="#c9c9ff"/>
    </style:style>
    <style:style style:name="P33" style:family="paragraph" style:parent-style-name="Heading_20_1">
      <loext:graphic-properties draw:fill="solid" draw:fill-color="#89fd78" draw:opacity="100%"/>
      <style:paragraph-properties fo:background-color="#89fd78"/>
    </style:style>
    <style:style style:name="P34" style:family="paragraph" style:parent-style-name="Text_20_body">
      <loext:graphic-properties draw:fill="solid" draw:fill-color="#89fd78"/>
      <style:paragraph-properties fo:background-color="#89fd78"/>
    </style:style>
    <style:style style:name="P35" style:family="paragraph" style:parent-style-name="Heading_20_1">
      <loext:graphic-properties draw:fill="solid" draw:fill-color="#89fd78"/>
      <style:paragraph-properties fo:margin-top="0in" fo:margin-bottom="0.0972in" style:contextual-spacing="false" fo:line-height="115%" fo:background-color="#89fd78"/>
    </style:style>
    <style:style style:name="P36" style:family="paragraph" style:parent-style-name="Horizontal_20_Line">
      <loext:graphic-properties draw:fill="solid" draw:fill-color="#89fd78"/>
      <style:paragraph-properties fo:margin-top="0in" fo:margin-bottom="0.0972in" style:contextual-spacing="false" fo:line-height="115%" fo:background-color="#89fd78"/>
    </style:style>
    <style:style style:name="P37" style:family="paragraph" style:parent-style-name="Heading_20_2">
      <loext:graphic-properties draw:fill="solid" draw:fill-color="#89fd78"/>
      <style:paragraph-properties fo:margin-top="0in" fo:margin-bottom="0.0972in" style:contextual-spacing="false" fo:line-height="115%" fo:background-color="#89fd78"/>
    </style:style>
    <style:style style:name="P38" style:family="paragraph" style:parent-style-name="Heading_20_3">
      <loext:graphic-properties draw:fill="solid" draw:fill-color="#89fd78"/>
      <style:paragraph-properties fo:margin-top="0in" fo:margin-bottom="0.0972in" style:contextual-spacing="false" fo:line-height="115%" fo:background-color="#89fd78"/>
    </style:style>
    <style:style style:name="P39" style:family="paragraph" style:parent-style-name="Text_20_body" style:list-style-name="L24">
      <loext:graphic-properties draw:fill="solid" draw:fill-color="#89fd78"/>
      <style:paragraph-properties fo:background-color="#89fd78"/>
    </style:style>
    <style:style style:name="P40" style:family="paragraph" style:parent-style-name="Text_20_body" style:list-style-name="L25">
      <loext:graphic-properties draw:fill="solid" draw:fill-color="#89fd78"/>
      <style:paragraph-properties fo:background-color="#89fd78"/>
    </style:style>
    <style:style style:name="P41" style:family="paragraph" style:parent-style-name="Text_20_body" style:list-style-name="L26">
      <loext:graphic-properties draw:fill="solid" draw:fill-color="#89fd78"/>
      <style:paragraph-properties fo:background-color="#89fd78"/>
    </style:style>
    <style:style style:name="P42" style:family="paragraph" style:parent-style-name="Text_20_body" style:list-style-name="L27">
      <loext:graphic-properties draw:fill="solid" draw:fill-color="#89fd78"/>
      <style:paragraph-properties fo:background-color="#89fd78"/>
    </style:style>
    <style:style style:name="P43" style:family="paragraph" style:parent-style-name="Text_20_body" style:list-style-name="L28">
      <loext:graphic-properties draw:fill="solid" draw:fill-color="#89fd78"/>
      <style:paragraph-properties fo:background-color="#89fd78"/>
    </style:style>
    <style:style style:name="P44" style:family="paragraph" style:parent-style-name="Text_20_body" style:list-style-name="L29">
      <loext:graphic-properties draw:fill="solid" draw:fill-color="#89fd78"/>
      <style:paragraph-properties fo:background-color="#89fd78"/>
    </style:style>
    <style:style style:name="P45" style:family="paragraph" style:parent-style-name="Text_20_body" style:list-style-name="L30">
      <loext:graphic-properties draw:fill="solid" draw:fill-color="#89fd78"/>
      <style:paragraph-properties fo:background-color="#89fd78"/>
    </style:style>
    <style:style style:name="P46" style:family="paragraph" style:parent-style-name="Text_20_body" style:list-style-name="L31">
      <loext:graphic-properties draw:fill="solid" draw:fill-color="#89fd78"/>
      <style:paragraph-properties fo:background-color="#89fd78"/>
    </style:style>
    <style:style style:name="P47" style:family="paragraph" style:parent-style-name="Text_20_body" style:list-style-name="L32">
      <loext:graphic-properties draw:fill="solid" draw:fill-color="#89fd78"/>
      <style:paragraph-properties fo:background-color="#89fd78"/>
    </style:style>
    <style:style style:name="P48" style:family="paragraph" style:parent-style-name="Text_20_body" style:list-style-name="L33">
      <loext:graphic-properties draw:fill="solid" draw:fill-color="#89fd78"/>
      <style:paragraph-properties fo:background-color="#89fd78"/>
    </style:style>
    <style:style style:name="P49" style:family="paragraph" style:parent-style-name="Text_20_body" style:list-style-name="L34">
      <loext:graphic-properties draw:fill="solid" draw:fill-color="#89fd78"/>
      <style:paragraph-properties fo:background-color="#89fd78"/>
    </style:style>
    <style:style style:name="P50" style:family="paragraph" style:parent-style-name="Text_20_body" style:list-style-name="L35">
      <loext:graphic-properties draw:fill="solid" draw:fill-color="#89fd78"/>
      <style:paragraph-properties fo:background-color="#89fd78"/>
    </style:style>
    <style:style style:name="P51" style:family="paragraph" style:parent-style-name="Text_20_body" style:list-style-name="L36">
      <loext:graphic-properties draw:fill="solid" draw:fill-color="#89fd78"/>
      <style:paragraph-properties fo:background-color="#89fd78"/>
    </style:style>
    <style:style style:name="P52" style:family="paragraph" style:parent-style-name="Text_20_body" style:list-style-name="L37">
      <loext:graphic-properties draw:fill="solid" draw:fill-color="#89fd78"/>
      <style:paragraph-properties fo:background-color="#89fd78"/>
    </style:style>
    <style:style style:name="P53" style:family="paragraph" style:parent-style-name="Text_20_body" style:list-style-name="L38">
      <loext:graphic-properties draw:fill="solid" draw:fill-color="#89fd78"/>
      <style:paragraph-properties fo:background-color="#89fd78"/>
    </style:style>
    <style:style style:name="P54" style:family="paragraph" style:parent-style-name="Text_20_body" style:list-style-name="L39">
      <loext:graphic-properties draw:fill="solid" draw:fill-color="#89fd78"/>
      <style:paragraph-properties fo:background-color="#89fd78"/>
    </style:style>
    <style:style style:name="P55" style:family="paragraph" style:parent-style-name="Text_20_body" style:list-style-name="L40">
      <loext:graphic-properties draw:fill="solid" draw:fill-color="#89fd78"/>
      <style:paragraph-properties fo:background-color="#89fd78"/>
    </style:style>
    <style:style style:name="P56" style:family="paragraph" style:parent-style-name="Text_20_body" style:list-style-name="L41">
      <loext:graphic-properties draw:fill="solid" draw:fill-color="#89fd78"/>
      <style:paragraph-properties fo:background-color="#89fd78"/>
    </style:style>
    <style:style style:name="P57" style:family="paragraph" style:parent-style-name="Text_20_body" style:list-style-name="L42">
      <loext:graphic-properties draw:fill="solid" draw:fill-color="#89fd78"/>
      <style:paragraph-properties fo:background-color="#89fd78"/>
    </style:style>
    <style:style style:name="P58" style:family="paragraph" style:parent-style-name="Text_20_body" style:list-style-name="L43">
      <loext:graphic-properties draw:fill="solid" draw:fill-color="#89fd78"/>
      <style:paragraph-properties fo:background-color="#89fd78"/>
    </style:style>
    <style:style style:name="P59" style:family="paragraph" style:parent-style-name="Text_20_body" style:list-style-name="L44">
      <loext:graphic-properties draw:fill="solid" draw:fill-color="#89fd78"/>
      <style:paragraph-properties fo:background-color="#89fd78"/>
    </style:style>
    <style:style style:name="P60" style:family="paragraph" style:parent-style-name="Text_20_body" style:list-style-name="L45">
      <loext:graphic-properties draw:fill="solid" draw:fill-color="#89fd78"/>
      <style:paragraph-properties fo:background-color="#89fd78"/>
    </style:style>
    <style:style style:name="P61" style:family="paragraph" style:parent-style-name="Text_20_body" style:list-style-name="L46">
      <loext:graphic-properties draw:fill="solid" draw:fill-color="#89fd78"/>
      <style:paragraph-properties fo:background-color="#89fd78"/>
    </style:style>
    <style:style style:name="P62" style:family="paragraph" style:parent-style-name="Text_20_body" style:list-style-name="L47">
      <loext:graphic-properties draw:fill="solid" draw:fill-color="#89fd78"/>
      <style:paragraph-properties fo:background-color="#89fd78"/>
    </style:style>
    <style:style style:name="P63" style:family="paragraph" style:parent-style-name="Text_20_body" style:list-style-name="L48">
      <loext:graphic-properties draw:fill="solid" draw:fill-color="#89fd78"/>
      <style:paragraph-properties fo:background-color="#89fd78"/>
    </style:style>
    <style:style style:name="P64" style:family="paragraph" style:parent-style-name="Text_20_body" style:list-style-name="L49">
      <loext:graphic-properties draw:fill="solid" draw:fill-color="#89fd78"/>
      <style:paragraph-properties fo:background-color="#89fd78"/>
    </style:style>
    <style:style style:name="P65" style:family="paragraph" style:parent-style-name="Text_20_body" style:list-style-name="L50">
      <loext:graphic-properties draw:fill="solid" draw:fill-color="#89fd78"/>
      <style:paragraph-properties fo:background-color="#89fd78"/>
    </style:style>
    <style:style style:name="P66" style:family="paragraph" style:parent-style-name="Text_20_body" style:list-style-name="L51">
      <loext:graphic-properties draw:fill="solid" draw:fill-color="#89fd78"/>
      <style:paragraph-properties fo:background-color="#89fd78"/>
    </style:style>
    <style:style style:name="P67" style:family="paragraph" style:parent-style-name="Text_20_body" style:list-style-name="L52">
      <loext:graphic-properties draw:fill="solid" draw:fill-color="#89fd78"/>
      <style:paragraph-properties fo:background-color="#89fd78"/>
    </style:style>
    <style:style style:name="P68" style:family="paragraph" style:parent-style-name="Text_20_body" style:list-style-name="L53">
      <loext:graphic-properties draw:fill="solid" draw:fill-color="#89fd78"/>
      <style:paragraph-properties fo:background-color="#89fd78"/>
    </style:style>
    <style:style style:name="P69" style:family="paragraph" style:parent-style-name="Text_20_body" style:list-style-name="L54">
      <loext:graphic-properties draw:fill="solid" draw:fill-color="#89fd78"/>
      <style:paragraph-properties fo:background-color="#89fd78"/>
    </style:style>
    <style:style style:name="P70" style:family="paragraph" style:parent-style-name="Text_20_body" style:list-style-name="L55">
      <loext:graphic-properties draw:fill="solid" draw:fill-color="#89fd78"/>
      <style:paragraph-properties fo:background-color="#89fd78"/>
    </style:style>
    <style:style style:name="P71" style:family="paragraph" style:parent-style-name="Text_20_body" style:list-style-name="L56">
      <loext:graphic-properties draw:fill="solid" draw:fill-color="#89fd78"/>
      <style:paragraph-properties fo:background-color="#89fd78"/>
    </style:style>
    <style:style style:name="P72" style:family="paragraph" style:parent-style-name="Text_20_body" style:list-style-name="L57">
      <loext:graphic-properties draw:fill="solid" draw:fill-color="#89fd78"/>
      <style:paragraph-properties fo:background-color="#89fd78"/>
    </style:style>
    <style:style style:name="P73" style:family="paragraph" style:parent-style-name="Text_20_body" style:list-style-name="L58">
      <loext:graphic-properties draw:fill="solid" draw:fill-color="#89fd78"/>
      <style:paragraph-properties fo:background-color="#89fd78"/>
    </style:style>
    <style:style style:name="P74" style:family="paragraph" style:parent-style-name="Text_20_body" style:list-style-name="L59">
      <loext:graphic-properties draw:fill="solid" draw:fill-color="#89fd78"/>
      <style:paragraph-properties fo:background-color="#89fd78"/>
    </style:style>
    <style:style style:name="P75" style:family="paragraph" style:parent-style-name="Text_20_body">
      <loext:graphic-properties draw:fill="solid" draw:fill-color="#89fd78" draw:opacity="100%"/>
      <style:paragraph-properties fo:background-color="#89fd78"/>
    </style:style>
    <style:style style:name="P76" style:family="paragraph" style:parent-style-name="Heading_20_1">
      <loext:graphic-properties draw:fill="solid" draw:fill-color="#78ccfd" draw:opacity="100%"/>
      <style:paragraph-properties fo:background-color="#78ccfd"/>
    </style:style>
    <style:style style:name="P77" style:family="paragraph" style:parent-style-name="Horizontal_20_Line">
      <loext:graphic-properties draw:fill="solid" draw:fill-color="#78ccfd"/>
      <style:paragraph-properties fo:margin-top="0in" fo:margin-bottom="0.0972in" style:contextual-spacing="false" fo:line-height="115%" fo:background-color="#78ccfd"/>
    </style:style>
    <style:style style:name="P78" style:family="paragraph" style:parent-style-name="Heading_20_2">
      <loext:graphic-properties draw:fill="solid" draw:fill-color="#78ccfd"/>
      <style:paragraph-properties fo:margin-top="0in" fo:margin-bottom="0.0972in" style:contextual-spacing="false" fo:line-height="115%" fo:background-color="#78ccfd"/>
    </style:style>
    <style:style style:name="P79" style:family="paragraph" style:parent-style-name="Text_20_body">
      <loext:graphic-properties draw:fill="solid" draw:fill-color="#78ccfd"/>
      <style:paragraph-properties fo:background-color="#78ccfd"/>
    </style:style>
    <style:style style:name="P80" style:family="paragraph" style:parent-style-name="Heading_20_3">
      <loext:graphic-properties draw:fill="solid" draw:fill-color="#78ccfd"/>
      <style:paragraph-properties fo:margin-top="0in" fo:margin-bottom="0.0972in" style:contextual-spacing="false" fo:line-height="115%" fo:background-color="#78ccfd"/>
    </style:style>
    <style:style style:name="P81" style:family="paragraph" style:parent-style-name="Preformatted_20_Text">
      <loext:graphic-properties draw:fill="solid" draw:fill-color="#78ccfd"/>
      <style:paragraph-properties fo:margin-left="0in" fo:margin-right="0in" fo:margin-top="0in" fo:margin-bottom="0.0972in" style:contextual-spacing="false" fo:line-height="115%" fo:text-indent="0in" style:auto-text-indent="false" fo:background-color="#78ccfd" style:writing-mode="lr-tb"/>
    </style:style>
    <style:style style:name="P82" style:family="paragraph" style:parent-style-name="Preformatted_20_Text">
      <loext:graphic-properties draw:fill="solid" draw:fill-color="#78ccfd"/>
      <style:paragraph-properties fo:margin-top="0in" fo:margin-bottom="0.0972in" style:contextual-spacing="false" fo:line-height="115%" fo:background-color="#78ccfd" style:writing-mode="lr-tb"/>
    </style:style>
    <style:style style:name="P83" style:family="paragraph" style:parent-style-name="Text_20_body" style:list-style-name="L60">
      <loext:graphic-properties draw:fill="solid" draw:fill-color="#78ccfd"/>
      <style:paragraph-properties fo:background-color="#78ccfd"/>
    </style:style>
    <style:style style:name="P84" style:family="paragraph" style:parent-style-name="Text_20_body" style:list-style-name="L61">
      <loext:graphic-properties draw:fill="solid" draw:fill-color="#78ccfd"/>
      <style:paragraph-properties fo:background-color="#78ccfd"/>
    </style:style>
    <style:style style:name="P85" style:family="paragraph" style:parent-style-name="Text_20_body" style:list-style-name="L62">
      <loext:graphic-properties draw:fill="solid" draw:fill-color="#78ccfd"/>
      <style:paragraph-properties fo:background-color="#78ccfd"/>
    </style:style>
    <style:style style:name="P86" style:family="paragraph" style:parent-style-name="Text_20_body" style:list-style-name="L63">
      <loext:graphic-properties draw:fill="solid" draw:fill-color="#78ccfd"/>
      <style:paragraph-properties fo:background-color="#78ccfd"/>
    </style:style>
    <style:style style:name="P87" style:family="paragraph" style:parent-style-name="Text_20_body" style:list-style-name="L64">
      <loext:graphic-properties draw:fill="solid" draw:fill-color="#78ccfd"/>
      <style:paragraph-properties fo:background-color="#78ccfd"/>
    </style:style>
    <style:style style:name="P88" style:family="paragraph" style:parent-style-name="Text_20_body" style:list-style-name="L65">
      <loext:graphic-properties draw:fill="solid" draw:fill-color="#78ccfd"/>
      <style:paragraph-properties fo:background-color="#78ccfd"/>
    </style:style>
    <style:style style:name="P89" style:family="paragraph" style:parent-style-name="Text_20_body" style:list-style-name="L66">
      <loext:graphic-properties draw:fill="solid" draw:fill-color="#78ccfd"/>
      <style:paragraph-properties fo:background-color="#78ccfd"/>
    </style:style>
    <style:style style:name="P90" style:family="paragraph" style:parent-style-name="Text_20_body" style:list-style-name="L67">
      <loext:graphic-properties draw:fill="solid" draw:fill-color="#78ccfd"/>
      <style:paragraph-properties fo:background-color="#78ccfd"/>
    </style:style>
    <style:style style:name="P91" style:family="paragraph" style:parent-style-name="Text_20_body" style:list-style-name="L68">
      <loext:graphic-properties draw:fill="solid" draw:fill-color="#78ccfd"/>
      <style:paragraph-properties fo:background-color="#78ccfd"/>
    </style:style>
    <style:style style:name="P92" style:family="paragraph" style:parent-style-name="Text_20_body" style:list-style-name="L69">
      <loext:graphic-properties draw:fill="solid" draw:fill-color="#78ccfd"/>
      <style:paragraph-properties fo:background-color="#78ccfd"/>
    </style:style>
    <style:style style:name="P93" style:family="paragraph" style:parent-style-name="Text_20_body" style:list-style-name="L70">
      <loext:graphic-properties draw:fill="solid" draw:fill-color="#78ccfd"/>
      <style:paragraph-properties fo:background-color="#78ccfd"/>
    </style:style>
    <style:style style:name="P94" style:family="paragraph" style:parent-style-name="Text_20_body" style:list-style-name="L71">
      <loext:graphic-properties draw:fill="solid" draw:fill-color="#78ccfd"/>
      <style:paragraph-properties fo:background-color="#78ccfd"/>
    </style:style>
    <style:style style:name="P95" style:family="paragraph" style:parent-style-name="Text_20_body" style:list-style-name="L72">
      <loext:graphic-properties draw:fill="solid" draw:fill-color="#78ccfd"/>
      <style:paragraph-properties fo:background-color="#78ccfd"/>
    </style:style>
    <style:style style:name="P96" style:family="paragraph" style:parent-style-name="Text_20_body" style:list-style-name="L73">
      <loext:graphic-properties draw:fill="solid" draw:fill-color="#78ccfd"/>
      <style:paragraph-properties fo:background-color="#78ccfd"/>
    </style:style>
    <style:style style:name="P97" style:family="paragraph" style:parent-style-name="Text_20_body" style:list-style-name="L74">
      <loext:graphic-properties draw:fill="solid" draw:fill-color="#78ccfd"/>
      <style:paragraph-properties fo:background-color="#78ccfd"/>
    </style:style>
    <style:style style:name="P98" style:family="paragraph" style:parent-style-name="Text_20_body" style:list-style-name="L75">
      <loext:graphic-properties draw:fill="solid" draw:fill-color="#78ccfd"/>
      <style:paragraph-properties fo:background-color="#78ccfd"/>
    </style:style>
    <style:style style:name="P99" style:family="paragraph" style:parent-style-name="Text_20_body" style:list-style-name="L76">
      <loext:graphic-properties draw:fill="solid" draw:fill-color="#78ccfd"/>
      <style:paragraph-properties fo:background-color="#78ccfd"/>
    </style:style>
    <style:style style:name="P100" style:family="paragraph" style:parent-style-name="Text_20_body" style:list-style-name="L77">
      <loext:graphic-properties draw:fill="solid" draw:fill-color="#78ccfd"/>
      <style:paragraph-properties fo:background-color="#78ccfd"/>
    </style:style>
    <style:style style:name="P101" style:family="paragraph" style:parent-style-name="Text_20_body" style:list-style-name="L78">
      <loext:graphic-properties draw:fill="solid" draw:fill-color="#78ccfd"/>
      <style:paragraph-properties fo:background-color="#78ccfd"/>
    </style:style>
    <style:style style:name="P102" style:family="paragraph" style:parent-style-name="Text_20_body" style:list-style-name="L79">
      <loext:graphic-properties draw:fill="solid" draw:fill-color="#78ccfd"/>
      <style:paragraph-properties fo:background-color="#78ccfd"/>
    </style:style>
    <style:style style:name="P103" style:family="paragraph" style:parent-style-name="Text_20_body" style:list-style-name="L80">
      <loext:graphic-properties draw:fill="solid" draw:fill-color="#78ccfd"/>
      <style:paragraph-properties fo:background-color="#78ccfd"/>
    </style:style>
    <style:style style:name="P104" style:family="paragraph" style:parent-style-name="Text_20_body" style:list-style-name="L81">
      <loext:graphic-properties draw:fill="solid" draw:fill-color="#78ccfd"/>
      <style:paragraph-properties fo:background-color="#78ccfd"/>
    </style:style>
    <style:style style:name="P105" style:family="paragraph" style:parent-style-name="Text_20_body" style:list-style-name="L82">
      <loext:graphic-properties draw:fill="solid" draw:fill-color="#78ccfd"/>
      <style:paragraph-properties fo:background-color="#78ccfd"/>
    </style:style>
    <style:style style:name="P106" style:family="paragraph" style:parent-style-name="Heading_20_1">
      <loext:graphic-properties draw:fill="solid" draw:fill-color="#78ccfd"/>
      <style:paragraph-properties fo:margin-top="0in" fo:margin-bottom="0.0972in" style:contextual-spacing="false" fo:line-height="115%" fo:background-color="#78ccfd"/>
    </style:style>
    <style:style style:name="P107" style:family="paragraph" style:parent-style-name="Text_20_body" style:list-style-name="L83">
      <loext:graphic-properties draw:fill="solid" draw:fill-color="#78ccfd"/>
      <style:paragraph-properties fo:background-color="#78ccfd"/>
    </style:style>
    <style:style style:name="P108" style:family="paragraph" style:parent-style-name="Text_20_body" style:list-style-name="L84">
      <loext:graphic-properties draw:fill="solid" draw:fill-color="#78ccfd"/>
      <style:paragraph-properties fo:background-color="#78ccfd"/>
    </style:style>
    <style:style style:name="P109" style:family="paragraph" style:parent-style-name="Text_20_body" style:list-style-name="L85">
      <loext:graphic-properties draw:fill="solid" draw:fill-color="#78ccfd"/>
      <style:paragraph-properties fo:background-color="#78ccfd"/>
    </style:style>
    <style:style style:name="P110" style:family="paragraph" style:parent-style-name="Text_20_body" style:list-style-name="L86">
      <loext:graphic-properties draw:fill="solid" draw:fill-color="#78ccfd"/>
      <style:paragraph-properties fo:background-color="#78ccfd"/>
    </style:style>
    <style:style style:name="P111" style:family="paragraph" style:parent-style-name="Text_20_body" style:list-style-name="L87">
      <loext:graphic-properties draw:fill="solid" draw:fill-color="#78ccfd"/>
      <style:paragraph-properties fo:background-color="#78ccfd"/>
    </style:style>
    <style:style style:name="P112" style:family="paragraph" style:parent-style-name="Text_20_body" style:list-style-name="L88">
      <loext:graphic-properties draw:fill="solid" draw:fill-color="#78ccfd"/>
      <style:paragraph-properties fo:background-color="#78ccfd"/>
    </style:style>
    <style:style style:name="P113" style:family="paragraph" style:parent-style-name="Text_20_body" style:list-style-name="L89">
      <loext:graphic-properties draw:fill="solid" draw:fill-color="#78ccfd"/>
      <style:paragraph-properties fo:background-color="#78ccfd"/>
    </style:style>
    <style:style style:name="P114" style:family="paragraph" style:parent-style-name="Text_20_body" style:list-style-name="L90">
      <loext:graphic-properties draw:fill="solid" draw:fill-color="#78ccfd"/>
      <style:paragraph-properties fo:background-color="#78ccfd"/>
    </style:style>
    <style:style style:name="P115" style:family="paragraph" style:parent-style-name="Text_20_body" style:list-style-name="L91">
      <loext:graphic-properties draw:fill="solid" draw:fill-color="#78ccfd"/>
      <style:paragraph-properties fo:background-color="#78ccfd"/>
    </style:style>
    <style:style style:name="P116" style:family="paragraph" style:parent-style-name="Text_20_body" style:list-style-name="L92">
      <loext:graphic-properties draw:fill="solid" draw:fill-color="#78ccfd"/>
      <style:paragraph-properties fo:background-color="#78ccfd"/>
    </style:style>
    <style:style style:name="P117" style:family="paragraph" style:parent-style-name="Text_20_body" style:list-style-name="L93">
      <loext:graphic-properties draw:fill="solid" draw:fill-color="#78ccfd"/>
      <style:paragraph-properties fo:background-color="#78ccfd"/>
    </style:style>
    <style:style style:name="P118" style:family="paragraph" style:parent-style-name="Text_20_body">
      <loext:graphic-properties draw:fill="solid" draw:fill-color="#78ccfd" draw:opacity="100%"/>
      <style:paragraph-properties fo:background-color="#78ccfd"/>
    </style:style>
    <style:style style:name="P119" style:family="paragraph" style:parent-style-name="Heading_20_1">
      <loext:graphic-properties draw:fill="solid" draw:fill-color="#fda978" draw:opacity="100%"/>
      <style:paragraph-properties fo:background-color="#fda978"/>
    </style:style>
    <style:style style:name="P120" style:family="paragraph" style:parent-style-name="Horizontal_20_Line">
      <loext:graphic-properties draw:fill="solid" draw:fill-color="#fda978"/>
      <style:paragraph-properties fo:margin-top="0in" fo:margin-bottom="0.0972in" style:contextual-spacing="false" fo:line-height="115%" fo:background-color="#fda978"/>
    </style:style>
    <style:style style:name="P121" style:family="paragraph" style:parent-style-name="Heading_20_2">
      <loext:graphic-properties draw:fill="solid" draw:fill-color="#fda978"/>
      <style:paragraph-properties fo:margin-top="0in" fo:margin-bottom="0.0972in" style:contextual-spacing="false" fo:line-height="115%" fo:background-color="#fda978"/>
    </style:style>
    <style:style style:name="P122" style:family="paragraph" style:parent-style-name="Heading_20_3">
      <loext:graphic-properties draw:fill="solid" draw:fill-color="#fda978"/>
      <style:paragraph-properties fo:margin-top="0in" fo:margin-bottom="0.0972in" style:contextual-spacing="false" fo:line-height="115%" fo:background-color="#fda978"/>
    </style:style>
    <style:style style:name="P123" style:family="paragraph" style:parent-style-name="Text_20_body">
      <loext:graphic-properties draw:fill="solid" draw:fill-color="#fda978"/>
      <style:paragraph-properties fo:background-color="#fda978"/>
    </style:style>
    <style:style style:name="P124" style:family="paragraph" style:parent-style-name="Preformatted_20_Text">
      <loext:graphic-properties draw:fill="solid" draw:fill-color="#fda978"/>
      <style:paragraph-properties fo:margin-left="0in" fo:margin-right="0in" fo:margin-top="0in" fo:margin-bottom="0.0972in" style:contextual-spacing="false" fo:line-height="115%" fo:text-indent="0in" style:auto-text-indent="false" fo:background-color="#fda978" style:writing-mode="lr-tb"/>
    </style:style>
    <style:style style:name="P125" style:family="paragraph" style:parent-style-name="Preformatted_20_Text">
      <loext:graphic-properties draw:fill="solid" draw:fill-color="#fda978"/>
      <style:paragraph-properties fo:margin-top="0in" fo:margin-bottom="0.0972in" style:contextual-spacing="false" fo:line-height="115%" fo:background-color="#fda978" style:writing-mode="lr-tb"/>
    </style:style>
    <style:style style:name="P126" style:family="paragraph" style:parent-style-name="Text_20_body" style:list-style-name="L94">
      <loext:graphic-properties draw:fill="solid" draw:fill-color="#fda978"/>
      <style:paragraph-properties fo:background-color="#fda978"/>
    </style:style>
    <style:style style:name="P127" style:family="paragraph" style:parent-style-name="Text_20_body" style:list-style-name="L95">
      <loext:graphic-properties draw:fill="solid" draw:fill-color="#fda978"/>
      <style:paragraph-properties fo:background-color="#fda978"/>
    </style:style>
    <style:style style:name="P128" style:family="paragraph" style:parent-style-name="Text_20_body" style:list-style-name="L96">
      <loext:graphic-properties draw:fill="solid" draw:fill-color="#fda978"/>
      <style:paragraph-properties fo:background-color="#fda978"/>
    </style:style>
    <style:style style:name="P129" style:family="paragraph" style:parent-style-name="Text_20_body" style:list-style-name="L97">
      <loext:graphic-properties draw:fill="solid" draw:fill-color="#fda978"/>
      <style:paragraph-properties fo:background-color="#fda978"/>
    </style:style>
    <style:style style:name="P130" style:family="paragraph" style:parent-style-name="Text_20_body" style:list-style-name="L98">
      <loext:graphic-properties draw:fill="solid" draw:fill-color="#fda978"/>
      <style:paragraph-properties fo:background-color="#fda978"/>
    </style:style>
    <style:style style:name="P131" style:family="paragraph" style:parent-style-name="Text_20_body" style:list-style-name="L99">
      <loext:graphic-properties draw:fill="solid" draw:fill-color="#fda978"/>
      <style:paragraph-properties fo:background-color="#fda978"/>
    </style:style>
    <style:style style:name="P132" style:family="paragraph" style:parent-style-name="Text_20_body" style:list-style-name="L100">
      <loext:graphic-properties draw:fill="solid" draw:fill-color="#fda978"/>
      <style:paragraph-properties fo:background-color="#fda978"/>
    </style:style>
    <style:style style:name="P133" style:family="paragraph" style:parent-style-name="Text_20_body" style:list-style-name="L101">
      <loext:graphic-properties draw:fill="solid" draw:fill-color="#fda978"/>
      <style:paragraph-properties fo:background-color="#fda978"/>
    </style:style>
    <style:style style:name="P134" style:family="paragraph" style:parent-style-name="Text_20_body" style:list-style-name="L102">
      <loext:graphic-properties draw:fill="solid" draw:fill-color="#fda978"/>
      <style:paragraph-properties fo:background-color="#fda978"/>
    </style:style>
    <style:style style:name="P135" style:family="paragraph" style:parent-style-name="Text_20_body" style:list-style-name="L103">
      <loext:graphic-properties draw:fill="solid" draw:fill-color="#fda978"/>
      <style:paragraph-properties fo:background-color="#fda978"/>
    </style:style>
    <style:style style:name="P136" style:family="paragraph" style:parent-style-name="Text_20_body" style:list-style-name="L104">
      <loext:graphic-properties draw:fill="solid" draw:fill-color="#fda978"/>
      <style:paragraph-properties fo:background-color="#fda978"/>
    </style:style>
    <style:style style:name="P137" style:family="paragraph" style:parent-style-name="Text_20_body" style:list-style-name="L105">
      <loext:graphic-properties draw:fill="solid" draw:fill-color="#fda978"/>
      <style:paragraph-properties fo:background-color="#fda978"/>
    </style:style>
    <style:style style:name="P138" style:family="paragraph" style:parent-style-name="Text_20_body" style:list-style-name="L106">
      <loext:graphic-properties draw:fill="solid" draw:fill-color="#fda978"/>
      <style:paragraph-properties fo:background-color="#fda978"/>
    </style:style>
    <style:style style:name="P139" style:family="paragraph" style:parent-style-name="Text_20_body">
      <loext:graphic-properties draw:fill="solid" draw:fill-color="#fda978" draw:opacity="100%"/>
      <style:paragraph-properties fo:background-color="#fda978"/>
    </style:style>
    <style:style style:name="P140" style:family="paragraph" style:parent-style-name="Heading_20_1">
      <loext:graphic-properties draw:fill="solid" draw:fill-color="#f5bbfe" draw:opacity="100%"/>
      <style:paragraph-properties fo:background-color="#f5bbfe"/>
    </style:style>
    <style:style style:name="P141" style:family="paragraph" style:parent-style-name="Horizontal_20_Line">
      <loext:graphic-properties draw:fill="solid" draw:fill-color="#f5bbfe"/>
      <style:paragraph-properties fo:margin-top="0in" fo:margin-bottom="0.0972in" style:contextual-spacing="false" fo:line-height="115%" fo:background-color="#f5bbfe"/>
    </style:style>
    <style:style style:name="P142" style:family="paragraph" style:parent-style-name="Heading_20_2">
      <loext:graphic-properties draw:fill="solid" draw:fill-color="#f5bbfe"/>
      <style:paragraph-properties fo:margin-top="0in" fo:margin-bottom="0.0972in" style:contextual-spacing="false" fo:line-height="115%" fo:background-color="#f5bbfe"/>
    </style:style>
    <style:style style:name="P143" style:family="paragraph" style:parent-style-name="Heading_20_3">
      <loext:graphic-properties draw:fill="solid" draw:fill-color="#f5bbfe"/>
      <style:paragraph-properties fo:margin-top="0in" fo:margin-bottom="0.0972in" style:contextual-spacing="false" fo:line-height="115%" fo:background-color="#f5bbfe"/>
    </style:style>
    <style:style style:name="P144" style:family="paragraph" style:parent-style-name="Text_20_body">
      <loext:graphic-properties draw:fill="solid" draw:fill-color="#f5bbfe"/>
      <style:paragraph-properties fo:background-color="#f5bbfe"/>
    </style:style>
    <style:style style:name="P145" style:family="paragraph" style:parent-style-name="Preformatted_20_Text">
      <loext:graphic-properties draw:fill="solid" draw:fill-color="#f5bbfe"/>
      <style:paragraph-properties fo:margin-left="0in" fo:margin-right="0in" fo:margin-top="0in" fo:margin-bottom="0.0972in" style:contextual-spacing="false" fo:line-height="115%" fo:text-indent="0in" style:auto-text-indent="false" fo:background-color="#f5bbfe" style:writing-mode="lr-tb"/>
    </style:style>
    <style:style style:name="P146" style:family="paragraph" style:parent-style-name="Preformatted_20_Text">
      <loext:graphic-properties draw:fill="solid" draw:fill-color="#f5bbfe"/>
      <style:paragraph-properties fo:margin-top="0in" fo:margin-bottom="0.0972in" style:contextual-spacing="false" fo:line-height="115%" fo:background-color="#f5bbfe" style:writing-mode="lr-tb"/>
    </style:style>
    <style:style style:name="P147" style:family="paragraph" style:parent-style-name="Text_20_body" style:list-style-name="L107">
      <loext:graphic-properties draw:fill="solid" draw:fill-color="#f5bbfe"/>
      <style:paragraph-properties fo:background-color="#f5bbfe"/>
    </style:style>
    <style:style style:name="P148" style:family="paragraph" style:parent-style-name="Text_20_body" style:list-style-name="L108">
      <loext:graphic-properties draw:fill="solid" draw:fill-color="#f5bbfe"/>
      <style:paragraph-properties fo:background-color="#f5bbfe"/>
    </style:style>
    <style:style style:name="P149" style:family="paragraph" style:parent-style-name="Text_20_body" style:list-style-name="L109">
      <loext:graphic-properties draw:fill="solid" draw:fill-color="#f5bbfe"/>
      <style:paragraph-properties fo:background-color="#f5bbfe"/>
    </style:style>
    <style:style style:name="P150" style:family="paragraph" style:parent-style-name="Text_20_body" style:list-style-name="L110">
      <loext:graphic-properties draw:fill="solid" draw:fill-color="#f5bbfe"/>
      <style:paragraph-properties fo:background-color="#f5bbfe"/>
    </style:style>
    <style:style style:name="P151" style:family="paragraph" style:parent-style-name="Text_20_body" style:list-style-name="L111">
      <loext:graphic-properties draw:fill="solid" draw:fill-color="#f5bbfe"/>
      <style:paragraph-properties fo:background-color="#f5bbfe"/>
    </style:style>
    <style:style style:name="P152" style:family="paragraph" style:parent-style-name="Text_20_body" style:list-style-name="L112">
      <loext:graphic-properties draw:fill="solid" draw:fill-color="#f5bbfe"/>
      <style:paragraph-properties fo:background-color="#f5bbfe"/>
    </style:style>
    <style:style style:name="P153" style:family="paragraph" style:parent-style-name="Text_20_body" style:list-style-name="L113">
      <loext:graphic-properties draw:fill="solid" draw:fill-color="#f5bbfe"/>
      <style:paragraph-properties fo:background-color="#f5bbfe"/>
    </style:style>
    <style:style style:name="P154" style:family="paragraph" style:parent-style-name="Text_20_body" style:list-style-name="L114">
      <loext:graphic-properties draw:fill="solid" draw:fill-color="#f5bbfe"/>
      <style:paragraph-properties fo:background-color="#f5bbfe"/>
    </style:style>
    <style:style style:name="P155" style:family="paragraph" style:parent-style-name="Text_20_body" style:list-style-name="L115">
      <loext:graphic-properties draw:fill="solid" draw:fill-color="#f5bbfe"/>
      <style:paragraph-properties fo:background-color="#f5bbfe"/>
    </style:style>
    <style:style style:name="P156" style:family="paragraph" style:parent-style-name="Text_20_body" style:list-style-name="L116">
      <loext:graphic-properties draw:fill="solid" draw:fill-color="#f5bbfe"/>
      <style:paragraph-properties fo:background-color="#f5bbfe"/>
    </style:style>
    <style:style style:name="P157" style:family="paragraph" style:parent-style-name="Text_20_body" style:list-style-name="L117">
      <loext:graphic-properties draw:fill="solid" draw:fill-color="#f5bbfe"/>
      <style:paragraph-properties fo:background-color="#f5bbfe"/>
    </style:style>
    <style:style style:name="P158" style:family="paragraph" style:parent-style-name="Text_20_body" style:list-style-name="L118">
      <loext:graphic-properties draw:fill="solid" draw:fill-color="#f5bbfe"/>
      <style:paragraph-properties fo:background-color="#f5bbfe"/>
    </style:style>
    <style:style style:name="P159" style:family="paragraph" style:parent-style-name="Text_20_body" style:list-style-name="L119">
      <loext:graphic-properties draw:fill="solid" draw:fill-color="#f5bbfe"/>
      <style:paragraph-properties fo:background-color="#f5bbfe"/>
    </style:style>
    <style:style style:name="P160" style:family="paragraph" style:parent-style-name="Text_20_body" style:list-style-name="L120">
      <loext:graphic-properties draw:fill="solid" draw:fill-color="#f5bbfe"/>
      <style:paragraph-properties fo:background-color="#f5bbfe"/>
    </style:style>
    <style:style style:name="P161" style:family="paragraph" style:parent-style-name="Text_20_body" style:list-style-name="L121">
      <loext:graphic-properties draw:fill="solid" draw:fill-color="#f5bbfe"/>
      <style:paragraph-properties fo:background-color="#f5bbfe"/>
    </style:style>
    <style:style style:name="P162" style:family="paragraph" style:parent-style-name="Text_20_body" style:list-style-name="L122">
      <loext:graphic-properties draw:fill="solid" draw:fill-color="#f5bbfe"/>
      <style:paragraph-properties fo:background-color="#f5bbfe"/>
    </style:style>
    <style:style style:name="P163" style:family="paragraph" style:parent-style-name="Text_20_body" style:list-style-name="L123">
      <loext:graphic-properties draw:fill="solid" draw:fill-color="#f5bbfe"/>
      <style:paragraph-properties fo:background-color="#f5bbfe"/>
    </style:style>
    <style:style style:name="P164" style:family="paragraph" style:parent-style-name="Text_20_body" style:list-style-name="L124">
      <loext:graphic-properties draw:fill="solid" draw:fill-color="#f5bbfe"/>
      <style:paragraph-properties fo:background-color="#f5bbfe"/>
    </style:style>
    <style:style style:name="P165" style:family="paragraph" style:parent-style-name="Text_20_body" style:list-style-name="L125">
      <loext:graphic-properties draw:fill="solid" draw:fill-color="#f5bbfe"/>
      <style:paragraph-properties fo:background-color="#f5bbfe"/>
    </style:style>
    <style:style style:name="P166" style:family="paragraph" style:parent-style-name="Text_20_body" style:list-style-name="L126">
      <loext:graphic-properties draw:fill="solid" draw:fill-color="#f5bbfe"/>
      <style:paragraph-properties fo:background-color="#f5bbfe"/>
    </style:style>
    <style:style style:name="P167" style:family="paragraph" style:parent-style-name="Text_20_body">
      <loext:graphic-properties draw:fill="solid" draw:fill-color="#f5bbfe" draw:opacity="100%"/>
      <style:paragraph-properties fo:background-color="#f5bbfe"/>
    </style:style>
    <style:style style:name="P168" style:family="paragraph" style:parent-style-name="Heading_20_1">
      <loext:graphic-properties draw:fill="solid" draw:fill-color="#ffe383" draw:opacity="100%"/>
      <style:paragraph-properties fo:background-color="#ffe383"/>
    </style:style>
    <style:style style:name="P169" style:family="paragraph" style:parent-style-name="Horizontal_20_Line">
      <loext:graphic-properties draw:fill="solid" draw:fill-color="#ffe383"/>
      <style:paragraph-properties fo:margin-top="0in" fo:margin-bottom="0.0972in" style:contextual-spacing="false" fo:line-height="115%" fo:background-color="#ffe383"/>
    </style:style>
    <style:style style:name="P170" style:family="paragraph" style:parent-style-name="Heading_20_2">
      <loext:graphic-properties draw:fill="solid" draw:fill-color="#ffe383"/>
      <style:paragraph-properties fo:margin-top="0in" fo:margin-bottom="0.0972in" style:contextual-spacing="false" fo:line-height="115%" fo:background-color="#ffe383"/>
    </style:style>
    <style:style style:name="P171" style:family="paragraph" style:parent-style-name="Heading_20_3">
      <loext:graphic-properties draw:fill="solid" draw:fill-color="#ffe383"/>
      <style:paragraph-properties fo:margin-top="0in" fo:margin-bottom="0.0972in" style:contextual-spacing="false" fo:line-height="115%" fo:background-color="#ffe383"/>
    </style:style>
    <style:style style:name="P172" style:family="paragraph" style:parent-style-name="Text_20_body" style:list-style-name="L127">
      <loext:graphic-properties draw:fill="solid" draw:fill-color="#ffe383"/>
      <style:paragraph-properties fo:background-color="#ffe383"/>
    </style:style>
    <style:style style:name="P173" style:family="paragraph" style:parent-style-name="Text_20_body">
      <loext:graphic-properties draw:fill="solid" draw:fill-color="#ffe383"/>
      <style:paragraph-properties fo:background-color="#ffe383"/>
    </style:style>
    <style:style style:name="P174" style:family="paragraph" style:parent-style-name="Text_20_body" style:list-style-name="L128">
      <loext:graphic-properties draw:fill="solid" draw:fill-color="#ffe383"/>
      <style:paragraph-properties fo:background-color="#ffe383"/>
    </style:style>
    <style:style style:name="P175" style:family="paragraph" style:parent-style-name="Preformatted_20_Text">
      <loext:graphic-properties draw:fill="solid" draw:fill-color="#ffe383"/>
      <style:paragraph-properties fo:margin-left="0in" fo:margin-right="0in" fo:margin-top="0in" fo:margin-bottom="0.0972in" style:contextual-spacing="false" fo:line-height="115%" fo:text-indent="0in" style:auto-text-indent="false" fo:background-color="#ffe383" style:writing-mode="lr-tb"/>
    </style:style>
    <style:style style:name="P176" style:family="paragraph" style:parent-style-name="Preformatted_20_Text">
      <loext:graphic-properties draw:fill="solid" draw:fill-color="#ffe383"/>
      <style:paragraph-properties fo:margin-top="0in" fo:margin-bottom="0.0972in" style:contextual-spacing="false" fo:line-height="115%" fo:background-color="#ffe383" style:writing-mode="lr-tb"/>
    </style:style>
    <style:style style:name="P177" style:family="paragraph" style:parent-style-name="Text_20_body" style:list-style-name="L129">
      <loext:graphic-properties draw:fill="solid" draw:fill-color="#ffe383"/>
      <style:paragraph-properties fo:background-color="#ffe383"/>
    </style:style>
    <style:style style:name="P178" style:family="paragraph" style:parent-style-name="Text_20_body" style:list-style-name="L130">
      <loext:graphic-properties draw:fill="solid" draw:fill-color="#ffe383"/>
      <style:paragraph-properties fo:background-color="#ffe383"/>
    </style:style>
    <style:style style:name="P179" style:family="paragraph" style:parent-style-name="Text_20_body" style:list-style-name="L131">
      <loext:graphic-properties draw:fill="solid" draw:fill-color="#ffe383"/>
      <style:paragraph-properties fo:background-color="#ffe383"/>
    </style:style>
    <style:style style:name="P180" style:family="paragraph" style:parent-style-name="Text_20_body" style:list-style-name="L132">
      <loext:graphic-properties draw:fill="solid" draw:fill-color="#ffe383"/>
      <style:paragraph-properties fo:background-color="#ffe383"/>
    </style:style>
    <style:style style:name="P181" style:family="paragraph" style:parent-style-name="Text_20_body" style:list-style-name="L133">
      <loext:graphic-properties draw:fill="solid" draw:fill-color="#ffe383"/>
      <style:paragraph-properties fo:background-color="#ffe383"/>
    </style:style>
    <style:style style:name="P182" style:family="paragraph" style:parent-style-name="Text_20_body" style:list-style-name="L134">
      <loext:graphic-properties draw:fill="solid" draw:fill-color="#ffe383"/>
      <style:paragraph-properties fo:background-color="#ffe383"/>
    </style:style>
    <style:style style:name="P183" style:family="paragraph" style:parent-style-name="Text_20_body" style:list-style-name="L135">
      <loext:graphic-properties draw:fill="solid" draw:fill-color="#ffe383"/>
      <style:paragraph-properties fo:background-color="#ffe383"/>
    </style:style>
    <style:style style:name="P184" style:family="paragraph" style:parent-style-name="Text_20_body" style:list-style-name="L136">
      <loext:graphic-properties draw:fill="solid" draw:fill-color="#ffe383"/>
      <style:paragraph-properties fo:background-color="#ffe383"/>
    </style:style>
    <style:style style:name="P185" style:family="paragraph" style:parent-style-name="Text_20_body" style:list-style-name="L137">
      <loext:graphic-properties draw:fill="solid" draw:fill-color="#ffe383"/>
      <style:paragraph-properties fo:background-color="#ffe383"/>
    </style:style>
    <style:style style:name="P186" style:family="paragraph" style:parent-style-name="Text_20_body" style:list-style-name="L138">
      <loext:graphic-properties draw:fill="solid" draw:fill-color="#ffe383"/>
      <style:paragraph-properties fo:background-color="#ffe383"/>
    </style:style>
    <style:style style:name="P187" style:family="paragraph" style:parent-style-name="Text_20_body" style:list-style-name="L139">
      <loext:graphic-properties draw:fill="solid" draw:fill-color="#ffe383"/>
      <style:paragraph-properties fo:background-color="#ffe383"/>
    </style:style>
    <style:style style:name="P188" style:family="paragraph" style:parent-style-name="Text_20_body" style:list-style-name="L140">
      <loext:graphic-properties draw:fill="solid" draw:fill-color="#ffe383"/>
      <style:paragraph-properties fo:background-color="#ffe383"/>
    </style:style>
    <style:style style:name="P189" style:family="paragraph" style:parent-style-name="Text_20_body" style:list-style-name="L141">
      <loext:graphic-properties draw:fill="solid" draw:fill-color="#ffe383"/>
      <style:paragraph-properties fo:background-color="#ffe383"/>
    </style:style>
    <style:style style:name="P190" style:family="paragraph" style:parent-style-name="Text_20_body" style:list-style-name="L142">
      <loext:graphic-properties draw:fill="solid" draw:fill-color="#ffe383"/>
      <style:paragraph-properties fo:background-color="#ffe383"/>
    </style:style>
    <style:style style:name="P191" style:family="paragraph" style:parent-style-name="Text_20_body" style:list-style-name="L143">
      <loext:graphic-properties draw:fill="solid" draw:fill-color="#ffe383"/>
      <style:paragraph-properties fo:background-color="#ffe383"/>
    </style:style>
    <style:style style:name="P192" style:family="paragraph" style:parent-style-name="Text_20_body" style:list-style-name="L144">
      <loext:graphic-properties draw:fill="solid" draw:fill-color="#ffe383"/>
      <style:paragraph-properties fo:background-color="#ffe383"/>
    </style:style>
    <style:style style:name="P193" style:family="paragraph" style:parent-style-name="Text_20_body" style:list-style-name="L145">
      <loext:graphic-properties draw:fill="solid" draw:fill-color="#ffe383"/>
      <style:paragraph-properties fo:background-color="#ffe383"/>
    </style:style>
    <style:style style:name="P194" style:family="paragraph" style:parent-style-name="Text_20_body">
      <loext:graphic-properties draw:fill="solid" draw:fill-color="#ffe383" draw:opacity="100%"/>
      <style:paragraph-properties fo:background-color="#ffe383"/>
    </style:style>
    <style:style style:name="P195" style:family="paragraph" style:parent-style-name="Horizontal_20_Line">
      <style:paragraph-properties fo:margin-top="0in" fo:margin-bottom="0.0972in" style:contextual-spacing="false" fo:line-height="115%"/>
    </style:style>
    <style:style style:name="P196" style:family="paragraph" style:parent-style-name="Text_20_body" style:list-style-name="L146"/>
    <style:style style:name="P197" style:family="paragraph" style:parent-style-name="Heading_20_1">
      <loext:graphic-properties draw:fill="solid" draw:fill-color="#ffd546" draw:opacity="100%"/>
      <style:paragraph-properties fo:background-color="#ffd546"/>
    </style:style>
    <style:style style:name="P198" style:family="paragraph" style:parent-style-name="Horizontal_20_Line">
      <loext:graphic-properties draw:fill="solid" draw:fill-color="#ffd546"/>
      <style:paragraph-properties fo:margin-top="0in" fo:margin-bottom="0.0972in" style:contextual-spacing="false" fo:line-height="115%" fo:background-color="#ffd546"/>
    </style:style>
    <style:style style:name="P199" style:family="paragraph" style:parent-style-name="Heading_20_2">
      <loext:graphic-properties draw:fill="solid" draw:fill-color="#ffd546"/>
      <style:paragraph-properties fo:margin-top="0in" fo:margin-bottom="0.0972in" style:contextual-spacing="false" fo:line-height="115%" fo:background-color="#ffd546"/>
    </style:style>
    <style:style style:name="P200" style:family="paragraph" style:parent-style-name="Heading_20_3">
      <loext:graphic-properties draw:fill="solid" draw:fill-color="#ffd546"/>
      <style:paragraph-properties fo:margin-top="0in" fo:margin-bottom="0.0972in" style:contextual-spacing="false" fo:line-height="115%" fo:background-color="#ffd546"/>
    </style:style>
    <style:style style:name="P201" style:family="paragraph" style:parent-style-name="Text_20_body">
      <loext:graphic-properties draw:fill="solid" draw:fill-color="#ffd546"/>
      <style:paragraph-properties fo:background-color="#ffd546"/>
    </style:style>
    <style:style style:name="P202" style:family="paragraph" style:parent-style-name="Preformatted_20_Text">
      <loext:graphic-properties draw:fill="solid" draw:fill-color="#ffd546"/>
      <style:paragraph-properties fo:margin-left="0in" fo:margin-right="0in" fo:margin-top="0in" fo:margin-bottom="0.0972in" style:contextual-spacing="false" fo:line-height="115%" fo:text-indent="0in" style:auto-text-indent="false" fo:background-color="#ffd546" style:writing-mode="lr-tb"/>
    </style:style>
    <style:style style:name="P203" style:family="paragraph" style:parent-style-name="Text_20_body" style:list-style-name="L147">
      <loext:graphic-properties draw:fill="solid" draw:fill-color="#ffd546"/>
      <style:paragraph-properties fo:background-color="#ffd546"/>
    </style:style>
    <style:style style:name="P204" style:family="paragraph" style:parent-style-name="Text_20_body" style:list-style-name="L148">
      <loext:graphic-properties draw:fill="solid" draw:fill-color="#ffd546"/>
      <style:paragraph-properties fo:background-color="#ffd546"/>
    </style:style>
    <style:style style:name="P205" style:family="paragraph" style:parent-style-name="Preformatted_20_Text">
      <loext:graphic-properties draw:fill="solid" draw:fill-color="#ffd546"/>
      <style:paragraph-properties fo:margin-top="0in" fo:margin-bottom="0.0972in" style:contextual-spacing="false" fo:line-height="115%" fo:background-color="#ffd546" style:writing-mode="lr-tb"/>
    </style:style>
    <style:style style:name="P206" style:family="paragraph" style:parent-style-name="Text_20_body" style:list-style-name="L149">
      <loext:graphic-properties draw:fill="solid" draw:fill-color="#ffd546"/>
      <style:paragraph-properties fo:background-color="#ffd546"/>
    </style:style>
    <style:style style:name="P207" style:family="paragraph" style:parent-style-name="Text_20_body" style:list-style-name="L150">
      <loext:graphic-properties draw:fill="solid" draw:fill-color="#ffd546"/>
      <style:paragraph-properties fo:background-color="#ffd546"/>
    </style:style>
    <style:style style:name="P208" style:family="paragraph" style:parent-style-name="Text_20_body" style:list-style-name="L151">
      <loext:graphic-properties draw:fill="solid" draw:fill-color="#ffd546"/>
      <style:paragraph-properties fo:background-color="#ffd546"/>
    </style:style>
    <style:style style:name="P209" style:family="paragraph" style:parent-style-name="Text_20_body" style:list-style-name="L152">
      <loext:graphic-properties draw:fill="solid" draw:fill-color="#ffd546"/>
      <style:paragraph-properties fo:background-color="#ffd546"/>
    </style:style>
    <style:style style:name="P210" style:family="paragraph" style:parent-style-name="Text_20_body" style:list-style-name="L153">
      <loext:graphic-properties draw:fill="solid" draw:fill-color="#ffd546"/>
      <style:paragraph-properties fo:background-color="#ffd546"/>
    </style:style>
    <style:style style:name="P211" style:family="paragraph" style:parent-style-name="Text_20_body" style:list-style-name="L154">
      <loext:graphic-properties draw:fill="solid" draw:fill-color="#ffd546"/>
      <style:paragraph-properties fo:background-color="#ffd546"/>
    </style:style>
    <style:style style:name="P212" style:family="paragraph" style:parent-style-name="Text_20_body" style:list-style-name="L155">
      <loext:graphic-properties draw:fill="solid" draw:fill-color="#ffd546"/>
      <style:paragraph-properties fo:background-color="#ffd546"/>
    </style:style>
    <style:style style:name="P213" style:family="paragraph" style:parent-style-name="Text_20_body" style:list-style-name="L156">
      <loext:graphic-properties draw:fill="solid" draw:fill-color="#ffd546"/>
      <style:paragraph-properties fo:background-color="#ffd546"/>
    </style:style>
    <style:style style:name="P214" style:family="paragraph" style:parent-style-name="Text_20_body" style:list-style-name="L157">
      <loext:graphic-properties draw:fill="solid" draw:fill-color="#ffd546"/>
      <style:paragraph-properties fo:background-color="#ffd546"/>
    </style:style>
    <style:style style:name="P215" style:family="paragraph" style:parent-style-name="Text_20_body" style:list-style-name="L158">
      <loext:graphic-properties draw:fill="solid" draw:fill-color="#ffd546"/>
      <style:paragraph-properties fo:background-color="#ffd546"/>
    </style:style>
    <style:style style:name="P216" style:family="paragraph" style:parent-style-name="Text_20_body" style:list-style-name="L159">
      <loext:graphic-properties draw:fill="solid" draw:fill-color="#ffd546"/>
      <style:paragraph-properties fo:background-color="#ffd546"/>
    </style:style>
    <style:style style:name="P217" style:family="paragraph" style:parent-style-name="Text_20_body" style:list-style-name="L160">
      <loext:graphic-properties draw:fill="solid" draw:fill-color="#ffd546"/>
      <style:paragraph-properties fo:background-color="#ffd546"/>
    </style:style>
    <style:style style:name="P218" style:family="paragraph" style:parent-style-name="Text_20_body" style:list-style-name="L161">
      <loext:graphic-properties draw:fill="solid" draw:fill-color="#ffd546"/>
      <style:paragraph-properties fo:background-color="#ffd546"/>
    </style:style>
    <style:style style:name="P219" style:family="paragraph" style:parent-style-name="Text_20_body" style:list-style-name="L162">
      <loext:graphic-properties draw:fill="solid" draw:fill-color="#ffd546"/>
      <style:paragraph-properties fo:background-color="#ffd546"/>
    </style:style>
    <style:style style:name="P220" style:family="paragraph" style:parent-style-name="Text_20_body" style:list-style-name="L163">
      <loext:graphic-properties draw:fill="solid" draw:fill-color="#ffd546"/>
      <style:paragraph-properties fo:background-color="#ffd546"/>
    </style:style>
    <style:style style:name="P221" style:family="paragraph" style:parent-style-name="Text_20_body">
      <loext:graphic-properties draw:fill="solid" draw:fill-color="#ffd546" draw:opacity="100%"/>
      <style:paragraph-properties fo:background-color="#ffd546"/>
    </style:style>
    <style:style style:name="P222" style:family="paragraph" style:parent-style-name="Heading_20_1">
      <loext:graphic-properties draw:fill="solid" draw:fill-color="#f19f9e" draw:opacity="100%"/>
      <style:paragraph-properties fo:background-color="#f19f9e"/>
    </style:style>
    <style:style style:name="P223" style:family="paragraph" style:parent-style-name="Text_20_body">
      <loext:graphic-properties draw:fill="solid" draw:fill-color="#f19f9e"/>
      <style:paragraph-properties fo:background-color="#f19f9e"/>
    </style:style>
    <style:style style:name="P224" style:family="paragraph" style:parent-style-name="Heading_20_1">
      <loext:graphic-properties draw:fill="solid" draw:fill-color="#f19f9e"/>
      <style:paragraph-properties fo:margin-top="0in" fo:margin-bottom="0.0972in" style:contextual-spacing="false" fo:line-height="115%" fo:background-color="#f19f9e"/>
    </style:style>
    <style:style style:name="P225" style:family="paragraph" style:parent-style-name="Horizontal_20_Line">
      <loext:graphic-properties draw:fill="solid" draw:fill-color="#f19f9e"/>
      <style:paragraph-properties fo:margin-top="0in" fo:margin-bottom="0.0972in" style:contextual-spacing="false" fo:line-height="115%" fo:background-color="#f19f9e"/>
    </style:style>
    <style:style style:name="P226" style:family="paragraph" style:parent-style-name="Heading_20_2">
      <loext:graphic-properties draw:fill="solid" draw:fill-color="#f19f9e"/>
      <style:paragraph-properties fo:margin-top="0in" fo:margin-bottom="0.0972in" style:contextual-spacing="false" fo:line-height="115%" fo:background-color="#f19f9e"/>
    </style:style>
    <style:style style:name="P227" style:family="paragraph" style:parent-style-name="Heading_20_3">
      <loext:graphic-properties draw:fill="solid" draw:fill-color="#f19f9e"/>
      <style:paragraph-properties fo:margin-top="0in" fo:margin-bottom="0.0972in" style:contextual-spacing="false" fo:line-height="115%" fo:background-color="#f19f9e"/>
    </style:style>
    <style:style style:name="P228" style:family="paragraph" style:parent-style-name="Preformatted_20_Text">
      <loext:graphic-properties draw:fill="solid" draw:fill-color="#f19f9e"/>
      <style:paragraph-properties fo:margin-left="0in" fo:margin-right="0in" fo:margin-top="0in" fo:margin-bottom="0.0972in" style:contextual-spacing="false" fo:line-height="115%" fo:text-indent="0in" style:auto-text-indent="false" fo:background-color="#f19f9e" style:writing-mode="lr-tb"/>
    </style:style>
    <style:style style:name="P229" style:family="paragraph" style:parent-style-name="Preformatted_20_Text">
      <loext:graphic-properties draw:fill="solid" draw:fill-color="#f19f9e"/>
      <style:paragraph-properties fo:margin-top="0in" fo:margin-bottom="0.0972in" style:contextual-spacing="false" fo:line-height="115%" fo:background-color="#f19f9e" style:writing-mode="lr-tb"/>
    </style:style>
    <style:style style:name="P230" style:family="paragraph" style:parent-style-name="Text_20_body" style:list-style-name="L164">
      <loext:graphic-properties draw:fill="solid" draw:fill-color="#f19f9e"/>
      <style:paragraph-properties fo:background-color="#f19f9e"/>
    </style:style>
    <style:style style:name="P231" style:family="paragraph" style:parent-style-name="Text_20_body" style:list-style-name="L165">
      <loext:graphic-properties draw:fill="solid" draw:fill-color="#f19f9e"/>
      <style:paragraph-properties fo:background-color="#f19f9e"/>
    </style:style>
    <style:style style:name="P232" style:family="paragraph" style:parent-style-name="Text_20_body" style:list-style-name="L166">
      <loext:graphic-properties draw:fill="solid" draw:fill-color="#f19f9e"/>
      <style:paragraph-properties fo:background-color="#f19f9e"/>
    </style:style>
    <style:style style:name="P233" style:family="paragraph" style:parent-style-name="Text_20_body" style:list-style-name="L167">
      <loext:graphic-properties draw:fill="solid" draw:fill-color="#f19f9e"/>
      <style:paragraph-properties fo:background-color="#f19f9e"/>
    </style:style>
    <style:style style:name="P234" style:family="paragraph" style:parent-style-name="Text_20_body" style:list-style-name="L168">
      <loext:graphic-properties draw:fill="solid" draw:fill-color="#f19f9e"/>
      <style:paragraph-properties fo:background-color="#f19f9e"/>
    </style:style>
    <style:style style:name="P235" style:family="paragraph" style:parent-style-name="Text_20_body" style:list-style-name="L169">
      <loext:graphic-properties draw:fill="solid" draw:fill-color="#f19f9e"/>
      <style:paragraph-properties fo:background-color="#f19f9e"/>
    </style:style>
    <style:style style:name="P236" style:family="paragraph" style:parent-style-name="Text_20_body" style:list-style-name="L170">
      <loext:graphic-properties draw:fill="solid" draw:fill-color="#f19f9e"/>
      <style:paragraph-properties fo:background-color="#f19f9e"/>
    </style:style>
    <style:style style:name="P237" style:family="paragraph" style:parent-style-name="Text_20_body" style:list-style-name="L171">
      <loext:graphic-properties draw:fill="solid" draw:fill-color="#f19f9e"/>
      <style:paragraph-properties fo:background-color="#f19f9e"/>
    </style:style>
    <style:style style:name="P238" style:family="paragraph" style:parent-style-name="Text_20_body" style:list-style-name="L172">
      <loext:graphic-properties draw:fill="solid" draw:fill-color="#f19f9e"/>
      <style:paragraph-properties fo:background-color="#f19f9e"/>
    </style:style>
    <style:style style:name="P239" style:family="paragraph" style:parent-style-name="Text_20_body" style:list-style-name="L173">
      <loext:graphic-properties draw:fill="solid" draw:fill-color="#f19f9e"/>
      <style:paragraph-properties fo:background-color="#f19f9e"/>
    </style:style>
    <style:style style:name="P240" style:family="paragraph" style:parent-style-name="Text_20_body" style:list-style-name="L174">
      <loext:graphic-properties draw:fill="solid" draw:fill-color="#f19f9e"/>
      <style:paragraph-properties fo:background-color="#f19f9e"/>
    </style:style>
    <style:style style:name="P241" style:family="paragraph" style:parent-style-name="Text_20_body" style:list-style-name="L175">
      <loext:graphic-properties draw:fill="solid" draw:fill-color="#f19f9e"/>
      <style:paragraph-properties fo:background-color="#f19f9e"/>
    </style:style>
    <style:style style:name="P242" style:family="paragraph" style:parent-style-name="Text_20_body" style:list-style-name="L176">
      <loext:graphic-properties draw:fill="solid" draw:fill-color="#f19f9e"/>
      <style:paragraph-properties fo:background-color="#f19f9e"/>
    </style:style>
    <style:style style:name="P243" style:family="paragraph" style:parent-style-name="Text_20_body" style:list-style-name="L177">
      <loext:graphic-properties draw:fill="solid" draw:fill-color="#f19f9e"/>
      <style:paragraph-properties fo:background-color="#f19f9e"/>
    </style:style>
    <style:style style:name="P244" style:family="paragraph" style:parent-style-name="Text_20_body" style:list-style-name="L178">
      <loext:graphic-properties draw:fill="solid" draw:fill-color="#f19f9e"/>
      <style:paragraph-properties fo:background-color="#f19f9e"/>
    </style:style>
    <style:style style:name="P245" style:family="paragraph" style:parent-style-name="Text_20_body" style:list-style-name="L179">
      <loext:graphic-properties draw:fill="solid" draw:fill-color="#f19f9e"/>
      <style:paragraph-properties fo:background-color="#f19f9e"/>
    </style:style>
    <style:style style:name="P246" style:family="paragraph" style:parent-style-name="Text_20_body" style:list-style-name="L180">
      <loext:graphic-properties draw:fill="solid" draw:fill-color="#f19f9e"/>
      <style:paragraph-properties fo:background-color="#f19f9e"/>
    </style:style>
    <style:style style:name="P247" style:family="paragraph" style:parent-style-name="Text_20_body" style:list-style-name="L181">
      <loext:graphic-properties draw:fill="solid" draw:fill-color="#f19f9e"/>
      <style:paragraph-properties fo:background-color="#f19f9e"/>
    </style:style>
    <style:style style:name="P248" style:family="paragraph" style:parent-style-name="Text_20_body">
      <loext:graphic-properties draw:fill="solid" draw:fill-color="#f19f9e" draw:opacity="100%"/>
      <style:paragraph-properties fo:background-color="#f19f9e"/>
    </style:style>
    <style:style style:name="P249" style:family="paragraph" style:parent-style-name="Horizontal_20_Line">
      <loext:graphic-properties draw:fill="solid" draw:fill-color="#c9c9ff" draw:opacity="100%"/>
      <style:paragraph-properties fo:background-color="#c9c9ff"/>
    </style:style>
    <style:style style:name="P250" style:family="paragraph" style:parent-style-name="Heading_20_1">
      <loext:graphic-properties draw:fill="solid" draw:fill-color="#c9c9ff"/>
      <style:paragraph-properties fo:margin-top="0in" fo:margin-bottom="0.0972in" style:contextual-spacing="false" fo:line-height="115%" fo:background-color="#c9c9ff"/>
    </style:style>
    <style:style style:name="P251" style:family="paragraph" style:parent-style-name="Text_20_body" style:list-style-name="L182">
      <loext:graphic-properties draw:fill="solid" draw:fill-color="#c9c9ff"/>
      <style:paragraph-properties fo:background-color="#c9c9ff"/>
    </style:style>
    <style:style style:name="P252" style:family="paragraph" style:parent-style-name="Heading_20_4">
      <loext:graphic-properties draw:fill="solid" draw:fill-color="#c9c9ff"/>
      <style:paragraph-properties fo:margin-top="0in" fo:margin-bottom="0.0972in" style:contextual-spacing="false" fo:line-height="115%" fo:background-color="#c9c9ff"/>
    </style:style>
    <style:style style:name="P253" style:family="paragraph" style:parent-style-name="Text_20_body" style:list-style-name="L183">
      <loext:graphic-properties draw:fill="solid" draw:fill-color="#c9c9ff"/>
      <style:paragraph-properties fo:background-color="#c9c9ff"/>
    </style:style>
    <style:style style:name="P254" style:family="paragraph" style:parent-style-name="Text_20_body" style:list-style-name="L184">
      <loext:graphic-properties draw:fill="solid" draw:fill-color="#c9c9ff"/>
      <style:paragraph-properties fo:background-color="#c9c9ff"/>
    </style:style>
    <style:style style:name="P255" style:family="paragraph" style:parent-style-name="Text_20_body" style:list-style-name="L185">
      <loext:graphic-properties draw:fill="solid" draw:fill-color="#c9c9ff"/>
      <style:paragraph-properties fo:background-color="#c9c9ff"/>
    </style:style>
    <style:style style:name="P256" style:family="paragraph" style:parent-style-name="Text_20_body" style:list-style-name="L186">
      <loext:graphic-properties draw:fill="solid" draw:fill-color="#c9c9ff"/>
      <style:paragraph-properties fo:background-color="#c9c9ff"/>
    </style:style>
    <style:style style:name="P257" style:family="paragraph" style:parent-style-name="Text_20_body" style:list-style-name="L187">
      <loext:graphic-properties draw:fill="solid" draw:fill-color="#c9c9ff"/>
      <style:paragraph-properties fo:background-color="#c9c9ff"/>
    </style:style>
    <style:style style:name="P258" style:family="paragraph" style:parent-style-name="Text_20_body" style:list-style-name="L188">
      <loext:graphic-properties draw:fill="solid" draw:fill-color="#c9c9ff"/>
      <style:paragraph-properties fo:background-color="#c9c9ff"/>
    </style:style>
    <style:style style:name="P259" style:family="paragraph" style:parent-style-name="Text_20_body" style:list-style-name="L189">
      <loext:graphic-properties draw:fill="solid" draw:fill-color="#c9c9ff"/>
      <style:paragraph-properties fo:background-color="#c9c9ff"/>
    </style:style>
    <style:style style:name="P260" style:family="paragraph" style:parent-style-name="Text_20_body" style:list-style-name="L190">
      <loext:graphic-properties draw:fill="solid" draw:fill-color="#c9c9ff"/>
      <style:paragraph-properties fo:background-color="#c9c9ff"/>
    </style:style>
    <style:style style:name="P261" style:family="paragraph" style:parent-style-name="Text_20_body" style:list-style-name="L191">
      <loext:graphic-properties draw:fill="solid" draw:fill-color="#c9c9ff"/>
      <style:paragraph-properties fo:background-color="#c9c9ff"/>
    </style:style>
    <style:style style:name="P262" style:family="paragraph" style:parent-style-name="Text_20_body" style:list-style-name="L192">
      <loext:graphic-properties draw:fill="solid" draw:fill-color="#c9c9ff"/>
      <style:paragraph-properties fo:background-color="#c9c9ff"/>
    </style:style>
    <style:style style:name="P263" style:family="paragraph" style:parent-style-name="Text_20_body" style:list-style-name="L193">
      <loext:graphic-properties draw:fill="solid" draw:fill-color="#c9c9ff"/>
      <style:paragraph-properties fo:background-color="#c9c9ff"/>
    </style:style>
    <style:style style:name="P264" style:family="paragraph" style:parent-style-name="Text_20_body" style:list-style-name="L194">
      <loext:graphic-properties draw:fill="solid" draw:fill-color="#c9c9ff"/>
      <style:paragraph-properties fo:background-color="#c9c9ff"/>
    </style:style>
    <style:style style:name="P265" style:family="paragraph" style:parent-style-name="Text_20_body" style:list-style-name="L195">
      <loext:graphic-properties draw:fill="solid" draw:fill-color="#c9c9ff"/>
      <style:paragraph-properties fo:background-color="#c9c9ff"/>
    </style:style>
    <style:style style:name="P266" style:family="paragraph" style:parent-style-name="Text_20_body" style:list-style-name="L196">
      <loext:graphic-properties draw:fill="solid" draw:fill-color="#c9c9ff"/>
      <style:paragraph-properties fo:background-color="#c9c9ff"/>
    </style:style>
    <style:style style:name="P267" style:family="paragraph" style:parent-style-name="Text_20_body" style:list-style-name="L197">
      <loext:graphic-properties draw:fill="solid" draw:fill-color="#c9c9ff"/>
      <style:paragraph-properties fo:background-color="#c9c9ff"/>
    </style:style>
    <style:style style:name="P268" style:family="paragraph" style:parent-style-name="Text_20_body" style:list-style-name="L198">
      <loext:graphic-properties draw:fill="solid" draw:fill-color="#c9c9ff"/>
      <style:paragraph-properties fo:background-color="#c9c9ff"/>
    </style:style>
    <style:style style:name="P269" style:family="paragraph" style:parent-style-name="Text_20_body" style:list-style-name="L199">
      <loext:graphic-properties draw:fill="solid" draw:fill-color="#c9c9ff"/>
      <style:paragraph-properties fo:background-color="#c9c9ff"/>
    </style:style>
    <style:style style:name="P270" style:family="paragraph" style:parent-style-name="Text_20_body" style:list-style-name="L200">
      <loext:graphic-properties draw:fill="solid" draw:fill-color="#c9c9ff"/>
      <style:paragraph-properties fo:background-color="#c9c9ff"/>
    </style:style>
    <style:style style:name="P271" style:family="paragraph" style:parent-style-name="Text_20_body" style:list-style-name="L201">
      <loext:graphic-properties draw:fill="solid" draw:fill-color="#c9c9ff"/>
      <style:paragraph-properties fo:background-color="#c9c9ff"/>
    </style:style>
    <style:style style:name="P272" style:family="paragraph" style:parent-style-name="Text_20_body" style:list-style-name="L202">
      <loext:graphic-properties draw:fill="solid" draw:fill-color="#c9c9ff"/>
      <style:paragraph-properties fo:background-color="#c9c9ff"/>
    </style:style>
    <style:style style:name="P273" style:family="paragraph" style:parent-style-name="Text_20_body" style:list-style-name="L203">
      <loext:graphic-properties draw:fill="solid" draw:fill-color="#c9c9ff"/>
      <style:paragraph-properties fo:background-color="#c9c9ff"/>
    </style:style>
    <style:style style:name="P274" style:family="paragraph" style:parent-style-name="Text_20_body" style:list-style-name="L204">
      <loext:graphic-properties draw:fill="solid" draw:fill-color="#c9c9ff"/>
      <style:paragraph-properties fo:background-color="#c9c9ff"/>
    </style:style>
    <style:style style:name="P275" style:family="paragraph" style:parent-style-name="Heading_20_1">
      <loext:graphic-properties draw:fill="solid" draw:fill-color="#4efb34" draw:opacity="100%"/>
      <style:paragraph-properties fo:background-color="#4efb34"/>
    </style:style>
    <style:style style:name="P276" style:family="paragraph" style:parent-style-name="Horizontal_20_Line">
      <loext:graphic-properties draw:fill="solid" draw:fill-color="#4efb34"/>
      <style:paragraph-properties fo:margin-top="0in" fo:margin-bottom="0.0972in" style:contextual-spacing="false" fo:line-height="115%" fo:background-color="#4efb34"/>
    </style:style>
    <style:style style:name="P277" style:family="paragraph" style:parent-style-name="Heading_20_2">
      <loext:graphic-properties draw:fill="solid" draw:fill-color="#4efb34"/>
      <style:paragraph-properties fo:margin-top="0in" fo:margin-bottom="0.0972in" style:contextual-spacing="false" fo:line-height="115%" fo:background-color="#4efb34"/>
    </style:style>
    <style:style style:name="P278" style:family="paragraph" style:parent-style-name="Text_20_body" style:list-style-name="L205">
      <loext:graphic-properties draw:fill="solid" draw:fill-color="#4efb34"/>
      <style:paragraph-properties fo:background-color="#4efb34"/>
    </style:style>
    <style:style style:name="P279" style:family="paragraph" style:parent-style-name="Heading_20_3">
      <loext:graphic-properties draw:fill="solid" draw:fill-color="#4efb34"/>
      <style:paragraph-properties fo:margin-top="0in" fo:margin-bottom="0.0972in" style:contextual-spacing="false" fo:line-height="115%" fo:background-color="#4efb34"/>
    </style:style>
    <style:style style:name="P280" style:family="paragraph" style:parent-style-name="Text_20_body">
      <loext:graphic-properties draw:fill="solid" draw:fill-color="#4efb34"/>
      <style:paragraph-properties fo:background-color="#4efb34"/>
    </style:style>
    <style:style style:name="P281" style:family="paragraph" style:parent-style-name="Preformatted_20_Text">
      <loext:graphic-properties draw:fill="solid" draw:fill-color="#4efb34"/>
      <style:paragraph-properties fo:margin-left="0in" fo:margin-right="0in" fo:margin-top="0in" fo:margin-bottom="0.0972in" style:contextual-spacing="false" fo:line-height="115%" fo:text-indent="0in" style:auto-text-indent="false" fo:background-color="#4efb34" style:writing-mode="lr-tb"/>
    </style:style>
    <style:style style:name="P282" style:family="paragraph" style:parent-style-name="Preformatted_20_Text">
      <loext:graphic-properties draw:fill="solid" draw:fill-color="#4efb34"/>
      <style:paragraph-properties fo:margin-top="0in" fo:margin-bottom="0.0972in" style:contextual-spacing="false" fo:line-height="115%" fo:background-color="#4efb34" style:writing-mode="lr-tb"/>
    </style:style>
    <style:style style:name="P283" style:family="paragraph" style:parent-style-name="Text_20_body" style:list-style-name="L206">
      <loext:graphic-properties draw:fill="solid" draw:fill-color="#4efb34"/>
      <style:paragraph-properties fo:background-color="#4efb34"/>
    </style:style>
    <style:style style:name="P284" style:family="paragraph" style:parent-style-name="Text_20_body" style:list-style-name="L207">
      <loext:graphic-properties draw:fill="solid" draw:fill-color="#4efb34"/>
      <style:paragraph-properties fo:background-color="#4efb34"/>
    </style:style>
    <style:style style:name="P285" style:family="paragraph" style:parent-style-name="Text_20_body" style:list-style-name="L208">
      <loext:graphic-properties draw:fill="solid" draw:fill-color="#4efb34"/>
      <style:paragraph-properties fo:background-color="#4efb34"/>
    </style:style>
    <style:style style:name="P286" style:family="paragraph" style:parent-style-name="Text_20_body" style:list-style-name="L209">
      <loext:graphic-properties draw:fill="solid" draw:fill-color="#4efb34"/>
      <style:paragraph-properties fo:background-color="#4efb34"/>
    </style:style>
    <style:style style:name="P287" style:family="paragraph" style:parent-style-name="Text_20_body" style:list-style-name="L210">
      <loext:graphic-properties draw:fill="solid" draw:fill-color="#4efb34"/>
      <style:paragraph-properties fo:background-color="#4efb34"/>
    </style:style>
    <style:style style:name="P288" style:family="paragraph" style:parent-style-name="Text_20_body" style:list-style-name="L211">
      <loext:graphic-properties draw:fill="solid" draw:fill-color="#4efb34"/>
      <style:paragraph-properties fo:background-color="#4efb34"/>
    </style:style>
    <style:style style:name="P289" style:family="paragraph" style:parent-style-name="Text_20_body" style:list-style-name="L212">
      <loext:graphic-properties draw:fill="solid" draw:fill-color="#4efb34"/>
      <style:paragraph-properties fo:background-color="#4efb34"/>
    </style:style>
    <style:style style:name="P290" style:family="paragraph" style:parent-style-name="Text_20_body" style:list-style-name="L213">
      <loext:graphic-properties draw:fill="solid" draw:fill-color="#4efb34"/>
      <style:paragraph-properties fo:background-color="#4efb34"/>
    </style:style>
    <style:style style:name="P291" style:family="paragraph" style:parent-style-name="Text_20_body" style:list-style-name="L214">
      <loext:graphic-properties draw:fill="solid" draw:fill-color="#4efb34"/>
      <style:paragraph-properties fo:background-color="#4efb34"/>
    </style:style>
    <style:style style:name="P292" style:family="paragraph" style:parent-style-name="Text_20_body" style:list-style-name="L215">
      <loext:graphic-properties draw:fill="solid" draw:fill-color="#4efb34"/>
      <style:paragraph-properties fo:background-color="#4efb34"/>
    </style:style>
    <style:style style:name="P293" style:family="paragraph" style:parent-style-name="Text_20_body" style:list-style-name="L216">
      <loext:graphic-properties draw:fill="solid" draw:fill-color="#4efb34"/>
      <style:paragraph-properties fo:background-color="#4efb34"/>
    </style:style>
    <style:style style:name="P294" style:family="paragraph" style:parent-style-name="Text_20_body" style:list-style-name="L217">
      <loext:graphic-properties draw:fill="solid" draw:fill-color="#4efb34"/>
      <style:paragraph-properties fo:background-color="#4efb34"/>
    </style:style>
    <style:style style:name="P295" style:family="paragraph" style:parent-style-name="Text_20_body" style:list-style-name="L218">
      <loext:graphic-properties draw:fill="solid" draw:fill-color="#4efb34"/>
      <style:paragraph-properties fo:background-color="#4efb34"/>
    </style:style>
    <style:style style:name="P296" style:family="paragraph" style:parent-style-name="Text_20_body" style:list-style-name="L219">
      <loext:graphic-properties draw:fill="solid" draw:fill-color="#4efb34"/>
      <style:paragraph-properties fo:background-color="#4efb34"/>
    </style:style>
    <style:style style:name="P297" style:family="paragraph" style:parent-style-name="Text_20_body">
      <loext:graphic-properties draw:fill="solid" draw:fill-color="#4efb34" draw:opacity="100%"/>
      <style:paragraph-properties fo:background-color="#4efb34"/>
    </style:style>
    <style:style style:name="P298" style:family="paragraph" style:parent-style-name="Heading_20_1">
      <loext:graphic-properties draw:fill="solid" draw:fill-color="#eb78fd" draw:opacity="100%"/>
      <style:paragraph-properties fo:background-color="#eb78fd"/>
    </style:style>
    <style:style style:name="P299" style:family="paragraph" style:parent-style-name="Text_20_body">
      <loext:graphic-properties draw:fill="solid" draw:fill-color="#eb78fd"/>
      <style:paragraph-properties fo:background-color="#eb78fd"/>
    </style:style>
    <style:style style:name="P300" style:family="paragraph" style:parent-style-name="Heading_20_1">
      <loext:graphic-properties draw:fill="solid" draw:fill-color="#eb78fd"/>
      <style:paragraph-properties fo:margin-top="0in" fo:margin-bottom="0.0972in" style:contextual-spacing="false" fo:line-height="115%" fo:background-color="#eb78fd"/>
    </style:style>
    <style:style style:name="P301" style:family="paragraph" style:parent-style-name="Horizontal_20_Line">
      <loext:graphic-properties draw:fill="solid" draw:fill-color="#eb78fd"/>
      <style:paragraph-properties fo:margin-top="0in" fo:margin-bottom="0.0972in" style:contextual-spacing="false" fo:line-height="115%" fo:background-color="#eb78fd"/>
    </style:style>
    <style:style style:name="P302" style:family="paragraph" style:parent-style-name="Heading_20_2">
      <loext:graphic-properties draw:fill="solid" draw:fill-color="#eb78fd"/>
      <style:paragraph-properties fo:margin-top="0in" fo:margin-bottom="0.0972in" style:contextual-spacing="false" fo:line-height="115%" fo:background-color="#eb78fd"/>
    </style:style>
    <style:style style:name="P303" style:family="paragraph" style:parent-style-name="Preformatted_20_Text">
      <loext:graphic-properties draw:fill="solid" draw:fill-color="#eb78fd"/>
      <style:paragraph-properties fo:margin-left="0in" fo:margin-right="0in" fo:margin-top="0in" fo:margin-bottom="0.0972in" style:contextual-spacing="false" fo:line-height="115%" fo:text-indent="0in" style:auto-text-indent="false" fo:background-color="#eb78fd" style:writing-mode="lr-tb"/>
    </style:style>
    <style:style style:name="P304" style:family="paragraph" style:parent-style-name="Preformatted_20_Text">
      <loext:graphic-properties draw:fill="solid" draw:fill-color="#eb78fd"/>
      <style:paragraph-properties fo:margin-top="0in" fo:margin-bottom="0.0972in" style:contextual-spacing="false" fo:line-height="115%" fo:background-color="#eb78fd" style:writing-mode="lr-tb"/>
    </style:style>
    <style:style style:name="P305" style:family="paragraph" style:parent-style-name="Text_20_body" style:list-style-name="L220">
      <loext:graphic-properties draw:fill="solid" draw:fill-color="#eb78fd"/>
      <style:paragraph-properties fo:background-color="#eb78fd"/>
    </style:style>
    <style:style style:name="P306" style:family="paragraph" style:parent-style-name="Text_20_body" style:list-style-name="L221">
      <loext:graphic-properties draw:fill="solid" draw:fill-color="#eb78fd"/>
      <style:paragraph-properties fo:background-color="#eb78fd"/>
    </style:style>
    <style:style style:name="P307" style:family="paragraph" style:parent-style-name="Text_20_body" style:list-style-name="L222">
      <loext:graphic-properties draw:fill="solid" draw:fill-color="#eb78fd"/>
      <style:paragraph-properties fo:background-color="#eb78fd"/>
    </style:style>
    <style:style style:name="P308" style:family="paragraph" style:parent-style-name="Text_20_body" style:list-style-name="L223">
      <loext:graphic-properties draw:fill="solid" draw:fill-color="#eb78fd"/>
      <style:paragraph-properties fo:background-color="#eb78fd"/>
    </style:style>
    <style:style style:name="P309" style:family="paragraph" style:parent-style-name="Heading_20_3">
      <loext:graphic-properties draw:fill="solid" draw:fill-color="#eb78fd"/>
      <style:paragraph-properties fo:margin-top="0in" fo:margin-bottom="0.0972in" style:contextual-spacing="false" fo:line-height="115%" fo:background-color="#eb78fd"/>
    </style:style>
    <style:style style:name="P310" style:family="paragraph" style:parent-style-name="Text_20_body" style:list-style-name="L224">
      <loext:graphic-properties draw:fill="solid" draw:fill-color="#eb78fd"/>
      <style:paragraph-properties fo:background-color="#eb78fd"/>
    </style:style>
    <style:style style:name="P311" style:family="paragraph" style:parent-style-name="Text_20_body" style:list-style-name="L225">
      <loext:graphic-properties draw:fill="solid" draw:fill-color="#eb78fd"/>
      <style:paragraph-properties fo:background-color="#eb78fd"/>
    </style:style>
    <style:style style:name="P312" style:family="paragraph" style:parent-style-name="Text_20_body" style:list-style-name="L226">
      <loext:graphic-properties draw:fill="solid" draw:fill-color="#eb78fd"/>
      <style:paragraph-properties fo:background-color="#eb78fd"/>
    </style:style>
    <style:style style:name="P313" style:family="paragraph" style:parent-style-name="Text_20_body" style:list-style-name="L227">
      <loext:graphic-properties draw:fill="solid" draw:fill-color="#eb78fd"/>
      <style:paragraph-properties fo:background-color="#eb78fd"/>
    </style:style>
    <style:style style:name="P314" style:family="paragraph" style:parent-style-name="Text_20_body" style:list-style-name="L228">
      <loext:graphic-properties draw:fill="solid" draw:fill-color="#eb78fd"/>
      <style:paragraph-properties fo:background-color="#eb78fd"/>
    </style:style>
    <style:style style:name="P315" style:family="paragraph" style:parent-style-name="Text_20_body" style:list-style-name="L229">
      <loext:graphic-properties draw:fill="solid" draw:fill-color="#eb78fd"/>
      <style:paragraph-properties fo:background-color="#eb78fd"/>
    </style:style>
    <style:style style:name="P316" style:family="paragraph" style:parent-style-name="Text_20_body" style:list-style-name="L230">
      <loext:graphic-properties draw:fill="solid" draw:fill-color="#eb78fd"/>
      <style:paragraph-properties fo:background-color="#eb78fd"/>
    </style:style>
    <style:style style:name="P317" style:family="paragraph" style:parent-style-name="Text_20_body">
      <loext:graphic-properties draw:fill="solid" draw:fill-color="#eb78fd" draw:opacity="100%"/>
      <style:paragraph-properties fo:background-color="#eb78fd"/>
    </style:style>
    <style:style style:name="P318" style:family="paragraph" style:parent-style-name="Text_20_body">
      <loext:graphic-properties draw:fill="solid" draw:fill-color="#eb78fd" draw:opacity="100%"/>
      <style:paragraph-properties fo:background-color="#eb78fd"/>
      <style:text-properties fo:font-weight="bold" style:font-weight-asian="bold" style:font-weight-complex="bold"/>
    </style:style>
    <style:style style:name="P319" style:family="paragraph" style:parent-style-name="Text_20_body" style:list-style-name="L231">
      <loext:graphic-properties draw:fill="solid" draw:fill-color="#eb78fd"/>
      <style:paragraph-properties fo:background-color="#eb78fd"/>
      <style:text-properties fo:font-weight="bold" style:font-weight-asian="bold" style:font-weight-complex="bold"/>
    </style:style>
    <style:style style:name="P320" style:family="paragraph" style:parent-style-name="Text_20_body" style:list-style-name="L232">
      <loext:graphic-properties draw:fill="solid" draw:fill-color="#eb78fd"/>
      <style:paragraph-properties fo:background-color="#eb78fd"/>
      <style:text-properties fo:font-weight="bold" style:font-weight-asian="bold" style:font-weight-complex="bold"/>
    </style:style>
    <style:style style:name="P321" style:family="paragraph" style:parent-style-name="Text_20_body" style:list-style-name="L233">
      <loext:graphic-properties draw:fill="solid" draw:fill-color="#eb78fd"/>
      <style:paragraph-properties fo:background-color="#eb78fd"/>
    </style:style>
    <style:style style:name="P322" style:family="paragraph" style:parent-style-name="Text_20_body" style:list-style-name="L234"/>
    <style:style style:name="P323" style:family="paragraph" style:parent-style-name="Text_20_body" style:list-style-name="L235"/>
    <style:style style:name="P324" style:family="paragraph" style:parent-style-name="Text_20_body" style:list-style-name="L236"/>
    <style:style style:name="P325" style:family="paragraph" style:parent-style-name="Text_20_body" style:list-style-name="L237"/>
    <style:style style:name="P326" style:family="paragraph" style:parent-style-name="Text_20_body" style:list-style-name="L238"/>
    <style:style style:name="P327" style:family="paragraph" style:parent-style-name="Text_20_body" style:list-style-name="L239"/>
    <style:style style:name="P328" style:family="paragraph" style:parent-style-name="Text_20_body" style:list-style-name="L240"/>
    <style:style style:name="P329" style:family="paragraph" style:parent-style-name="Text_20_body" style:list-style-name="L241"/>
    <style:style style:name="P330" style:family="paragraph" style:parent-style-name="Text_20_body" style:list-style-name="L242"/>
    <style:style style:name="P331" style:family="paragraph" style:parent-style-name="Heading_20_1">
      <style:paragraph-properties fo:margin-top="0in" fo:margin-bottom="0.0972in" style:contextual-spacing="false" fo:line-height="115%"/>
    </style:style>
    <style:style style:name="P332" style:family="paragraph" style:parent-style-name="Text_20_body" style:list-style-name="L243"/>
    <style:style style:name="P333" style:family="paragraph" style:parent-style-name="Text_20_body" style:list-style-name="L244"/>
    <style:style style:name="P334" style:family="paragraph" style:parent-style-name="Text_20_body" style:list-style-name="L245"/>
    <style:style style:name="P335" style:family="paragraph" style:parent-style-name="Text_20_body" style:list-style-name="L246"/>
    <style:style style:name="P336" style:family="paragraph" style:parent-style-name="Text_20_body" style:list-style-name="L247"/>
    <style:style style:name="P337" style:family="paragraph" style:parent-style-name="Text_20_body" style:list-style-name="L248"/>
    <style:style style:name="P338" style:family="paragraph" style:parent-style-name="Text_20_body" style:list-style-name="L249"/>
    <style:style style:name="P339" style:family="paragraph" style:parent-style-name="Text_20_body" style:list-style-name="L250"/>
    <style:style style:name="P340" style:family="paragraph" style:parent-style-name="Text_20_body" style:list-style-name="L251"/>
    <style:style style:name="P341" style:family="paragraph" style:parent-style-name="Text_20_body" style:list-style-name="L252"/>
    <style:style style:name="P342" style:family="paragraph" style:parent-style-name="Text_20_body" style:list-style-name="L253"/>
    <style:style style:name="P343" style:family="paragraph" style:parent-style-name="Text_20_body" style:list-style-name="L254"/>
    <style:style style:name="P344" style:family="paragraph" style:parent-style-name="Text_20_body" style:list-style-name="L255"/>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GOLANG INTERVIEW QUESTIONS — FULL LIST WITH IMPORTANT MARKS</text:span></text:h>
      <text:h text:style-name="P1" text:outline-level="3"><text:span text:style-name="Strong_20_Emphasis">1. Basics &amp; Syntax</text:span></text:h>
      <text:list xml:id="list1055943836" text:style-name="L1">
        <text:list-item>
          <text:p text:style-name="P2">[IMP] What are the main differences between Go and other languages like Java or Python?</text:p>
        </text:list-item>
      </text:list>
      <text:h text:style-name="P3" text:outline-level="1">Main Differences Between <text:span text:style-name="Strong_20_Emphasis">Go</text:span>, <text:span text:style-name="Strong_20_Emphasis">Java</text:span>, and <text:span text:style-name="Strong_20_Emphasis">Python</text:span></text:h>
      <text:p text:style-name="P4"/>
      <text:h text:style-name="P5" text:outline-level="2">1. Language Design and Philosophy</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Aspect</text:p>
            </table:table-cell>
            <table:table-cell table:style-name="Table1.A1" office:value-type="string">
              <text:p text:style-name="Table_20_Heading">Go</text:p>
            </table:table-cell>
            <table:table-cell table:style-name="Table1.A1" office:value-type="string">
              <text:p text:style-name="Table_20_Heading">Java</text:p>
            </table:table-cell>
            <table:table-cell table:style-name="Table1.A1" office:value-type="string">
              <text:p text:style-name="Table_20_Heading">Python</text:p>
            </table:table-cell>
          </table:table-row>
        </table:table-header-rows>
        <table:table-row>
          <table:table-cell table:style-name="Table1.A1" office:value-type="string">
            <text:p text:style-name="Table_20_Contents">Design goal</text:p>
          </table:table-cell>
          <table:table-cell table:style-name="Table1.A1" office:value-type="string">
            <text:p text:style-name="Table_20_Contents">Simplicity, efficiency, concurrency</text:p>
          </table:table-cell>
          <table:table-cell table:style-name="Table1.A1" office:value-type="string">
            <text:p text:style-name="Table_20_Contents">Enterprise-scale applications</text:p>
          </table:table-cell>
          <table:table-cell table:style-name="Table1.A1" office:value-type="string">
            <text:p text:style-name="Table_20_Contents">Rapid development, readability</text:p>
          </table:table-cell>
        </table:table-row>
        <table:table-row>
          <table:table-cell table:style-name="Table1.A1" office:value-type="string">
            <text:p text:style-name="Table_20_Contents">Language complexity</text:p>
          </table:table-cell>
          <table:table-cell table:style-name="Table1.A1" office:value-type="string">
            <text:p text:style-name="Table_20_Contents">Small, minimal feature set</text:p>
          </table:table-cell>
          <table:table-cell table:style-name="Table1.A1" office:value-type="string">
            <text:p text:style-name="Table_20_Contents">Large, feature-rich</text:p>
          </table:table-cell>
          <table:table-cell table:style-name="Table1.A1" office:value-type="string">
            <text:p text:style-name="Table_20_Contents">Dynamic and flexible</text:p>
          </table:table-cell>
        </table:table-row>
        <table:table-row>
          <table:table-cell table:style-name="Table1.A1" office:value-type="string">
            <text:p text:style-name="Table_20_Contents">Paradigm</text:p>
          </table:table-cell>
          <table:table-cell table:style-name="Table1.A1" office:value-type="string">
            <text:p text:style-name="Table_20_Contents">Procedural + composition</text:p>
          </table:table-cell>
          <table:table-cell table:style-name="Table1.A1" office:value-type="string">
            <text:p text:style-name="Table_20_Contents">Object-oriented</text:p>
          </table:table-cell>
          <table:table-cell table:style-name="Table1.A1" office:value-type="string">
            <text:p text:style-name="Table_20_Contents">Multi-paradigm</text:p>
          </table:table-cell>
        </table:table-row>
      </table:table>
      <text:p text:style-name="P6">Go deliberately keeps the language small to reduce cognitive load and maintain consistent codebases.</text:p>
      <text:p text:style-name="P4"/>
      <text:h text:style-name="P5" text:outline-level="2">2. Compilation and Execution Model</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spect</text:p>
            </table:table-cell>
            <table:table-cell table:style-name="Table2.A1" office:value-type="string">
              <text:p text:style-name="Table_20_Heading">Go</text:p>
            </table:table-cell>
            <table:table-cell table:style-name="Table2.A1" office:value-type="string">
              <text:p text:style-name="Table_20_Heading">Java</text:p>
            </table:table-cell>
            <table:table-cell table:style-name="Table2.A1" office:value-type="string">
              <text:p text:style-name="Table_20_Heading">Python</text:p>
            </table:table-cell>
          </table:table-row>
        </table:table-header-rows>
        <table:table-row>
          <table:table-cell table:style-name="Table2.A1" office:value-type="string">
            <text:p text:style-name="Table_20_Contents">Compilation</text:p>
          </table:table-cell>
          <table:table-cell table:style-name="Table2.A1" office:value-type="string">
            <text:p text:style-name="Table_20_Contents">Compiled to native machine code</text:p>
          </table:table-cell>
          <table:table-cell table:style-name="Table2.A1" office:value-type="string">
            <text:p text:style-name="Table_20_Contents">Compiled to bytecode (JVM)</text:p>
          </table:table-cell>
          <table:table-cell table:style-name="Table2.A1" office:value-type="string">
            <text:p text:style-name="Table_20_Contents">Interpreted</text:p>
          </table:table-cell>
        </table:table-row>
        <table:table-row>
          <table:table-cell table:style-name="Table2.A1" office:value-type="string">
            <text:p text:style-name="Table_20_Contents">Runtime dependency</text:p>
          </table:table-cell>
          <table:table-cell table:style-name="Table2.A1" office:value-type="string">
            <text:p text:style-name="Table_20_Contents">None (single binary)</text:p>
          </table:table-cell>
          <table:table-cell table:style-name="Table2.A1" office:value-type="string">
            <text:p text:style-name="Table_20_Contents">JVM required</text:p>
          </table:table-cell>
          <table:table-cell table:style-name="Table2.A1" office:value-type="string">
            <text:p text:style-name="Table_20_Contents">Python interpreter</text:p>
          </table:table-cell>
        </table:table-row>
        <table:table-row>
          <table:table-cell table:style-name="Table2.A1" office:value-type="string">
            <text:p text:style-name="Table_20_Contents">Startup time</text:p>
          </table:table-cell>
          <table:table-cell table:style-name="Table2.A1" office:value-type="string">
            <text:p text:style-name="Table_20_Contents">Very fast</text:p>
          </table:table-cell>
          <table:table-cell table:style-name="Table2.A1" office:value-type="string">
            <text:p text:style-name="Table_20_Contents">Moderate</text:p>
          </table:table-cell>
          <table:table-cell table:style-name="Table2.A1" office:value-type="string">
            <text:p text:style-name="Table_20_Contents">Slow</text:p>
          </table:table-cell>
        </table:table-row>
      </table:table>
      <text:p text:style-name="P6">Go binaries are statically linked by default, making deployment straightforward.</text:p>
      <text:p text:style-name="P4"/>
      <text:h text:style-name="P5" text:outline-level="2">3. Performance Characteristic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Aspect</text:p>
            </table:table-cell>
            <table:table-cell table:style-name="Table3.A1" office:value-type="string">
              <text:p text:style-name="Table_20_Heading">Go</text:p>
            </table:table-cell>
            <table:table-cell table:style-name="Table3.A1" office:value-type="string">
              <text:p text:style-name="Table_20_Heading">Java</text:p>
            </table:table-cell>
            <table:table-cell table:style-name="Table3.A1" office:value-type="string">
              <text:p text:style-name="Table_20_Heading">Python</text:p>
            </table:table-cell>
          </table:table-row>
        </table:table-header-rows>
        <table:table-row>
          <table:table-cell table:style-name="Table3.A1" office:value-type="string">
            <text:p text:style-name="Table_20_Contents">CPU performance</text:p>
          </table:table-cell>
          <table:table-cell table:style-name="Table3.A1" office:value-type="string">
            <text:p text:style-name="Table_20_Contents">High</text:p>
          </table:table-cell>
          <table:table-cell table:style-name="Table3.A1" office:value-type="string">
            <text:p text:style-name="Table_20_Contents">Very high</text:p>
          </table:table-cell>
          <table:table-cell table:style-name="Table3.A1" office:value-type="string">
            <text:p text:style-name="Table_20_Contents">Low</text:p>
          </table:table-cell>
        </table:table-row>
        <table:table-row>
          <table:table-cell table:style-name="Table3.A1" office:value-type="string">
            <text:p text:style-name="Table_20_Contents">Memory usage</text:p>
          </table:table-cell>
          <table:table-cell table:style-name="Table3.A1" office:value-type="string">
            <text:p text:style-name="Table_20_Contents">Low</text:p>
          </table:table-cell>
          <table:table-cell table:style-name="Table3.A1" office:value-type="string">
            <text:p text:style-name="Table_20_Contents">Medium</text:p>
          </table:table-cell>
          <table:table-cell table:style-name="Table3.A1" office:value-type="string">
            <text:p text:style-name="Table_20_Contents">High</text:p>
          </table:table-cell>
        </table:table-row>
        <table:table-row>
          <table:table-cell table:style-name="Table3.A1" office:value-type="string">
            <text:p text:style-name="Table_20_Contents">Latency</text:p>
          </table:table-cell>
          <table:table-cell table:style-name="Table3.A1" office:value-type="string">
            <text:p text:style-name="Table_20_Contents">Low</text:p>
          </table:table-cell>
          <table:table-cell table:style-name="Table3.A1" office:value-type="string">
            <text:p text:style-name="Table_20_Contents">Medium</text:p>
          </table:table-cell>
          <table:table-cell table:style-name="Table3.A1" office:value-type="string">
            <text:p text:style-name="Table_20_Contents">High</text:p>
          </table:table-cell>
        </table:table-row>
        <table:table-row>
          <table:table-cell table:style-name="Table3.A1" office:value-type="string">
            <text:p text:style-name="Table_20_Contents">Scalability</text:p>
          </table:table-cell>
          <table:table-cell table:style-name="Table3.A1" office:value-type="string">
            <text:p text:style-name="Table_20_Contents">High</text:p>
          </table:table-cell>
          <table:table-cell table:style-name="Table3.A1" office:value-type="string">
            <text:p text:style-name="Table_20_Contents">High</text:p>
          </table:table-cell>
          <table:table-cell table:style-name="Table3.A1" office:value-type="string">
            <text:p text:style-name="Table_20_Contents">Limited</text:p>
          </table:table-cell>
        </table:table-row>
      </table:table>
      <text:p text:style-name="P6">Go provides near-Java performance while maintaining simpler runtime behavior.</text:p>
      <text:p text:style-name="P4"/>
      <text:h text:style-name="P5" text:outline-level="2"><text:soft-page-break/>4. Concurrency Model</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Aspect</text:p>
            </table:table-cell>
            <table:table-cell table:style-name="Table4.A1" office:value-type="string">
              <text:p text:style-name="Table_20_Heading">Go</text:p>
            </table:table-cell>
            <table:table-cell table:style-name="Table4.A1" office:value-type="string">
              <text:p text:style-name="Table_20_Heading">Java</text:p>
            </table:table-cell>
            <table:table-cell table:style-name="Table4.A1" office:value-type="string">
              <text:p text:style-name="Table_20_Heading">Python</text:p>
            </table:table-cell>
          </table:table-row>
        </table:table-header-rows>
        <table:table-row>
          <table:table-cell table:style-name="Table4.A1" office:value-type="string">
            <text:p text:style-name="Table_20_Contents">Concurrency primitive</text:p>
          </table:table-cell>
          <table:table-cell table:style-name="Table4.A1" office:value-type="string">
            <text:p text:style-name="Table_20_Contents">Goroutines</text:p>
          </table:table-cell>
          <table:table-cell table:style-name="Table4.A1" office:value-type="string">
            <text:p text:style-name="Table_20_Contents">OS threads</text:p>
          </table:table-cell>
          <table:table-cell table:style-name="Table4.A1" office:value-type="string">
            <text:p text:style-name="Table_20_Contents">Threads with GIL</text:p>
          </table:table-cell>
        </table:table-row>
        <table:table-row>
          <table:table-cell table:style-name="Table4.A1" office:value-type="string">
            <text:p text:style-name="Table_20_Contents">Scheduling</text:p>
          </table:table-cell>
          <table:table-cell table:style-name="Table4.A1" office:value-type="string">
            <text:p text:style-name="Table_20_Contents">User-space (Go runtime)</text:p>
          </table:table-cell>
          <table:table-cell table:style-name="Table4.A1" office:value-type="string">
            <text:p text:style-name="Table_20_Contents">OS-level</text:p>
          </table:table-cell>
          <table:table-cell table:style-name="Table4.A1" office:value-type="string">
            <text:p text:style-name="Table_20_Contents">OS-level with GIL</text:p>
          </table:table-cell>
        </table:table-row>
        <table:table-row>
          <table:table-cell table:style-name="Table4.A1" office:value-type="string">
            <text:p text:style-name="Table_20_Contents">Parallel execution</text:p>
          </table:table-cell>
          <table:table-cell table:style-name="Table4.A1" office:value-type="string">
            <text:p text:style-name="Table_20_Contents">Yes</text:p>
          </table:table-cell>
          <table:table-cell table:style-name="Table4.A1" office:value-type="string">
            <text:p text:style-name="Table_20_Contents">Yes</text:p>
          </table:table-cell>
          <table:table-cell table:style-name="Table4.A1" office:value-type="string">
            <text:p text:style-name="Table_20_Contents">No (CPU-bound)</text:p>
          </table:table-cell>
        </table:table-row>
      </table:table>
      <text:p text:style-name="P6">Go uses lightweight goroutines managed by the runtime, allowing millions of concurrent tasks.</text:p>
      <text:p text:style-name="P4"/>
      <text:h text:style-name="P5" text:outline-level="2">5. Memory Management and Garbage Collectio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Aspect</text:p>
            </table:table-cell>
            <table:table-cell table:style-name="Table5.A1" office:value-type="string">
              <text:p text:style-name="Table_20_Heading">Go</text:p>
            </table:table-cell>
            <table:table-cell table:style-name="Table5.A1" office:value-type="string">
              <text:p text:style-name="Table_20_Heading">Java</text:p>
            </table:table-cell>
            <table:table-cell table:style-name="Table5.A1" office:value-type="string">
              <text:p text:style-name="Table_20_Heading">Python</text:p>
            </table:table-cell>
          </table:table-row>
        </table:table-header-rows>
        <table:table-row>
          <table:table-cell table:style-name="Table5.A1" office:value-type="string">
            <text:p text:style-name="Table_20_Contents">Garbage collection</text:p>
          </table:table-cell>
          <table:table-cell table:style-name="Table5.A1" office:value-type="string">
            <text:p text:style-name="Table_20_Contents">Concurrent, low-latency</text:p>
          </table:table-cell>
          <table:table-cell table:style-name="Table5.A1" office:value-type="string">
            <text:p text:style-name="Table_20_Contents">Multiple GC algorithms</text:p>
          </table:table-cell>
          <table:table-cell table:style-name="Table5.A1" office:value-type="string">
            <text:p text:style-name="Table_20_Contents">Reference counting + cyclic GC</text:p>
          </table:table-cell>
        </table:table-row>
        <table:table-row>
          <table:table-cell table:style-name="Table5.A1" office:value-type="string">
            <text:p text:style-name="Table_20_Contents">Memory control</text:p>
          </table:table-cell>
          <table:table-cell table:style-name="Table5.A1" office:value-type="string">
            <text:p text:style-name="Table_20_Contents">Limited manual control</text:p>
          </table:table-cell>
          <table:table-cell table:style-name="Table5.A1" office:value-type="string">
            <text:p text:style-name="Table_20_Contents">Tunable GC</text:p>
          </table:table-cell>
          <table:table-cell table:style-name="Table5.A1" office:value-type="string">
            <text:p text:style-name="Table_20_Contents">Limited control</text:p>
          </table:table-cell>
        </table:table-row>
      </table:table>
      <text:p text:style-name="P6">Go’s garbage collector is optimized for server workloads with predictable latency.</text:p>
      <text:p text:style-name="P4"/>
      <text:h text:style-name="P5" text:outline-level="2">6. Type System</text:h>
      <table:table table:name="Table6" table:style-name="Table6">
        <table:table-column table:style-name="Table6.A"/>
        <table:table-column table:style-name="Table6.B" table:number-columns-repeated="2"/>
        <table:table-column table:style-name="Table6.D"/>
        <table:table-header-rows>
          <table:table-row>
            <table:table-cell table:style-name="Table6.A1" office:value-type="string">
              <text:p text:style-name="Table_20_Heading">Aspect</text:p>
            </table:table-cell>
            <table:table-cell table:style-name="Table6.A1" office:value-type="string">
              <text:p text:style-name="Table_20_Heading">Go</text:p>
            </table:table-cell>
            <table:table-cell table:style-name="Table6.A1" office:value-type="string">
              <text:p text:style-name="Table_20_Heading">Java</text:p>
            </table:table-cell>
            <table:table-cell table:style-name="Table6.A1" office:value-type="string">
              <text:p text:style-name="Table_20_Heading">Python</text:p>
            </table:table-cell>
          </table:table-row>
        </table:table-header-rows>
        <table:table-row>
          <table:table-cell table:style-name="Table6.A1" office:value-type="string">
            <text:p text:style-name="Table_20_Contents">Typing</text:p>
          </table:table-cell>
          <table:table-cell table:style-name="Table6.A1" office:value-type="string">
            <text:p text:style-name="Table_20_Contents">Static</text:p>
          </table:table-cell>
          <table:table-cell table:style-name="Table6.A1" office:value-type="string">
            <text:p text:style-name="Table_20_Contents">Static</text:p>
          </table:table-cell>
          <table:table-cell table:style-name="Table6.A1" office:value-type="string">
            <text:p text:style-name="Table_20_Contents">Dynamic</text:p>
          </table:table-cell>
        </table:table-row>
        <table:table-row>
          <table:table-cell table:style-name="Table6.A1" office:value-type="string">
            <text:p text:style-name="Table_20_Contents">Type inference</text:p>
          </table:table-cell>
          <table:table-cell table:style-name="Table6.A1" office:value-type="string">
            <text:p text:style-name="Table_20_Contents">Limited</text:p>
          </table:table-cell>
          <table:table-cell table:style-name="Table6.A1" office:value-type="string">
            <text:p text:style-name="Table_20_Contents">Limited</text:p>
          </table:table-cell>
          <table:table-cell table:style-name="Table6.A1" office:value-type="string">
            <text:p text:style-name="Table_20_Contents">Extensive</text:p>
          </table:table-cell>
        </table:table-row>
        <table:table-row>
          <table:table-cell table:style-name="Table6.A1" office:value-type="string">
            <text:p text:style-name="Table_20_Contents">Compile-time safety</text:p>
          </table:table-cell>
          <table:table-cell table:style-name="Table6.A1" office:value-type="string">
            <text:p text:style-name="Table_20_Contents">High</text:p>
          </table:table-cell>
          <table:table-cell table:style-name="Table6.A1" office:value-type="string">
            <text:p text:style-name="Table_20_Contents">High</text:p>
          </table:table-cell>
          <table:table-cell table:style-name="Table6.A1" office:value-type="string">
            <text:p text:style-name="Table_20_Contents">Low</text:p>
          </table:table-cell>
        </table:table-row>
      </table:table>
      <text:p text:style-name="P6">Go detects many errors at compile time while maintaining simple syntax.</text:p>
      <text:p text:style-name="P4"/>
      <text:h text:style-name="P5" text:outline-level="2">7. Object-Oriented Model</text:h>
      <table:table table:name="Table7" table:style-name="Table7">
        <table:table-column table:style-name="Table7.A"/>
        <table:table-column table:style-name="Table7.B" table:number-columns-repeated="2"/>
        <table:table-column table:style-name="Table7.D"/>
        <table:table-header-rows>
          <table:table-row>
            <table:table-cell table:style-name="Table7.A1" office:value-type="string">
              <text:p text:style-name="Table_20_Heading">Aspect</text:p>
            </table:table-cell>
            <table:table-cell table:style-name="Table7.A1" office:value-type="string">
              <text:p text:style-name="Table_20_Heading">Go</text:p>
            </table:table-cell>
            <table:table-cell table:style-name="Table7.A1" office:value-type="string">
              <text:p text:style-name="Table_20_Heading">Java</text:p>
            </table:table-cell>
            <table:table-cell table:style-name="Table7.A1" office:value-type="string">
              <text:p text:style-name="Table_20_Heading">Python</text:p>
            </table:table-cell>
          </table:table-row>
        </table:table-header-rows>
        <table:table-row>
          <table:table-cell table:style-name="Table7.A1" office:value-type="string">
            <text:p text:style-name="Table_20_Contents">Classes</text:p>
          </table:table-cell>
          <table:table-cell table:style-name="Table7.A1" office:value-type="string">
            <text:p text:style-name="Table_20_Contents">No</text:p>
          </table:table-cell>
          <table:table-cell table:style-name="Table7.A1" office:value-type="string">
            <text:p text:style-name="Table_20_Contents">Yes</text:p>
          </table:table-cell>
          <table:table-cell table:style-name="Table7.A1" office:value-type="string">
            <text:p text:style-name="Table_20_Contents">Yes</text:p>
          </table:table-cell>
        </table:table-row>
        <table:table-row>
          <table:table-cell table:style-name="Table7.A1" office:value-type="string">
            <text:p text:style-name="Table_20_Contents">Inheritance</text:p>
          </table:table-cell>
          <table:table-cell table:style-name="Table7.A1" office:value-type="string">
            <text:p text:style-name="Table_20_Contents">No</text:p>
          </table:table-cell>
          <table:table-cell table:style-name="Table7.A1" office:value-type="string">
            <text:p text:style-name="Table_20_Contents">Yes</text:p>
          </table:table-cell>
          <table:table-cell table:style-name="Table7.A1" office:value-type="string">
            <text:p text:style-name="Table_20_Contents">Yes</text:p>
          </table:table-cell>
        </table:table-row>
        <table:table-row>
          <table:table-cell table:style-name="Table7.A1" office:value-type="string">
            <text:p text:style-name="Table_20_Contents">Interfaces</text:p>
          </table:table-cell>
          <table:table-cell table:style-name="Table7.A1" office:value-type="string">
            <text:p text:style-name="Table_20_Contents">Implicit</text:p>
          </table:table-cell>
          <table:table-cell table:style-name="Table7.A1" office:value-type="string">
            <text:p text:style-name="Table_20_Contents">Explicit</text:p>
          </table:table-cell>
          <table:table-cell table:style-name="Table7.A1" office:value-type="string">
            <text:p text:style-name="Table_20_Contents">Dynamic</text:p>
          </table:table-cell>
        </table:table-row>
      </table:table>
      <text:p text:style-name="P6">Go uses composition and interfaces instead of inheritance.</text:p>
      <text:p text:style-name="P4"/>
      <text:h text:style-name="P5" text:outline-level="2">8. Error Handling</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Aspect</text:p>
            </table:table-cell>
            <table:table-cell table:style-name="Table8.A1" office:value-type="string">
              <text:p text:style-name="Table_20_Heading">Go</text:p>
            </table:table-cell>
            <table:table-cell table:style-name="Table8.A1" office:value-type="string">
              <text:p text:style-name="Table_20_Heading">Java</text:p>
            </table:table-cell>
            <table:table-cell table:style-name="Table8.A1" office:value-type="string">
              <text:p text:style-name="Table_20_Heading">Python</text:p>
            </table:table-cell>
          </table:table-row>
        </table:table-header-rows>
        <table:table-row>
          <table:table-cell table:style-name="Table8.A1" office:value-type="string">
            <text:p text:style-name="Table_20_Contents">Error handling</text:p>
          </table:table-cell>
          <table:table-cell table:style-name="Table8.A1" office:value-type="string">
            <text:p text:style-name="Table_20_Contents">Explicit return values</text:p>
          </table:table-cell>
          <table:table-cell table:style-name="Table8.A1" office:value-type="string">
            <text:p text:style-name="Table_20_Contents">Exceptions</text:p>
          </table:table-cell>
          <table:table-cell table:style-name="Table8.A1" office:value-type="string">
            <text:p text:style-name="Table_20_Contents">Exceptions</text:p>
          </table:table-cell>
        </table:table-row>
        <table:table-row>
          <table:table-cell table:style-name="Table8.A1" office:value-type="string">
            <text:p text:style-name="Table_20_Contents">Error visibility</text:p>
          </table:table-cell>
          <table:table-cell table:style-name="Table8.A1" office:value-type="string">
            <text:p text:style-name="Table_20_Contents">Explicit</text:p>
          </table:table-cell>
          <table:table-cell table:style-name="Table8.A1" office:value-type="string">
            <text:p text:style-name="Table_20_Contents">Implicit</text:p>
          </table:table-cell>
          <table:table-cell table:style-name="Table8.A1" office:value-type="string">
            <text:p text:style-name="Table_20_Contents">Implicit</text:p>
          </table:table-cell>
        </table:table-row>
      </table:table>
      <text:p text:style-name="P6">In Go, errors are part of the function’s return signature.</text:p>
      <text:p text:style-name="P4"/>
      <text:h text:style-name="P5" text:outline-level="2"><text:soft-page-break/>9. Ecosystem and Tooling</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Aspect</text:p>
            </table:table-cell>
            <table:table-cell table:style-name="Table9.A1" office:value-type="string">
              <text:p text:style-name="Table_20_Heading">Go</text:p>
            </table:table-cell>
            <table:table-cell table:style-name="Table9.A1" office:value-type="string">
              <text:p text:style-name="Table_20_Heading">Java</text:p>
            </table:table-cell>
            <table:table-cell table:style-name="Table9.A1" office:value-type="string">
              <text:p text:style-name="Table_20_Heading">Python</text:p>
            </table:table-cell>
          </table:table-row>
        </table:table-header-rows>
        <table:table-row>
          <table:table-cell table:style-name="Table9.A1" office:value-type="string">
            <text:p text:style-name="Table_20_Contents">Dependency management</text:p>
          </table:table-cell>
          <table:table-cell table:style-name="Table9.A1" office:value-type="string">
            <text:p text:style-name="Table_20_Contents">Built-in (<text:span text:style-name="Source_20_Text">go mod</text:span>)</text:p>
          </table:table-cell>
          <table:table-cell table:style-name="Table9.A1" office:value-type="string">
            <text:p text:style-name="Table_20_Contents">Maven/Gradle</text:p>
          </table:table-cell>
          <table:table-cell table:style-name="Table9.A1" office:value-type="string">
            <text:p text:style-name="Table_20_Contents">pip/venv</text:p>
          </table:table-cell>
        </table:table-row>
        <table:table-row>
          <table:table-cell table:style-name="Table9.A1" office:value-type="string">
            <text:p text:style-name="Table_20_Contents">Standard library</text:p>
          </table:table-cell>
          <table:table-cell table:style-name="Table9.A1" office:value-type="string">
            <text:p text:style-name="Table_20_Contents">Strong for networking</text:p>
          </table:table-cell>
          <table:table-cell table:style-name="Table9.A1" office:value-type="string">
            <text:p text:style-name="Table_20_Contents">Large enterprise-focused</text:p>
          </table:table-cell>
          <table:table-cell table:style-name="Table9.A1" office:value-type="string">
            <text:p text:style-name="Table_20_Contents">Extensive third-party ecosystem</text:p>
          </table:table-cell>
        </table:table-row>
        <table:table-row>
          <table:table-cell table:style-name="Table9.A1" office:value-type="string">
            <text:p text:style-name="Table_20_Contents">Build tooling</text:p>
          </table:table-cell>
          <table:table-cell table:style-name="Table9.A1" office:value-type="string">
            <text:p text:style-name="Table_20_Contents">Simple</text:p>
          </table:table-cell>
          <table:table-cell table:style-name="Table9.A1" office:value-type="string">
            <text:p text:style-name="Table_20_Contents">Complex</text:p>
          </table:table-cell>
          <table:table-cell table:style-name="Table9.A1" office:value-type="string">
            <text:p text:style-name="Table_20_Contents">Simple</text:p>
          </table:table-cell>
        </table:table-row>
      </table:table>
      <text:p text:style-name="P4"/>
      <text:h text:style-name="P5" text:outline-level="2">10. Typical Use Cases</text:h>
      <table:table table:name="Table10" table:style-name="Table10">
        <table:table-column table:style-name="Table10.A"/>
        <table:table-column table:style-name="Table10.B"/>
        <table:table-header-rows>
          <table:table-row>
            <table:table-cell table:style-name="Table10.A1" office:value-type="string">
              <text:p text:style-name="Table_20_Heading">Language</text:p>
            </table:table-cell>
            <table:table-cell table:style-name="Table10.A1" office:value-type="string">
              <text:p text:style-name="Table_20_Heading">Common Use Cases</text:p>
            </table:table-cell>
          </table:table-row>
        </table:table-header-rows>
        <table:table-row>
          <table:table-cell table:style-name="Table10.A1" office:value-type="string">
            <text:p text:style-name="Table_20_Contents">Go</text:p>
          </table:table-cell>
          <table:table-cell table:style-name="Table10.A1" office:value-type="string">
            <text:p text:style-name="Table_20_Contents">Microservices, cloud systems, networking, infrastructure tools</text:p>
          </table:table-cell>
        </table:table-row>
        <table:table-row>
          <table:table-cell table:style-name="Table10.A1" office:value-type="string">
            <text:p text:style-name="Table_20_Contents">Java</text:p>
          </table:table-cell>
          <table:table-cell table:style-name="Table10.A1" office:value-type="string">
            <text:p text:style-name="Table_20_Contents">Enterprise applications, large-scale systems</text:p>
          </table:table-cell>
        </table:table-row>
        <table:table-row>
          <table:table-cell table:style-name="Table10.A1" office:value-type="string">
            <text:p text:style-name="Table_20_Contents">Python</text:p>
          </table:table-cell>
          <table:table-cell table:style-name="Table10.A1" office:value-type="string">
            <text:p text:style-name="Table_20_Contents">Data science, ML, scripting, automation</text:p>
          </table:table-cell>
        </table:table-row>
      </table:table>
      <text:p text:style-name="P4"/>
      <text:h text:style-name="P5" text:outline-level="2">Exercises</text:h>
      <text:h text:style-name="P7" text:outline-level="3">Concept Exercises</text:h>
      <text:list text:style-name="L2">
        <text:list-item>
          <text:p text:style-name="P8">Implement a basic HTTP server in Go, Java, and Python.</text:p>
        </text:list-item>
        <text:list-item>
          <text:p text:style-name="P8">Create 100,000 concurrent tasks in Go using goroutines.</text:p>
        </text:list-item>
        <text:list-item>
          <text:p text:style-name="P8">Write a CPU-bound multithreaded program in Python and observe execution behavior.</text:p>
        </text:list-item>
      </text:list>
      <text:p text:style-name="P4"/>
      <text:h text:style-name="P7" text:outline-level="3">Mini Project</text:h>
      <text:p text:style-name="P6"><text:span text:style-name="Strong_20_Emphasis">Concurrent URL Checker</text:span></text:p>
      <text:list text:style-name="L3">
        <text:list-item>
          <text:p text:style-name="P9">Input: list of URLs</text:p>
        </text:list-item>
        <text:list-item>
          <text:p text:style-name="P9">Check HTTP status codes concurrently</text:p>
        </text:list-item>
        <text:list-item>
          <text:p text:style-name="P9">Limit concurrency</text:p>
        </text:list-item>
        <text:list-item>
          <text:p text:style-name="P9">Compare execution time and memory usage in Go vs Python</text:p>
        </text:list-item>
      </text:list>
      <text:p text:style-name="P4"/>
      <text:p text:style-name="P10"/>
      <text:h text:style-name="P3" text:outline-level="1">Go vs Node.js</text:h>
      <text:p text:style-name="P4"/>
      <text:h text:style-name="P5" text:outline-level="2"><text:soft-page-break/>1. Language &amp; Runtime Overview</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Aspect</text:p>
            </table:table-cell>
            <table:table-cell table:style-name="Table11.A1" office:value-type="string">
              <text:p text:style-name="Table_20_Heading">Go</text:p>
            </table:table-cell>
            <table:table-cell table:style-name="Table11.A1" office:value-type="string">
              <text:p text:style-name="Table_20_Heading">Node.js</text:p>
            </table:table-cell>
          </table:table-row>
        </table:table-header-rows>
        <table:table-row>
          <table:table-cell table:style-name="Table11.A1" office:value-type="string">
            <text:p text:style-name="Table_20_Contents">Language</text:p>
          </table:table-cell>
          <table:table-cell table:style-name="Table11.A1" office:value-type="string">
            <text:p text:style-name="Table_20_Contents">Go</text:p>
          </table:table-cell>
          <table:table-cell table:style-name="Table11.A1" office:value-type="string">
            <text:p text:style-name="Table_20_Contents">JavaScript</text:p>
          </table:table-cell>
        </table:table-row>
        <table:table-row>
          <table:table-cell table:style-name="Table11.A1" office:value-type="string">
            <text:p text:style-name="Table_20_Contents">Runtime</text:p>
          </table:table-cell>
          <table:table-cell table:style-name="Table11.A1" office:value-type="string">
            <text:p text:style-name="Table_20_Contents">Go runtime</text:p>
          </table:table-cell>
          <table:table-cell table:style-name="Table11.A1" office:value-type="string">
            <text:p text:style-name="Table_20_Contents">V8 JavaScript engine + libuv</text:p>
          </table:table-cell>
        </table:table-row>
        <table:table-row>
          <table:table-cell table:style-name="Table11.A1" office:value-type="string">
            <text:p text:style-name="Table_20_Contents">Execution</text:p>
          </table:table-cell>
          <table:table-cell table:style-name="Table11.A1" office:value-type="string">
            <text:p text:style-name="Table_20_Contents">Compiled native binary</text:p>
          </table:table-cell>
          <table:table-cell table:style-name="Table11.A1" office:value-type="string">
            <text:p text:style-name="Table_20_Contents">JIT-compiled JavaScript</text:p>
          </table:table-cell>
        </table:table-row>
        <table:table-row>
          <table:table-cell table:style-name="Table11.A1" office:value-type="string">
            <text:p text:style-name="Table_20_Contents">Deployment</text:p>
          </table:table-cell>
          <table:table-cell table:style-name="Table11.A1" office:value-type="string">
            <text:p text:style-name="Table_20_Contents">Single static binary</text:p>
          </table:table-cell>
          <table:table-cell table:style-name="Table11.A1" office:value-type="string">
            <text:p text:style-name="Table_20_Contents">Requires Node runtime</text:p>
          </table:table-cell>
        </table:table-row>
      </table:table>
      <text:p text:style-name="P4"/>
      <text:h text:style-name="P5" text:outline-level="2">2. Execution Model</text:h>
      <text:h text:style-name="P7" text:outline-level="3">Go</text:h>
      <text:list text:style-name="L4">
        <text:list-item>
          <text:p text:style-name="P11">Compiled ahead of time into machine code</text:p>
        </text:list-item>
        <text:list-item>
          <text:p text:style-name="P11">Runs directly on OS</text:p>
        </text:list-item>
        <text:list-item>
          <text:p text:style-name="P11">No interpreter or VM dependency</text:p>
        </text:list-item>
        <text:list-item>
          <text:p text:style-name="P11">Predictable startup and execution</text:p>
        </text:list-item>
      </text:list>
      <text:h text:style-name="P7" text:outline-level="3">Node.js</text:h>
      <text:list text:style-name="L5">
        <text:list-item>
          <text:p text:style-name="P12">JavaScript code is JIT-compiled by V8</text:p>
        </text:list-item>
        <text:list-item>
          <text:p text:style-name="P12">Execution happens inside a runtime environment</text:p>
        </text:list-item>
        <text:list-item>
          <text:p text:style-name="P12">Uses Just-In-Time compilation and optimization</text:p>
        </text:list-item>
      </text:list>
      <text:p text:style-name="P6"><text:span text:style-name="Strong_20_Emphasis">Effect</text:span></text:p>
      <text:list text:style-name="L6">
        <text:list-item>
          <text:p text:style-name="P13">Go has faster startup and consistent performance</text:p>
        </text:list-item>
        <text:list-item>
          <text:p text:style-name="P13">Node.js performance depends on runtime optimizations and warm-up</text:p>
        </text:list-item>
      </text:list>
      <text:p text:style-name="P4"/>
      <text:h text:style-name="P5" text:outline-level="2">3. Concurrency Model (Core Difference)</text:h>
      <text:h text:style-name="P7" text:outline-level="3">Go</text:h>
      <text:list text:style-name="L7">
        <text:list-item>
          <text:p text:style-name="P14">Uses <text:span text:style-name="Strong_20_Emphasis">goroutines</text:span></text:p>
        </text:list-item>
        <text:list-item>
          <text:p text:style-name="P14">Goroutines are lightweight, managed by Go runtime</text:p>
        </text:list-item>
        <text:list-item>
          <text:p text:style-name="P14">M:N scheduling (many goroutines → few OS threads)</text:p>
        </text:list-item>
        <text:list-item>
          <text:p text:style-name="P14">True parallelism on multi-core systems</text:p>
        </text:list-item>
      </text:list>
      <text:p text:style-name="P15"><text:span text:style-name="Source_20_Text">go handleRequest()</text:span></text:p>
      <text:h text:style-name="P7" text:outline-level="3">Node.js</text:h>
      <text:list text:style-name="L8">
        <text:list-item>
          <text:p text:style-name="P16">Uses <text:span text:style-name="Strong_20_Emphasis">event loop</text:span></text:p>
        </text:list-item>
        <text:list-item>
          <text:p text:style-name="P16"><text:soft-page-break/>Single main thread</text:p>
        </text:list-item>
        <text:list-item>
          <text:p text:style-name="P16">Non-blocking I/O via callbacks/promises</text:p>
        </text:list-item>
        <text:list-item>
          <text:p text:style-name="P16">Parallelism achieved via async I/O, not threads</text:p>
        </text:list-item>
      </text:list>
      <text:p text:style-name="P15"><text:span text:style-name="Source_20_Text">setTimeout(() =&gt; {}, 0)</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Feature</text:p>
            </table:table-cell>
            <table:table-cell table:style-name="Table12.A1" office:value-type="string">
              <text:p text:style-name="Table_20_Heading">Go</text:p>
            </table:table-cell>
            <table:table-cell table:style-name="Table12.A1" office:value-type="string">
              <text:p text:style-name="Table_20_Heading">Node.js</text:p>
            </table:table-cell>
          </table:table-row>
        </table:table-header-rows>
        <table:table-row>
          <table:table-cell table:style-name="Table12.A1" office:value-type="string">
            <text:p text:style-name="Table_20_Contents">CPU-bound parallelism</text:p>
          </table:table-cell>
          <table:table-cell table:style-name="Table12.A1" office:value-type="string">
            <text:p text:style-name="Table_20_Contents">Yes</text:p>
          </table:table-cell>
          <table:table-cell table:style-name="Table12.A1" office:value-type="string">
            <text:p text:style-name="Table_20_Contents">No</text:p>
          </table:table-cell>
        </table:table-row>
        <table:table-row>
          <table:table-cell table:style-name="Table12.A1" office:value-type="string">
            <text:p text:style-name="Table_20_Contents">I/O concurrency</text:p>
          </table:table-cell>
          <table:table-cell table:style-name="Table12.A1" office:value-type="string">
            <text:p text:style-name="Table_20_Contents">Yes</text:p>
          </table:table-cell>
          <table:table-cell table:style-name="Table12.A1" office:value-type="string">
            <text:p text:style-name="Table_20_Contents">Yes</text:p>
          </table:table-cell>
        </table:table-row>
        <table:table-row>
          <table:table-cell table:style-name="Table12.A1" office:value-type="string">
            <text:p text:style-name="Table_20_Contents">Thread usage</text:p>
          </table:table-cell>
          <table:table-cell table:style-name="Table12.A1" office:value-type="string">
            <text:p text:style-name="Table_20_Contents">Multiple</text:p>
          </table:table-cell>
          <table:table-cell table:style-name="Table12.A1" office:value-type="string">
            <text:p text:style-name="Table_20_Contents">Single main thread</text:p>
          </table:table-cell>
        </table:table-row>
      </table:table>
      <text:p text:style-name="P4"/>
      <text:h text:style-name="P5" text:outline-level="2">4. Event Loop vs Scheduler (Internals)</text:h>
      <text:h text:style-name="P7" text:outline-level="3">Node.js Event Loop</text:h>
      <text:list text:style-name="L9">
        <text:list-item>
          <text:p text:style-name="P17">Based on <text:span text:style-name="Strong_20_Emphasis">libuv</text:span></text:p>
        </text:list-item>
        <text:list-item>
          <text:p text:style-name="P17">Phases:</text:p>
          <text:list>
            <text:list-item>
              <text:p text:style-name="P17">Timers</text:p>
            </text:list-item>
            <text:list-item>
              <text:p text:style-name="P17">I/O callbacks</text:p>
            </text:list-item>
            <text:list-item>
              <text:p text:style-name="P17">Poll</text:p>
            </text:list-item>
            <text:list-item>
              <text:p text:style-name="P17">Check</text:p>
            </text:list-item>
            <text:list-item>
              <text:p text:style-name="P17">Close callbacks</text:p>
            </text:list-item>
          </text:list>
        </text:list-item>
        <text:list-item>
          <text:p text:style-name="P17">Long CPU tasks block entire server</text:p>
        </text:list-item>
      </text:list>
      <text:h text:style-name="P7" text:outline-level="3">Go Scheduler</text:h>
      <text:list text:style-name="L10">
        <text:list-item>
          <text:p text:style-name="P18">Uses G-P-M model:</text:p>
          <text:list>
            <text:list-item>
              <text:p text:style-name="P18">G = goroutine</text:p>
            </text:list-item>
            <text:list-item>
              <text:p text:style-name="P18">P = processor</text:p>
            </text:list-item>
            <text:list-item>
              <text:p text:style-name="P18">M = OS thread</text:p>
            </text:list-item>
          </text:list>
        </text:list-item>
        <text:list-item>
          <text:p text:style-name="P18">Preemptive scheduling</text:p>
        </text:list-item>
        <text:list-item>
          <text:p text:style-name="P18">CPU tasks distributed across cores</text:p>
        </text:list-item>
      </text:list>
      <text:p text:style-name="P6"><text:span text:style-name="Strong_20_Emphasis">Impact</text:span></text:p>
      <text:list text:style-name="L11">
        <text:list-item>
          <text:p text:style-name="P19">Node.js struggles with CPU-heavy work</text:p>
        </text:list-item>
        <text:list-item>
          <text:p text:style-name="P19">Go handles CPU + I/O efficiently</text:p>
        </text:list-item>
      </text:list>
      <text:p text:style-name="P4"/>
      <text:h text:style-name="P5" text:outline-level="2"><text:soft-page-break/>5. Memory Management &amp; Garbage Collectio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Aspect</text:p>
            </table:table-cell>
            <table:table-cell table:style-name="Table13.A1" office:value-type="string">
              <text:p text:style-name="Table_20_Heading">Go</text:p>
            </table:table-cell>
            <table:table-cell table:style-name="Table13.A1" office:value-type="string">
              <text:p text:style-name="Table_20_Heading">Node.js</text:p>
            </table:table-cell>
          </table:table-row>
        </table:table-header-rows>
        <table:table-row>
          <table:table-cell table:style-name="Table13.A1" office:value-type="string">
            <text:p text:style-name="Table_20_Contents">GC</text:p>
          </table:table-cell>
          <table:table-cell table:style-name="Table13.A1" office:value-type="string">
            <text:p text:style-name="Table_20_Contents">Concurrent GC</text:p>
          </table:table-cell>
          <table:table-cell table:style-name="Table13.A1" office:value-type="string">
            <text:p text:style-name="Table_20_Contents">V8 generational GC</text:p>
          </table:table-cell>
        </table:table-row>
        <table:table-row>
          <table:table-cell table:style-name="Table13.A1" office:value-type="string">
            <text:p text:style-name="Table_20_Contents">Latency</text:p>
          </table:table-cell>
          <table:table-cell table:style-name="Table13.A1" office:value-type="string">
            <text:p text:style-name="Table_20_Contents">Low, predictable</text:p>
          </table:table-cell>
          <table:table-cell table:style-name="Table13.A1" office:value-type="string">
            <text:p text:style-name="Table_20_Contents">Can spike</text:p>
          </table:table-cell>
        </table:table-row>
        <table:table-row>
          <table:table-cell table:style-name="Table13.A1" office:value-type="string">
            <text:p text:style-name="Table_20_Contents">Memory footprint</text:p>
          </table:table-cell>
          <table:table-cell table:style-name="Table13.A1" office:value-type="string">
            <text:p text:style-name="Table_20_Contents">Lower</text:p>
          </table:table-cell>
          <table:table-cell table:style-name="Table13.A1" office:value-type="string">
            <text:p text:style-name="Table_20_Contents">Higher</text:p>
          </table:table-cell>
        </table:table-row>
      </table:table>
      <text:p text:style-name="P6">Go GC is optimized for backend services with consistent latency.</text:p>
      <text:p text:style-name="P4"/>
      <text:h text:style-name="P5" text:outline-level="2">6. Error Handling</text:h>
      <text:h text:style-name="P7" text:outline-level="3">Go</text:h>
      <text:list text:style-name="L12">
        <text:list-item>
          <text:p text:style-name="P20">Explicit error handling</text:p>
        </text:list-item>
        <text:list-item>
          <text:p text:style-name="P20">Errors returned as values</text:p>
        </text:list-item>
      </text:list>
      <text:p text:style-name="P15"><text:span text:style-name="Source_20_Text">res, err := doSomething()</text:span></text:p>
      <text:p text:style-name="P21"><text:span text:style-name="Source_20_Text">if err != nil {</text:span></text:p>
      <text:p text:style-name="P21"><text:span text:style-name="Source_20_Text"><text:s text:c="4"/>return err</text:span></text:p>
      <text:p text:style-name="P21"><text:span text:style-name="Source_20_Text">}</text:span></text:p>
      <text:h text:style-name="P7" text:outline-level="3">Node.js</text:h>
      <text:list text:style-name="L13">
        <text:list-item>
          <text:p text:style-name="P22">Exceptions and promise rejections</text:p>
        </text:list-item>
      </text:list>
      <text:p text:style-name="P15"><text:span text:style-name="Source_20_Text">try {</text:span></text:p>
      <text:p text:style-name="P21"><text:span text:style-name="Source_20_Text"><text:s text:c="2"/>await doSomething()</text:span></text:p>
      <text:p text:style-name="P21"><text:span text:style-name="Source_20_Text">} catch (err) {</text:span></text:p>
      <text:p text:style-name="P21"><text:span text:style-name="Source_20_Text">}</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Aspect</text:p>
            </table:table-cell>
            <table:table-cell table:style-name="Table14.A1" office:value-type="string">
              <text:p text:style-name="Table_20_Heading">Go</text:p>
            </table:table-cell>
            <table:table-cell table:style-name="Table14.A1" office:value-type="string">
              <text:p text:style-name="Table_20_Heading">Node.js</text:p>
            </table:table-cell>
          </table:table-row>
        </table:table-header-rows>
        <table:table-row>
          <table:table-cell table:style-name="Table14.A1" office:value-type="string">
            <text:p text:style-name="Table_20_Contents">Error visibility</text:p>
          </table:table-cell>
          <table:table-cell table:style-name="Table14.A1" office:value-type="string">
            <text:p text:style-name="Table_20_Contents">Explicit</text:p>
          </table:table-cell>
          <table:table-cell table:style-name="Table14.A1" office:value-type="string">
            <text:p text:style-name="Table_20_Contents">Implicit</text:p>
          </table:table-cell>
        </table:table-row>
        <table:table-row>
          <table:table-cell table:style-name="Table14.A1" office:value-type="string">
            <text:p text:style-name="Table_20_Contents">Control flow</text:p>
          </table:table-cell>
          <table:table-cell table:style-name="Table14.A1" office:value-type="string">
            <text:p text:style-name="Table_20_Contents">Linear</text:p>
          </table:table-cell>
          <table:table-cell table:style-name="Table14.A1" office:value-type="string">
            <text:p text:style-name="Table_20_Contents">Can be hidden</text:p>
          </table:table-cell>
        </table:table-row>
      </table:table>
      <text:p text:style-name="P4"/>
      <text:h text:style-name="P5" text:outline-level="2">7. Type System</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Aspect</text:p>
            </table:table-cell>
            <table:table-cell table:style-name="Table15.A1" office:value-type="string">
              <text:p text:style-name="Table_20_Heading">Go</text:p>
            </table:table-cell>
            <table:table-cell table:style-name="Table15.A1" office:value-type="string">
              <text:p text:style-name="Table_20_Heading">Node.js</text:p>
            </table:table-cell>
          </table:table-row>
        </table:table-header-rows>
        <table:table-row>
          <table:table-cell table:style-name="Table15.A1" office:value-type="string">
            <text:p text:style-name="Table_20_Contents">Typing</text:p>
          </table:table-cell>
          <table:table-cell table:style-name="Table15.A1" office:value-type="string">
            <text:p text:style-name="Table_20_Contents">Static</text:p>
          </table:table-cell>
          <table:table-cell table:style-name="Table15.A1" office:value-type="string">
            <text:p text:style-name="Table_20_Contents">Dynamic (or TypeScript)</text:p>
          </table:table-cell>
        </table:table-row>
        <table:table-row>
          <table:table-cell table:style-name="Table15.A1" office:value-type="string">
            <text:p text:style-name="Table_20_Contents">Compile-time checks</text:p>
          </table:table-cell>
          <table:table-cell table:style-name="Table15.A1" office:value-type="string">
            <text:p text:style-name="Table_20_Contents">Yes</text:p>
          </table:table-cell>
          <table:table-cell table:style-name="Table15.A1" office:value-type="string">
            <text:p text:style-name="Table_20_Contents">No (JS), Yes (TS)</text:p>
          </table:table-cell>
        </table:table-row>
        <table:table-row>
          <table:table-cell table:style-name="Table15.A1" office:value-type="string">
            <text:p text:style-name="Table_20_Contents">Runtime type errors</text:p>
          </table:table-cell>
          <table:table-cell table:style-name="Table15.A1" office:value-type="string">
            <text:p text:style-name="Table_20_Contents">Rare</text:p>
          </table:table-cell>
          <table:table-cell table:style-name="Table15.A1" office:value-type="string">
            <text:p text:style-name="Table_20_Contents">Common</text:p>
          </table:table-cell>
        </table:table-row>
      </table:table>
      <text:p text:style-name="P6">Go catches more errors before execution.</text:p>
      <text:p text:style-name="P4"/>
      <text:h text:style-name="P5" text:outline-level="2"><text:soft-page-break/>8. Performance Characteristic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Area</text:p>
            </table:table-cell>
            <table:table-cell table:style-name="Table16.A1" office:value-type="string">
              <text:p text:style-name="Table_20_Heading">Go</text:p>
            </table:table-cell>
            <table:table-cell table:style-name="Table16.A1" office:value-type="string">
              <text:p text:style-name="Table_20_Heading">Node.js</text:p>
            </table:table-cell>
          </table:table-row>
        </table:table-header-rows>
        <table:table-row>
          <table:table-cell table:style-name="Table16.A1" office:value-type="string">
            <text:p text:style-name="Table_20_Contents">CPU-bound tasks</text:p>
          </table:table-cell>
          <table:table-cell table:style-name="Table16.A1" office:value-type="string">
            <text:p text:style-name="Table_20_Contents">Excellent</text:p>
          </table:table-cell>
          <table:table-cell table:style-name="Table16.A1" office:value-type="string">
            <text:p text:style-name="Table_20_Contents">Poor</text:p>
          </table:table-cell>
        </table:table-row>
        <table:table-row>
          <table:table-cell table:style-name="Table16.A1" office:value-type="string">
            <text:p text:style-name="Table_20_Contents">I/O-bound tasks</text:p>
          </table:table-cell>
          <table:table-cell table:style-name="Table16.A1" office:value-type="string">
            <text:p text:style-name="Table_20_Contents">Excellent</text:p>
          </table:table-cell>
          <table:table-cell table:style-name="Table16.A1" office:value-type="string">
            <text:p text:style-name="Table_20_Contents">Excellent</text:p>
          </table:table-cell>
        </table:table-row>
        <table:table-row>
          <table:table-cell table:style-name="Table16.A1" office:value-type="string">
            <text:p text:style-name="Table_20_Contents">Memory efficiency</text:p>
          </table:table-cell>
          <table:table-cell table:style-name="Table16.A1" office:value-type="string">
            <text:p text:style-name="Table_20_Contents">High</text:p>
          </table:table-cell>
          <table:table-cell table:style-name="Table16.A1" office:value-type="string">
            <text:p text:style-name="Table_20_Contents">Medium</text:p>
          </table:table-cell>
        </table:table-row>
        <table:table-row>
          <table:table-cell table:style-name="Table16.A1" office:value-type="string">
            <text:p text:style-name="Table_20_Contents">Latency predictability</text:p>
          </table:table-cell>
          <table:table-cell table:style-name="Table16.A1" office:value-type="string">
            <text:p text:style-name="Table_20_Contents">High</text:p>
          </table:table-cell>
          <table:table-cell table:style-name="Table16.A1" office:value-type="string">
            <text:p text:style-name="Table_20_Contents">Medium</text:p>
          </table:table-cell>
        </table:table-row>
      </table:table>
      <text:p text:style-name="P4"/>
      <text:h text:style-name="P5" text:outline-level="2">9. Scalability Model</text:h>
      <text:h text:style-name="P7" text:outline-level="3">Go</text:h>
      <text:list text:style-name="L14">
        <text:list-item>
          <text:p text:style-name="P23">Scale vertically (multi-core)</text:p>
        </text:list-item>
        <text:list-item>
          <text:p text:style-name="P23">One process handles many requests</text:p>
        </text:list-item>
        <text:list-item>
          <text:p text:style-name="P23">Fewer instances needed</text:p>
        </text:list-item>
      </text:list>
      <text:h text:style-name="P7" text:outline-level="3">Node.js</text:h>
      <text:list text:style-name="L15">
        <text:list-item>
          <text:p text:style-name="P24">Scale horizontally</text:p>
        </text:list-item>
        <text:list-item>
          <text:p text:style-name="P24">Cluster mode or load balancer</text:p>
        </text:list-item>
        <text:list-item>
          <text:p text:style-name="P24">Multiple processes needed for CPU utilization</text:p>
        </text:list-item>
      </text:list>
      <text:p text:style-name="P4"/>
      <text:h text:style-name="P5" text:outline-level="2">10. Ecosystem &amp; Tooling</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Aspect</text:p>
            </table:table-cell>
            <table:table-cell table:style-name="Table17.A1" office:value-type="string">
              <text:p text:style-name="Table_20_Heading">Go</text:p>
            </table:table-cell>
            <table:table-cell table:style-name="Table17.A1" office:value-type="string">
              <text:p text:style-name="Table_20_Heading">Node.js</text:p>
            </table:table-cell>
          </table:table-row>
        </table:table-header-rows>
        <table:table-row>
          <table:table-cell table:style-name="Table17.A1" office:value-type="string">
            <text:p text:style-name="Table_20_Contents">Package manager</text:p>
          </table:table-cell>
          <table:table-cell table:style-name="Table17.A1" office:value-type="string">
            <text:p text:style-name="Table_20_Contents">go mod</text:p>
          </table:table-cell>
          <table:table-cell table:style-name="Table17.A1" office:value-type="string">
            <text:p text:style-name="Table_20_Contents">npm / yarn</text:p>
          </table:table-cell>
        </table:table-row>
        <table:table-row>
          <table:table-cell table:style-name="Table17.A1" office:value-type="string">
            <text:p text:style-name="Table_20_Contents">Standard library</text:p>
          </table:table-cell>
          <table:table-cell table:style-name="Table17.A1" office:value-type="string">
            <text:p text:style-name="Table_20_Contents">Strong for networking</text:p>
          </table:table-cell>
          <table:table-cell table:style-name="Table17.A1" office:value-type="string">
            <text:p text:style-name="Table_20_Contents">Moderate</text:p>
          </table:table-cell>
        </table:table-row>
        <table:table-row>
          <table:table-cell table:style-name="Table17.A1" office:value-type="string">
            <text:p text:style-name="Table_20_Contents">Framework dependency</text:p>
          </table:table-cell>
          <table:table-cell table:style-name="Table17.A1" office:value-type="string">
            <text:p text:style-name="Table_20_Contents">Low</text:p>
          </table:table-cell>
          <table:table-cell table:style-name="Table17.A1" office:value-type="string">
            <text:p text:style-name="Table_20_Contents">High</text:p>
          </table:table-cell>
        </table:table-row>
      </table:table>
      <text:p text:style-name="P6">Node.js relies heavily on third-party packages.</text:p>
      <text:p text:style-name="P4"/>
      <text:h text:style-name="P5" text:outline-level="2">11. Typical Use Cases</text:h>
      <table:table table:name="Table18" table:style-name="Table18">
        <table:table-column table:style-name="Table18.A"/>
        <table:table-column table:style-name="Table18.B"/>
        <table:table-header-rows>
          <table:table-row>
            <table:table-cell table:style-name="Table18.A1" office:value-type="string">
              <text:p text:style-name="Table_20_Heading">Use Case</text:p>
            </table:table-cell>
            <table:table-cell table:style-name="Table18.A1" office:value-type="string">
              <text:p text:style-name="Table_20_Heading">Better Choice</text:p>
            </table:table-cell>
          </table:table-row>
        </table:table-header-rows>
        <table:table-row>
          <table:table-cell table:style-name="Table18.A1" office:value-type="string">
            <text:p text:style-name="Table_20_Contents">High-throughput APIs</text:p>
          </table:table-cell>
          <table:table-cell table:style-name="Table18.A1" office:value-type="string">
            <text:p text:style-name="Table_20_Contents">Go</text:p>
          </table:table-cell>
        </table:table-row>
        <table:table-row>
          <table:table-cell table:style-name="Table18.A1" office:value-type="string">
            <text:p text:style-name="Table_20_Contents">CPU-intensive services</text:p>
          </table:table-cell>
          <table:table-cell table:style-name="Table18.A1" office:value-type="string">
            <text:p text:style-name="Table_20_Contents">Go</text:p>
          </table:table-cell>
        </table:table-row>
        <table:table-row>
          <table:table-cell table:style-name="Table18.A1" office:value-type="string">
            <text:p text:style-name="Table_20_Contents">Real-time apps (chat)</text:p>
          </table:table-cell>
          <table:table-cell table:style-name="Table18.A1" office:value-type="string">
            <text:p text:style-name="Table_20_Contents">Node.js</text:p>
          </table:table-cell>
        </table:table-row>
        <table:table-row>
          <table:table-cell table:style-name="Table18.A1" office:value-type="string">
            <text:p text:style-name="Table_20_Contents">Rapid MVP</text:p>
          </table:table-cell>
          <table:table-cell table:style-name="Table18.A1" office:value-type="string">
            <text:p text:style-name="Table_20_Contents">Node.js</text:p>
          </table:table-cell>
        </table:table-row>
        <table:table-row>
          <table:table-cell table:style-name="Table18.A1" office:value-type="string">
            <text:p text:style-name="Table_20_Contents">Infrastructure tools</text:p>
          </table:table-cell>
          <table:table-cell table:style-name="Table18.A1" office:value-type="string">
            <text:p text:style-name="Table_20_Contents">Go</text:p>
          </table:table-cell>
        </table:table-row>
      </table:table>
      <text:p text:style-name="P4"/>
      <text:h text:style-name="P5" text:outline-level="2"><text:soft-page-break/>12. Limitations</text:h>
      <text:h text:style-name="P7" text:outline-level="3">Go</text:h>
      <text:list text:style-name="L16">
        <text:list-item>
          <text:p text:style-name="P25">Smaller ecosystem</text:p>
        </text:list-item>
        <text:list-item>
          <text:p text:style-name="P25">Less suitable for frontend or scripting</text:p>
        </text:list-item>
        <text:list-item>
          <text:p text:style-name="P25">Verbose error handling</text:p>
        </text:list-item>
      </text:list>
      <text:h text:style-name="P7" text:outline-level="3">Node.js</text:h>
      <text:list text:style-name="L17">
        <text:list-item>
          <text:p text:style-name="P26">Single-threaded bottleneck</text:p>
        </text:list-item>
        <text:list-item>
          <text:p text:style-name="P26">Runtime errors common</text:p>
        </text:list-item>
        <text:list-item>
          <text:p text:style-name="P26">Performance drops under CPU load</text:p>
        </text:list-item>
      </text:list>
      <text:p text:style-name="P4"/>
      <text:h text:style-name="P5" text:outline-level="2">Exercises</text:h>
      <text:h text:style-name="P7" text:outline-level="3">Concept Exercises</text:h>
      <text:list text:style-name="L18">
        <text:list-item>
          <text:p text:style-name="P27">Write a CPU-bound loop (prime calculation) in:</text:p>
          <text:list>
            <text:list-item>
              <text:p text:style-name="P27">Go (goroutines)</text:p>
            </text:list-item>
            <text:list-item>
              <text:p text:style-name="P27">Node.js (single thread)<text:line-break/>Measure execution time.</text:p>
            </text:list-item>
          </text:list>
        </text:list-item>
        <text:list-item>
          <text:p text:style-name="P27">Build an HTTP server handling 50k concurrent requests.</text:p>
        </text:list-item>
        <text:list-item>
          <text:p text:style-name="P27">Simulate blocking code in Node.js and observe server behavior.</text:p>
        </text:list-item>
      </text:list>
      <text:p text:style-name="P4"/>
      <text:h text:style-name="P7" text:outline-level="3">Mini Project</text:h>
      <text:p text:style-name="P6"><text:span text:style-name="Strong_20_Emphasis">Concurrent Log Processor</text:span></text:p>
      <text:p text:style-name="P6">Requirements:</text:p>
      <text:list text:style-name="L19">
        <text:list-item>
          <text:p text:style-name="P28">Read large log file</text:p>
        </text:list-item>
        <text:list-item>
          <text:p text:style-name="P28">Parse lines</text:p>
        </text:list-item>
        <text:list-item>
          <text:p text:style-name="P28">Aggregate statistics</text:p>
        </text:list-item>
        <text:list-item>
          <text:p text:style-name="P28">Output JSON</text:p>
        </text:list-item>
      </text:list>
      <text:p text:style-name="P6">Implement:</text:p>
      <text:list text:style-name="L20">
        <text:list-item>
          <text:p text:style-name="P29">Go version using goroutines</text:p>
        </text:list-item>
        <text:list-item>
          <text:p text:style-name="P29">Node.js version using async streams</text:p>
        </text:list-item>
      </text:list>
      <text:p text:style-name="P6"><text:soft-page-break/>Compare:</text:p>
      <text:list text:style-name="L21">
        <text:list-item>
          <text:p text:style-name="P30">Execution time</text:p>
        </text:list-item>
        <text:list-item>
          <text:p text:style-name="P30">CPU usage</text:p>
        </text:list-item>
        <text:list-item>
          <text:p text:style-name="P30">Memory usage</text:p>
        </text:list-item>
      </text:list>
      <text:p text:style-name="P4"/>
      <text:h text:style-name="P5" text:outline-level="2">Short Interview-Safe Summary</text:h>
      <text:list text:style-name="L22">
        <text:list-item>
          <text:p text:style-name="P31">Go provides true parallelism with goroutines and native binaries.</text:p>
        </text:list-item>
        <text:list-item>
          <text:p text:style-name="P31">Node.js uses an event-driven single-threaded model optimized for I/O.</text:p>
        </text:list-item>
        <text:list-item>
          <text:p text:style-name="P31">Go is better for CPU-heavy and high-scale backend services.</text:p>
        </text:list-item>
        <text:list-item>
          <text:p text:style-name="P31">Node.js is better for rapid development and I/O-centric applications.</text:p>
        </text:list-item>
      </text:list>
      <text:p text:style-name="P4"/>
      <text:p text:style-name="P6">Next good follow-ups:</text:p>
      <text:list text:style-name="L23">
        <text:list-item>
          <text:p text:style-name="P32">Goroutines vs Event Loop (deep dive)</text:p>
        </text:list-item>
        <text:list-item>
          <text:p text:style-name="P32">Node.js cluster vs Go scheduler</text:p>
        </text:list-item>
        <text:list-item>
          <text:p text:style-name="P32">Why Node fails for CPU tasks</text:p>
        </text:list-item>
        <text:list-item>
          <text:p text:style-name="P32">Go vs Node for microservices</text:p>
        </text:list-item>
      </text:list>
      <text:p text:style-name="P6">Send the next question.</text:p>
      <text:p text:style-name="P6"/>
      <text:h text:style-name="P33" text:outline-level="1">Advantages of Go over Node.js</text:h>
      <text:p text:style-name="P34">and</text:p>
      <text:h text:style-name="P35" text:outline-level="1">Why Startups Choose Go</text:h>
      <text:p text:style-name="P36"/>
      <text:h text:style-name="P37" text:outline-level="2">1. Execution and Deployment Advantages</text:h>
      <text:h text:style-name="P38" text:outline-level="3">Go</text:h>
      <text:list text:style-name="L24">
        <text:list-item>
          <text:p text:style-name="P39">Compiles into a <text:span text:style-name="Strong_20_Emphasis">single native binary</text:span></text:p>
        </text:list-item>
        <text:list-item>
          <text:p text:style-name="P39">No runtime dependency</text:p>
        </text:list-item>
        <text:list-item>
          <text:p text:style-name="P39">Same binary runs across environments</text:p>
        </text:list-item>
      </text:list>
      <text:h text:style-name="P38" text:outline-level="3"><text:soft-page-break/>Node.js</text:h>
      <text:list text:style-name="L25">
        <text:list-item>
          <text:p text:style-name="P40">Requires Node runtime</text:p>
        </text:list-item>
        <text:list-item>
          <text:p text:style-name="P40">Dependency on <text:span text:style-name="Source_20_Text">node_modules</text:span></text:p>
        </text:list-item>
        <text:list-item>
          <text:p text:style-name="P40">Environment mismatches are common</text:p>
        </text:list-item>
      </text:list>
      <text:p text:style-name="P34"><text:span text:style-name="Strong_20_Emphasis">Effect</text:span></text:p>
      <text:list text:style-name="L26">
        <text:list-item>
          <text:p text:style-name="P41">Faster CI/CD</text:p>
        </text:list-item>
        <text:list-item>
          <text:p text:style-name="P41">Smaller Docker images</text:p>
        </text:list-item>
        <text:list-item>
          <text:p text:style-name="P41">Simpler production deployment</text:p>
        </text:list-item>
      </text:list>
      <text:p text:style-name="P36"/>
      <text:h text:style-name="P37" text:outline-level="2">2. Concurrency and Parallelism</text:h>
      <text:h text:style-name="P38" text:outline-level="3">Go</text:h>
      <text:list text:style-name="L27">
        <text:list-item>
          <text:p text:style-name="P42">Goroutines enable <text:span text:style-name="Strong_20_Emphasis">true parallelism</text:span></text:p>
        </text:list-item>
        <text:list-item>
          <text:p text:style-name="P42">Efficient use of multi-core CPUs</text:p>
        </text:list-item>
        <text:list-item>
          <text:p text:style-name="P42">Scheduler distributes work automatically</text:p>
        </text:list-item>
      </text:list>
      <text:h text:style-name="P38" text:outline-level="3">Node.js</text:h>
      <text:list text:style-name="L28">
        <text:list-item>
          <text:p text:style-name="P43">Single-threaded event loop</text:p>
        </text:list-item>
        <text:list-item>
          <text:p text:style-name="P43">Parallelism only via worker threads or clustering</text:p>
        </text:list-item>
        <text:list-item>
          <text:p text:style-name="P43">CPU-bound tasks block the event loop</text:p>
        </text:list-item>
      </text:list>
      <text:p text:style-name="P34"><text:span text:style-name="Strong_20_Emphasis">Effect</text:span></text:p>
      <text:list text:style-name="L29">
        <text:list-item>
          <text:p text:style-name="P44">Go handles CPU + I/O workloads in one process</text:p>
        </text:list-item>
        <text:list-item>
          <text:p text:style-name="P44">Node requires multiple processes for CPU scaling</text:p>
        </text:list-item>
      </text:list>
      <text:p text:style-name="P36"/>
      <text:h text:style-name="P37" text:outline-level="2">3. Performance Predictability</text:h>
      <text:h text:style-name="P38" text:outline-level="3">Go</text:h>
      <text:list text:style-name="L30">
        <text:list-item>
          <text:p text:style-name="P45">Ahead-of-time compilation</text:p>
        </text:list-item>
        <text:list-item>
          <text:p text:style-name="P45">Stable latency</text:p>
        </text:list-item>
        <text:list-item>
          <text:p text:style-name="P45">Low GC pause times</text:p>
        </text:list-item>
      </text:list>
      <text:h text:style-name="P38" text:outline-level="3">Node.js</text:h>
      <text:list text:style-name="L31">
        <text:list-item>
          <text:p text:style-name="P46">JIT compilation</text:p>
        </text:list-item>
        <text:list-item>
          <text:p text:style-name="P46"><text:soft-page-break/>Performance varies with warm-up</text:p>
        </text:list-item>
        <text:list-item>
          <text:p text:style-name="P46">GC pauses can cause latency spikes</text:p>
        </text:list-item>
      </text:list>
      <text:p text:style-name="P34"><text:span text:style-name="Strong_20_Emphasis">Effect</text:span></text:p>
      <text:list text:style-name="L32">
        <text:list-item>
          <text:p text:style-name="P47">Go is preferred for latency-sensitive services</text:p>
        </text:list-item>
      </text:list>
      <text:p text:style-name="P36"/>
      <text:h text:style-name="P37" text:outline-level="2">4. Resource Efficiency</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Resource</text:p>
            </table:table-cell>
            <table:table-cell table:style-name="Table19.A1" office:value-type="string">
              <text:p text:style-name="Table_20_Heading">Go</text:p>
            </table:table-cell>
            <table:table-cell table:style-name="Table19.A1" office:value-type="string">
              <text:p text:style-name="Table_20_Heading">Node.js</text:p>
            </table:table-cell>
          </table:table-row>
        </table:table-header-rows>
        <table:table-row>
          <table:table-cell table:style-name="Table19.A1" office:value-type="string">
            <text:p text:style-name="Table_20_Contents">Memory usage</text:p>
          </table:table-cell>
          <table:table-cell table:style-name="Table19.A1" office:value-type="string">
            <text:p text:style-name="Table_20_Contents">Lower</text:p>
          </table:table-cell>
          <table:table-cell table:style-name="Table19.A1" office:value-type="string">
            <text:p text:style-name="Table_20_Contents">Higher</text:p>
          </table:table-cell>
        </table:table-row>
        <table:table-row>
          <table:table-cell table:style-name="Table19.A1" office:value-type="string">
            <text:p text:style-name="Table_20_Contents">CPU usage</text:p>
          </table:table-cell>
          <table:table-cell table:style-name="Table19.A1" office:value-type="string">
            <text:p text:style-name="Table_20_Contents">Efficient</text:p>
          </table:table-cell>
          <table:table-cell table:style-name="Table19.A1" office:value-type="string">
            <text:p text:style-name="Table_20_Contents">Higher overhead</text:p>
          </table:table-cell>
        </table:table-row>
        <table:table-row>
          <table:table-cell table:style-name="Table19.A1" office:value-type="string">
            <text:p text:style-name="Table_20_Contents">Idle footprint</text:p>
          </table:table-cell>
          <table:table-cell table:style-name="Table19.A1" office:value-type="string">
            <text:p text:style-name="Table_20_Contents">Small</text:p>
          </table:table-cell>
          <table:table-cell table:style-name="Table19.A1" office:value-type="string">
            <text:p text:style-name="Table_20_Contents">Large</text:p>
          </table:table-cell>
        </table:table-row>
      </table:table>
      <text:p text:style-name="P34"><text:span text:style-name="Strong_20_Emphasis">Effect</text:span></text:p>
      <text:list text:style-name="L33">
        <text:list-item>
          <text:p text:style-name="P48">More requests per server</text:p>
        </text:list-item>
        <text:list-item>
          <text:p text:style-name="P48">Lower infrastructure cost</text:p>
        </text:list-item>
      </text:list>
      <text:p text:style-name="P36"/>
      <text:h text:style-name="P37" text:outline-level="2">5. Concurrency Safety</text:h>
      <text:h text:style-name="P38" text:outline-level="3">Go</text:h>
      <text:list text:style-name="L34">
        <text:list-item>
          <text:p text:style-name="P49">Race detector (<text:span text:style-name="Source_20_Text">go run -race</text:span>)</text:p>
        </text:list-item>
        <text:list-item>
          <text:p text:style-name="P49">Channels for safe communication</text:p>
        </text:list-item>
        <text:list-item>
          <text:p text:style-name="P49">Immutable-by-default patterns encouraged</text:p>
        </text:list-item>
      </text:list>
      <text:h text:style-name="P38" text:outline-level="3">Node.js</text:h>
      <text:list text:style-name="L35">
        <text:list-item>
          <text:p text:style-name="P50">Shared state through closures</text:p>
        </text:list-item>
        <text:list-item>
          <text:p text:style-name="P50">Async bugs hard to detect</text:p>
        </text:list-item>
        <text:list-item>
          <text:p text:style-name="P50">Race conditions appear via callbacks/promises</text:p>
        </text:list-item>
      </text:list>
      <text:p text:style-name="P34"><text:span text:style-name="Strong_20_Emphasis">Effect</text:span></text:p>
      <text:list text:style-name="L36">
        <text:list-item>
          <text:p text:style-name="P51">Go programs are easier to reason about under load</text:p>
        </text:list-item>
      </text:list>
      <text:p text:style-name="P36"/>
      <text:h text:style-name="P37" text:outline-level="2">6. Simpler Failure Handling</text:h>
      <text:h text:style-name="P38" text:outline-level="3">Go</text:h>
      <text:list text:style-name="L37">
        <text:list-item>
          <text:p text:style-name="P52">Errors are explicit</text:p>
        </text:list-item>
        <text:list-item>
          <text:p text:style-name="P52">No hidden async exception propagation</text:p>
        </text:list-item>
      </text:list>
      <text:h text:style-name="P38" text:outline-level="3"><text:soft-page-break/>Node.js</text:h>
      <text:list text:style-name="L38">
        <text:list-item>
          <text:p text:style-name="P53">Promise rejection chains</text:p>
        </text:list-item>
        <text:list-item>
          <text:p text:style-name="P53">Errors may surface far from origin</text:p>
        </text:list-item>
      </text:list>
      <text:p text:style-name="P34"><text:span text:style-name="Strong_20_Emphasis">Effect</text:span></text:p>
      <text:list text:style-name="L39">
        <text:list-item>
          <text:p text:style-name="P54">Easier debugging in production</text:p>
        </text:list-item>
      </text:list>
      <text:p text:style-name="P36"/>
      <text:h text:style-name="P37" text:outline-level="2">7. Scaling Model</text:h>
      <text:h text:style-name="P38" text:outline-level="3">Go</text:h>
      <text:list text:style-name="L40">
        <text:list-item>
          <text:p text:style-name="P55">Vertical scaling (one process, many cores)</text:p>
        </text:list-item>
        <text:list-item>
          <text:p text:style-name="P55">Horizontal scaling optional</text:p>
        </text:list-item>
      </text:list>
      <text:h text:style-name="P38" text:outline-level="3">Node.js</text:h>
      <text:list text:style-name="L41">
        <text:list-item>
          <text:p text:style-name="P56">Horizontal scaling mandatory for CPU use</text:p>
        </text:list-item>
        <text:list-item>
          <text:p text:style-name="P56">Requires cluster/load balancer</text:p>
        </text:list-item>
      </text:list>
      <text:p text:style-name="P34"><text:span text:style-name="Strong_20_Emphasis">Effect</text:span></text:p>
      <text:list text:style-name="L42">
        <text:list-item>
          <text:p text:style-name="P57">Fewer moving parts in Go systems</text:p>
        </text:list-item>
      </text:list>
      <text:p text:style-name="P36"/>
      <text:h text:style-name="P37" text:outline-level="2">8. Standard Library Strength</text:h>
      <text:h text:style-name="P38" text:outline-level="3">Go</text:h>
      <text:list text:style-name="L43">
        <text:list-item>
          <text:p text:style-name="P58">Built-in HTTP server</text:p>
        </text:list-item>
        <text:list-item>
          <text:p text:style-name="P58">Native JSON, TLS, crypto, profiling</text:p>
        </text:list-item>
      </text:list>
      <text:h text:style-name="P38" text:outline-level="3">Node.js</text:h>
      <text:list text:style-name="L44">
        <text:list-item>
          <text:p text:style-name="P59">Depends heavily on third-party packages</text:p>
        </text:list-item>
      </text:list>
      <text:p text:style-name="P34"><text:span text:style-name="Strong_20_Emphasis">Effect</text:span></text:p>
      <text:list text:style-name="L45">
        <text:list-item>
          <text:p text:style-name="P60">Reduced dependency risk</text:p>
        </text:list-item>
        <text:list-item>
          <text:p text:style-name="P60">Fewer supply-chain issues</text:p>
        </text:list-item>
      </text:list>
      <text:p text:style-name="P36"/>
      <text:h text:style-name="P37" text:outline-level="2">9. Codebase Maintainability</text:h>
      <text:h text:style-name="P38" text:outline-level="3">Go</text:h>
      <text:list text:style-name="L46">
        <text:list-item>
          <text:p text:style-name="P61">Strict formatting (<text:span text:style-name="Source_20_Text">gofmt</text:span>)</text:p>
        </text:list-item>
        <text:list-item>
          <text:p text:style-name="P61"><text:soft-page-break/>Small language surface</text:p>
        </text:list-item>
        <text:list-item>
          <text:p text:style-name="P61">Consistent code style</text:p>
        </text:list-item>
      </text:list>
      <text:h text:style-name="P38" text:outline-level="3">Node.js</text:h>
      <text:list text:style-name="L47">
        <text:list-item>
          <text:p text:style-name="P62">Multiple styles</text:p>
        </text:list-item>
        <text:list-item>
          <text:p text:style-name="P62">Heavy framework influence</text:p>
        </text:list-item>
      </text:list>
      <text:p text:style-name="P34"><text:span text:style-name="Strong_20_Emphasis">Effect</text:span></text:p>
      <text:list text:style-name="L48">
        <text:list-item>
          <text:p text:style-name="P63">Faster onboarding</text:p>
        </text:list-item>
        <text:list-item>
          <text:p text:style-name="P63">Less architectural drift</text:p>
        </text:list-item>
      </text:list>
      <text:p text:style-name="P36"/>
      <text:h text:style-name="P37" text:outline-level="2">10. Observability and Debugging</text:h>
      <text:h text:style-name="P38" text:outline-level="3">Go</text:h>
      <text:list text:style-name="L49">
        <text:list-item>
          <text:p text:style-name="P64">Built-in profiler (<text:span text:style-name="Source_20_Text">pprof</text:span>)</text:p>
        </text:list-item>
        <text:list-item>
          <text:p text:style-name="P64">Tracing and metrics supported natively</text:p>
        </text:list-item>
      </text:list>
      <text:h text:style-name="P38" text:outline-level="3">Node.js</text:h>
      <text:list text:style-name="L50">
        <text:list-item>
          <text:p text:style-name="P65">Requires external tooling</text:p>
        </text:list-item>
        <text:list-item>
          <text:p text:style-name="P65">Harder CPU profiling</text:p>
        </text:list-item>
      </text:list>
      <text:p text:style-name="P34"><text:span text:style-name="Strong_20_Emphasis">Effect</text:span></text:p>
      <text:list text:style-name="L51">
        <text:list-item>
          <text:p text:style-name="P66">Faster performance diagnosis</text:p>
        </text:list-item>
      </text:list>
      <text:p text:style-name="P36"/>
      <text:h text:style-name="P37" text:outline-level="2">11. Why Startups Choose Go (Engineering Reasons)</text:h>
      <text:list text:style-name="L52">
        <text:list-item>
          <text:p text:style-name="P67"><text:span text:style-name="Strong_20_Emphasis">Lower infrastructure cost</text:span></text:p>
        </text:list-item>
        <text:list-item>
          <text:p text:style-name="P67"><text:span text:style-name="Strong_20_Emphasis">Handles growth without rewriting</text:span></text:p>
        </text:list-item>
        <text:list-item>
          <text:p text:style-name="P67"><text:span text:style-name="Strong_20_Emphasis">Fewer production incidents</text:span></text:p>
        </text:list-item>
        <text:list-item>
          <text:p text:style-name="P67"><text:span text:style-name="Strong_20_Emphasis">Smaller teams can manage backend</text:span></text:p>
        </text:list-item>
        <text:list-item>
          <text:p text:style-name="P67"><text:span text:style-name="Strong_20_Emphasis">Faster cold starts</text:span></text:p>
        </text:list-item>
        <text:list-item>
          <text:p text:style-name="P67"><text:span text:style-name="Strong_20_Emphasis">Easier containerization</text:span></text:p>
        </text:list-item>
        <text:list-item>
          <text:p text:style-name="P67"><text:span text:style-name="Strong_20_Emphasis">Strong support for microservices</text:span></text:p>
        </text:list-item>
      </text:list>
      <text:p text:style-name="P36"/>
      <text:h text:style-name="P37" text:outline-level="2"><text:soft-page-break/>12. Where Node.js Still Wins</text:h>
      <text:list text:style-name="L53">
        <text:list-item>
          <text:p text:style-name="P68">Rapid prototyping</text:p>
        </text:list-item>
        <text:list-item>
          <text:p text:style-name="P68">Frontend + backend with one language</text:p>
        </text:list-item>
        <text:list-item>
          <text:p text:style-name="P68">Real-time I/O-heavy apps with minimal CPU work</text:p>
        </text:list-item>
      </text:list>
      <text:p text:style-name="P36"/>
      <text:h text:style-name="P37" text:outline-level="2">Exercises</text:h>
      <text:h text:style-name="P38" text:outline-level="3">Concept Exercises</text:h>
      <text:list text:style-name="L54">
        <text:list-item>
          <text:p text:style-name="P69">Implement a CPU-heavy endpoint in Go and Node.</text:p>
        </text:list-item>
        <text:list-item>
          <text:p text:style-name="P69">Simulate 10k concurrent requests.</text:p>
        </text:list-item>
        <text:list-item>
          <text:p text:style-name="P69">Measure:</text:p>
          <text:list>
            <text:list-item>
              <text:p text:style-name="P69">P99 latency</text:p>
            </text:list-item>
            <text:list-item>
              <text:p text:style-name="P69">Memory usage</text:p>
            </text:list-item>
            <text:list-item>
              <text:p text:style-name="P69">CPU utilization</text:p>
            </text:list-item>
          </text:list>
        </text:list-item>
      </text:list>
      <text:p text:style-name="P36"/>
      <text:h text:style-name="P38" text:outline-level="3">Mini Project</text:h>
      <text:p text:style-name="P34"><text:span text:style-name="Strong_20_Emphasis">High-Concurrency API Gateway</text:span></text:p>
      <text:p text:style-name="P34">Requirements:</text:p>
      <text:list text:style-name="L55">
        <text:list-item>
          <text:p text:style-name="P70">Rate limiting</text:p>
        </text:list-item>
        <text:list-item>
          <text:p text:style-name="P70">Request fan-out</text:p>
        </text:list-item>
        <text:list-item>
          <text:p text:style-name="P70">Response aggregation</text:p>
        </text:list-item>
      </text:list>
      <text:p text:style-name="P34">Implement:</text:p>
      <text:list text:style-name="L56">
        <text:list-item>
          <text:p text:style-name="P71">Go using goroutines</text:p>
        </text:list-item>
        <text:list-item>
          <text:p text:style-name="P71">Node.js using async/await</text:p>
        </text:list-item>
      </text:list>
      <text:p text:style-name="P34">Compare:</text:p>
      <text:list text:style-name="L57">
        <text:list-item>
          <text:p text:style-name="P72">Throughput</text:p>
        </text:list-item>
        <text:list-item>
          <text:p text:style-name="P72">Resource usage</text:p>
        </text:list-item>
        <text:list-item>
          <text:p text:style-name="P72">Latencies</text:p>
        </text:list-item>
      </text:list>
      <text:p text:style-name="P36"/>
      <text:h text:style-name="P37" text:outline-level="2"><text:soft-page-break/>Summary</text:h>
      <text:list text:style-name="L58">
        <text:list-item>
          <text:p text:style-name="P73">Go offers better performance predictability, parallelism, and deployment simplicity.</text:p>
        </text:list-item>
        <text:list-item>
          <text:p text:style-name="P73">Node.js prioritizes developer speed and flexibility.</text:p>
        </text:list-item>
        <text:list-item>
          <text:p text:style-name="P73">Startups choose Go when scalability, cost, and stability become critical.</text:p>
        </text:list-item>
      </text:list>
      <text:p text:style-name="P36"/>
      <text:p text:style-name="P34">Next good deep dives:</text:p>
      <text:list text:style-name="L59">
        <text:list-item>
          <text:p text:style-name="P74">Go scheduler internals</text:p>
        </text:list-item>
        <text:list-item>
          <text:p text:style-name="P74">Node.js event loop internals</text:p>
        </text:list-item>
        <text:list-item>
          <text:p text:style-name="P74">GC behavior comparison</text:p>
        </text:list-item>
        <text:list-item>
          <text:p text:style-name="P74">Go vs Node under heavy load</text:p>
        </text:list-item>
      </text:list>
      <text:p text:style-name="P75"/>
      <text:list xml:id="list232808717811300" text:continue-list="list1055943836" text:style-name="L1">
        <text:list-item>
          <text:p text:style-name="P2">How does Go handle variable declaration and type inference?</text:p>
        </text:list-item>
      </text:list>
      <text:h text:style-name="P76" text:outline-level="1">How Go Handles Variable Declaration and Type Inference</text:h>
      <text:p text:style-name="P77"/>
      <text:h text:style-name="P78" text:outline-level="2">1. Variable Declaration in Go</text:h>
      <text:p text:style-name="P79">Go supports <text:span text:style-name="Strong_20_Emphasis">explicit</text:span> and <text:span text:style-name="Strong_20_Emphasis">implicit</text:span> variable declaration.</text:p>
      <text:p text:style-name="P77"/>
      <text:h text:style-name="P78" text:outline-level="2">2. Explicit Variable Declaration</text:h>
      <text:h text:style-name="P80" text:outline-level="3">Syntax</text:h>
      <text:p text:style-name="P81"><text:span text:style-name="Source_20_Text">var x int</text:span></text:p>
      <text:p text:style-name="P82"><text:span text:style-name="Source_20_Text">var y int = 10</text:span></text:p>
      <text:p text:style-name="P82"><text:span text:style-name="Source_20_Text">var a, b int = 1, 2</text:span></text:p>
      <text:h text:style-name="P80" text:outline-level="3">Rules</text:h>
      <text:list text:style-name="L60">
        <text:list-item>
          <text:p text:style-name="P83">Type is specified explicitly</text:p>
        </text:list-item>
        <text:list-item>
          <text:p text:style-name="P83">Variable is initialized to <text:span text:style-name="Strong_20_Emphasis">zero value</text:span> if no value is provided</text:p>
        </text:list-item>
        <text:list-item>
          <text:p text:style-name="P83">Declaration can be done at package or function scope</text:p>
        </text:list-item>
      </text:list>
      <text:h text:style-name="P80" text:outline-level="3"><text:soft-page-break/>Zero Values</text:h>
      <table:table table:name="Table20" table:style-name="Table20">
        <table:table-column table:style-name="Table20.A"/>
        <table:table-column table:style-name="Table20.B"/>
        <table:table-header-rows>
          <table:table-row>
            <table:table-cell table:style-name="Table20.A1" office:value-type="string">
              <text:p text:style-name="Table_20_Heading">Type</text:p>
            </table:table-cell>
            <table:table-cell table:style-name="Table20.A1" office:value-type="string">
              <text:p text:style-name="Table_20_Heading">Zero Value</text:p>
            </table:table-cell>
          </table:table-row>
        </table:table-header-rows>
        <table:table-row>
          <table:table-cell table:style-name="Table20.A1" office:value-type="string">
            <text:p text:style-name="Table_20_Contents">int</text:p>
          </table:table-cell>
          <table:table-cell table:style-name="Table20.A1" office:value-type="string">
            <text:p text:style-name="Table_20_Contents">0</text:p>
          </table:table-cell>
        </table:table-row>
        <table:table-row>
          <table:table-cell table:style-name="Table20.A1" office:value-type="string">
            <text:p text:style-name="Table_20_Contents">float</text:p>
          </table:table-cell>
          <table:table-cell table:style-name="Table20.A1" office:value-type="string">
            <text:p text:style-name="Table_20_Contents">0.0</text:p>
          </table:table-cell>
        </table:table-row>
        <table:table-row>
          <table:table-cell table:style-name="Table20.A1" office:value-type="string">
            <text:p text:style-name="Table_20_Contents">bool</text:p>
          </table:table-cell>
          <table:table-cell table:style-name="Table20.A1" office:value-type="string">
            <text:p text:style-name="Table_20_Contents">false</text:p>
          </table:table-cell>
        </table:table-row>
        <table:table-row>
          <table:table-cell table:style-name="Table20.A1" office:value-type="string">
            <text:p text:style-name="Table_20_Contents">string</text:p>
          </table:table-cell>
          <table:table-cell table:style-name="Table20.A1" office:value-type="string">
            <text:p text:style-name="Table_20_Contents">""</text:p>
          </table:table-cell>
        </table:table-row>
        <table:table-row>
          <table:table-cell table:style-name="Table20.A1" office:value-type="string">
            <text:p text:style-name="Table_20_Contents">pointer</text:p>
          </table:table-cell>
          <table:table-cell table:style-name="Table20.A1" office:value-type="string">
            <text:p text:style-name="Table_20_Contents">nil</text:p>
          </table:table-cell>
        </table:table-row>
        <table:table-row>
          <table:table-cell table:style-name="Table20.A1" office:value-type="string">
            <text:p text:style-name="Table_20_Contents">slice</text:p>
          </table:table-cell>
          <table:table-cell table:style-name="Table20.A1" office:value-type="string">
            <text:p text:style-name="Table_20_Contents">nil</text:p>
          </table:table-cell>
        </table:table-row>
        <table:table-row>
          <table:table-cell table:style-name="Table20.A1" office:value-type="string">
            <text:p text:style-name="Table_20_Contents">map</text:p>
          </table:table-cell>
          <table:table-cell table:style-name="Table20.A1" office:value-type="string">
            <text:p text:style-name="Table_20_Contents">nil</text:p>
          </table:table-cell>
        </table:table-row>
      </table:table>
      <text:h text:style-name="P80" text:outline-level="3">Internals</text:h>
      <text:list text:style-name="L61">
        <text:list-item>
          <text:p text:style-name="P84">Memory is allocated at compile time</text:p>
        </text:list-item>
        <text:list-item>
          <text:p text:style-name="P84">Compiler assigns zero value initialization</text:p>
        </text:list-item>
        <text:list-item>
          <text:p text:style-name="P84">No uninitialized memory access is allowed</text:p>
        </text:list-item>
      </text:list>
      <text:p text:style-name="P77"/>
      <text:h text:style-name="P78" text:outline-level="2">3. Type Inference in Go</text:h>
      <text:h text:style-name="P80" text:outline-level="3">What Is Type Inference?</text:h>
      <text:p text:style-name="P79">Type inference means the compiler <text:span text:style-name="Strong_20_Emphasis">deduces the variable’s type from the assigned value</text:span>.</text:p>
      <text:p text:style-name="P77"/>
      <text:h text:style-name="P78" text:outline-level="2">4. Short Variable Declaration (<text:span text:style-name="Source_20_Text">:=</text:span>)</text:h>
      <text:h text:style-name="P80" text:outline-level="3">Syntax</text:h>
      <text:p text:style-name="P81"><text:span text:style-name="Source_20_Text">x := 10</text:span></text:p>
      <text:p text:style-name="P82"><text:span text:style-name="Source_20_Text">name := "Go"</text:span></text:p>
      <text:p text:style-name="P82"><text:span text:style-name="Source_20_Text">flag := true</text:span></text:p>
      <text:h text:style-name="P80" text:outline-level="3">Rules</text:h>
      <text:list text:style-name="L62">
        <text:list-item>
          <text:p text:style-name="P85">Only allowed <text:span text:style-name="Strong_20_Emphasis">inside functions</text:span></text:p>
        </text:list-item>
        <text:list-item>
          <text:p text:style-name="P85">Type inferred at compile time</text:p>
        </text:list-item>
        <text:list-item>
          <text:p text:style-name="P85">At least <text:span text:style-name="Strong_20_Emphasis">one new variable</text:span> must be declared</text:p>
        </text:list-item>
      </text:list>
      <text:p text:style-name="P81"><text:span text:style-name="Source_20_Text">x := 10</text:span></text:p>
      <text:p text:style-name="P82"><text:span text:style-name="Source_20_Text">x := 20 <text:s text:c="2"/>// ❌ compile error</text:span></text:p>
      <text:p text:style-name="P82"/>
      <text:p text:style-name="P82"><text:span text:style-name="Source_20_Text">x := 10</text:span></text:p>
      <text:p text:style-name="P82"><text:span text:style-name="Source_20_Text">x, y := 20, 30 <text:s text:c="2"/>// ✅ y is new</text:span></text:p>
      <text:h text:style-name="P80" text:outline-level="3"><text:soft-page-break/>Internals</text:h>
      <text:list text:style-name="L63">
        <text:list-item>
          <text:p text:style-name="P86">Compiler evaluates the RHS expression</text:p>
        </text:list-item>
        <text:list-item>
          <text:p text:style-name="P86">Determines concrete type</text:p>
        </text:list-item>
        <text:list-item>
          <text:p text:style-name="P86">Binds variable with inferred type</text:p>
        </text:list-item>
        <text:list-item>
          <text:p text:style-name="P86">Type cannot change later</text:p>
        </text:list-item>
      </text:list>
      <text:p text:style-name="P77"/>
      <text:h text:style-name="P78" text:outline-level="2">5. Type Inference with <text:span text:style-name="Source_20_Text">var</text:span></text:h>
      <text:p text:style-name="P81"><text:span text:style-name="Source_20_Text">var x = 10</text:span></text:p>
      <text:p text:style-name="P82"><text:span text:style-name="Source_20_Text">var s = "hello"</text:span></text:p>
      <text:list text:style-name="L64">
        <text:list-item>
          <text:p text:style-name="P87">Same inference as <text:span text:style-name="Source_20_Text">:=</text:span></text:p>
        </text:list-item>
        <text:list-item>
          <text:p text:style-name="P87">Allowed at package scope</text:p>
        </text:list-item>
        <text:list-item>
          <text:p text:style-name="P87">Explicit keyword improves clarity in public APIs</text:p>
        </text:list-item>
      </text:list>
      <text:p text:style-name="P77"/>
      <text:h text:style-name="P78" text:outline-level="2">6. Type Inference with Multiple Values</text:h>
      <text:p text:style-name="P81"><text:span text:style-name="Source_20_Text">a, b := 10, "go"</text:span></text:p>
      <text:list text:style-name="L65">
        <text:list-item>
          <text:p text:style-name="P88">Each variable inferred independently</text:p>
        </text:list-item>
        <text:list-item>
          <text:p text:style-name="P88">Types are fixed after inference</text:p>
        </text:list-item>
      </text:list>
      <text:p text:style-name="P77"/>
      <text:h text:style-name="P78" text:outline-level="2">7. Function Return Type Inference</text:h>
      <text:p text:style-name="P81"><text:span text:style-name="Source_20_Text">func getData() int {</text:span></text:p>
      <text:p text:style-name="P82"><text:span text:style-name="Source_20_Text"><text:s text:c="4"/>return 10</text:span></text:p>
      <text:p text:style-name="P82"><text:span text:style-name="Source_20_Text">}</text:span></text:p>
      <text:list text:style-name="L66">
        <text:list-item>
          <text:p text:style-name="P89">Return types are <text:span text:style-name="Strong_20_Emphasis">not inferred</text:span></text:p>
        </text:list-item>
        <text:list-item>
          <text:p text:style-name="P89">Must be declared explicitly</text:p>
        </text:list-item>
        <text:list-item>
          <text:p text:style-name="P89">Prevents ambiguity in public interfaces</text:p>
        </text:list-item>
      </text:list>
      <text:p text:style-name="P77"/>
      <text:h text:style-name="P78" text:outline-level="2">8. Constant Type Inference</text:h>
      <text:p text:style-name="P81"><text:span text:style-name="Source_20_Text">const x = 10</text:span></text:p>
      <text:h text:style-name="P80" text:outline-level="3">Special Behavior</text:h>
      <text:list text:style-name="L67">
        <text:list-item>
          <text:p text:style-name="P90">Constants are <text:span text:style-name="Strong_20_Emphasis">untyped</text:span> until used</text:p>
        </text:list-item>
        <text:list-item>
          <text:p text:style-name="P90"><text:soft-page-break/>Can be assigned to compatible types</text:p>
        </text:list-item>
      </text:list>
      <text:p text:style-name="P81"><text:span text:style-name="Source_20_Text">var a int = x</text:span></text:p>
      <text:p text:style-name="P82"><text:span text:style-name="Source_20_Text">var b float64 = x</text:span></text:p>
      <text:h text:style-name="P80" text:outline-level="3">Internals</text:h>
      <text:list text:style-name="L68">
        <text:list-item>
          <text:p text:style-name="P91">Compiler performs arbitrary precision arithmetic</text:p>
        </text:list-item>
        <text:list-item>
          <text:p text:style-name="P91">Type is resolved at assignment time</text:p>
        </text:list-item>
      </text:list>
      <text:p text:style-name="P77"/>
      <text:h text:style-name="P78" text:outline-level="2">9. Type Inference with Composite Types</text:h>
      <text:h text:style-name="P80" text:outline-level="3">Slices</text:h>
      <text:p text:style-name="P81"><text:span text:style-name="Source_20_Text">nums := []int{1, 2, 3}</text:span></text:p>
      <text:h text:style-name="P80" text:outline-level="3">Maps</text:h>
      <text:p text:style-name="P81"><text:span text:style-name="Source_20_Text">m := map[string]int{"a": 1}</text:span></text:p>
      <text:h text:style-name="P80" text:outline-level="3">Structs</text:h>
      <text:p text:style-name="P81"><text:span text:style-name="Source_20_Text">type User struct {</text:span></text:p>
      <text:p text:style-name="P82"><text:span text:style-name="Source_20_Text"><text:s text:c="4"/>Name string</text:span></text:p>
      <text:p text:style-name="P82"><text:span text:style-name="Source_20_Text"><text:s text:c="4"/>Age <text:s/>int</text:span></text:p>
      <text:p text:style-name="P82"><text:span text:style-name="Source_20_Text">}</text:span></text:p>
      <text:p text:style-name="P82"/>
      <text:p text:style-name="P82"><text:span text:style-name="Source_20_Text">u := User{Name: "A", Age: 20}</text:span></text:p>
      <text:p text:style-name="P79">Type inferred from literal structure.</text:p>
      <text:p text:style-name="P77"/>
      <text:h text:style-name="P78" text:outline-level="2">10. Interface Type Inference</text:h>
      <text:p text:style-name="P81"><text:span text:style-name="Source_20_Text">var r io.Reader = os.Stdin</text:span></text:p>
      <text:list text:style-name="L69">
        <text:list-item>
          <text:p text:style-name="P92">Type is <text:span text:style-name="Source_20_Text">io.Reader</text:span></text:p>
        </text:list-item>
        <text:list-item>
          <text:p text:style-name="P92">Concrete type is <text:span text:style-name="Source_20_Text">*os.File</text:span></text:p>
        </text:list-item>
        <text:list-item>
          <text:p text:style-name="P92">Interface satisfaction is implicit</text:p>
        </text:list-item>
      </text:list>
      <text:p text:style-name="P77"/>
      <text:h text:style-name="P78" text:outline-level="2">11. Where Type Inference Stops</text:h>
      <text:p text:style-name="P79">Go <text:span text:style-name="Strong_20_Emphasis">does not infer types</text:span> in:</text:p>
      <text:list text:style-name="L70">
        <text:list-item>
          <text:p text:style-name="P93">Function parameters</text:p>
        </text:list-item>
        <text:list-item>
          <text:p text:style-name="P93"><text:soft-page-break/>Function return types</text:p>
        </text:list-item>
        <text:list-item>
          <text:p text:style-name="P93">Struct fields</text:p>
        </text:list-item>
        <text:list-item>
          <text:p text:style-name="P93">Interface methods</text:p>
        </text:list-item>
      </text:list>
      <text:p text:style-name="P81"><text:span text:style-name="Source_20_Text">func add(a, b int) int { <text:s text:c="2"/>// required</text:span></text:p>
      <text:p text:style-name="P82"><text:span text:style-name="Source_20_Text"><text:s text:c="4"/>return a + b</text:span></text:p>
      <text:p text:style-name="P82"><text:span text:style-name="Source_20_Text">}</text:span></text:p>
      <text:p text:style-name="P77"/>
      <text:h text:style-name="P78" text:outline-level="2">12. Compile-Time Type Safety</text:h>
      <text:p text:style-name="P81"><text:span text:style-name="Source_20_Text">x := 10</text:span></text:p>
      <text:p text:style-name="P82"><text:span text:style-name="Source_20_Text">x = "go" <text:s text:c="2"/>// ❌ compile error</text:span></text:p>
      <text:list text:style-name="L71">
        <text:list-item>
          <text:p text:style-name="P94">Type inference does not mean dynamic typing</text:p>
        </text:list-item>
        <text:list-item>
          <text:p text:style-name="P94">Types are fixed and checked at compile time</text:p>
        </text:list-item>
      </text:list>
      <text:p text:style-name="P77"/>
      <text:h text:style-name="P78" text:outline-level="2">13. Comparison with Node.js / Python</text:h>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Feature</text:p>
            </table:table-cell>
            <table:table-cell table:style-name="Table21.A1" office:value-type="string">
              <text:p text:style-name="Table_20_Heading">Go</text:p>
            </table:table-cell>
            <table:table-cell table:style-name="Table21.A1" office:value-type="string">
              <text:p text:style-name="Table_20_Heading">Node.js / Python</text:p>
            </table:table-cell>
          </table:table-row>
        </table:table-header-rows>
        <table:table-row>
          <table:table-cell table:style-name="Table21.A1" office:value-type="string">
            <text:p text:style-name="Table_20_Contents">Typing</text:p>
          </table:table-cell>
          <table:table-cell table:style-name="Table21.A1" office:value-type="string">
            <text:p text:style-name="Table_20_Contents">Static</text:p>
          </table:table-cell>
          <table:table-cell table:style-name="Table21.A1" office:value-type="string">
            <text:p text:style-name="Table_20_Contents">Dynamic</text:p>
          </table:table-cell>
        </table:table-row>
        <table:table-row>
          <table:table-cell table:style-name="Table21.A1" office:value-type="string">
            <text:p text:style-name="Table_20_Contents">Type inference</text:p>
          </table:table-cell>
          <table:table-cell table:style-name="Table21.A1" office:value-type="string">
            <text:p text:style-name="Table_20_Contents">Compile-time</text:p>
          </table:table-cell>
          <table:table-cell table:style-name="Table21.A1" office:value-type="string">
            <text:p text:style-name="Table_20_Contents">Runtime</text:p>
          </table:table-cell>
        </table:table-row>
        <table:table-row>
          <table:table-cell table:style-name="Table21.A1" office:value-type="string">
            <text:p text:style-name="Table_20_Contents">Type change allowed</text:p>
          </table:table-cell>
          <table:table-cell table:style-name="Table21.A1" office:value-type="string">
            <text:p text:style-name="Table_20_Contents">No</text:p>
          </table:table-cell>
          <table:table-cell table:style-name="Table21.A1" office:value-type="string">
            <text:p text:style-name="Table_20_Contents">Yes</text:p>
          </table:table-cell>
        </table:table-row>
        <table:table-row>
          <table:table-cell table:style-name="Table21.A1" office:value-type="string">
            <text:p text:style-name="Table_20_Contents">Runtime type errors</text:p>
          </table:table-cell>
          <table:table-cell table:style-name="Table21.A1" office:value-type="string">
            <text:p text:style-name="Table_20_Contents">Rare</text:p>
          </table:table-cell>
          <table:table-cell table:style-name="Table21.A1" office:value-type="string">
            <text:p text:style-name="Table_20_Contents">Common</text:p>
          </table:table-cell>
        </table:table-row>
      </table:table>
      <text:p text:style-name="P77"/>
      <text:h text:style-name="P78" text:outline-level="2">14. Common Mistakes</text:h>
      <text:list text:style-name="L72">
        <text:list-item>
          <text:p text:style-name="P95">Using <text:span text:style-name="Source_20_Text">:=</text:span> at package scope</text:p>
        </text:list-item>
        <text:list-item>
          <text:p text:style-name="P95">Redeclaring variables in same scope</text:p>
        </text:list-item>
        <text:list-item>
          <text:p text:style-name="P95">Assuming inferred types are flexible</text:p>
        </text:list-item>
        <text:list-item>
          <text:p text:style-name="P95">Forgetting zero values exist</text:p>
        </text:list-item>
      </text:list>
      <text:p text:style-name="P77"/>
      <text:h text:style-name="P78" text:outline-level="2">15. Exercises</text:h>
      <text:h text:style-name="P80" text:outline-level="3">Concept Exercises</text:h>
      <text:list text:style-name="L73">
        <text:list-item>
          <text:p text:style-name="P96">Declare variables using:</text:p>
          <text:list>
            <text:list-item>
              <text:p text:style-name="P96"><text:span text:style-name="Source_20_Text">var</text:span></text:p>
            </text:list-item>
            <text:list-item>
              <text:p text:style-name="P96"><text:span text:style-name="Source_20_Text">:=</text:span></text:p>
            </text:list-item>
            <text:list-item>
              <text:p text:style-name="P96"><text:soft-page-break/>multiple assignment</text:p>
            </text:list-item>
          </text:list>
        </text:list-item>
        <text:list-item>
          <text:p text:style-name="P96">Print zero values of all basic types.</text:p>
        </text:list-item>
        <text:list-item>
          <text:p text:style-name="P96">Try redeclaring a variable using <text:span text:style-name="Source_20_Text">:=</text:span> in the same scope.</text:p>
        </text:list-item>
      </text:list>
      <text:p text:style-name="P77"/>
      <text:h text:style-name="P80" text:outline-level="3">Debug Exercises</text:h>
      <text:p text:style-name="P79">What is the output and why?</text:p>
      <text:p text:style-name="P81"><text:span text:style-name="Source_20_Text">package main</text:span></text:p>
      <text:p text:style-name="P82"/>
      <text:p text:style-name="P82"><text:span text:style-name="Source_20_Text">import "fmt"</text:span></text:p>
      <text:p text:style-name="P82"/>
      <text:p text:style-name="P82"><text:span text:style-name="Source_20_Text">func main() {</text:span></text:p>
      <text:p text:style-name="P82"><text:span text:style-name="Source_20_Text"><text:s text:c="4"/>x := 10</text:span></text:p>
      <text:p text:style-name="P82"><text:span text:style-name="Source_20_Text"><text:s text:c="4"/>{</text:span></text:p>
      <text:p text:style-name="P82"><text:span text:style-name="Source_20_Text"><text:s text:c="8"/>x := 20</text:span></text:p>
      <text:p text:style-name="P82"><text:span text:style-name="Source_20_Text"><text:s text:c="8"/>fmt.Println(x)</text:span></text:p>
      <text:p text:style-name="P82"><text:span text:style-name="Source_20_Text"><text:s text:c="4"/>}</text:span></text:p>
      <text:p text:style-name="P82"><text:span text:style-name="Source_20_Text"><text:s text:c="4"/>fmt.Println(x)</text:span></text:p>
      <text:p text:style-name="P82"><text:span text:style-name="Source_20_Text">}</text:span></text:p>
      <text:p text:style-name="P77"/>
      <text:h text:style-name="P80" text:outline-level="3">Mini Project</text:h>
      <text:p text:style-name="P79"><text:span text:style-name="Strong_20_Emphasis">Configuration Loader</text:span></text:p>
      <text:p text:style-name="P79">Requirements:</text:p>
      <text:list text:style-name="L74">
        <text:list-item>
          <text:p text:style-name="P97">Read config values</text:p>
        </text:list-item>
        <text:list-item>
          <text:p text:style-name="P97">Use type inference where appropriate</text:p>
        </text:list-item>
        <text:list-item>
          <text:p text:style-name="P97">Use explicit types for public structures</text:p>
        </text:list-item>
        <text:list-item>
          <text:p text:style-name="P97">Demonstrate zero value behavior</text:p>
        </text:list-item>
      </text:list>
      <text:p text:style-name="P77"/>
      <text:h text:style-name="P78" text:outline-level="2">Summary</text:h>
      <text:list text:style-name="L75">
        <text:list-item>
          <text:p text:style-name="P98">Go supports both explicit and inferred variable declaration.</text:p>
        </text:list-item>
        <text:list-item>
          <text:p text:style-name="P98">Type inference happens at compile time.</text:p>
        </text:list-item>
        <text:list-item>
          <text:p text:style-name="P98">Types are fixed after inference.</text:p>
        </text:list-item>
        <text:list-item>
          <text:p text:style-name="P98"><text:soft-page-break/>Constants are untyped until used.</text:p>
        </text:list-item>
        <text:list-item>
          <text:p text:style-name="P98">Explicit typing is mandatory in public contracts.</text:p>
        </text:list-item>
      </text:list>
      <text:p text:style-name="P77"/>
      <text:h text:style-name="P76" text:outline-level="1">Part 1: Go Constants (In Depth)</text:h>
      <text:p text:style-name="P77"/>
      <text:h text:style-name="P78" text:outline-level="2">1. What Are Constants in Go</text:h>
      <text:h text:style-name="P80" text:outline-level="3">Definition</text:h>
      <text:p text:style-name="P79">A constant is a value that is <text:span text:style-name="Strong_20_Emphasis">known at compile time</text:span> and <text:span text:style-name="Strong_20_Emphasis">cannot be modified at runtime</text:span>.</text:p>
      <text:p text:style-name="P81"><text:span text:style-name="Source_20_Text">const x = 10</text:span></text:p>
      <text:p text:style-name="P82"><text:span text:style-name="Source_20_Text">const y int = 20</text:span></text:p>
      <text:p text:style-name="P77"/>
      <text:h text:style-name="P78" text:outline-level="2">2. Typed vs Untyped Constants</text:h>
      <text:h text:style-name="P80" text:outline-level="3">Untyped Constants</text:h>
      <text:p text:style-name="P81"><text:span text:style-name="Source_20_Text">const a = 10</text:span></text:p>
      <text:list text:style-name="L76">
        <text:list-item>
          <text:p text:style-name="P99">No fixed type initially</text:p>
        </text:list-item>
        <text:list-item>
          <text:p text:style-name="P99">Type is decided when used</text:p>
        </text:list-item>
        <text:list-item>
          <text:p text:style-name="P99">Can be assigned to different compatible types</text:p>
        </text:list-item>
      </text:list>
      <text:p text:style-name="P81"><text:span text:style-name="Source_20_Text">var i int = a</text:span></text:p>
      <text:p text:style-name="P82"><text:span text:style-name="Source_20_Text">var f float64 = a</text:span></text:p>
      <text:h text:style-name="P80" text:outline-level="3">Typed Constants</text:h>
      <text:p text:style-name="P81"><text:span text:style-name="Source_20_Text">const b int = 10</text:span></text:p>
      <text:list text:style-name="L77">
        <text:list-item>
          <text:p text:style-name="P100">Fixed type</text:p>
        </text:list-item>
        <text:list-item>
          <text:p text:style-name="P100">Must follow strict type rules</text:p>
        </text:list-item>
      </text:list>
      <text:p text:style-name="P81"><text:span text:style-name="Source_20_Text">var f float64 = b // ❌ compile error</text:span></text:p>
      <text:p text:style-name="P77"/>
      <text:h text:style-name="P78" text:outline-level="2">3. Why Untyped Constants Exist</text:h>
      <text:list text:style-name="L78">
        <text:list-item>
          <text:p text:style-name="P101">Enable flexible numeric usage</text:p>
        </text:list-item>
        <text:list-item>
          <text:p text:style-name="P101">Prevent unnecessary casting</text:p>
        </text:list-item>
        <text:list-item>
          <text:p text:style-name="P101">Allow higher precision arithmetic</text:p>
        </text:list-item>
      </text:list>
      <text:h text:style-name="P80" text:outline-level="3"><text:soft-page-break/>Internals</text:h>
      <text:list text:style-name="L79">
        <text:list-item>
          <text:p text:style-name="P102">Compiler stores untyped constants with <text:span text:style-name="Strong_20_Emphasis">arbitrary precision</text:span></text:p>
        </text:list-item>
        <text:list-item>
          <text:p text:style-name="P102">No memory allocation happens</text:p>
        </text:list-item>
        <text:list-item>
          <text:p text:style-name="P102">Value exists only at compile time</text:p>
        </text:list-item>
      </text:list>
      <text:p text:style-name="P77"/>
      <text:h text:style-name="P78" text:outline-level="2">4. Constant Expressions</text:h>
      <text:p text:style-name="P79">Constants must be derived from compile-time expressions.</text:p>
      <text:p text:style-name="P79">Allowed:</text:p>
      <text:p text:style-name="P81"><text:span text:style-name="Source_20_Text">const x = 10 + 20</text:span></text:p>
      <text:p text:style-name="P82"><text:span text:style-name="Source_20_Text">const y = len("go") <text:s text:c="2"/>// allowed</text:span></text:p>
      <text:p text:style-name="P79">Not allowed:</text:p>
      <text:p text:style-name="P81"><text:span text:style-name="Source_20_Text">const z = time.Now() // ❌ runtime value</text:span></text:p>
      <text:p text:style-name="P77"/>
      <text:h text:style-name="P78" text:outline-level="2">5. <text:span text:style-name="Source_20_Text">iota</text:span> – Constant Generator</text:h>
      <text:h text:style-name="P80" text:outline-level="3">Basic Usage</text:h>
      <text:p text:style-name="P81"><text:span text:style-name="Source_20_Text">const (</text:span></text:p>
      <text:p text:style-name="P82"><text:span text:style-name="Source_20_Text"><text:s text:c="4"/>A = iota // 0</text:span></text:p>
      <text:p text:style-name="P82"><text:span text:style-name="Source_20_Text"><text:s text:c="4"/>B <text:s text:c="7"/>// 1</text:span></text:p>
      <text:p text:style-name="P82"><text:span text:style-name="Source_20_Text"><text:s text:c="4"/>C <text:s text:c="7"/>// 2</text:span></text:p>
      <text:p text:style-name="P82"><text:span text:style-name="Source_20_Text">)</text:span></text:p>
      <text:h text:style-name="P80" text:outline-level="3">Internals</text:h>
      <text:list text:style-name="L80">
        <text:list-item>
          <text:p text:style-name="P103"><text:span text:style-name="Source_20_Text">iota</text:span> resets to 0 for each <text:span text:style-name="Source_20_Text">const</text:span> block</text:p>
        </text:list-item>
        <text:list-item>
          <text:p text:style-name="P103">Increments by 1 per line</text:p>
        </text:list-item>
        <text:list-item>
          <text:p text:style-name="P103">Evaluated at compile time</text:p>
        </text:list-item>
      </text:list>
      <text:p text:style-name="P77"/>
      <text:h text:style-name="P80" text:outline-level="3">Advanced <text:span text:style-name="Source_20_Text">iota</text:span> Example</text:h>
      <text:p text:style-name="P81"><text:span text:style-name="Source_20_Text">const (</text:span></text:p>
      <text:p text:style-name="P82"><text:span text:style-name="Source_20_Text"><text:s text:c="4"/>KB = 1 &lt;&lt; (10 * iota)</text:span></text:p>
      <text:p text:style-name="P82"><text:span text:style-name="Source_20_Text"><text:s text:c="4"/>MB</text:span></text:p>
      <text:p text:style-name="P82"><text:span text:style-name="Source_20_Text"><text:s text:c="4"/>GB</text:span></text:p>
      <text:p text:style-name="P82"><text:span text:style-name="Source_20_Text">)</text:span></text:p>
      <text:p text:style-name="P77"><text:soft-page-break/></text:p>
      <text:h text:style-name="P78" text:outline-level="2">6. Enumerations with Constants</text:h>
      <text:p text:style-name="P79">Go does not have enums.</text:p>
      <text:p text:style-name="P81"><text:span text:style-name="Source_20_Text">type Status int</text:span></text:p>
      <text:p text:style-name="P82"/>
      <text:p text:style-name="P82"><text:span text:style-name="Source_20_Text">const (</text:span></text:p>
      <text:p text:style-name="P82"><text:span text:style-name="Source_20_Text"><text:s text:c="4"/>Pending Status = iota</text:span></text:p>
      <text:p text:style-name="P82"><text:span text:style-name="Source_20_Text"><text:s text:c="4"/>Approved</text:span></text:p>
      <text:p text:style-name="P82"><text:span text:style-name="Source_20_Text"><text:s text:c="4"/>Rejected</text:span></text:p>
      <text:p text:style-name="P82"><text:span text:style-name="Source_20_Text">)</text:span></text:p>
      <text:p text:style-name="P77"/>
      <text:h text:style-name="P78" text:outline-level="2">7. Constant Overflow Rules</text:h>
      <text:p text:style-name="P81"><text:span text:style-name="Source_20_Text">const x = 1 &lt;&lt; 100</text:span></text:p>
      <text:p text:style-name="P82"><text:span text:style-name="Source_20_Text">var y int = x <text:s text:c="2"/>// ❌ overflow</text:span></text:p>
      <text:list text:style-name="L81">
        <text:list-item>
          <text:p text:style-name="P104">Overflow only checked at assignment</text:p>
        </text:list-item>
        <text:list-item>
          <text:p text:style-name="P104">Untyped constants can exceed machine limits</text:p>
        </text:list-item>
      </text:list>
      <text:p text:style-name="P77"/>
      <text:h text:style-name="P78" text:outline-level="2">8. Where Constants Live</text:h>
      <text:list text:style-name="L82">
        <text:list-item>
          <text:p text:style-name="P105">No memory allocated</text:p>
        </text:list-item>
        <text:list-item>
          <text:p text:style-name="P105">Inlined at compile time</text:p>
        </text:list-item>
        <text:list-item>
          <text:p text:style-name="P105">Replaced directly in generated code</text:p>
        </text:list-item>
      </text:list>
      <text:p text:style-name="P77"/>
      <text:h text:style-name="P106" text:outline-level="1">Part 2: Scope Rules in Go</text:h>
      <text:p text:style-name="P77"/>
      <text:h text:style-name="P78" text:outline-level="2">9. Scope Definition</text:h>
      <text:p text:style-name="P79">Scope determines <text:span text:style-name="Strong_20_Emphasis">where an identifier is accessible</text:span>.</text:p>
      <text:p text:style-name="P77"/>
      <text:h text:style-name="P78" text:outline-level="2">10. Types of Scope</text:h>
      <text:h text:style-name="P80" text:outline-level="3">1. Package Scope</text:h>
      <text:p text:style-name="P81"><text:span text:style-name="Source_20_Text">var pkgVar = 10</text:span></text:p>
      <text:list text:style-name="L83">
        <text:list-item>
          <text:p text:style-name="P107"><text:soft-page-break/>Accessible across files in same package</text:p>
        </text:list-item>
      </text:list>
      <text:p text:style-name="P77"/>
      <text:h text:style-name="P80" text:outline-level="3">2. File Scope</text:h>
      <text:list text:style-name="L84">
        <text:list-item>
          <text:p text:style-name="P108">Imports</text:p>
        </text:list-item>
        <text:list-item>
          <text:p text:style-name="P108">File-level identifiers</text:p>
        </text:list-item>
      </text:list>
      <text:p text:style-name="P77"/>
      <text:h text:style-name="P80" text:outline-level="3">3. Function Scope</text:h>
      <text:p text:style-name="P81"><text:span text:style-name="Source_20_Text">func f() {</text:span></text:p>
      <text:p text:style-name="P82"><text:span text:style-name="Source_20_Text"><text:s text:c="4"/>x := 10</text:span></text:p>
      <text:p text:style-name="P82"><text:span text:style-name="Source_20_Text">}</text:span></text:p>
      <text:p text:style-name="P77"/>
      <text:h text:style-name="P80" text:outline-level="3">4. Block Scope</text:h>
      <text:p text:style-name="P81"><text:span text:style-name="Source_20_Text">if true {</text:span></text:p>
      <text:p text:style-name="P82"><text:span text:style-name="Source_20_Text"><text:s text:c="4"/>y := 20</text:span></text:p>
      <text:p text:style-name="P82"><text:span text:style-name="Source_20_Text">}</text:span></text:p>
      <text:p text:style-name="P77"/>
      <text:p text:style-name="P77"/>
      <text:h text:style-name="P78" text:outline-level="2">11. Lexical Scoping</text:h>
      <text:p text:style-name="P79">Go uses <text:span text:style-name="Strong_20_Emphasis">lexical (static) scoping</text:span>:</text:p>
      <text:list text:style-name="L85">
        <text:list-item>
          <text:p text:style-name="P109">Scope is determined by code structure</text:p>
        </text:list-item>
        <text:list-item>
          <text:p text:style-name="P109">Not runtime execution</text:p>
        </text:list-item>
      </text:list>
      <text:p text:style-name="P77"/>
      <text:h text:style-name="P78" text:outline-level="2">12. Shadowing in Go</text:h>
      <text:h text:style-name="P80" text:outline-level="3">Definition</text:h>
      <text:p text:style-name="P79">Shadowing occurs when a variable in an inner scope has the <text:span text:style-name="Strong_20_Emphasis">same name</text:span> as one in an outer scope.</text:p>
      <text:p text:style-name="P77"/>
      <text:h text:style-name="P80" text:outline-level="3">Example</text:h>
      <text:p text:style-name="P81"><text:span text:style-name="Source_20_Text">x := 10</text:span></text:p>
      <text:p text:style-name="P82"><text:span text:style-name="Source_20_Text">if true {</text:span></text:p>
      <text:p text:style-name="P82"><text:span text:style-name="Source_20_Text"><text:s text:c="4"/>x := 20</text:span></text:p>
      <text:p text:style-name="P82"><text:span text:style-name="Source_20_Text"><text:s text:c="4"/>fmt.Println(x) // 20</text:span></text:p>
      <text:p text:style-name="P82"><text:span text:style-name="Source_20_Text">}</text:span></text:p>
      <text:p text:style-name="P82"><text:soft-page-break/><text:span text:style-name="Source_20_Text">fmt.Println(x) <text:s text:c="4"/>// 10</text:span></text:p>
      <text:p text:style-name="P77"/>
      <text:h text:style-name="P78" text:outline-level="2">13. Shadowing vs Reassignment</text:h>
      <text:p text:style-name="P81"><text:span text:style-name="Source_20_Text">x := 10</text:span></text:p>
      <text:p text:style-name="P82"><text:span text:style-name="Source_20_Text">x = 20 <text:s text:c="4"/>// reassignment</text:span></text:p>
      <text:p text:style-name="P82"/>
      <text:p text:style-name="P82"><text:span text:style-name="Source_20_Text">if true {</text:span></text:p>
      <text:p text:style-name="P82"><text:span text:style-name="Source_20_Text"><text:s text:c="4"/>x := 30 // shadowing</text:span></text:p>
      <text:p text:style-name="P82"><text:span text:style-name="Source_20_Text">}</text:span></text:p>
      <text:p text:style-name="P77"/>
      <text:h text:style-name="P78" text:outline-level="2">14. Shadowing with <text:span text:style-name="Source_20_Text">:=</text:span> (Common Source)</text:h>
      <text:p text:style-name="P81"><text:span text:style-name="Source_20_Text">err := doSomething()</text:span></text:p>
      <text:p text:style-name="P82"><text:span text:style-name="Source_20_Text">if err != nil {</text:span></text:p>
      <text:p text:style-name="P82"><text:span text:style-name="Source_20_Text"><text:s text:c="4"/>return err</text:span></text:p>
      <text:p text:style-name="P82"><text:span text:style-name="Source_20_Text">}</text:span></text:p>
      <text:p text:style-name="P79">Problematic example:</text:p>
      <text:p text:style-name="P81"><text:span text:style-name="Source_20_Text">if _, err := os.Open("file"); err != nil {</text:span></text:p>
      <text:p text:style-name="P82"><text:span text:style-name="Source_20_Text"><text:s text:c="4"/>return err</text:span></text:p>
      <text:p text:style-name="P82"><text:span text:style-name="Source_20_Text">}</text:span></text:p>
      <text:p text:style-name="P82"><text:span text:style-name="Source_20_Text">fmt.Println(err) // refers to outer err</text:span></text:p>
      <text:p text:style-name="P77"/>
      <text:h text:style-name="P78" text:outline-level="2">15. Shadowing and Multiple Assignment</text:h>
      <text:p text:style-name="P81"><text:span text:style-name="Source_20_Text">x := 10</text:span></text:p>
      <text:p text:style-name="P82"><text:span text:style-name="Source_20_Text">x, y := 20, 30</text:span></text:p>
      <text:list text:style-name="L86">
        <text:list-item>
          <text:p text:style-name="P110"><text:span text:style-name="Source_20_Text">x</text:span> is reassigned</text:p>
        </text:list-item>
        <text:list-item>
          <text:p text:style-name="P110"><text:span text:style-name="Source_20_Text">y</text:span> is newly declared</text:p>
        </text:list-item>
      </text:list>
      <text:p text:style-name="P77"/>
      <text:h text:style-name="P78" text:outline-level="2">16. Shadowing in Loops</text:h>
      <text:p text:style-name="P81"><text:span text:style-name="Source_20_Text">for i := 0; i &lt; 3; i++ {</text:span></text:p>
      <text:p text:style-name="P82"><text:span text:style-name="Source_20_Text"><text:s text:c="4"/>go func() {</text:span></text:p>
      <text:p text:style-name="P82"><text:span text:style-name="Source_20_Text"><text:s text:c="8"/>fmt.Println(i)</text:span></text:p>
      <text:p text:style-name="P82"><text:span text:style-name="Source_20_Text"><text:s text:c="4"/>}()</text:span></text:p>
      <text:p text:style-name="P82"><text:soft-page-break/><text:span text:style-name="Source_20_Text">}</text:span></text:p>
      <text:list text:style-name="L87">
        <text:list-item>
          <text:p text:style-name="P111"><text:span text:style-name="Source_20_Text">i</text:span> is reused</text:p>
        </text:list-item>
        <text:list-item>
          <text:p text:style-name="P111">Leads to unexpected behavior</text:p>
        </text:list-item>
      </text:list>
      <text:p text:style-name="P79">Correct:</text:p>
      <text:p text:style-name="P81"><text:span text:style-name="Source_20_Text">for i := 0; i &lt; 3; i++ {</text:span></text:p>
      <text:p text:style-name="P82"><text:span text:style-name="Source_20_Text"><text:s text:c="4"/>i := i</text:span></text:p>
      <text:p text:style-name="P82"><text:span text:style-name="Source_20_Text"><text:s text:c="4"/>go func() {</text:span></text:p>
      <text:p text:style-name="P82"><text:span text:style-name="Source_20_Text"><text:s text:c="8"/>fmt.Println(i)</text:span></text:p>
      <text:p text:style-name="P82"><text:span text:style-name="Source_20_Text"><text:s text:c="4"/>}()</text:span></text:p>
      <text:p text:style-name="P82"><text:span text:style-name="Source_20_Text">}</text:span></text:p>
      <text:p text:style-name="P77"/>
      <text:h text:style-name="P78" text:outline-level="2">17. Scope of Constants</text:h>
      <text:p text:style-name="P79">Constants follow same scope rules as variables.</text:p>
      <text:p text:style-name="P81"><text:span text:style-name="Source_20_Text">const x = 10</text:span></text:p>
      <text:p text:style-name="P82"><text:span text:style-name="Source_20_Text">{</text:span></text:p>
      <text:p text:style-name="P82"><text:span text:style-name="Source_20_Text"><text:s text:c="4"/>const x = 20</text:span></text:p>
      <text:p text:style-name="P82"><text:span text:style-name="Source_20_Text">}</text:span></text:p>
      <text:p text:style-name="P77"/>
      <text:h text:style-name="P78" text:outline-level="2">18. Compiler Behavior</text:h>
      <text:list text:style-name="L88">
        <text:list-item>
          <text:p text:style-name="P112">Shadowing is allowed</text:p>
        </text:list-item>
        <text:list-item>
          <text:p text:style-name="P112">No compiler error</text:p>
        </text:list-item>
        <text:list-item>
          <text:p text:style-name="P112">Linters may warn</text:p>
        </text:list-item>
        <text:list-item>
          <text:p text:style-name="P112">Go compiler resolves identifiers at compile time</text:p>
        </text:list-item>
      </text:list>
      <text:p text:style-name="P77"/>
      <text:h text:style-name="P78" text:outline-level="2">19. Common Mistakes</text:h>
      <text:list text:style-name="L89">
        <text:list-item>
          <text:p text:style-name="P113">Accidental shadowing with <text:span text:style-name="Source_20_Text">:=</text:span></text:p>
        </text:list-item>
        <text:list-item>
          <text:p text:style-name="P113">Expecting runtime scoping</text:p>
        </text:list-item>
        <text:list-item>
          <text:p text:style-name="P113">Shadowing error variables</text:p>
        </text:list-item>
        <text:list-item>
          <text:p text:style-name="P113">Loop variable capture</text:p>
        </text:list-item>
      </text:list>
      <text:p text:style-name="P77"/>
      <text:h text:style-name="P78" text:outline-level="2"><text:soft-page-break/>20. Exercises</text:h>
      <text:h text:style-name="P80" text:outline-level="3">Concept Exercises</text:h>
      <text:list text:style-name="L90">
        <text:list-item>
          <text:p text:style-name="P114">Create typed and untyped constants.</text:p>
        </text:list-item>
        <text:list-item>
          <text:p text:style-name="P114">Use <text:span text:style-name="Source_20_Text">iota</text:span> to define enum-like values.</text:p>
        </text:list-item>
        <text:list-item>
          <text:p text:style-name="P114">Demonstrate overflow behavior.</text:p>
        </text:list-item>
      </text:list>
      <text:p text:style-name="P77"/>
      <text:h text:style-name="P80" text:outline-level="3">Debug Exercises</text:h>
      <text:p text:style-name="P79">What is the output?</text:p>
      <text:p text:style-name="P81"><text:span text:style-name="Source_20_Text">package main</text:span></text:p>
      <text:p text:style-name="P82"/>
      <text:p text:style-name="P82"><text:span text:style-name="Source_20_Text">import "fmt"</text:span></text:p>
      <text:p text:style-name="P82"/>
      <text:p text:style-name="P82"><text:span text:style-name="Source_20_Text">func main() {</text:span></text:p>
      <text:p text:style-name="P82"><text:span text:style-name="Source_20_Text"><text:s text:c="4"/>x := 5</text:span></text:p>
      <text:p text:style-name="P82"><text:span text:style-name="Source_20_Text"><text:s text:c="4"/>if x &gt; 0 {</text:span></text:p>
      <text:p text:style-name="P82"><text:span text:style-name="Source_20_Text"><text:s text:c="8"/>x := x * 2</text:span></text:p>
      <text:p text:style-name="P82"><text:span text:style-name="Source_20_Text"><text:s text:c="8"/>fmt.Println(x)</text:span></text:p>
      <text:p text:style-name="P82"><text:span text:style-name="Source_20_Text"><text:s text:c="4"/>}</text:span></text:p>
      <text:p text:style-name="P82"><text:span text:style-name="Source_20_Text"><text:s text:c="4"/>fmt.Println(x)</text:span></text:p>
      <text:p text:style-name="P82"><text:span text:style-name="Source_20_Text">}</text:span></text:p>
      <text:p text:style-name="P77"/>
      <text:h text:style-name="P80" text:outline-level="3">Mini Project</text:h>
      <text:p text:style-name="P79"><text:span text:style-name="Strong_20_Emphasis">State Machine Using Constants</text:span></text:p>
      <text:p text:style-name="P79">Requirements:</text:p>
      <text:list text:style-name="L91">
        <text:list-item>
          <text:p text:style-name="P115">Use typed constants</text:p>
        </text:list-item>
        <text:list-item>
          <text:p text:style-name="P115">Use <text:span text:style-name="Source_20_Text">iota</text:span></text:p>
        </text:list-item>
        <text:list-item>
          <text:p text:style-name="P115">Demonstrate shadowing avoidance</text:p>
        </text:list-item>
        <text:list-item>
          <text:p text:style-name="P115">Control transitions using constants</text:p>
        </text:list-item>
      </text:list>
      <text:p text:style-name="P77"/>
      <text:h text:style-name="P78" text:outline-level="2">Summary</text:h>
      <text:list text:style-name="L92">
        <text:list-item>
          <text:p text:style-name="P116">Constants exist only at compile time.</text:p>
        </text:list-item>
        <text:list-item>
          <text:p text:style-name="P116"><text:soft-page-break/>Untyped constants provide flexibility.</text:p>
        </text:list-item>
        <text:list-item>
          <text:p text:style-name="P116"><text:span text:style-name="Source_20_Text">iota</text:span> generates sequential constants.</text:p>
        </text:list-item>
        <text:list-item>
          <text:p text:style-name="P116">Go uses lexical scoping.</text:p>
        </text:list-item>
        <text:list-item>
          <text:p text:style-name="P116">Shadowing occurs with redeclaration in inner scope.</text:p>
        </text:list-item>
        <text:list-item>
          <text:p text:style-name="P116"><text:span text:style-name="Source_20_Text">:=</text:span> is the most common cause of shadowing.</text:p>
        </text:list-item>
      </text:list>
      <text:p text:style-name="P77"/>
      <text:p text:style-name="P79">Next logical topics:</text:p>
      <text:list text:style-name="L93">
        <text:list-item>
          <text:p text:style-name="P117">Memory allocation (stack vs heap)</text:p>
        </text:list-item>
        <text:list-item>
          <text:p text:style-name="P117">Escape analysis</text:p>
        </text:list-item>
        <text:list-item>
          <text:p text:style-name="P117">Pointers in Go</text:p>
        </text:list-item>
        <text:list-item>
          <text:p text:style-name="P117">Interfaces and method sets</text:p>
        </text:list-item>
      </text:list>
      <text:p text:style-name="P118"/>
      <text:list xml:id="list232808529711091" text:continue-list="list232808717811300" text:style-name="L1">
        <text:list-item>
          <text:p text:style-name="P2">[IMP] Explain the difference between <text:span text:style-name="Source_20_Text">:=</text:span> and <text:span text:style-name="Source_20_Text">var</text:span> in Go.</text:p>
        </text:list-item>
      </text:list>
      <text:h text:style-name="P119" text:outline-level="1">Difference Between <text:span text:style-name="Source_20_Text">:=</text:span> and <text:span text:style-name="Source_20_Text">var</text:span> in Go</text:h>
      <text:p text:style-name="P120"/>
      <text:h text:style-name="P121" text:outline-level="2">1. What <text:span text:style-name="Source_20_Text">var</text:span> Is</text:h>
      <text:h text:style-name="P122" text:outline-level="3">Definition</text:h>
      <text:p text:style-name="P123"><text:span text:style-name="Source_20_Text">var</text:span> is the <text:span text:style-name="Strong_20_Emphasis">general-purpose variable declaration keyword</text:span> in Go.</text:p>
      <text:h text:style-name="P122" text:outline-level="3">Syntax</text:h>
      <text:p text:style-name="P124"><text:span text:style-name="Source_20_Text">var x int</text:span></text:p>
      <text:p text:style-name="P125"><text:span text:style-name="Source_20_Text">var y int = 10</text:span></text:p>
      <text:p text:style-name="P125"><text:span text:style-name="Source_20_Text">var a, b = 1, 2</text:span></text:p>
      <text:h text:style-name="P122" text:outline-level="3">Key Properties</text:h>
      <text:list text:style-name="L94">
        <text:list-item>
          <text:p text:style-name="P126">Can be used at <text:span text:style-name="Strong_20_Emphasis">package scope</text:span> and <text:span text:style-name="Strong_20_Emphasis">function scope</text:span></text:p>
        </text:list-item>
        <text:list-item>
          <text:p text:style-name="P126">Can declare variables <text:span text:style-name="Strong_20_Emphasis">without initialization</text:span></text:p>
        </text:list-item>
        <text:list-item>
          <text:p text:style-name="P126">Supports <text:span text:style-name="Strong_20_Emphasis">explicit typing</text:span> or <text:span text:style-name="Strong_20_Emphasis">type inference</text:span></text:p>
        </text:list-item>
        <text:list-item>
          <text:p text:style-name="P126">Variables get <text:span text:style-name="Strong_20_Emphasis">zero values</text:span> if not initialized</text:p>
        </text:list-item>
      </text:list>
      <text:p text:style-name="P120"/>
      <text:h text:style-name="P121" text:outline-level="2"><text:soft-page-break/>2. What <text:span text:style-name="Source_20_Text">:=</text:span> Is</text:h>
      <text:h text:style-name="P122" text:outline-level="3">Definition</text:h>
      <text:p text:style-name="P123"><text:span text:style-name="Source_20_Text">:=</text:span> is the <text:span text:style-name="Strong_20_Emphasis">short variable declaration operator</text:span>.</text:p>
      <text:h text:style-name="P122" text:outline-level="3">Syntax</text:h>
      <text:p text:style-name="P124"><text:span text:style-name="Source_20_Text">x := 10</text:span></text:p>
      <text:p text:style-name="P125"><text:span text:style-name="Source_20_Text">a, b := 1, 2</text:span></text:p>
      <text:h text:style-name="P122" text:outline-level="3">Key Properties</text:h>
      <text:list text:style-name="L95">
        <text:list-item>
          <text:p text:style-name="P127">Can be used <text:span text:style-name="Strong_20_Emphasis">only inside functions</text:span></text:p>
        </text:list-item>
        <text:list-item>
          <text:p text:style-name="P127">Always <text:span text:style-name="Strong_20_Emphasis">initializes</text:span> variables</text:p>
        </text:list-item>
        <text:list-item>
          <text:p text:style-name="P127">Type is <text:span text:style-name="Strong_20_Emphasis">inferred only</text:span></text:p>
        </text:list-item>
        <text:list-item>
          <text:p text:style-name="P127">At least <text:span text:style-name="Strong_20_Emphasis">one new variable</text:span> must be declared</text:p>
        </text:list-item>
      </text:list>
      <text:p text:style-name="P120"/>
      <text:h text:style-name="P121" text:outline-level="2">3. Scope Rules</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Feature</text:p>
            </table:table-cell>
            <table:table-cell table:style-name="Table22.A1" office:value-type="string">
              <text:p text:style-name="Table_20_Heading"><text:span text:style-name="Source_20_Text">var</text:span></text:p>
            </table:table-cell>
            <table:table-cell table:style-name="Table22.A1" office:value-type="string">
              <text:p text:style-name="Table_20_Heading"><text:span text:style-name="Source_20_Text">:=</text:span></text:p>
            </table:table-cell>
          </table:table-row>
        </table:table-header-rows>
        <table:table-row>
          <table:table-cell table:style-name="Table22.A1" office:value-type="string">
            <text:p text:style-name="Table_20_Contents">Package scope</text:p>
          </table:table-cell>
          <table:table-cell table:style-name="Table22.A1" office:value-type="string">
            <text:p text:style-name="Table_20_Contents">Yes</text:p>
          </table:table-cell>
          <table:table-cell table:style-name="Table22.A1" office:value-type="string">
            <text:p text:style-name="Table_20_Contents">No</text:p>
          </table:table-cell>
        </table:table-row>
        <table:table-row>
          <table:table-cell table:style-name="Table22.A1" office:value-type="string">
            <text:p text:style-name="Table_20_Contents">Function scope</text:p>
          </table:table-cell>
          <table:table-cell table:style-name="Table22.A1" office:value-type="string">
            <text:p text:style-name="Table_20_Contents">Yes</text:p>
          </table:table-cell>
          <table:table-cell table:style-name="Table22.A1" office:value-type="string">
            <text:p text:style-name="Table_20_Contents">Yes</text:p>
          </table:table-cell>
        </table:table-row>
        <table:table-row>
          <table:table-cell table:style-name="Table22.A1" office:value-type="string">
            <text:p text:style-name="Table_20_Contents">Block scope</text:p>
          </table:table-cell>
          <table:table-cell table:style-name="Table22.A1" office:value-type="string">
            <text:p text:style-name="Table_20_Contents">Yes</text:p>
          </table:table-cell>
          <table:table-cell table:style-name="Table22.A1" office:value-type="string">
            <text:p text:style-name="Table_20_Contents">Yes</text:p>
          </table:table-cell>
        </table:table-row>
      </table:table>
      <text:p text:style-name="P124"><text:span text:style-name="Source_20_Text">var x = 10 // valid at package scope</text:span></text:p>
      <text:p text:style-name="P125"><text:span text:style-name="Source_20_Text">x := 10 <text:s text:c="3"/>// ❌ invalid at package scope</text:span></text:p>
      <text:p text:style-name="P120"/>
      <text:h text:style-name="P121" text:outline-level="2">4. Type Declaration vs Type Inference</text:h>
      <text:h text:style-name="P122" text:outline-level="3"><text:span text:style-name="Source_20_Text">var</text:span> with Explicit Type</text:h>
      <text:p text:style-name="P124"><text:span text:style-name="Source_20_Text">var x int = 10</text:span></text:p>
      <text:h text:style-name="P122" text:outline-level="3"><text:span text:style-name="Source_20_Text">var</text:span> with Inference</text:h>
      <text:p text:style-name="P124"><text:span text:style-name="Source_20_Text">var x = 10</text:span></text:p>
      <text:h text:style-name="P122" text:outline-level="3"><text:span text:style-name="Source_20_Text">:=</text:span> (Inference Only)</text:h>
      <text:p text:style-name="P124"><text:span text:style-name="Source_20_Text">x := 10</text:span></text:p>
      <text:list text:style-name="L96">
        <text:list-item>
          <text:p text:style-name="P128"><text:span text:style-name="Source_20_Text">:=</text:span> never allows explicit types</text:p>
        </text:list-item>
        <text:list-item>
          <text:p text:style-name="P128">Type is fixed at compile time</text:p>
        </text:list-item>
      </text:list>
      <text:p text:style-name="P120"/>
      <text:h text:style-name="P121" text:outline-level="2"><text:soft-page-break/>5. Zero Value Behavior</text:h>
      <text:p text:style-name="P124"><text:span text:style-name="Source_20_Text">var x int</text:span></text:p>
      <text:p text:style-name="P125"><text:span text:style-name="Source_20_Text">fmt.Println(x) // 0</text:span></text:p>
      <text:p text:style-name="P124"><text:span text:style-name="Source_20_Text">x := int // ❌ invalid</text:span></text:p>
      <text:list text:style-name="L97">
        <text:list-item>
          <text:p text:style-name="P129"><text:span text:style-name="Source_20_Text">var</text:span> supports declaration without initialization</text:p>
        </text:list-item>
        <text:list-item>
          <text:p text:style-name="P129"><text:span text:style-name="Source_20_Text">:=</text:span> requires an initializer</text:p>
        </text:list-item>
      </text:list>
      <text:p text:style-name="P120"/>
      <text:h text:style-name="P121" text:outline-level="2">6. Redeclaration Rules</text:h>
      <text:h text:style-name="P122" text:outline-level="3">Using <text:span text:style-name="Source_20_Text">var</text:span></text:h>
      <text:p text:style-name="P124"><text:span text:style-name="Source_20_Text">var x = 10</text:span></text:p>
      <text:p text:style-name="P125"><text:span text:style-name="Source_20_Text">var x = 20 // ❌ redeclared</text:span></text:p>
      <text:h text:style-name="P122" text:outline-level="3">Using <text:span text:style-name="Source_20_Text">:=</text:span></text:h>
      <text:p text:style-name="P124"><text:span text:style-name="Source_20_Text">x := 10</text:span></text:p>
      <text:p text:style-name="P125"><text:span text:style-name="Source_20_Text">x := 20 // ❌ redeclared</text:span></text:p>
      <text:h text:style-name="P122" text:outline-level="3">Mixed Case (Important)</text:h>
      <text:p text:style-name="P124"><text:span text:style-name="Source_20_Text">x := 10</text:span></text:p>
      <text:p text:style-name="P125"><text:span text:style-name="Source_20_Text">x, y := 20, 30 // ✅ y is new</text:span></text:p>
      <text:list text:style-name="L98">
        <text:list-item>
          <text:p text:style-name="P130">At least one variable on the left side must be new</text:p>
        </text:list-item>
        <text:list-item>
          <text:p text:style-name="P130">Existing variables are reassigned</text:p>
        </text:list-item>
      </text:list>
      <text:p text:style-name="P120"/>
      <text:h text:style-name="P121" text:outline-level="2">7. Shadowing Behavior</text:h>
      <text:p text:style-name="P124"><text:span text:style-name="Source_20_Text">x := 10</text:span></text:p>
      <text:p text:style-name="P125"><text:span text:style-name="Source_20_Text">if true {</text:span></text:p>
      <text:p text:style-name="P125"><text:span text:style-name="Source_20_Text"><text:s text:c="4"/>x := 20 // shadows outer x</text:span></text:p>
      <text:p text:style-name="P125"><text:span text:style-name="Source_20_Text">}</text:span></text:p>
      <text:list text:style-name="L99">
        <text:list-item>
          <text:p text:style-name="P131">Common with <text:span text:style-name="Source_20_Text">:=</text:span></text:p>
        </text:list-item>
        <text:list-item>
          <text:p text:style-name="P131"><text:span text:style-name="Source_20_Text">var</text:span> can also shadow but is less frequent</text:p>
        </text:list-item>
      </text:list>
      <text:p text:style-name="P120"/>
      <text:h text:style-name="P121" text:outline-level="2"><text:soft-page-break/>8. Compiler Behavior (Internals)</text:h>
      <text:h text:style-name="P122" text:outline-level="3"><text:span text:style-name="Source_20_Text">var</text:span></text:h>
      <text:list text:style-name="L100">
        <text:list-item>
          <text:p text:style-name="P132">Compiler reserves memory</text:p>
        </text:list-item>
        <text:list-item>
          <text:p text:style-name="P132">Assigns zero value if uninitialized</text:p>
        </text:list-item>
        <text:list-item>
          <text:p text:style-name="P132">Performs type checking at compile time</text:p>
        </text:list-item>
      </text:list>
      <text:h text:style-name="P122" text:outline-level="3"><text:span text:style-name="Source_20_Text">:=</text:span></text:h>
      <text:list text:style-name="L101">
        <text:list-item>
          <text:p text:style-name="P133">Compiler:</text:p>
          <text:list>
            <text:list-item>
              <text:p text:style-name="P133">Evaluates RHS expressions</text:p>
            </text:list-item>
            <text:list-item>
              <text:p text:style-name="P133">Infers types</text:p>
            </text:list-item>
            <text:list-item>
              <text:p text:style-name="P133">Checks scope for existing identifiers</text:p>
            </text:list-item>
            <text:list-item>
              <text:p text:style-name="P133">Creates new variables or reassigns existing ones</text:p>
            </text:list-item>
          </text:list>
        </text:list-item>
      </text:list>
      <text:p text:style-name="P120"/>
      <text:h text:style-name="P121" text:outline-level="2">9. Readability and Intent</text:h>
      <table:table table:name="Table23" table:style-name="Table23">
        <table:table-column table:style-name="Table23.A"/>
        <table:table-column table:style-name="Table23.B"/>
        <table:table-header-rows>
          <table:table-row>
            <table:table-cell table:style-name="Table23.A1" office:value-type="string">
              <text:p text:style-name="Table_20_Heading">Use Case</text:p>
            </table:table-cell>
            <table:table-cell table:style-name="Table23.A1" office:value-type="string">
              <text:p text:style-name="Table_20_Heading">Preferred</text:p>
            </table:table-cell>
          </table:table-row>
        </table:table-header-rows>
        <table:table-row>
          <table:table-cell table:style-name="Table23.A1" office:value-type="string">
            <text:p text:style-name="Table_20_Contents">Public APIs</text:p>
          </table:table-cell>
          <table:table-cell table:style-name="Table23.A1" office:value-type="string">
            <text:p text:style-name="Table_20_Contents"><text:span text:style-name="Source_20_Text">var</text:span></text:p>
          </table:table-cell>
        </table:table-row>
        <table:table-row>
          <table:table-cell table:style-name="Table23.A1" office:value-type="string">
            <text:p text:style-name="Table_20_Contents">Package-level vars</text:p>
          </table:table-cell>
          <table:table-cell table:style-name="Table23.A1" office:value-type="string">
            <text:p text:style-name="Table_20_Contents"><text:span text:style-name="Source_20_Text">var</text:span></text:p>
          </table:table-cell>
        </table:table-row>
        <table:table-row>
          <table:table-cell table:style-name="Table23.A1" office:value-type="string">
            <text:p text:style-name="Table_20_Contents">Local temporary vars</text:p>
          </table:table-cell>
          <table:table-cell table:style-name="Table23.A1" office:value-type="string">
            <text:p text:style-name="Table_20_Contents"><text:span text:style-name="Source_20_Text">:=</text:span></text:p>
          </table:table-cell>
        </table:table-row>
        <table:table-row>
          <table:table-cell table:style-name="Table23.A1" office:value-type="string">
            <text:p text:style-name="Table_20_Contents">Explicit typing</text:p>
          </table:table-cell>
          <table:table-cell table:style-name="Table23.A1" office:value-type="string">
            <text:p text:style-name="Table_20_Contents"><text:span text:style-name="Source_20_Text">var</text:span></text:p>
          </table:table-cell>
        </table:table-row>
      </table:table>
      <text:p text:style-name="P120"/>
      <text:h text:style-name="P121" text:outline-level="2">10. Common Mistakes</text:h>
      <text:list text:style-name="L102">
        <text:list-item>
          <text:p text:style-name="P134">Using <text:span text:style-name="Source_20_Text">:=</text:span> at package scope</text:p>
        </text:list-item>
        <text:list-item>
          <text:p text:style-name="P134">Accidental shadowing inside <text:span text:style-name="Source_20_Text">if</text:span> or <text:span text:style-name="Source_20_Text">for</text:span></text:p>
        </text:list-item>
        <text:list-item>
          <text:p text:style-name="P134">Expecting <text:span text:style-name="Source_20_Text">:=</text:span> to change variable type</text:p>
        </text:list-item>
        <text:list-item>
          <text:p text:style-name="P134">Using <text:span text:style-name="Source_20_Text">:=</text:span> when no new variable exists</text:p>
        </text:list-item>
      </text:list>
      <text:p text:style-name="P120"/>
      <text:h text:style-name="P121" text:outline-level="2">11. Comparison with Other Languages</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Table_20_Heading">Concept</text:p>
            </table:table-cell>
            <table:table-cell table:style-name="Table24.A1" office:value-type="string">
              <text:p text:style-name="Table_20_Heading">Go</text:p>
            </table:table-cell>
            <table:table-cell table:style-name="Table24.A1" office:value-type="string">
              <text:p text:style-name="Table_20_Heading">JavaScript</text:p>
            </table:table-cell>
            <table:table-cell table:style-name="Table24.A1" office:value-type="string">
              <text:p text:style-name="Table_20_Heading">Python</text:p>
            </table:table-cell>
          </table:table-row>
        </table:table-header-rows>
        <table:table-row>
          <table:table-cell table:style-name="Table24.A1" office:value-type="string">
            <text:p text:style-name="Table_20_Contents">Explicit declaration</text:p>
          </table:table-cell>
          <table:table-cell table:style-name="Table24.A1" office:value-type="string">
            <text:p text:style-name="Table_20_Contents"><text:span text:style-name="Source_20_Text">var</text:span></text:p>
          </table:table-cell>
          <table:table-cell table:style-name="Table24.A1" office:value-type="string">
            <text:p text:style-name="Table_20_Contents"><text:span text:style-name="Source_20_Text">let/const</text:span></text:p>
          </table:table-cell>
          <table:table-cell table:style-name="Table24.A1" office:value-type="string">
            <text:p text:style-name="Table_20_Contents">No</text:p>
          </table:table-cell>
        </table:table-row>
        <table:table-row>
          <table:table-cell table:style-name="Table24.A1" office:value-type="string">
            <text:p text:style-name="Table_20_Contents">Short declaration</text:p>
          </table:table-cell>
          <table:table-cell table:style-name="Table24.A1" office:value-type="string">
            <text:p text:style-name="Table_20_Contents"><text:span text:style-name="Source_20_Text">:=</text:span></text:p>
          </table:table-cell>
          <table:table-cell table:style-name="Table24.A1" office:value-type="string">
            <text:p text:style-name="Table_20_Contents">No</text:p>
          </table:table-cell>
          <table:table-cell table:style-name="Table24.A1" office:value-type="string">
            <text:p text:style-name="Table_20_Contents">No</text:p>
          </table:table-cell>
        </table:table-row>
        <table:table-row>
          <table:table-cell table:style-name="Table24.A1" office:value-type="string">
            <text:p text:style-name="Table_20_Contents">Compile-time typing</text:p>
          </table:table-cell>
          <table:table-cell table:style-name="Table24.A1" office:value-type="string">
            <text:p text:style-name="Table_20_Contents">Yes</text:p>
          </table:table-cell>
          <table:table-cell table:style-name="Table24.A1" office:value-type="string">
            <text:p text:style-name="Table_20_Contents">No</text:p>
          </table:table-cell>
          <table:table-cell table:style-name="Table24.A1" office:value-type="string">
            <text:p text:style-name="Table_20_Contents">No</text:p>
          </table:table-cell>
        </table:table-row>
      </table:table>
      <text:p text:style-name="P120"/>
      <text:h text:style-name="P121" text:outline-level="2"><text:soft-page-break/>12. Exercises</text:h>
      <text:h text:style-name="P122" text:outline-level="3">Concept Exercises</text:h>
      <text:list text:style-name="L103">
        <text:list-item>
          <text:p text:style-name="P135">Declare the same variable using:</text:p>
          <text:list>
            <text:list-item>
              <text:p text:style-name="P135"><text:span text:style-name="Source_20_Text">var</text:span> with explicit type</text:p>
            </text:list-item>
            <text:list-item>
              <text:p text:style-name="P135"><text:span text:style-name="Source_20_Text">var</text:span> with inference</text:p>
            </text:list-item>
            <text:list-item>
              <text:p text:style-name="P135"><text:span text:style-name="Source_20_Text">:=</text:span></text:p>
            </text:list-item>
          </text:list>
        </text:list-item>
        <text:list-item>
          <text:p text:style-name="P135">Try using <text:span text:style-name="Source_20_Text">:=</text:span> at package scope and observe error.</text:p>
        </text:list-item>
        <text:list-item>
          <text:p text:style-name="P135">Create multiple assignments with mixed old and new variables.</text:p>
        </text:list-item>
      </text:list>
      <text:p text:style-name="P120"/>
      <text:h text:style-name="P122" text:outline-level="3">Debug Exercises</text:h>
      <text:p text:style-name="P123">What is the output and why?</text:p>
      <text:p text:style-name="P124"><text:span text:style-name="Source_20_Text">package main</text:span></text:p>
      <text:p text:style-name="P125"/>
      <text:p text:style-name="P125"><text:span text:style-name="Source_20_Text">import "fmt"</text:span></text:p>
      <text:p text:style-name="P125"/>
      <text:p text:style-name="P125"><text:span text:style-name="Source_20_Text">func main() {</text:span></text:p>
      <text:p text:style-name="P125"><text:span text:style-name="Source_20_Text"><text:s text:c="4"/>x := 5</text:span></text:p>
      <text:p text:style-name="P125"><text:span text:style-name="Source_20_Text"><text:s text:c="4"/>if true {</text:span></text:p>
      <text:p text:style-name="P125"><text:span text:style-name="Source_20_Text"><text:s text:c="8"/>x, y := 10, 20</text:span></text:p>
      <text:p text:style-name="P125"><text:span text:style-name="Source_20_Text"><text:s text:c="8"/>fmt.Println(x, y)</text:span></text:p>
      <text:p text:style-name="P125"><text:span text:style-name="Source_20_Text"><text:s text:c="4"/>}</text:span></text:p>
      <text:p text:style-name="P125"><text:span text:style-name="Source_20_Text"><text:s text:c="4"/>fmt.Println(x)</text:span></text:p>
      <text:p text:style-name="P125"><text:span text:style-name="Source_20_Text">}</text:span></text:p>
      <text:p text:style-name="P120"/>
      <text:h text:style-name="P122" text:outline-level="3">Mini Project</text:h>
      <text:p text:style-name="P123"><text:span text:style-name="Strong_20_Emphasis">Request Counter</text:span></text:p>
      <text:p text:style-name="P123">Requirements:</text:p>
      <text:list text:style-name="L104">
        <text:list-item>
          <text:p text:style-name="P136">Use <text:span text:style-name="Source_20_Text">var</text:span> for shared counters</text:p>
        </text:list-item>
        <text:list-item>
          <text:p text:style-name="P136">Use <text:span text:style-name="Source_20_Text">:=</text:span> for request-scoped variables</text:p>
        </text:list-item>
        <text:list-item>
          <text:p text:style-name="P136">Demonstrate correct scoping</text:p>
        </text:list-item>
        <text:list-item>
          <text:p text:style-name="P136">Avoid shadowing</text:p>
        </text:list-item>
      </text:list>
      <text:p text:style-name="P120"><text:soft-page-break/></text:p>
      <text:h text:style-name="P121" text:outline-level="2">Summary</text:h>
      <text:list text:style-name="L105">
        <text:list-item>
          <text:p text:style-name="P137"><text:span text:style-name="Source_20_Text">var</text:span> is the general declaration keyword.</text:p>
        </text:list-item>
        <text:list-item>
          <text:p text:style-name="P137"><text:span text:style-name="Source_20_Text">:=</text:span> is a short, function-scoped declaration.</text:p>
        </text:list-item>
        <text:list-item>
          <text:p text:style-name="P137"><text:span text:style-name="Source_20_Text">var</text:span> supports zero values and explicit types.</text:p>
        </text:list-item>
        <text:list-item>
          <text:p text:style-name="P137"><text:span text:style-name="Source_20_Text">:=</text:span> requires initialization and infers type.</text:p>
        </text:list-item>
        <text:list-item>
          <text:p text:style-name="P137">Both are resolved at compile time.</text:p>
        </text:list-item>
        <text:list-item>
          <text:p text:style-name="P137">Misuse of <text:span text:style-name="Source_20_Text">:=</text:span> commonly leads to shadowing bugs.</text:p>
        </text:list-item>
      </text:list>
      <text:p text:style-name="P120"/>
      <text:p text:style-name="P123">If you want, next we can cover:</text:p>
      <text:list text:style-name="L106">
        <text:list-item>
          <text:p text:style-name="P138">Escape analysis</text:p>
        </text:list-item>
        <text:list-item>
          <text:p text:style-name="P138">Stack vs heap allocation</text:p>
        </text:list-item>
        <text:list-item>
          <text:p text:style-name="P138">Pointers and memory model</text:p>
        </text:list-item>
        <text:list-item>
          <text:p text:style-name="P138">Interfaces and method sets</text:p>
        </text:list-item>
      </text:list>
      <text:p text:style-name="P139"/>
      <text:list xml:id="list232808524180264" text:continue-list="list232808529711091" text:style-name="L1">
        <text:list-item>
          <text:p text:style-name="P2">How do constants work in Go?</text:p>
        </text:list-item>
        <text:list-item>
          <text:p text:style-name="P2">Explain zero-values in Go.</text:p>
        </text:list-item>
      </text:list>
      <text:h text:style-name="P140" text:outline-level="1">Zero-Values in Go</text:h>
      <text:p text:style-name="P141"/>
      <text:h text:style-name="P142" text:outline-level="2">1. What Is a Zero-Value</text:h>
      <text:h text:style-name="P143" text:outline-level="3">Definition</text:h>
      <text:p text:style-name="P144">A <text:span text:style-name="Strong_20_Emphasis">zero-value</text:span> is the <text:span text:style-name="Strong_20_Emphasis">default value automatically assigned</text:span> to a variable when it is declared <text:span text:style-name="Strong_20_Emphasis">without explicit initialization</text:span>.</text:p>
      <text:p text:style-name="P145"><text:span text:style-name="Source_20_Text">var x int</text:span></text:p>
      <text:p text:style-name="P146"><text:span text:style-name="Source_20_Text">fmt.Println(x) // 0</text:span></text:p>
      <text:p text:style-name="P144">Go <text:span text:style-name="Strong_20_Emphasis">does not allow uninitialized variables</text:span>.</text:p>
      <text:p text:style-name="P141"/>
      <text:h text:style-name="P142" text:outline-level="2"><text:soft-page-break/>2. Zero-Values by Type</text:h>
      <table:table table:name="Table25" table:style-name="Table25">
        <table:table-column table:style-name="Table25.A"/>
        <table:table-column table:style-name="Table25.B"/>
        <table:table-header-rows>
          <table:table-row>
            <table:table-cell table:style-name="Table25.A1" office:value-type="string">
              <text:p text:style-name="Table_20_Heading">Type Category</text:p>
            </table:table-cell>
            <table:table-cell table:style-name="Table25.A1" office:value-type="string">
              <text:p text:style-name="Table_20_Heading">Zero-Value</text:p>
            </table:table-cell>
          </table:table-row>
        </table:table-header-rows>
        <table:table-row>
          <table:table-cell table:style-name="Table25.A1" office:value-type="string">
            <text:p text:style-name="Table_20_Contents">int, int8, int64</text:p>
          </table:table-cell>
          <table:table-cell table:style-name="Table25.A1" office:value-type="string">
            <text:p text:style-name="Table_20_Contents">0</text:p>
          </table:table-cell>
        </table:table-row>
        <table:table-row>
          <table:table-cell table:style-name="Table25.A1" office:value-type="string">
            <text:p text:style-name="Table_20_Contents">float32, float64</text:p>
          </table:table-cell>
          <table:table-cell table:style-name="Table25.A1" office:value-type="string">
            <text:p text:style-name="Table_20_Contents">0.0</text:p>
          </table:table-cell>
        </table:table-row>
        <table:table-row>
          <table:table-cell table:style-name="Table25.A1" office:value-type="string">
            <text:p text:style-name="Table_20_Contents">bool</text:p>
          </table:table-cell>
          <table:table-cell table:style-name="Table25.A1" office:value-type="string">
            <text:p text:style-name="Table_20_Contents">false</text:p>
          </table:table-cell>
        </table:table-row>
        <table:table-row>
          <table:table-cell table:style-name="Table25.A1" office:value-type="string">
            <text:p text:style-name="Table_20_Contents">string</text:p>
          </table:table-cell>
          <table:table-cell table:style-name="Table25.A1" office:value-type="string">
            <text:p text:style-name="Table_20_Contents">"" (empty string)</text:p>
          </table:table-cell>
        </table:table-row>
        <table:table-row>
          <table:table-cell table:style-name="Table25.A1" office:value-type="string">
            <text:p text:style-name="Table_20_Contents">pointer</text:p>
          </table:table-cell>
          <table:table-cell table:style-name="Table25.A1" office:value-type="string">
            <text:p text:style-name="Table_20_Contents">nil</text:p>
          </table:table-cell>
        </table:table-row>
        <table:table-row>
          <table:table-cell table:style-name="Table25.A1" office:value-type="string">
            <text:p text:style-name="Table_20_Contents">slice</text:p>
          </table:table-cell>
          <table:table-cell table:style-name="Table25.A1" office:value-type="string">
            <text:p text:style-name="Table_20_Contents">nil</text:p>
          </table:table-cell>
        </table:table-row>
        <table:table-row>
          <table:table-cell table:style-name="Table25.A1" office:value-type="string">
            <text:p text:style-name="Table_20_Contents">map</text:p>
          </table:table-cell>
          <table:table-cell table:style-name="Table25.A1" office:value-type="string">
            <text:p text:style-name="Table_20_Contents">nil</text:p>
          </table:table-cell>
        </table:table-row>
        <table:table-row>
          <table:table-cell table:style-name="Table25.A1" office:value-type="string">
            <text:p text:style-name="Table_20_Contents">channel</text:p>
          </table:table-cell>
          <table:table-cell table:style-name="Table25.A1" office:value-type="string">
            <text:p text:style-name="Table_20_Contents">nil</text:p>
          </table:table-cell>
        </table:table-row>
        <table:table-row>
          <table:table-cell table:style-name="Table25.A1" office:value-type="string">
            <text:p text:style-name="Table_20_Contents">function</text:p>
          </table:table-cell>
          <table:table-cell table:style-name="Table25.A1" office:value-type="string">
            <text:p text:style-name="Table_20_Contents">nil</text:p>
          </table:table-cell>
        </table:table-row>
        <table:table-row>
          <table:table-cell table:style-name="Table25.A1" office:value-type="string">
            <text:p text:style-name="Table_20_Contents">interface</text:p>
          </table:table-cell>
          <table:table-cell table:style-name="Table25.A1" office:value-type="string">
            <text:p text:style-name="Table_20_Contents">nil</text:p>
          </table:table-cell>
        </table:table-row>
        <table:table-row>
          <table:table-cell table:style-name="Table25.A1" office:value-type="string">
            <text:p text:style-name="Table_20_Contents">array</text:p>
          </table:table-cell>
          <table:table-cell table:style-name="Table25.A1" office:value-type="string">
            <text:p text:style-name="Table_20_Contents">element-wise zero-values</text:p>
          </table:table-cell>
        </table:table-row>
        <table:table-row>
          <table:table-cell table:style-name="Table25.A1" office:value-type="string">
            <text:p text:style-name="Table_20_Contents">struct</text:p>
          </table:table-cell>
          <table:table-cell table:style-name="Table25.A1" office:value-type="string">
            <text:p text:style-name="Table_20_Contents">field-wise zero-values</text:p>
          </table:table-cell>
        </table:table-row>
      </table:table>
      <text:p text:style-name="P141"/>
      <text:h text:style-name="P142" text:outline-level="2">3. Composite Types Zero-Values</text:h>
      <text:h text:style-name="P143" text:outline-level="3">Arrays</text:h>
      <text:p text:style-name="P145"><text:span text:style-name="Source_20_Text">var a [3]int</text:span></text:p>
      <text:p text:style-name="P146"><text:span text:style-name="Source_20_Text">// [0 0 0]</text:span></text:p>
      <text:list text:style-name="L107">
        <text:list-item>
          <text:p text:style-name="P147">Each element initialized to its zero-value</text:p>
        </text:list-item>
      </text:list>
      <text:p text:style-name="P141"/>
      <text:h text:style-name="P143" text:outline-level="3">Structs</text:h>
      <text:p text:style-name="P145"><text:span text:style-name="Source_20_Text">type User struct {</text:span></text:p>
      <text:p text:style-name="P146"><text:span text:style-name="Source_20_Text"><text:s text:c="4"/>ID <text:s text:c="2"/>int</text:span></text:p>
      <text:p text:style-name="P146"><text:span text:style-name="Source_20_Text"><text:s text:c="4"/>Name string</text:span></text:p>
      <text:p text:style-name="P146"><text:span text:style-name="Source_20_Text"><text:s text:c="4"/>Active bool</text:span></text:p>
      <text:p text:style-name="P146"><text:span text:style-name="Source_20_Text">}</text:span></text:p>
      <text:p text:style-name="P146"/>
      <text:p text:style-name="P146"><text:span text:style-name="Source_20_Text">var u User</text:span></text:p>
      <text:p text:style-name="P146"><text:span text:style-name="Source_20_Text">// u.ID == 0</text:span></text:p>
      <text:p text:style-name="P146"><text:span text:style-name="Source_20_Text">// u.Name == ""</text:span></text:p>
      <text:p text:style-name="P146"><text:span text:style-name="Source_20_Text">// u.Active == false</text:span></text:p>
      <text:list text:style-name="L108">
        <text:list-item>
          <text:p text:style-name="P148">All fields recursively zero-initialized</text:p>
        </text:list-item>
      </text:list>
      <text:p text:style-name="P141"/>
      <text:h text:style-name="P143" text:outline-level="3"><text:soft-page-break/>Slices</text:h>
      <text:p text:style-name="P145"><text:span text:style-name="Source_20_Text">var s []int</text:span></text:p>
      <text:list text:style-name="L109">
        <text:list-item>
          <text:p text:style-name="P149"><text:span text:style-name="Source_20_Text">s == nil</text:span></text:p>
        </text:list-item>
        <text:list-item>
          <text:p text:style-name="P149">Length = 0</text:p>
        </text:list-item>
        <text:list-item>
          <text:p text:style-name="P149">Capacity = 0</text:p>
        </text:list-item>
      </text:list>
      <text:p text:style-name="P144">Important distinction:</text:p>
      <text:p text:style-name="P145"><text:span text:style-name="Source_20_Text">s := []int{}</text:span></text:p>
      <text:list text:style-name="L110">
        <text:list-item>
          <text:p text:style-name="P150">Not nil</text:p>
        </text:list-item>
        <text:list-item>
          <text:p text:style-name="P150">Length = 0</text:p>
        </text:list-item>
      </text:list>
      <text:p text:style-name="P141"/>
      <text:h text:style-name="P143" text:outline-level="3">Maps</text:h>
      <text:p text:style-name="P145"><text:span text:style-name="Source_20_Text">var m map[string]int</text:span></text:p>
      <text:list text:style-name="L111">
        <text:list-item>
          <text:p text:style-name="P151"><text:span text:style-name="Source_20_Text">m == nil</text:span></text:p>
        </text:list-item>
        <text:list-item>
          <text:p text:style-name="P151">Cannot assign keys</text:p>
        </text:list-item>
      </text:list>
      <text:p text:style-name="P145"><text:span text:style-name="Source_20_Text">m["a"] = 1 // panic</text:span></text:p>
      <text:p text:style-name="P144">Must initialize:</text:p>
      <text:p text:style-name="P145"><text:span text:style-name="Source_20_Text">m = make(map[string]int)</text:span></text:p>
      <text:p text:style-name="P141"/>
      <text:h text:style-name="P143" text:outline-level="3">Channels</text:h>
      <text:p text:style-name="P145"><text:span text:style-name="Source_20_Text">var ch chan int</text:span></text:p>
      <text:list text:style-name="L112">
        <text:list-item>
          <text:p text:style-name="P152"><text:span text:style-name="Source_20_Text">ch == nil</text:span></text:p>
        </text:list-item>
        <text:list-item>
          <text:p text:style-name="P152">Send or receive blocks forever</text:p>
        </text:list-item>
      </text:list>
      <text:p text:style-name="P141"/>
      <text:h text:style-name="P142" text:outline-level="2">4. Why Zero-Values Exist</text:h>
      <text:list text:style-name="L113">
        <text:list-item>
          <text:p text:style-name="P153">Prevents undefined behavior</text:p>
        </text:list-item>
        <text:list-item>
          <text:p text:style-name="P153">Eliminates uninitialized memory bugs</text:p>
        </text:list-item>
        <text:list-item>
          <text:p text:style-name="P153">Enables predictable behavior</text:p>
        </text:list-item>
        <text:list-item>
          <text:p text:style-name="P153">Simplifies variable declaration</text:p>
        </text:list-item>
      </text:list>
      <text:p text:style-name="P141"/>
      <text:h text:style-name="P142" text:outline-level="2"><text:soft-page-break/>5. Memory and Runtime Behavior (Internals)</text:h>
      <text:h text:style-name="P143" text:outline-level="3">Allocation</text:h>
      <text:list text:style-name="L114">
        <text:list-item>
          <text:p text:style-name="P154">Compiler allocates memory</text:p>
        </text:list-item>
        <text:list-item>
          <text:p text:style-name="P154">Memory is cleared (zeroed)</text:p>
        </text:list-item>
        <text:list-item>
          <text:p text:style-name="P154">Applies to stack and heap allocations</text:p>
        </text:list-item>
      </text:list>
      <text:h text:style-name="P143" text:outline-level="3">Stack Allocation</text:h>
      <text:list text:style-name="L115">
        <text:list-item>
          <text:p text:style-name="P155">Stack frame is zeroed for safety</text:p>
        </text:list-item>
        <text:list-item>
          <text:p text:style-name="P155">No garbage values allowed</text:p>
        </text:list-item>
      </text:list>
      <text:h text:style-name="P143" text:outline-level="3">Heap Allocation</text:h>
      <text:list text:style-name="L116">
        <text:list-item>
          <text:p text:style-name="P156">Heap memory cleared by runtime</text:p>
        </text:list-item>
        <text:list-item>
          <text:p text:style-name="P156">Required for GC correctness</text:p>
        </text:list-item>
      </text:list>
      <text:p text:style-name="P141"/>
      <text:h text:style-name="P142" text:outline-level="2">6. Zero-Value vs <text:span text:style-name="Source_20_Text">nil</text:span></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Type</text:p>
            </table:table-cell>
            <table:table-cell table:style-name="Table26.A1" office:value-type="string">
              <text:p text:style-name="Table_20_Heading">Zero-Value</text:p>
            </table:table-cell>
            <table:table-cell table:style-name="Table26.A1" office:value-type="string">
              <text:p text:style-name="Table_20_Heading">Is <text:span text:style-name="Source_20_Text">nil</text:span>?</text:p>
            </table:table-cell>
          </table:table-row>
        </table:table-header-rows>
        <table:table-row>
          <table:table-cell table:style-name="Table26.A1" office:value-type="string">
            <text:p text:style-name="Table_20_Contents">int</text:p>
          </table:table-cell>
          <table:table-cell table:style-name="Table26.A1" office:value-type="string">
            <text:p text:style-name="Table_20_Contents">0</text:p>
          </table:table-cell>
          <table:table-cell table:style-name="Table26.A1" office:value-type="string">
            <text:p text:style-name="Table_20_Contents">No</text:p>
          </table:table-cell>
        </table:table-row>
        <table:table-row>
          <table:table-cell table:style-name="Table26.A1" office:value-type="string">
            <text:p text:style-name="Table_20_Contents">string</text:p>
          </table:table-cell>
          <table:table-cell table:style-name="Table26.A1" office:value-type="string">
            <text:p text:style-name="Table_20_Contents">""</text:p>
          </table:table-cell>
          <table:table-cell table:style-name="Table26.A1" office:value-type="string">
            <text:p text:style-name="Table_20_Contents">No</text:p>
          </table:table-cell>
        </table:table-row>
        <table:table-row>
          <table:table-cell table:style-name="Table26.A1" office:value-type="string">
            <text:p text:style-name="Table_20_Contents">slice</text:p>
          </table:table-cell>
          <table:table-cell table:style-name="Table26.A1" office:value-type="string">
            <text:p text:style-name="Table_20_Contents">nil</text:p>
          </table:table-cell>
          <table:table-cell table:style-name="Table26.A1" office:value-type="string">
            <text:p text:style-name="Table_20_Contents">Yes</text:p>
          </table:table-cell>
        </table:table-row>
        <table:table-row>
          <table:table-cell table:style-name="Table26.A1" office:value-type="string">
            <text:p text:style-name="Table_20_Contents">map</text:p>
          </table:table-cell>
          <table:table-cell table:style-name="Table26.A1" office:value-type="string">
            <text:p text:style-name="Table_20_Contents">nil</text:p>
          </table:table-cell>
          <table:table-cell table:style-name="Table26.A1" office:value-type="string">
            <text:p text:style-name="Table_20_Contents">Yes</text:p>
          </table:table-cell>
        </table:table-row>
        <table:table-row>
          <table:table-cell table:style-name="Table26.A1" office:value-type="string">
            <text:p text:style-name="Table_20_Contents">channel</text:p>
          </table:table-cell>
          <table:table-cell table:style-name="Table26.A1" office:value-type="string">
            <text:p text:style-name="Table_20_Contents">nil</text:p>
          </table:table-cell>
          <table:table-cell table:style-name="Table26.A1" office:value-type="string">
            <text:p text:style-name="Table_20_Contents">Yes</text:p>
          </table:table-cell>
        </table:table-row>
        <table:table-row>
          <table:table-cell table:style-name="Table26.A1" office:value-type="string">
            <text:p text:style-name="Table_20_Contents">pointer</text:p>
          </table:table-cell>
          <table:table-cell table:style-name="Table26.A1" office:value-type="string">
            <text:p text:style-name="Table_20_Contents">nil</text:p>
          </table:table-cell>
          <table:table-cell table:style-name="Table26.A1" office:value-type="string">
            <text:p text:style-name="Table_20_Contents">Yes</text:p>
          </table:table-cell>
        </table:table-row>
        <table:table-row>
          <table:table-cell table:style-name="Table26.A1" office:value-type="string">
            <text:p text:style-name="Table_20_Contents">interface</text:p>
          </table:table-cell>
          <table:table-cell table:style-name="Table26.A1" office:value-type="string">
            <text:p text:style-name="Table_20_Contents">nil</text:p>
          </table:table-cell>
          <table:table-cell table:style-name="Table26.A1" office:value-type="string">
            <text:p text:style-name="Table_20_Contents">Yes</text:p>
          </table:table-cell>
        </table:table-row>
      </table:table>
      <text:p text:style-name="P141"/>
      <text:h text:style-name="P142" text:outline-level="2">7. Zero-Value Usability</text:h>
      <text:h text:style-name="P143" text:outline-level="3">Safe to Use</text:h>
      <text:list text:style-name="L117">
        <text:list-item>
          <text:p text:style-name="P157">int, bool, string</text:p>
        </text:list-item>
        <text:list-item>
          <text:p text:style-name="P157">arrays</text:p>
        </text:list-item>
        <text:list-item>
          <text:p text:style-name="P157">structs with value-type fields</text:p>
        </text:list-item>
      </text:list>
      <text:h text:style-name="P143" text:outline-level="3">Requires Initialization</text:h>
      <text:list text:style-name="L118">
        <text:list-item>
          <text:p text:style-name="P158">map</text:p>
        </text:list-item>
        <text:list-item>
          <text:p text:style-name="P158">slice (if appending is needed)</text:p>
        </text:list-item>
        <text:list-item>
          <text:p text:style-name="P158">channel</text:p>
        </text:list-item>
      </text:list>
      <text:p text:style-name="P145"><text:soft-page-break/><text:span text:style-name="Source_20_Text">var s []int</text:span></text:p>
      <text:p text:style-name="P146"><text:span text:style-name="Source_20_Text">s = append(s, 1) // valid</text:span></text:p>
      <text:p text:style-name="P146"/>
      <text:p text:style-name="P146"><text:span text:style-name="Source_20_Text">var m map[string]int</text:span></text:p>
      <text:p text:style-name="P146"><text:span text:style-name="Source_20_Text">m["x"] = 1 // panic</text:span></text:p>
      <text:p text:style-name="P141"/>
      <text:h text:style-name="P142" text:outline-level="2">8. Zero-Value and Interfaces (Important Edge Case)</text:h>
      <text:p text:style-name="P145"><text:span text:style-name="Source_20_Text">var i interface{}</text:span></text:p>
      <text:list text:style-name="L119">
        <text:list-item>
          <text:p text:style-name="P159"><text:span text:style-name="Source_20_Text">i == nil</text:span></text:p>
        </text:list-item>
      </text:list>
      <text:p text:style-name="P144">But:</text:p>
      <text:p text:style-name="P145"><text:span text:style-name="Source_20_Text">var p *int = nil</text:span></text:p>
      <text:p text:style-name="P146"><text:span text:style-name="Source_20_Text">var i interface{} = p</text:span></text:p>
      <text:list text:style-name="L120">
        <text:list-item>
          <text:p text:style-name="P160"><text:span text:style-name="Source_20_Text">i != nil</text:span></text:p>
        </text:list-item>
        <text:list-item>
          <text:p text:style-name="P160">Interface contains:</text:p>
          <text:list>
            <text:list-item>
              <text:p text:style-name="P160">type = *int</text:p>
            </text:list-item>
            <text:list-item>
              <text:p text:style-name="P160">value = nil</text:p>
            </text:list-item>
          </text:list>
        </text:list-item>
      </text:list>
      <text:p text:style-name="P141"/>
      <text:h text:style-name="P142" text:outline-level="2">9. Zero-Values in APIs and Design</text:h>
      <text:list text:style-name="L121">
        <text:list-item>
          <text:p text:style-name="P161">Struct zero-values should be meaningful</text:p>
        </text:list-item>
        <text:list-item>
          <text:p text:style-name="P161">Allows usage without explicit initialization</text:p>
        </text:list-item>
      </text:list>
      <text:p text:style-name="P145"><text:span text:style-name="Source_20_Text">type Counter struct {</text:span></text:p>
      <text:p text:style-name="P146"><text:span text:style-name="Source_20_Text"><text:s text:c="4"/>count int</text:span></text:p>
      <text:p text:style-name="P146"><text:span text:style-name="Source_20_Text">}</text:span></text:p>
      <text:p text:style-name="P146"/>
      <text:p text:style-name="P146"><text:span text:style-name="Source_20_Text">func (c *Counter) Inc() {</text:span></text:p>
      <text:p text:style-name="P146"><text:span text:style-name="Source_20_Text"><text:s text:c="4"/>c.count++</text:span></text:p>
      <text:p text:style-name="P146"><text:span text:style-name="Source_20_Text">}</text:span></text:p>
      <text:p text:style-name="P144"><text:span text:style-name="Source_20_Text">var c Counter</text:span> is usable immediately.</text:p>
      <text:p text:style-name="P141"/>
      <text:h text:style-name="P142" text:outline-level="2">10. Zero-Values vs Defaults in Other Languages</text:h>
      <table:table table:name="Table27" table:style-name="Table27">
        <table:table-column table:style-name="Table27.A"/>
        <table:table-column table:style-name="Table27.B"/>
        <table:table-header-rows>
          <table:table-row>
            <table:table-cell table:style-name="Table27.A1" office:value-type="string">
              <text:p text:style-name="Table_20_Heading">Language</text:p>
            </table:table-cell>
            <table:table-cell table:style-name="Table27.A1" office:value-type="string">
              <text:p text:style-name="Table_20_Heading">Default Value Behavior</text:p>
            </table:table-cell>
          </table:table-row>
        </table:table-header-rows>
        <table:table-row>
          <table:table-cell table:style-name="Table27.A1" office:value-type="string">
            <text:p text:style-name="Table_20_Contents">Go</text:p>
          </table:table-cell>
          <table:table-cell table:style-name="Table27.A1" office:value-type="string">
            <text:p text:style-name="Table_20_Contents">Always zero-value</text:p>
          </table:table-cell>
        </table:table-row>
        <text:soft-page-break/>
        <table:table-row>
          <table:table-cell table:style-name="Table27.A1" office:value-type="string">
            <text:p text:style-name="Table_20_Contents">Java</text:p>
          </table:table-cell>
          <table:table-cell table:style-name="Table27.A1" office:value-type="string">
            <text:p text:style-name="Table_20_Contents">Default values for fields only</text:p>
          </table:table-cell>
        </table:table-row>
        <table:table-row>
          <table:table-cell table:style-name="Table27.A1" office:value-type="string">
            <text:p text:style-name="Table_20_Contents">Python</text:p>
          </table:table-cell>
          <table:table-cell table:style-name="Table27.A1" office:value-type="string">
            <text:p text:style-name="Table_20_Contents">No implicit defaults</text:p>
          </table:table-cell>
        </table:table-row>
        <table:table-row>
          <table:table-cell table:style-name="Table27.A1" office:value-type="string">
            <text:p text:style-name="Table_20_Contents">C/C++</text:p>
          </table:table-cell>
          <table:table-cell table:style-name="Table27.A1" office:value-type="string">
            <text:p text:style-name="Table_20_Contents">Undefined unless initialized</text:p>
          </table:table-cell>
        </table:table-row>
      </table:table>
      <text:p text:style-name="P141"/>
      <text:h text:style-name="P142" text:outline-level="2">11. Common Mistakes</text:h>
      <text:list text:style-name="L122">
        <text:list-item>
          <text:p text:style-name="P162">Writing to nil maps</text:p>
        </text:list-item>
        <text:list-item>
          <text:p text:style-name="P162">Sending on nil channels</text:p>
        </text:list-item>
        <text:list-item>
          <text:p text:style-name="P162">Confusing nil slice with empty slice</text:p>
        </text:list-item>
        <text:list-item>
          <text:p text:style-name="P162">Assuming interface holding nil pointer is nil</text:p>
        </text:list-item>
      </text:list>
      <text:p text:style-name="P141"/>
      <text:h text:style-name="P142" text:outline-level="2">12. Exercises</text:h>
      <text:h text:style-name="P143" text:outline-level="3">Concept Exercises</text:h>
      <text:list text:style-name="L123">
        <text:list-item>
          <text:p text:style-name="P163">Print zero-values of all basic types.</text:p>
        </text:list-item>
        <text:list-item>
          <text:p text:style-name="P163">Compare nil slice vs empty slice.</text:p>
        </text:list-item>
        <text:list-item>
          <text:p text:style-name="P163">Try appending to nil slice.</text:p>
        </text:list-item>
      </text:list>
      <text:p text:style-name="P141"/>
      <text:h text:style-name="P143" text:outline-level="3">Debug Exercises</text:h>
      <text:p text:style-name="P144">What happens and why?</text:p>
      <text:p text:style-name="P145"><text:span text:style-name="Source_20_Text">package main</text:span></text:p>
      <text:p text:style-name="P146"/>
      <text:p text:style-name="P146"><text:span text:style-name="Source_20_Text">import "fmt"</text:span></text:p>
      <text:p text:style-name="P146"/>
      <text:p text:style-name="P146"><text:span text:style-name="Source_20_Text">func main() {</text:span></text:p>
      <text:p text:style-name="P146"><text:span text:style-name="Source_20_Text"><text:s text:c="4"/>var m map[string]int</text:span></text:p>
      <text:p text:style-name="P146"><text:span text:style-name="Source_20_Text"><text:s text:c="4"/>fmt.Println(m == nil)</text:span></text:p>
      <text:p text:style-name="P146"><text:span text:style-name="Source_20_Text"><text:s text:c="4"/>m["a"] = 1</text:span></text:p>
      <text:p text:style-name="P146"><text:span text:style-name="Source_20_Text">}</text:span></text:p>
      <text:p text:style-name="P141"/>
      <text:h text:style-name="P143" text:outline-level="3">Mini Project</text:h>
      <text:p text:style-name="P144"><text:span text:style-name="Strong_20_Emphasis">Safe Configuration Struct</text:span></text:p>
      <text:p text:style-name="P144">Requirements:</text:p>
      <text:list text:style-name="L124">
        <text:list-item>
          <text:p text:style-name="P164"><text:soft-page-break/>Use struct with zero-values</text:p>
        </text:list-item>
        <text:list-item>
          <text:p text:style-name="P164">Avoid explicit initialization</text:p>
        </text:list-item>
        <text:list-item>
          <text:p text:style-name="P164">Validate only non-zero fields</text:p>
        </text:list-item>
        <text:list-item>
          <text:p text:style-name="P164">Handle nil maps and slices safely</text:p>
        </text:list-item>
      </text:list>
      <text:p text:style-name="P141"/>
      <text:h text:style-name="P142" text:outline-level="2">Summary</text:h>
      <text:list text:style-name="L125">
        <text:list-item>
          <text:p text:style-name="P165">Zero-values are default values assigned by Go.</text:p>
        </text:list-item>
        <text:list-item>
          <text:p text:style-name="P165">All variables are always initialized.</text:p>
        </text:list-item>
        <text:list-item>
          <text:p text:style-name="P165">Composite types are recursively zero-initialized.</text:p>
        </text:list-item>
        <text:list-item>
          <text:p text:style-name="P165">Some zero-values are usable immediately; others require initialization.</text:p>
        </text:list-item>
        <text:list-item>
          <text:p text:style-name="P165">Zero-values improve safety and predictability.</text:p>
        </text:list-item>
      </text:list>
      <text:p text:style-name="P141"/>
      <text:p text:style-name="P144">Next good topics:</text:p>
      <text:list text:style-name="L126">
        <text:list-item>
          <text:p text:style-name="P166">Pointers and memory layout</text:p>
        </text:list-item>
        <text:list-item>
          <text:p text:style-name="P166">Stack vs heap</text:p>
        </text:list-item>
        <text:list-item>
          <text:p text:style-name="P166">Escape analysis</text:p>
        </text:list-item>
        <text:list-item>
          <text:p text:style-name="P166">Interfaces and nil pitfall</text:p>
        </text:list-item>
      </text:list>
      <text:p text:style-name="P167"/>
      <text:list text:continue-list="list232808524180264" text:style-name="L1">
        <text:list-item>
          <text:p text:style-name="P2">[IMP] Difference between value type and reference type in Go.</text:p>
        </text:list-item>
      </text:list>
      <text:h text:style-name="P168" text:outline-level="1">Value Types vs Reference Types in Go</text:h>
      <text:p text:style-name="P169"/>
      <text:h text:style-name="P170" text:outline-level="2">1. Core Difference</text:h>
      <text:h text:style-name="P171" text:outline-level="3">Definition</text:h>
      <text:list text:style-name="L127">
        <text:list-item>
          <text:p text:style-name="P172"><text:span text:style-name="Strong_20_Emphasis">Value types</text:span>: Variables store the <text:span text:style-name="Strong_20_Emphasis">actual data</text:span>. Assignments and function calls <text:span text:style-name="Strong_20_Emphasis">copy the data</text:span>.</text:p>
        </text:list-item>
        <text:list-item>
          <text:p text:style-name="P172"><text:span text:style-name="Strong_20_Emphasis">Reference types</text:span>: Variables store a <text:span text:style-name="Strong_20_Emphasis">descriptor that refers to underlying data</text:span>. Assignments copy the descriptor, not the data.</text:p>
        </text:list-item>
      </text:list>
      <text:p text:style-name="P173">Go does <text:span text:style-name="Strong_20_Emphasis">not</text:span> have true reference semantics like C++ references.<text:line-break/>All values are passed <text:span text:style-name="Strong_20_Emphasis">by value</text:span>.</text:p>
      <text:p text:style-name="P169"/>
      <text:h text:style-name="P170" text:outline-level="2"><text:soft-page-break/>2. Value Types in Go</text:h>
      <text:h text:style-name="P171" text:outline-level="3">Value Types Include</text:h>
      <text:list text:style-name="L128">
        <text:list-item>
          <text:p text:style-name="P174">int, float, bool</text:p>
        </text:list-item>
        <text:list-item>
          <text:p text:style-name="P174">string</text:p>
        </text:list-item>
        <text:list-item>
          <text:p text:style-name="P174">array</text:p>
        </text:list-item>
        <text:list-item>
          <text:p text:style-name="P174">struct</text:p>
        </text:list-item>
      </text:list>
      <text:p text:style-name="P169"/>
      <text:h text:style-name="P171" text:outline-level="3">Example: Value Copy</text:h>
      <text:p text:style-name="P175"><text:span text:style-name="Source_20_Text">a := 10</text:span></text:p>
      <text:p text:style-name="P176"><text:span text:style-name="Source_20_Text">b := a</text:span></text:p>
      <text:p text:style-name="P176"><text:span text:style-name="Source_20_Text">b = 20</text:span></text:p>
      <text:p text:style-name="P176"/>
      <text:p text:style-name="P176"><text:span text:style-name="Source_20_Text">fmt.Println(a) // 10</text:span></text:p>
      <text:p text:style-name="P176"><text:span text:style-name="Source_20_Text">fmt.Println(b) // 20</text:span></text:p>
      <text:p text:style-name="P169"/>
      <text:h text:style-name="P171" text:outline-level="3">Struct Copy</text:h>
      <text:p text:style-name="P175"><text:span text:style-name="Source_20_Text">type User struct {</text:span></text:p>
      <text:p text:style-name="P176"><text:span text:style-name="Source_20_Text"><text:s text:c="4"/>Name string</text:span></text:p>
      <text:p text:style-name="P176"><text:span text:style-name="Source_20_Text">}</text:span></text:p>
      <text:p text:style-name="P176"/>
      <text:p text:style-name="P176"><text:span text:style-name="Source_20_Text">u1 := User{Name: "A"}</text:span></text:p>
      <text:p text:style-name="P176"><text:span text:style-name="Source_20_Text">u2 := u1</text:span></text:p>
      <text:p text:style-name="P176"/>
      <text:p text:style-name="P176"><text:span text:style-name="Source_20_Text">u2.Name = "B"</text:span></text:p>
      <text:p text:style-name="P176"/>
      <text:p text:style-name="P176"><text:span text:style-name="Source_20_Text">fmt.Println(u1.Name) // "A"</text:span></text:p>
      <text:p text:style-name="P173">Each assignment copies the entire value.</text:p>
      <text:p text:style-name="P169"/>
      <text:h text:style-name="P170" text:outline-level="2">3. Reference Types in Go</text:h>
      <text:h text:style-name="P171" text:outline-level="3">Reference Types Include</text:h>
      <text:list text:style-name="L129">
        <text:list-item>
          <text:p text:style-name="P177">slice</text:p>
        </text:list-item>
        <text:list-item>
          <text:p text:style-name="P177"><text:soft-page-break/>map</text:p>
        </text:list-item>
        <text:list-item>
          <text:p text:style-name="P177">channel</text:p>
        </text:list-item>
        <text:list-item>
          <text:p text:style-name="P177">function</text:p>
        </text:list-item>
        <text:list-item>
          <text:p text:style-name="P177">pointer</text:p>
        </text:list-item>
        <text:list-item>
          <text:p text:style-name="P177">interface</text:p>
        </text:list-item>
      </text:list>
      <text:p text:style-name="P169"/>
      <text:h text:style-name="P171" text:outline-level="3">Example: Shared Data</text:h>
      <text:p text:style-name="P175"><text:span text:style-name="Source_20_Text">s1 := []int{1, 2, 3}</text:span></text:p>
      <text:p text:style-name="P176"><text:span text:style-name="Source_20_Text">s2 := s1</text:span></text:p>
      <text:p text:style-name="P176"/>
      <text:p text:style-name="P176"><text:span text:style-name="Source_20_Text">s2[0] = 100</text:span></text:p>
      <text:p text:style-name="P176"/>
      <text:p text:style-name="P176"><text:span text:style-name="Source_20_Text">fmt.Println(s1[0]) // 100</text:span></text:p>
      <text:p text:style-name="P173"><text:span text:style-name="Source_20_Text">s1</text:span> and <text:span text:style-name="Source_20_Text">s2</text:span> point to the same underlying array.</text:p>
      <text:p text:style-name="P169"/>
      <text:h text:style-name="P170" text:outline-level="2">4. What Is Actually Copied (Internals)</text:h>
      <text:h text:style-name="P171" text:outline-level="3">Slice Representation</text:h>
      <text:p text:style-name="P175"><text:span text:style-name="Source_20_Text">slice {</text:span></text:p>
      <text:p text:style-name="P176"><text:span text:style-name="Source_20_Text"><text:s text:c="2"/>pointer -&gt; array</text:span></text:p>
      <text:p text:style-name="P176"><text:span text:style-name="Source_20_Text"><text:s text:c="2"/>length</text:span></text:p>
      <text:p text:style-name="P176"><text:span text:style-name="Source_20_Text"><text:s text:c="2"/>capacity</text:span></text:p>
      <text:p text:style-name="P176"><text:span text:style-name="Source_20_Text">}</text:span></text:p>
      <text:list text:style-name="L130">
        <text:list-item>
          <text:p text:style-name="P178">Copying a slice copies this header</text:p>
        </text:list-item>
        <text:list-item>
          <text:p text:style-name="P178">Underlying array is shared</text:p>
        </text:list-item>
      </text:list>
      <text:p text:style-name="P169"/>
      <text:h text:style-name="P171" text:outline-level="3">Map Representation</text:h>
      <text:list text:style-name="L131">
        <text:list-item>
          <text:p text:style-name="P179">Pointer to hash table</text:p>
        </text:list-item>
        <text:list-item>
          <text:p text:style-name="P179">Metadata (size, hash seed)</text:p>
        </text:list-item>
      </text:list>
      <text:p text:style-name="P173">Copying a map copies the pointer to the same data.</text:p>
      <text:p text:style-name="P169"/>
      <text:h text:style-name="P171" text:outline-level="3"><text:soft-page-break/>Channel Representation</text:h>
      <text:list text:style-name="L132">
        <text:list-item>
          <text:p text:style-name="P180">Pointer to runtime channel structure</text:p>
        </text:list-item>
        <text:list-item>
          <text:p text:style-name="P180">Queue, locks, state</text:p>
        </text:list-item>
      </text:list>
      <text:p text:style-name="P173">Copying channel copies reference.</text:p>
      <text:p text:style-name="P169"/>
      <text:h text:style-name="P170" text:outline-level="2">5. Strings: Special Case</text:h>
      <text:p text:style-name="P175"><text:span text:style-name="Source_20_Text">s1 := "hello"</text:span></text:p>
      <text:p text:style-name="P176"><text:span text:style-name="Source_20_Text">s2 := s1</text:span></text:p>
      <text:list text:style-name="L133">
        <text:list-item>
          <text:p text:style-name="P181">String is a <text:span text:style-name="Strong_20_Emphasis">value type</text:span></text:p>
        </text:list-item>
        <text:list-item>
          <text:p text:style-name="P181">Internally contains:</text:p>
          <text:list>
            <text:list-item>
              <text:p text:style-name="P181">pointer to bytes</text:p>
            </text:list-item>
            <text:list-item>
              <text:p text:style-name="P181">length</text:p>
            </text:list-item>
          </text:list>
        </text:list-item>
      </text:list>
      <text:p text:style-name="P173">Strings are <text:span text:style-name="Strong_20_Emphasis">immutable</text:span>, so sharing is safe.</text:p>
      <text:p text:style-name="P169"/>
      <text:h text:style-name="P170" text:outline-level="2">6. Function Arguments (Very Important)</text:h>
      <text:h text:style-name="P171" text:outline-level="3">All Arguments Are Passed by Value</text:h>
      <text:p text:style-name="P175"><text:span text:style-name="Source_20_Text">func modify(x int) {</text:span></text:p>
      <text:p text:style-name="P176"><text:span text:style-name="Source_20_Text"><text:s text:c="4"/>x = 10</text:span></text:p>
      <text:p text:style-name="P176"><text:span text:style-name="Source_20_Text">}</text:span></text:p>
      <text:p text:style-name="P176"/>
      <text:p text:style-name="P176"><text:span text:style-name="Source_20_Text">func main() {</text:span></text:p>
      <text:p text:style-name="P176"><text:span text:style-name="Source_20_Text"><text:s text:c="4"/>a := 5</text:span></text:p>
      <text:p text:style-name="P176"><text:span text:style-name="Source_20_Text"><text:s text:c="4"/>modify(a)</text:span></text:p>
      <text:p text:style-name="P176"><text:span text:style-name="Source_20_Text"><text:s text:c="4"/>fmt.Println(a) // 5</text:span></text:p>
      <text:p text:style-name="P176"><text:span text:style-name="Source_20_Text">}</text:span></text:p>
      <text:p text:style-name="P169"/>
      <text:h text:style-name="P171" text:outline-level="3">Reference Type Argument</text:h>
      <text:p text:style-name="P175"><text:span text:style-name="Source_20_Text">func modify(s []int) {</text:span></text:p>
      <text:p text:style-name="P176"><text:span text:style-name="Source_20_Text"><text:s text:c="4"/>s[0] = 10</text:span></text:p>
      <text:p text:style-name="P176"><text:span text:style-name="Source_20_Text">}</text:span></text:p>
      <text:p text:style-name="P176"/>
      <text:p text:style-name="P176"><text:span text:style-name="Source_20_Text">func main() {</text:span></text:p>
      <text:p text:style-name="P176"><text:soft-page-break/><text:span text:style-name="Source_20_Text"><text:s text:c="4"/>a := []int{1, 2}</text:span></text:p>
      <text:p text:style-name="P176"><text:span text:style-name="Source_20_Text"><text:s text:c="4"/>modify(a)</text:span></text:p>
      <text:p text:style-name="P176"><text:span text:style-name="Source_20_Text"><text:s text:c="4"/>fmt.Println(a[0]) // 10</text:span></text:p>
      <text:p text:style-name="P176"><text:span text:style-name="Source_20_Text">}</text:span></text:p>
      <text:list text:style-name="L134">
        <text:list-item>
          <text:p text:style-name="P182">Slice header is copied</text:p>
        </text:list-item>
        <text:list-item>
          <text:p text:style-name="P182">Underlying array is shared</text:p>
        </text:list-item>
      </text:list>
      <text:p text:style-name="P169"/>
      <text:h text:style-name="P170" text:outline-level="2">7. Pointers and Value Semantics</text:h>
      <text:p text:style-name="P175"><text:span text:style-name="Source_20_Text">func modify(p *int) {</text:span></text:p>
      <text:p text:style-name="P176"><text:span text:style-name="Source_20_Text"><text:s text:c="4"/>*p = 10</text:span></text:p>
      <text:p text:style-name="P176"><text:span text:style-name="Source_20_Text">}</text:span></text:p>
      <text:p text:style-name="P176"/>
      <text:p text:style-name="P176"><text:span text:style-name="Source_20_Text">a := 5</text:span></text:p>
      <text:p text:style-name="P176"><text:span text:style-name="Source_20_Text">modify(&amp;a)</text:span></text:p>
      <text:p text:style-name="P176"><text:span text:style-name="Source_20_Text">fmt.Println(a) // 10</text:span></text:p>
      <text:list text:style-name="L135">
        <text:list-item>
          <text:p text:style-name="P183">Pointer itself is passed by value</text:p>
        </text:list-item>
        <text:list-item>
          <text:p text:style-name="P183">It refers to shared memory</text:p>
        </text:list-item>
      </text:list>
      <text:p text:style-name="P169"/>
      <text:h text:style-name="P170" text:outline-level="2">8. Arrays vs Slices (Key Difference)</text:h>
      <text:p text:style-name="P175"><text:span text:style-name="Source_20_Text">arr1 := [3]int{1, 2, 3}</text:span></text:p>
      <text:p text:style-name="P176"><text:span text:style-name="Source_20_Text">arr2 := arr1</text:span></text:p>
      <text:p text:style-name="P176"><text:span text:style-name="Source_20_Text">arr2[0] = 100</text:span></text:p>
      <text:p text:style-name="P176"/>
      <text:p text:style-name="P176"><text:span text:style-name="Source_20_Text">fmt.Println(arr1[0]) // 1</text:span></text:p>
      <text:p text:style-name="P175"><text:span text:style-name="Source_20_Text">s1 := []int{1, 2, 3}</text:span></text:p>
      <text:p text:style-name="P176"><text:span text:style-name="Source_20_Text">s2 := s1</text:span></text:p>
      <text:p text:style-name="P176"><text:span text:style-name="Source_20_Text">s2[0] = 100</text:span></text:p>
      <text:p text:style-name="P176"/>
      <text:p text:style-name="P176"><text:span text:style-name="Source_20_Text">fmt.Println(s1[0]) // 100</text:span></text:p>
      <text:list text:style-name="L136">
        <text:list-item>
          <text:p text:style-name="P184">Arrays copy data</text:p>
        </text:list-item>
        <text:list-item>
          <text:p text:style-name="P184">Slices share data</text:p>
        </text:list-item>
      </text:list>
      <text:p text:style-name="P169"/>
      <text:h text:style-name="P170" text:outline-level="2"><text:soft-page-break/>9. Interfaces and Reference Semantics</text:h>
      <text:p text:style-name="P175"><text:span text:style-name="Source_20_Text">var i interface{}</text:span></text:p>
      <text:p text:style-name="P176"><text:span text:style-name="Source_20_Text">var s []int = nil</text:span></text:p>
      <text:p text:style-name="P176"/>
      <text:p text:style-name="P176"><text:span text:style-name="Source_20_Text">i = s</text:span></text:p>
      <text:list text:style-name="L137">
        <text:list-item>
          <text:p text:style-name="P185">Interface stores:</text:p>
          <text:list>
            <text:list-item>
              <text:p text:style-name="P185">dynamic type</text:p>
            </text:list-item>
            <text:list-item>
              <text:p text:style-name="P185">value (copy of slice header)</text:p>
            </text:list-item>
          </text:list>
        </text:list-item>
        <text:list-item>
          <text:p text:style-name="P185">Underlying data behavior remains shared</text:p>
        </text:list-item>
      </text:list>
      <text:p text:style-name="P169"/>
      <text:h text:style-name="P170" text:outline-level="2">10. Memory Allocation and Escape Analysis</text:h>
      <text:list text:style-name="L138">
        <text:list-item>
          <text:p text:style-name="P186">Value types may be allocated on stack or heap</text:p>
        </text:list-item>
        <text:list-item>
          <text:p text:style-name="P186">Reference types often escape to heap</text:p>
        </text:list-item>
        <text:list-item>
          <text:p text:style-name="P186">Compiler decides based on usage</text:p>
        </text:list-item>
      </text:list>
      <text:p text:style-name="P175"><text:span text:style-name="Source_20_Text">func f() *int {</text:span></text:p>
      <text:p text:style-name="P176"><text:span text:style-name="Source_20_Text"><text:s text:c="4"/>x := 10</text:span></text:p>
      <text:p text:style-name="P176"><text:span text:style-name="Source_20_Text"><text:s text:c="4"/>return &amp;x // x escapes to heap</text:span></text:p>
      <text:p text:style-name="P176"><text:span text:style-name="Source_20_Text">}</text:span></text:p>
      <text:p text:style-name="P169"/>
      <text:h text:style-name="P170" text:outline-level="2">11. When to Use Value Types</text:h>
      <text:list text:style-name="L139">
        <text:list-item>
          <text:p text:style-name="P187">Small data structures</text:p>
        </text:list-item>
        <text:list-item>
          <text:p text:style-name="P187">Immutable data</text:p>
        </text:list-item>
        <text:list-item>
          <text:p text:style-name="P187">Clear ownership</text:p>
        </text:list-item>
        <text:list-item>
          <text:p text:style-name="P187">Thread safety</text:p>
        </text:list-item>
      </text:list>
      <text:p text:style-name="P169"/>
      <text:h text:style-name="P170" text:outline-level="2">12. When to Use Reference Types</text:h>
      <text:list text:style-name="L140">
        <text:list-item>
          <text:p text:style-name="P188">Large data structures</text:p>
        </text:list-item>
        <text:list-item>
          <text:p text:style-name="P188">Shared mutable state</text:p>
        </text:list-item>
        <text:list-item>
          <text:p text:style-name="P188">Performance optimization</text:p>
        </text:list-item>
        <text:list-item>
          <text:p text:style-name="P188">Concurrency primitives</text:p>
        </text:list-item>
      </text:list>
      <text:p text:style-name="P169"><text:soft-page-break/></text:p>
      <text:h text:style-name="P170" text:outline-level="2">13. Common Mistakes</text:h>
      <text:list text:style-name="L141">
        <text:list-item>
          <text:p text:style-name="P189">Assuming slices are copied deeply</text:p>
        </text:list-item>
        <text:list-item>
          <text:p text:style-name="P189">Forgetting maps are shared</text:p>
        </text:list-item>
        <text:list-item>
          <text:p text:style-name="P189">Confusing pointer vs value semantics</text:p>
        </text:list-item>
        <text:list-item>
          <text:p text:style-name="P189">Assuming pass-by-reference exists</text:p>
        </text:list-item>
      </text:list>
      <text:p text:style-name="P169"/>
      <text:h text:style-name="P170" text:outline-level="2">14. Exercises</text:h>
      <text:h text:style-name="P171" text:outline-level="3">Concept Exercises</text:h>
      <text:list text:style-name="L142">
        <text:list-item>
          <text:p text:style-name="P190">Copy a struct and modify it.</text:p>
        </text:list-item>
        <text:list-item>
          <text:p text:style-name="P190">Copy a slice and modify it.</text:p>
        </text:list-item>
        <text:list-item>
          <text:p text:style-name="P190">Compare array vs slice behavior.</text:p>
        </text:list-item>
      </text:list>
      <text:p text:style-name="P169"/>
      <text:h text:style-name="P171" text:outline-level="3">Debug Exercise</text:h>
      <text:p text:style-name="P173">What is the output and why?</text:p>
      <text:p text:style-name="P175"><text:span text:style-name="Source_20_Text">package main</text:span></text:p>
      <text:p text:style-name="P176"/>
      <text:p text:style-name="P176"><text:span text:style-name="Source_20_Text">import "fmt"</text:span></text:p>
      <text:p text:style-name="P176"/>
      <text:p text:style-name="P176"><text:span text:style-name="Source_20_Text">func modify(m map[string]int) {</text:span></text:p>
      <text:p text:style-name="P176"><text:span text:style-name="Source_20_Text"><text:s text:c="4"/>m["a"] = 100</text:span></text:p>
      <text:p text:style-name="P176"><text:span text:style-name="Source_20_Text">}</text:span></text:p>
      <text:p text:style-name="P176"/>
      <text:p text:style-name="P176"><text:span text:style-name="Source_20_Text">func main() {</text:span></text:p>
      <text:p text:style-name="P176"><text:span text:style-name="Source_20_Text"><text:s text:c="4"/>m := map[string]int{"a": 1}</text:span></text:p>
      <text:p text:style-name="P176"><text:span text:style-name="Source_20_Text"><text:s text:c="4"/>modify(m)</text:span></text:p>
      <text:p text:style-name="P176"><text:span text:style-name="Source_20_Text"><text:s text:c="4"/>fmt.Println(m["a"])</text:span></text:p>
      <text:p text:style-name="P176"><text:span text:style-name="Source_20_Text">}</text:span></text:p>
      <text:p text:style-name="P169"/>
      <text:h text:style-name="P171" text:outline-level="3">Mini Project</text:h>
      <text:p text:style-name="P173"><text:span text:style-name="Strong_20_Emphasis">In-Memory Cache</text:span></text:p>
      <text:p text:style-name="P173">Requirements:</text:p>
      <text:list text:style-name="L143">
        <text:list-item>
          <text:p text:style-name="P191"><text:soft-page-break/>Use map for storage</text:p>
        </text:list-item>
        <text:list-item>
          <text:p text:style-name="P191">Use structs for values</text:p>
        </text:list-item>
        <text:list-item>
          <text:p text:style-name="P191">Demonstrate reference behavior</text:p>
        </text:list-item>
        <text:list-item>
          <text:p text:style-name="P191">Add safe copy logic for consumers</text:p>
        </text:list-item>
      </text:list>
      <text:p text:style-name="P169"/>
      <text:h text:style-name="P170" text:outline-level="2">Summary</text:h>
      <text:list text:style-name="L144">
        <text:list-item>
          <text:p text:style-name="P192">Go passes everything by value.</text:p>
        </text:list-item>
        <text:list-item>
          <text:p text:style-name="P192">Value types copy data on assignment.</text:p>
        </text:list-item>
        <text:list-item>
          <text:p text:style-name="P192">Reference types copy descriptors pointing to shared data.</text:p>
        </text:list-item>
        <text:list-item>
          <text:p text:style-name="P192">Slices, maps, and channels share underlying storage.</text:p>
        </text:list-item>
        <text:list-item>
          <text:p text:style-name="P192">Understanding this is critical for correctness and performance.</text:p>
        </text:list-item>
      </text:list>
      <text:p text:style-name="P169"/>
      <text:p text:style-name="P173">Next logical topics:</text:p>
      <text:list text:style-name="L145">
        <text:list-item>
          <text:p text:style-name="P193">Deep vs shallow copy</text:p>
        </text:list-item>
        <text:list-item>
          <text:p text:style-name="P193">Concurrency and data races</text:p>
        </text:list-item>
        <text:list-item>
          <text:p text:style-name="P193">Escape analysis</text:p>
        </text:list-item>
        <text:list-item>
          <text:p text:style-name="P193">Memory model guarantees</text:p>
        </text:list-item>
      </text:list>
      <text:p text:style-name="P194"/>
      <text:p text:style-name="P195"/>
      <text:h text:style-name="P1" text:outline-level="3"><text:span text:style-name="Strong_20_Emphasis">2. Data Structures &amp; Collections</text:span></text:h>
      <text:list xml:id="list1214422269" text:style-name="L146">
        <text:list-item>
          <text:p text:style-name="P196">Differences between slices, arrays, and maps in Go.</text:p>
        </text:list-item>
      </text:list>
      <text:h text:style-name="P197" text:outline-level="1">Differences Between Arrays, Slices, and Maps in Go</text:h>
      <text:p text:style-name="P198"/>
      <text:h text:style-name="P199" text:outline-level="2">1. Core Definition</text:h>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Feature</text:p>
            </table:table-cell>
            <table:table-cell table:style-name="Table28.A1" office:value-type="string">
              <text:p text:style-name="Table_20_Heading">Array</text:p>
            </table:table-cell>
            <table:table-cell table:style-name="Table28.A1" office:value-type="string">
              <text:p text:style-name="Table_20_Heading">Slice</text:p>
            </table:table-cell>
            <table:table-cell table:style-name="Table28.A1" office:value-type="string">
              <text:p text:style-name="Table_20_Heading">Map</text:p>
            </table:table-cell>
          </table:table-row>
        </table:table-header-rows>
        <table:table-row>
          <table:table-cell table:style-name="Table28.A1" office:value-type="string">
            <text:p text:style-name="Table_20_Contents">Nature</text:p>
          </table:table-cell>
          <table:table-cell table:style-name="Table28.A1" office:value-type="string">
            <text:p text:style-name="Table_20_Contents">Fixed-size value</text:p>
          </table:table-cell>
          <table:table-cell table:style-name="Table28.A1" office:value-type="string">
            <text:p text:style-name="Table_20_Contents">Dynamic view over array</text:p>
          </table:table-cell>
          <table:table-cell table:style-name="Table28.A1" office:value-type="string">
            <text:p text:style-name="Table_20_Contents">Hash table</text:p>
          </table:table-cell>
        </table:table-row>
        <table:table-row>
          <table:table-cell table:style-name="Table28.A1" office:value-type="string">
            <text:p text:style-name="Table_20_Contents">Size</text:p>
          </table:table-cell>
          <table:table-cell table:style-name="Table28.A1" office:value-type="string">
            <text:p text:style-name="Table_20_Contents">Fixed at compile time</text:p>
          </table:table-cell>
          <table:table-cell table:style-name="Table28.A1" office:value-type="string">
            <text:p text:style-name="Table_20_Contents">Dynamic</text:p>
          </table:table-cell>
          <table:table-cell table:style-name="Table28.A1" office:value-type="string">
            <text:p text:style-name="Table_20_Contents">Dynamic</text:p>
          </table:table-cell>
        </table:table-row>
        <table:table-row>
          <table:table-cell table:style-name="Table28.A1" office:value-type="string">
            <text:p text:style-name="Table_20_Contents">Mutability</text:p>
          </table:table-cell>
          <table:table-cell table:style-name="Table28.A1" office:value-type="string">
            <text:p text:style-name="Table_20_Contents">Elements mutable</text:p>
          </table:table-cell>
          <table:table-cell table:style-name="Table28.A1" office:value-type="string">
            <text:p text:style-name="Table_20_Contents">Elements mutable</text:p>
          </table:table-cell>
          <table:table-cell table:style-name="Table28.A1" office:value-type="string">
            <text:p text:style-name="Table_20_Contents">Keys &amp; values mutable</text:p>
          </table:table-cell>
        </table:table-row>
        <table:table-row>
          <table:table-cell table:style-name="Table28.A1" office:value-type="string">
            <text:p text:style-name="Table_20_Contents">Zero-value</text:p>
          </table:table-cell>
          <table:table-cell table:style-name="Table28.A1" office:value-type="string">
            <text:p text:style-name="Table_20_Contents">All elements zero</text:p>
          </table:table-cell>
          <table:table-cell table:style-name="Table28.A1" office:value-type="string">
            <text:p text:style-name="Table_20_Contents">nil</text:p>
          </table:table-cell>
          <table:table-cell table:style-name="Table28.A1" office:value-type="string">
            <text:p text:style-name="Table_20_Contents">nil</text:p>
          </table:table-cell>
        </table:table-row>
      </table:table>
      <text:p text:style-name="P198"/>
      <text:h text:style-name="P199" text:outline-level="2"><text:soft-page-break/>2. Arrays in Go</text:h>
      <text:h text:style-name="P200" text:outline-level="3">Definition</text:h>
      <text:p text:style-name="P201">An <text:span text:style-name="Strong_20_Emphasis">array</text:span> is a fixed-length, contiguous sequence of elements.</text:p>
      <text:p text:style-name="P202"><text:span text:style-name="Source_20_Text">var a [3]int</text:span></text:p>
      <text:h text:style-name="P200" text:outline-level="3">Properties</text:h>
      <text:list text:style-name="L147">
        <text:list-item>
          <text:p text:style-name="P203">Length is part of the type (<text:span text:style-name="Source_20_Text">[3]int ≠ [4]int</text:span>)</text:p>
        </text:list-item>
        <text:list-item>
          <text:p text:style-name="P203">Value type</text:p>
        </text:list-item>
        <text:list-item>
          <text:p text:style-name="P203">Copied on assignment</text:p>
        </text:list-item>
        <text:list-item>
          <text:p text:style-name="P203">Stored contiguously in memory</text:p>
        </text:list-item>
      </text:list>
      <text:p text:style-name="P198"/>
      <text:h text:style-name="P200" text:outline-level="3">Memory Layout (Internals)</text:h>
      <text:p text:style-name="P202"><text:span text:style-name="Source_20_Text">[int][int][int]</text:span></text:p>
      <text:list text:style-name="L148">
        <text:list-item>
          <text:p text:style-name="P204">Stored inline</text:p>
        </text:list-item>
        <text:list-item>
          <text:p text:style-name="P204">No pointer indirection</text:p>
        </text:list-item>
      </text:list>
      <text:p text:style-name="P198"/>
      <text:h text:style-name="P200" text:outline-level="3">Behavior</text:h>
      <text:p text:style-name="P202"><text:span text:style-name="Source_20_Text">a := [3]int{1, 2, 3}</text:span></text:p>
      <text:p text:style-name="P205"><text:span text:style-name="Source_20_Text">b := a</text:span></text:p>
      <text:p text:style-name="P205"><text:span text:style-name="Source_20_Text">b[0] = 100</text:span></text:p>
      <text:p text:style-name="P205"/>
      <text:p text:style-name="P205"><text:span text:style-name="Source_20_Text">fmt.Println(a[0]) // 1</text:span></text:p>
      <text:p text:style-name="P198"/>
      <text:h text:style-name="P200" text:outline-level="3">Use Cases</text:h>
      <text:list text:style-name="L149">
        <text:list-item>
          <text:p text:style-name="P206">Fixed-size data</text:p>
        </text:list-item>
        <text:list-item>
          <text:p text:style-name="P206">Value semantics</text:p>
        </text:list-item>
        <text:list-item>
          <text:p text:style-name="P206">Performance-critical memory layouts</text:p>
        </text:list-item>
      </text:list>
      <text:p text:style-name="P198"/>
      <text:h text:style-name="P199" text:outline-level="2">3. Slices in Go</text:h>
      <text:h text:style-name="P200" text:outline-level="3">Definition</text:h>
      <text:p text:style-name="P201">A <text:span text:style-name="Strong_20_Emphasis">slice</text:span> is a descriptor pointing to an underlying array.</text:p>
      <text:p text:style-name="P202"><text:soft-page-break/><text:span text:style-name="Source_20_Text">var s []int</text:span></text:p>
      <text:h text:style-name="P200" text:outline-level="3">Slice Header (Internals)</text:h>
      <text:p text:style-name="P202"><text:span text:style-name="Source_20_Text">type slice struct {</text:span></text:p>
      <text:p text:style-name="P205"><text:span text:style-name="Source_20_Text"><text:s text:c="4"/>ptr <text:s/>*T</text:span></text:p>
      <text:p text:style-name="P205"><text:span text:style-name="Source_20_Text"><text:s text:c="4"/>len <text:s/>int</text:span></text:p>
      <text:p text:style-name="P205"><text:span text:style-name="Source_20_Text"><text:s text:c="4"/>cap <text:s/>int</text:span></text:p>
      <text:p text:style-name="P205"><text:span text:style-name="Source_20_Text">}</text:span></text:p>
      <text:p text:style-name="P198"/>
      <text:h text:style-name="P200" text:outline-level="3">Properties</text:h>
      <text:list text:style-name="L150">
        <text:list-item>
          <text:p text:style-name="P207">Dynamic size</text:p>
        </text:list-item>
        <text:list-item>
          <text:p text:style-name="P207">Reference type behavior</text:p>
        </text:list-item>
        <text:list-item>
          <text:p text:style-name="P207">Passed by value (header copied)</text:p>
        </text:list-item>
        <text:list-item>
          <text:p text:style-name="P207">Underlying array may be shared</text:p>
        </text:list-item>
      </text:list>
      <text:p text:style-name="P198"/>
      <text:h text:style-name="P200" text:outline-level="3">Memory Behavior</text:h>
      <text:p text:style-name="P202"><text:span text:style-name="Source_20_Text">s := []int{1, 2, 3}</text:span></text:p>
      <text:p text:style-name="P205"><text:span text:style-name="Source_20_Text">t := s</text:span></text:p>
      <text:p text:style-name="P205"><text:span text:style-name="Source_20_Text">t[0] = 100</text:span></text:p>
      <text:p text:style-name="P205"/>
      <text:p text:style-name="P205"><text:span text:style-name="Source_20_Text">fmt.Println(s[0]) // 100</text:span></text:p>
      <text:p text:style-name="P198"/>
      <text:h text:style-name="P200" text:outline-level="3">Growth Behavior</text:h>
      <text:p text:style-name="P202"><text:span text:style-name="Source_20_Text">s := []int{}</text:span></text:p>
      <text:p text:style-name="P205"><text:span text:style-name="Source_20_Text">s = append(s, 1)</text:span></text:p>
      <text:list text:style-name="L151">
        <text:list-item>
          <text:p text:style-name="P208">If capacity exceeded:</text:p>
          <text:list>
            <text:list-item>
              <text:p text:style-name="P208">New array allocated</text:p>
            </text:list-item>
            <text:list-item>
              <text:p text:style-name="P208">Data copied</text:p>
            </text:list-item>
          </text:list>
        </text:list-item>
        <text:list-item>
          <text:p text:style-name="P208">Capacity growth is runtime-defined</text:p>
        </text:list-item>
      </text:list>
      <text:p text:style-name="P198"/>
      <text:h text:style-name="P200" text:outline-level="3">nil vs Empty Slice</text:h>
      <text:p text:style-name="P202"><text:span text:style-name="Source_20_Text">var s1 []int <text:s text:c="5"/>// nil</text:span></text:p>
      <text:p text:style-name="P205"><text:span text:style-name="Source_20_Text">s2 := []int{} <text:s text:c="4"/>// empty</text:span></text:p>
      <text:list text:style-name="L152">
        <text:list-item>
          <text:p text:style-name="P209"><text:soft-page-break/>Both have length 0</text:p>
        </text:list-item>
        <text:list-item>
          <text:p text:style-name="P209">Only nil slice is equal to nil</text:p>
        </text:list-item>
      </text:list>
      <text:p text:style-name="P198"/>
      <text:h text:style-name="P200" text:outline-level="3">Use Cases</text:h>
      <text:list text:style-name="L153">
        <text:list-item>
          <text:p text:style-name="P210">Dynamic collections</text:p>
        </text:list-item>
        <text:list-item>
          <text:p text:style-name="P210">Passing large datasets efficiently</text:p>
        </text:list-item>
        <text:list-item>
          <text:p text:style-name="P210">Iteration and buffering</text:p>
        </text:list-item>
      </text:list>
      <text:p text:style-name="P198"/>
      <text:h text:style-name="P199" text:outline-level="2">4. Maps in Go</text:h>
      <text:h text:style-name="P200" text:outline-level="3">Definition</text:h>
      <text:p text:style-name="P201">A <text:span text:style-name="Strong_20_Emphasis">map</text:span> is a hash table that maps keys to values.</text:p>
      <text:p text:style-name="P202"><text:span text:style-name="Source_20_Text">var m map[string]int</text:span></text:p>
      <text:p text:style-name="P198"/>
      <text:h text:style-name="P200" text:outline-level="3">Properties</text:h>
      <text:list text:style-name="L154">
        <text:list-item>
          <text:p text:style-name="P211">Reference type</text:p>
        </text:list-item>
        <text:list-item>
          <text:p text:style-name="P211">Dynamic size</text:p>
        </text:list-item>
        <text:list-item>
          <text:p text:style-name="P211">Unordered</text:p>
        </text:list-item>
        <text:list-item>
          <text:p text:style-name="P211">Not safe for concurrent writes</text:p>
        </text:list-item>
      </text:list>
      <text:p text:style-name="P198"/>
      <text:h text:style-name="P200" text:outline-level="3">Memory Layout (Internals)</text:h>
      <text:list text:style-name="L155">
        <text:list-item>
          <text:p text:style-name="P212">Pointer to runtime hash table</text:p>
        </text:list-item>
        <text:list-item>
          <text:p text:style-name="P212">Buckets</text:p>
        </text:list-item>
        <text:list-item>
          <text:p text:style-name="P212">Hash seed</text:p>
        </text:list-item>
        <text:list-item>
          <text:p text:style-name="P212">Overflow buckets</text:p>
        </text:list-item>
      </text:list>
      <text:p text:style-name="P198"/>
      <text:h text:style-name="P200" text:outline-level="3">Behavior</text:h>
      <text:p text:style-name="P202"><text:span text:style-name="Source_20_Text">m := map[string]int{"a": 1}</text:span></text:p>
      <text:p text:style-name="P205"><text:span text:style-name="Source_20_Text">n := m</text:span></text:p>
      <text:p text:style-name="P205"><text:span text:style-name="Source_20_Text">n["a"] = 100</text:span></text:p>
      <text:p text:style-name="P205"/>
      <text:p text:style-name="P205"><text:span text:style-name="Source_20_Text">fmt.Println(m["a"]) // 100</text:span></text:p>
      <text:p text:style-name="P198"><text:soft-page-break/></text:p>
      <text:h text:style-name="P200" text:outline-level="3">Initialization</text:h>
      <text:p text:style-name="P202"><text:span text:style-name="Source_20_Text">m := make(map[string]int)</text:span></text:p>
      <text:list text:style-name="L156">
        <text:list-item>
          <text:p text:style-name="P213">Zero-value is nil</text:p>
        </text:list-item>
        <text:list-item>
          <text:p text:style-name="P213">Writing to nil map causes panic</text:p>
        </text:list-item>
      </text:list>
      <text:p text:style-name="P198"/>
      <text:h text:style-name="P200" text:outline-level="3">Lookup Semantics</text:h>
      <text:p text:style-name="P202"><text:span text:style-name="Source_20_Text">v, ok := m["x"]</text:span></text:p>
      <text:list text:style-name="L157">
        <text:list-item>
          <text:p text:style-name="P214"><text:span text:style-name="Source_20_Text">ok</text:span> indicates key presence</text:p>
        </text:list-item>
        <text:list-item>
          <text:p text:style-name="P214">Zero-value returned for missing keys</text:p>
        </text:list-item>
      </text:list>
      <text:p text:style-name="P198"/>
      <text:h text:style-name="P199" text:outline-level="2">5. Comparison Summary</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Table_20_Heading">Feature</text:p>
            </table:table-cell>
            <table:table-cell table:style-name="Table29.A1" office:value-type="string">
              <text:p text:style-name="Table_20_Heading">Array</text:p>
            </table:table-cell>
            <table:table-cell table:style-name="Table29.A1" office:value-type="string">
              <text:p text:style-name="Table_20_Heading">Slice</text:p>
            </table:table-cell>
            <table:table-cell table:style-name="Table29.A1" office:value-type="string">
              <text:p text:style-name="Table_20_Heading">Map</text:p>
            </table:table-cell>
          </table:table-row>
        </table:table-header-rows>
        <table:table-row>
          <table:table-cell table:style-name="Table29.A1" office:value-type="string">
            <text:p text:style-name="Table_20_Contents">Size</text:p>
          </table:table-cell>
          <table:table-cell table:style-name="Table29.A1" office:value-type="string">
            <text:p text:style-name="Table_20_Contents">Fixed</text:p>
          </table:table-cell>
          <table:table-cell table:style-name="Table29.A1" office:value-type="string">
            <text:p text:style-name="Table_20_Contents">Dynamic</text:p>
          </table:table-cell>
          <table:table-cell table:style-name="Table29.A1" office:value-type="string">
            <text:p text:style-name="Table_20_Contents">Dynamic</text:p>
          </table:table-cell>
        </table:table-row>
        <table:table-row>
          <table:table-cell table:style-name="Table29.A1" office:value-type="string">
            <text:p text:style-name="Table_20_Contents">Value/Reference</text:p>
          </table:table-cell>
          <table:table-cell table:style-name="Table29.A1" office:value-type="string">
            <text:p text:style-name="Table_20_Contents">Value</text:p>
          </table:table-cell>
          <table:table-cell table:style-name="Table29.A1" office:value-type="string">
            <text:p text:style-name="Table_20_Contents">Reference-like</text:p>
          </table:table-cell>
          <table:table-cell table:style-name="Table29.A1" office:value-type="string">
            <text:p text:style-name="Table_20_Contents">Reference</text:p>
          </table:table-cell>
        </table:table-row>
        <table:table-row>
          <table:table-cell table:style-name="Table29.A1" office:value-type="string">
            <text:p text:style-name="Table_20_Contents">Copy cost</text:p>
          </table:table-cell>
          <table:table-cell table:style-name="Table29.A1" office:value-type="string">
            <text:p text:style-name="Table_20_Contents">High (copies all elements)</text:p>
          </table:table-cell>
          <table:table-cell table:style-name="Table29.A1" office:value-type="string">
            <text:p text:style-name="Table_20_Contents">Low (copies header)</text:p>
          </table:table-cell>
          <table:table-cell table:style-name="Table29.A1" office:value-type="string">
            <text:p text:style-name="Table_20_Contents">Low (copies pointer)</text:p>
          </table:table-cell>
        </table:table-row>
        <table:table-row>
          <table:table-cell table:style-name="Table29.A1" office:value-type="string">
            <text:p text:style-name="Table_20_Contents">Zero-value usable</text:p>
          </table:table-cell>
          <table:table-cell table:style-name="Table29.A1" office:value-type="string">
            <text:p text:style-name="Table_20_Contents">Yes</text:p>
          </table:table-cell>
          <table:table-cell table:style-name="Table29.A1" office:value-type="string">
            <text:p text:style-name="Table_20_Contents">Yes (read/append)</text:p>
          </table:table-cell>
          <table:table-cell table:style-name="Table29.A1" office:value-type="string">
            <text:p text:style-name="Table_20_Contents">No (write panics)</text:p>
          </table:table-cell>
        </table:table-row>
        <table:table-row>
          <table:table-cell table:style-name="Table29.A1" office:value-type="string">
            <text:p text:style-name="Table_20_Contents">Ordered</text:p>
          </table:table-cell>
          <table:table-cell table:style-name="Table29.A1" office:value-type="string">
            <text:p text:style-name="Table_20_Contents">Yes</text:p>
          </table:table-cell>
          <table:table-cell table:style-name="Table29.A1" office:value-type="string">
            <text:p text:style-name="Table_20_Contents">Yes</text:p>
          </table:table-cell>
          <table:table-cell table:style-name="Table29.A1" office:value-type="string">
            <text:p text:style-name="Table_20_Contents">No</text:p>
          </table:table-cell>
        </table:table-row>
        <table:table-row>
          <table:table-cell table:style-name="Table29.A1" office:value-type="string">
            <text:p text:style-name="Table_20_Contents">Concurrent safe</text:p>
          </table:table-cell>
          <table:table-cell table:style-name="Table29.A1" office:value-type="string">
            <text:p text:style-name="Table_20_Contents">Yes (value)</text:p>
          </table:table-cell>
          <table:table-cell table:style-name="Table29.A1" office:value-type="string">
            <text:p text:style-name="Table_20_Contents">No</text:p>
          </table:table-cell>
          <table:table-cell table:style-name="Table29.A1" office:value-type="string">
            <text:p text:style-name="Table_20_Contents">No</text:p>
          </table:table-cell>
        </table:table-row>
      </table:table>
      <text:p text:style-name="P198"/>
      <text:h text:style-name="P199" text:outline-level="2">6. Passing to Functions</text:h>
      <text:p text:style-name="P202"><text:span text:style-name="Source_20_Text">func f(a [3]int) {}</text:span></text:p>
      <text:p text:style-name="P205"><text:span text:style-name="Source_20_Text">func g(s []int) {}</text:span></text:p>
      <text:p text:style-name="P205"><text:span text:style-name="Source_20_Text">func h(m map[string]int) {}</text:span></text:p>
      <text:list text:style-name="L158">
        <text:list-item>
          <text:p text:style-name="P215">Array: full copy</text:p>
        </text:list-item>
        <text:list-item>
          <text:p text:style-name="P215">Slice: header copy, shared data</text:p>
        </text:list-item>
        <text:list-item>
          <text:p text:style-name="P215">Map: pointer copy, shared data</text:p>
        </text:list-item>
      </text:list>
      <text:p text:style-name="P198"/>
      <text:h text:style-name="P199" text:outline-level="2">7. Performance Characteristics</text:h>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able_20_Heading">Aspect</text:p>
            </table:table-cell>
            <table:table-cell table:style-name="Table30.A1" office:value-type="string">
              <text:p text:style-name="Table_20_Heading">Array</text:p>
            </table:table-cell>
            <table:table-cell table:style-name="Table30.A1" office:value-type="string">
              <text:p text:style-name="Table_20_Heading">Slice</text:p>
            </table:table-cell>
            <table:table-cell table:style-name="Table30.A1" office:value-type="string">
              <text:p text:style-name="Table_20_Heading">Map</text:p>
            </table:table-cell>
          </table:table-row>
        </table:table-header-rows>
        <table:table-row>
          <table:table-cell table:style-name="Table30.A1" office:value-type="string">
            <text:p text:style-name="Table_20_Contents">Access time</text:p>
          </table:table-cell>
          <table:table-cell table:style-name="Table30.A1" office:value-type="string">
            <text:p text:style-name="Table_20_Contents">O(1)</text:p>
          </table:table-cell>
          <table:table-cell table:style-name="Table30.A1" office:value-type="string">
            <text:p text:style-name="Table_20_Contents">O(1)</text:p>
          </table:table-cell>
          <table:table-cell table:style-name="Table30.A1" office:value-type="string">
            <text:p text:style-name="Table_20_Contents">O(1) average</text:p>
          </table:table-cell>
        </table:table-row>
        <table:table-row>
          <table:table-cell table:style-name="Table30.A1" office:value-type="string">
            <text:p text:style-name="Table_20_Contents">Memory overhead</text:p>
          </table:table-cell>
          <table:table-cell table:style-name="Table30.A1" office:value-type="string">
            <text:p text:style-name="Table_20_Contents">Low</text:p>
          </table:table-cell>
          <table:table-cell table:style-name="Table30.A1" office:value-type="string">
            <text:p text:style-name="Table_20_Contents">Medium</text:p>
          </table:table-cell>
          <table:table-cell table:style-name="Table30.A1" office:value-type="string">
            <text:p text:style-name="Table_20_Contents">High</text:p>
          </table:table-cell>
        </table:table-row>
        <table:table-row>
          <table:table-cell table:style-name="Table30.A1" office:value-type="string">
            <text:p text:style-name="Table_20_Contents">Cache friendliness</text:p>
          </table:table-cell>
          <table:table-cell table:style-name="Table30.A1" office:value-type="string">
            <text:p text:style-name="Table_20_Contents">High</text:p>
          </table:table-cell>
          <table:table-cell table:style-name="Table30.A1" office:value-type="string">
            <text:p text:style-name="Table_20_Contents">High</text:p>
          </table:table-cell>
          <table:table-cell table:style-name="Table30.A1" office:value-type="string">
            <text:p text:style-name="Table_20_Contents">Lower</text:p>
          </table:table-cell>
        </table:table-row>
      </table:table>
      <text:p text:style-name="P198"/>
      <text:h text:style-name="P199" text:outline-level="2"><text:soft-page-break/>8. Common Mistakes</text:h>
      <text:list text:style-name="L159">
        <text:list-item>
          <text:p text:style-name="P216">Using arrays instead of slices unintentionally</text:p>
        </text:list-item>
        <text:list-item>
          <text:p text:style-name="P216">Modifying shared slice data</text:p>
        </text:list-item>
        <text:list-item>
          <text:p text:style-name="P216">Writing to nil maps</text:p>
        </text:list-item>
        <text:list-item>
          <text:p text:style-name="P216">Assuming map iteration order</text:p>
        </text:list-item>
      </text:list>
      <text:p text:style-name="P198"/>
      <text:h text:style-name="P199" text:outline-level="2">9. Exercises</text:h>
      <text:h text:style-name="P200" text:outline-level="3">Concept Exercises</text:h>
      <text:list text:style-name="L160">
        <text:list-item>
          <text:p text:style-name="P217">Copy an array and modify it.</text:p>
        </text:list-item>
        <text:list-item>
          <text:p text:style-name="P217">Copy a slice and modify it.</text:p>
        </text:list-item>
        <text:list-item>
          <text:p text:style-name="P217">Attempt to write to a nil map.</text:p>
        </text:list-item>
      </text:list>
      <text:p text:style-name="P198"/>
      <text:h text:style-name="P200" text:outline-level="3">Debug Exercise</text:h>
      <text:p text:style-name="P201">What is the output and why?</text:p>
      <text:p text:style-name="P202"><text:span text:style-name="Source_20_Text">package main</text:span></text:p>
      <text:p text:style-name="P205"/>
      <text:p text:style-name="P205"><text:span text:style-name="Source_20_Text">import "fmt"</text:span></text:p>
      <text:p text:style-name="P205"/>
      <text:p text:style-name="P205"><text:span text:style-name="Source_20_Text">func main() {</text:span></text:p>
      <text:p text:style-name="P205"><text:span text:style-name="Source_20_Text"><text:s text:c="4"/>a := [2]int{1, 2}</text:span></text:p>
      <text:p text:style-name="P205"><text:span text:style-name="Source_20_Text"><text:s text:c="4"/>s := a[:]</text:span></text:p>
      <text:p text:style-name="P205"><text:span text:style-name="Source_20_Text"><text:s text:c="4"/>s[0] = 100</text:span></text:p>
      <text:p text:style-name="P205"><text:span text:style-name="Source_20_Text"><text:s text:c="4"/>fmt.Println(a, s)</text:span></text:p>
      <text:p text:style-name="P205"><text:span text:style-name="Source_20_Text">}</text:span></text:p>
      <text:p text:style-name="P198"/>
      <text:h text:style-name="P200" text:outline-level="3">Mini Project</text:h>
      <text:p text:style-name="P201"><text:span text:style-name="Strong_20_Emphasis">Frequency Counter</text:span></text:p>
      <text:p text:style-name="P201">Requirements:</text:p>
      <text:list text:style-name="L161">
        <text:list-item>
          <text:p text:style-name="P218">Read text input</text:p>
        </text:list-item>
        <text:list-item>
          <text:p text:style-name="P218">Store words in map</text:p>
        </text:list-item>
        <text:list-item>
          <text:p text:style-name="P218">Use slices for intermediate storage</text:p>
        </text:list-item>
        <text:list-item>
          <text:p text:style-name="P218"><text:soft-page-break/>Use array for fixed-size counters</text:p>
        </text:list-item>
      </text:list>
      <text:p text:style-name="P198"/>
      <text:h text:style-name="P199" text:outline-level="2">Summary</text:h>
      <text:list text:style-name="L162">
        <text:list-item>
          <text:p text:style-name="P219">Arrays are fixed-size value types.</text:p>
        </text:list-item>
        <text:list-item>
          <text:p text:style-name="P219">Slices are dynamic views over arrays.</text:p>
        </text:list-item>
        <text:list-item>
          <text:p text:style-name="P219">Maps are hash tables with reference semantics.</text:p>
        </text:list-item>
        <text:list-item>
          <text:p text:style-name="P219">Arrays copy data, slices and maps share underlying storage.</text:p>
        </text:list-item>
        <text:list-item>
          <text:p text:style-name="P219">Understanding these differences is critical for correctness and performance.</text:p>
        </text:list-item>
      </text:list>
      <text:p text:style-name="P198"/>
      <text:p text:style-name="P201">Next topics:</text:p>
      <text:list text:style-name="L163">
        <text:list-item>
          <text:p text:style-name="P220">Deep vs shallow copy</text:p>
        </text:list-item>
        <text:list-item>
          <text:p text:style-name="P220">Slice internals and capacity growth</text:p>
        </text:list-item>
        <text:list-item>
          <text:p text:style-name="P220">Map implementation details</text:p>
        </text:list-item>
        <text:list-item>
          <text:p text:style-name="P220">Concurrency safety for maps</text:p>
        </text:list-item>
      </text:list>
      <text:p text:style-name="P221"/>
      <text:list xml:id="list232807331613943" text:continue-list="list1214422269" text:style-name="L146">
        <text:list-item>
          <text:p text:style-name="P196">[IMP] How do you append to a slice? What happens under the hood?</text:p>
        </text:list-item>
      </text:list>
      <text:h text:style-name="P222" text:outline-level="1">How to Append to a Slice in Go</text:h>
      <text:p text:style-name="P223">and</text:p>
      <text:h text:style-name="P224" text:outline-level="1">What Happens Under the Hood</text:h>
      <text:p text:style-name="P225"/>
      <text:h text:style-name="P226" text:outline-level="2">1. How to Append to a Slice</text:h>
      <text:h text:style-name="P227" text:outline-level="3">Basic Syntax</text:h>
      <text:p text:style-name="P228"><text:span text:style-name="Source_20_Text">s := []int{1, 2}</text:span></text:p>
      <text:p text:style-name="P229"><text:span text:style-name="Source_20_Text">s = append(s, 3)</text:span></text:p>
      <text:list text:style-name="L164">
        <text:list-item>
          <text:p text:style-name="P230"><text:span text:style-name="Source_20_Text">append</text:span> returns a <text:span text:style-name="Strong_20_Emphasis">new slice</text:span></text:p>
        </text:list-item>
        <text:list-item>
          <text:p text:style-name="P230">Always assign the result back</text:p>
        </text:list-item>
      </text:list>
      <text:p text:style-name="P225"/>
      <text:h text:style-name="P227" text:outline-level="3">Appending Multiple Elements</text:h>
      <text:p text:style-name="P228"><text:span text:style-name="Source_20_Text">s = append(s, 4, 5, 6)</text:span></text:p>
      <text:p text:style-name="P225"><text:soft-page-break/></text:p>
      <text:h text:style-name="P227" text:outline-level="3">Appending Another Slice</text:h>
      <text:p text:style-name="P228"><text:span text:style-name="Source_20_Text">t := []int{7, 8}</text:span></text:p>
      <text:p text:style-name="P229"><text:span text:style-name="Source_20_Text">s = append(s, t...)</text:span></text:p>
      <text:list text:style-name="L165">
        <text:list-item>
          <text:p text:style-name="P231"><text:span text:style-name="Source_20_Text">...</text:span> expands elements</text:p>
        </text:list-item>
        <text:list-item>
          <text:p text:style-name="P231">Required to append slice contents</text:p>
        </text:list-item>
      </text:list>
      <text:p text:style-name="P225"/>
      <text:h text:style-name="P226" text:outline-level="2">2. Signature of <text:span text:style-name="Source_20_Text">append</text:span></text:h>
      <text:p text:style-name="P228"><text:span text:style-name="Source_20_Text">func append(slice []T, elems ...T) []T</text:span></text:p>
      <text:list text:style-name="L166">
        <text:list-item>
          <text:p text:style-name="P232">Takes a slice</text:p>
        </text:list-item>
        <text:list-item>
          <text:p text:style-name="P232">Returns a slice</text:p>
        </text:list-item>
        <text:list-item>
          <text:p text:style-name="P232">Does <text:span text:style-name="Strong_20_Emphasis">not modify slice variable itself</text:span></text:p>
        </text:list-item>
      </text:list>
      <text:p text:style-name="P225"/>
      <text:h text:style-name="P226" text:outline-level="2">3. Slice Internals (Before Append)</text:h>
      <text:p text:style-name="P223">A slice is a <text:span text:style-name="Strong_20_Emphasis">descriptor</text:span>:</text:p>
      <text:p text:style-name="P228"><text:span text:style-name="Source_20_Text">slice {</text:span></text:p>
      <text:p text:style-name="P229"><text:span text:style-name="Source_20_Text"><text:s text:c="2"/>ptr -&gt; underlying array</text:span></text:p>
      <text:p text:style-name="P229"><text:span text:style-name="Source_20_Text"><text:s text:c="2"/>len</text:span></text:p>
      <text:p text:style-name="P229"><text:span text:style-name="Source_20_Text"><text:s text:c="2"/>cap</text:span></text:p>
      <text:p text:style-name="P229"><text:span text:style-name="Source_20_Text">}</text:span></text:p>
      <text:p text:style-name="P223">Example:</text:p>
      <text:p text:style-name="P228"><text:span text:style-name="Source_20_Text">s := make([]int, 2, 4)</text:span></text:p>
      <text:p text:style-name="P229"><text:span text:style-name="Source_20_Text">// len = 2, cap = 4</text:span></text:p>
      <text:p text:style-name="P225"/>
      <text:h text:style-name="P226" text:outline-level="2">4. What Happens During <text:span text:style-name="Source_20_Text">append</text:span></text:h>
      <text:h text:style-name="P227" text:outline-level="3">Case 1: Enough Capacity Exists</text:h>
      <text:p text:style-name="P228"><text:span text:style-name="Source_20_Text">s := make([]int, 2, 4)</text:span></text:p>
      <text:p text:style-name="P229"><text:span text:style-name="Source_20_Text">s = append(s, 10)</text:span></text:p>
      <text:p text:style-name="P223">Steps:</text:p>
      <text:list text:style-name="L167">
        <text:list-item>
          <text:p text:style-name="P233">Runtime checks capacity</text:p>
        </text:list-item>
        <text:list-item>
          <text:p text:style-name="P233">Writes element at index <text:span text:style-name="Source_20_Text">len</text:span></text:p>
        </text:list-item>
        <text:list-item>
          <text:p text:style-name="P233"><text:soft-page-break/>Increments <text:span text:style-name="Source_20_Text">len</text:span></text:p>
        </text:list-item>
        <text:list-item>
          <text:p text:style-name="P233">Returns updated slice header</text:p>
        </text:list-item>
      </text:list>
      <text:p text:style-name="P223"><text:span text:style-name="Strong_20_Emphasis">Underlying array stays the same</text:span></text:p>
      <text:p text:style-name="P225"/>
      <text:h text:style-name="P227" text:outline-level="3">Case 2: Capacity Is Exceeded</text:h>
      <text:p text:style-name="P228"><text:span text:style-name="Source_20_Text">s := make([]int, 2, 2)</text:span></text:p>
      <text:p text:style-name="P229"><text:span text:style-name="Source_20_Text">s = append(s, 10)</text:span></text:p>
      <text:p text:style-name="P223">Steps:</text:p>
      <text:list text:style-name="L168">
        <text:list-item>
          <text:p text:style-name="P234">New larger array is allocated</text:p>
        </text:list-item>
        <text:list-item>
          <text:p text:style-name="P234">Existing elements are copied</text:p>
        </text:list-item>
        <text:list-item>
          <text:p text:style-name="P234">New element is added</text:p>
        </text:list-item>
        <text:list-item>
          <text:p text:style-name="P234">New slice header returned</text:p>
        </text:list-item>
      </text:list>
      <text:p text:style-name="P223"><text:span text:style-name="Strong_20_Emphasis">Underlying array changes</text:span></text:p>
      <text:p text:style-name="P225"/>
      <text:h text:style-name="P226" text:outline-level="2">5. Capacity Growth Strategy</text:h>
      <text:p text:style-name="P223">Growth is runtime-defined.</text:p>
      <text:h text:style-name="P227" text:outline-level="3">Typical Behavior</text:h>
      <text:list text:style-name="L169">
        <text:list-item>
          <text:p text:style-name="P235">Small slices: capacity doubles</text:p>
        </text:list-item>
        <text:list-item>
          <text:p text:style-name="P235">Large slices: grows by smaller factor (~1.25x)</text:p>
        </text:list-item>
      </text:list>
      <text:p text:style-name="P223">Example:</text:p>
      <text:p text:style-name="P228"><text:span text:style-name="Source_20_Text">cap: 2 → 4 → 8 → 16 → ...</text:span></text:p>
      <text:p text:style-name="P223">This balances memory usage and copy cost.</text:p>
      <text:p text:style-name="P225"/>
      <text:h text:style-name="P226" text:outline-level="2">6. Effect on Other Slices (Critical)</text:h>
      <text:p text:style-name="P228"><text:span text:style-name="Source_20_Text">a := []int{1, 2}</text:span></text:p>
      <text:p text:style-name="P229"><text:span text:style-name="Source_20_Text">b := a</text:span></text:p>
      <text:p text:style-name="P229"/>
      <text:p text:style-name="P229"><text:span text:style-name="Source_20_Text">a = append(a, 3)</text:span></text:p>
      <text:p text:style-name="P223">Possible outcomes:</text:p>
      <text:h text:style-name="P227" text:outline-level="3"><text:soft-page-break/>If capacity allows:</text:h>
      <text:list text:style-name="L170">
        <text:list-item>
          <text:p text:style-name="P236"><text:span text:style-name="Source_20_Text">a</text:span> and <text:span text:style-name="Source_20_Text">b</text:span> share array</text:p>
        </text:list-item>
        <text:list-item>
          <text:p text:style-name="P236"><text:span text:style-name="Source_20_Text">b</text:span> sees change</text:p>
        </text:list-item>
      </text:list>
      <text:h text:style-name="P227" text:outline-level="3">If reallocation occurs:</text:h>
      <text:list text:style-name="L171">
        <text:list-item>
          <text:p text:style-name="P237"><text:span text:style-name="Source_20_Text">a</text:span> gets new array</text:p>
        </text:list-item>
        <text:list-item>
          <text:p text:style-name="P237"><text:span text:style-name="Source_20_Text">b</text:span> still points to old array</text:p>
        </text:list-item>
      </text:list>
      <text:p text:style-name="P225"/>
      <text:h text:style-name="P226" text:outline-level="2">7. Common Bug Example</text:h>
      <text:p text:style-name="P228"><text:span text:style-name="Source_20_Text">func add(s []int) {</text:span></text:p>
      <text:p text:style-name="P229"><text:span text:style-name="Source_20_Text"><text:s text:c="4"/>s = append(s, 10)</text:span></text:p>
      <text:p text:style-name="P229"><text:span text:style-name="Source_20_Text">}</text:span></text:p>
      <text:p text:style-name="P229"/>
      <text:p text:style-name="P229"><text:span text:style-name="Source_20_Text">func main() {</text:span></text:p>
      <text:p text:style-name="P229"><text:span text:style-name="Source_20_Text"><text:s text:c="4"/>s := []int{}</text:span></text:p>
      <text:p text:style-name="P229"><text:span text:style-name="Source_20_Text"><text:s text:c="4"/>add(s)</text:span></text:p>
      <text:p text:style-name="P229"><text:span text:style-name="Source_20_Text"><text:s text:c="4"/>fmt.Println(s) // []</text:span></text:p>
      <text:p text:style-name="P229"><text:span text:style-name="Source_20_Text">}</text:span></text:p>
      <text:p text:style-name="P223">Reason:</text:p>
      <text:list text:style-name="L172">
        <text:list-item>
          <text:p text:style-name="P238">Slice header copy</text:p>
        </text:list-item>
        <text:list-item>
          <text:p text:style-name="P238">New slice not returned</text:p>
        </text:list-item>
      </text:list>
      <text:p text:style-name="P223">Correct:</text:p>
      <text:p text:style-name="P228"><text:span text:style-name="Source_20_Text">func add(s []int) []int {</text:span></text:p>
      <text:p text:style-name="P229"><text:span text:style-name="Source_20_Text"><text:s text:c="4"/>return append(s, 10)</text:span></text:p>
      <text:p text:style-name="P229"><text:span text:style-name="Source_20_Text">}</text:span></text:p>
      <text:p text:style-name="P225"/>
      <text:h text:style-name="P226" text:outline-level="2">8. Append and nil Slices</text:h>
      <text:p text:style-name="P228"><text:span text:style-name="Source_20_Text">var s []int</text:span></text:p>
      <text:p text:style-name="P229"><text:span text:style-name="Source_20_Text">s = append(s, 1)</text:span></text:p>
      <text:list text:style-name="L173">
        <text:list-item>
          <text:p text:style-name="P239">Works correctly</text:p>
        </text:list-item>
        <text:list-item>
          <text:p text:style-name="P239">nil slice treated as empty slice</text:p>
        </text:list-item>
        <text:list-item>
          <text:p text:style-name="P239">New array allocated</text:p>
        </text:list-item>
      </text:list>
      <text:p text:style-name="P225"><text:soft-page-break/></text:p>
      <text:h text:style-name="P226" text:outline-level="2">9. Append vs Copy</text:h>
      <text:p text:style-name="P228"><text:span text:style-name="Source_20_Text">dst := make([]int, len(src))</text:span></text:p>
      <text:p text:style-name="P229"><text:span text:style-name="Source_20_Text">copy(dst, src)</text:span></text:p>
      <text:list text:style-name="L174">
        <text:list-item>
          <text:p text:style-name="P240"><text:span text:style-name="Source_20_Text">copy</text:span> duplicates data</text:p>
        </text:list-item>
        <text:list-item>
          <text:p text:style-name="P240"><text:span text:style-name="Source_20_Text">append</text:span> may or may not copy</text:p>
        </text:list-item>
      </text:list>
      <text:p text:style-name="P225"/>
      <text:h text:style-name="P226" text:outline-level="2">10. Append in Loops (Performance)</text:h>
      <text:h text:style-name="P227" text:outline-level="3">Inefficient</text:h>
      <text:p text:style-name="P228"><text:span text:style-name="Source_20_Text">var s []int</text:span></text:p>
      <text:p text:style-name="P229"><text:span text:style-name="Source_20_Text">for i := 0; i &lt; n; i++ {</text:span></text:p>
      <text:p text:style-name="P229"><text:span text:style-name="Source_20_Text"><text:s text:c="4"/>s = append(s, i)</text:span></text:p>
      <text:p text:style-name="P229"><text:span text:style-name="Source_20_Text">}</text:span></text:p>
      <text:h text:style-name="P227" text:outline-level="3">Efficient</text:h>
      <text:p text:style-name="P228"><text:span text:style-name="Source_20_Text">s := make([]int, 0, n)</text:span></text:p>
      <text:p text:style-name="P229"><text:span text:style-name="Source_20_Text">for i := 0; i &lt; n; i++ {</text:span></text:p>
      <text:p text:style-name="P229"><text:span text:style-name="Source_20_Text"><text:s text:c="4"/>s = append(s, i)</text:span></text:p>
      <text:p text:style-name="P229"><text:span text:style-name="Source_20_Text">}</text:span></text:p>
      <text:list text:style-name="L175">
        <text:list-item>
          <text:p text:style-name="P241">Pre-allocating capacity avoids reallocations</text:p>
        </text:list-item>
      </text:list>
      <text:p text:style-name="P225"/>
      <text:h text:style-name="P226" text:outline-level="2">11. Memory and GC Impact</text:h>
      <text:list text:style-name="L176">
        <text:list-item>
          <text:p text:style-name="P242">Reallocation creates garbage</text:p>
        </text:list-item>
        <text:list-item>
          <text:p text:style-name="P242">Old arrays become eligible for GC</text:p>
        </text:list-item>
        <text:list-item>
          <text:p text:style-name="P242">Frequent appends can increase GC pressure</text:p>
        </text:list-item>
      </text:list>
      <text:p text:style-name="P225"/>
      <text:h text:style-name="P226" text:outline-level="2">12. Common Mistakes</text:h>
      <text:list text:style-name="L177">
        <text:list-item>
          <text:p text:style-name="P243">Forgetting to reassign result of <text:span text:style-name="Source_20_Text">append</text:span></text:p>
        </text:list-item>
        <text:list-item>
          <text:p text:style-name="P243">Assuming append always mutates original slice</text:p>
        </text:list-item>
        <text:list-item>
          <text:p text:style-name="P243">Sharing slices unintentionally</text:p>
        </text:list-item>
        <text:list-item>
          <text:p text:style-name="P243">Not pre-allocating capacity</text:p>
        </text:list-item>
      </text:list>
      <text:p text:style-name="P225"/>
      <text:h text:style-name="P226" text:outline-level="2"><text:soft-page-break/>13. Exercises</text:h>
      <text:h text:style-name="P227" text:outline-level="3">Concept Exercises</text:h>
      <text:list text:style-name="L178">
        <text:list-item>
          <text:p text:style-name="P244">Append elements until capacity changes; print cap.</text:p>
        </text:list-item>
        <text:list-item>
          <text:p text:style-name="P244">Observe behavior when two slices share array.</text:p>
        </text:list-item>
        <text:list-item>
          <text:p text:style-name="P244">Append to nil slice.</text:p>
        </text:list-item>
      </text:list>
      <text:p text:style-name="P225"/>
      <text:h text:style-name="P227" text:outline-level="3">Debug Exercise</text:h>
      <text:p text:style-name="P223">What is the output and why?</text:p>
      <text:p text:style-name="P228"><text:span text:style-name="Source_20_Text">package main</text:span></text:p>
      <text:p text:style-name="P229"/>
      <text:p text:style-name="P229"><text:span text:style-name="Source_20_Text">import "fmt"</text:span></text:p>
      <text:p text:style-name="P229"/>
      <text:p text:style-name="P229"><text:span text:style-name="Source_20_Text">func main() {</text:span></text:p>
      <text:p text:style-name="P229"><text:span text:style-name="Source_20_Text"><text:s text:c="4"/>s := make([]int, 0, 2)</text:span></text:p>
      <text:p text:style-name="P229"><text:span text:style-name="Source_20_Text"><text:s text:c="4"/>a := append(s, 1)</text:span></text:p>
      <text:p text:style-name="P229"><text:span text:style-name="Source_20_Text"><text:s text:c="4"/>b := append(s, 2)</text:span></text:p>
      <text:p text:style-name="P229"/>
      <text:p text:style-name="P229"><text:span text:style-name="Source_20_Text"><text:s text:c="4"/>fmt.Println(a)</text:span></text:p>
      <text:p text:style-name="P229"><text:span text:style-name="Source_20_Text"><text:s text:c="4"/>fmt.Println(b)</text:span></text:p>
      <text:p text:style-name="P229"><text:span text:style-name="Source_20_Text">}</text:span></text:p>
      <text:p text:style-name="P225"/>
      <text:h text:style-name="P227" text:outline-level="3">Mini Project</text:h>
      <text:p text:style-name="P223"><text:span text:style-name="Strong_20_Emphasis">Dynamic Buffer</text:span></text:p>
      <text:p text:style-name="P223">Requirements:</text:p>
      <text:list text:style-name="L179">
        <text:list-item>
          <text:p text:style-name="P245">Read data in chunks</text:p>
        </text:list-item>
        <text:list-item>
          <text:p text:style-name="P245">Append to slice</text:p>
        </text:list-item>
        <text:list-item>
          <text:p text:style-name="P245">Pre-allocate capacity</text:p>
        </text:list-item>
        <text:list-item>
          <text:p text:style-name="P245">Track reallocations</text:p>
        </text:list-item>
      </text:list>
      <text:p text:style-name="P225"/>
      <text:h text:style-name="P226" text:outline-level="2">Summary</text:h>
      <text:list text:style-name="L180">
        <text:list-item>
          <text:p text:style-name="P246"><text:span text:style-name="Source_20_Text">append</text:span> returns a new slice.</text:p>
        </text:list-item>
        <text:list-item>
          <text:p text:style-name="P246"><text:soft-page-break/>If capacity allows, it reuses the underlying array.</text:p>
        </text:list-item>
        <text:list-item>
          <text:p text:style-name="P246">If not, it allocates a new array and copies data.</text:p>
        </text:list-item>
        <text:list-item>
          <text:p text:style-name="P246">Other slices may or may not see appended data.</text:p>
        </text:list-item>
        <text:list-item>
          <text:p text:style-name="P246">Proper use of <text:span text:style-name="Source_20_Text">append</text:span> is critical for correctness and performance.</text:p>
        </text:list-item>
      </text:list>
      <text:p text:style-name="P225"/>
      <text:p text:style-name="P223">Next good topics:</text:p>
      <text:list text:style-name="L181">
        <text:list-item>
          <text:p text:style-name="P247">Slice capacity growth algorithm</text:p>
        </text:list-item>
        <text:list-item>
          <text:p text:style-name="P247">Deep copy techniques</text:p>
        </text:list-item>
        <text:list-item>
          <text:p text:style-name="P247">Memory allocation and GC behavior</text:p>
        </text:list-item>
        <text:list-item>
          <text:p text:style-name="P247">Concurrency and slice safety</text:p>
        </text:list-item>
      </text:list>
      <text:p text:style-name="P248"/>
      <text:list xml:id="list232808941198590" text:continue-list="list232807331613943" text:style-name="L146">
        <text:list-item>
          <text:p text:style-name="P196">Explain memory allocation of slices vs arrays.</text:p>
        </text:list-item>
      </text:list>
      <text:p text:style-name="P249"/>
      <text:h text:style-name="P250" text:outline-level="1">Memory Allocation of Arrays vs Slices in Go</text:h>
      <text:p text:style-name="P4"/>
      <text:h text:style-name="P5" text:outline-level="2">1. Fundamental Difference</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Aspect</text:p>
            </table:table-cell>
            <table:table-cell table:style-name="Table31.A1" office:value-type="string">
              <text:p text:style-name="Table_20_Heading">Array</text:p>
            </table:table-cell>
            <table:table-cell table:style-name="Table31.A1" office:value-type="string">
              <text:p text:style-name="Table_20_Heading">Slice</text:p>
            </table:table-cell>
          </table:table-row>
        </table:table-header-rows>
        <table:table-row>
          <table:table-cell table:style-name="Table31.A1" office:value-type="string">
            <text:p text:style-name="Table_20_Contents">What it is</text:p>
          </table:table-cell>
          <table:table-cell table:style-name="Table31.A1" office:value-type="string">
            <text:p text:style-name="Table_20_Contents">Fixed-size value</text:p>
          </table:table-cell>
          <table:table-cell table:style-name="Table31.A1" office:value-type="string">
            <text:p text:style-name="Table_20_Contents">Descriptor pointing to array</text:p>
          </table:table-cell>
        </table:table-row>
        <table:table-row>
          <table:table-cell table:style-name="Table31.A1" office:value-type="string">
            <text:p text:style-name="Table_20_Contents">Allocation unit</text:p>
          </table:table-cell>
          <table:table-cell table:style-name="Table31.A1" office:value-type="string">
            <text:p text:style-name="Table_20_Contents">Whole array</text:p>
          </table:table-cell>
          <table:table-cell table:style-name="Table31.A1" office:value-type="string">
            <text:p text:style-name="Table_20_Contents">Slice header + underlying array</text:p>
          </table:table-cell>
        </table:table-row>
        <table:table-row>
          <table:table-cell table:style-name="Table31.A1" office:value-type="string">
            <text:p text:style-name="Table_20_Contents">Memory ownership</text:p>
          </table:table-cell>
          <table:table-cell table:style-name="Table31.A1" office:value-type="string">
            <text:p text:style-name="Table_20_Contents">Owns memory</text:p>
          </table:table-cell>
          <table:table-cell table:style-name="Table31.A1" office:value-type="string">
            <text:p text:style-name="Table_20_Contents">Refers to memory</text:p>
          </table:table-cell>
        </table:table-row>
        <table:table-row>
          <table:table-cell table:style-name="Table31.A1" office:value-type="string">
            <text:p text:style-name="Table_20_Contents">Copy behavior</text:p>
          </table:table-cell>
          <table:table-cell table:style-name="Table31.A1" office:value-type="string">
            <text:p text:style-name="Table_20_Contents">Full copy</text:p>
          </table:table-cell>
          <table:table-cell table:style-name="Table31.A1" office:value-type="string">
            <text:p text:style-name="Table_20_Contents">Header copy</text:p>
          </table:table-cell>
        </table:table-row>
      </table:table>
      <text:p text:style-name="P4"/>
      <text:h text:style-name="P5" text:outline-level="2">2. Array Memory Allocation</text:h>
      <text:h text:style-name="P7" text:outline-level="3">Definition</text:h>
      <text:p text:style-name="P15"><text:span text:style-name="Source_20_Text">var a [5]int</text:span></text:p>
      <text:h text:style-name="P7" text:outline-level="3">Memory Layout</text:h>
      <text:p text:style-name="P15"><text:span text:style-name="Source_20_Text">[int][int][int][int][int]</text:span></text:p>
      <text:list text:style-name="L182">
        <text:list-item>
          <text:p text:style-name="P251">Continuous block</text:p>
        </text:list-item>
        <text:list-item>
          <text:p text:style-name="P251">Elements stored inline</text:p>
        </text:list-item>
        <text:list-item>
          <text:p text:style-name="P251">No indirection</text:p>
        </text:list-item>
      </text:list>
      <text:p text:style-name="P4"/>
      <text:h text:style-name="P7" text:outline-level="3"><text:soft-page-break/>Stack vs Heap (Arrays)</text:h>
      <text:h text:style-name="P252" text:outline-level="4">Stack Allocation</text:h>
      <text:p text:style-name="P15"><text:span text:style-name="Source_20_Text">func f() {</text:span></text:p>
      <text:p text:style-name="P21"><text:span text:style-name="Source_20_Text"><text:s text:c="4"/>var a [5]int</text:span></text:p>
      <text:p text:style-name="P21"><text:span text:style-name="Source_20_Text">}</text:span></text:p>
      <text:list text:style-name="L183">
        <text:list-item>
          <text:p text:style-name="P253">Allocated on stack</text:p>
        </text:list-item>
        <text:list-item>
          <text:p text:style-name="P253">Fast</text:p>
        </text:list-item>
        <text:list-item>
          <text:p text:style-name="P253">Lifetime = function scope</text:p>
        </text:list-item>
      </text:list>
      <text:p text:style-name="P4"/>
      <text:h text:style-name="P252" text:outline-level="4">Heap Allocation</text:h>
      <text:p text:style-name="P15"><text:span text:style-name="Source_20_Text">func f() *[5]int {</text:span></text:p>
      <text:p text:style-name="P21"><text:span text:style-name="Source_20_Text"><text:s text:c="4"/>a := [5]int{}</text:span></text:p>
      <text:p text:style-name="P21"><text:span text:style-name="Source_20_Text"><text:s text:c="4"/>return &amp;a</text:span></text:p>
      <text:p text:style-name="P21"><text:span text:style-name="Source_20_Text">}</text:span></text:p>
      <text:list text:style-name="L184">
        <text:list-item>
          <text:p text:style-name="P254">Escapes function</text:p>
        </text:list-item>
        <text:list-item>
          <text:p text:style-name="P254">Allocated on heap</text:p>
        </text:list-item>
        <text:list-item>
          <text:p text:style-name="P254">Managed by GC</text:p>
        </text:list-item>
      </text:list>
      <text:p text:style-name="P4"/>
      <text:h text:style-name="P7" text:outline-level="3">Copy Cost</text:h>
      <text:p text:style-name="P15"><text:span text:style-name="Source_20_Text">b := a</text:span></text:p>
      <text:list text:style-name="L185">
        <text:list-item>
          <text:p text:style-name="P255">Entire array copied</text:p>
        </text:list-item>
        <text:list-item>
          <text:p text:style-name="P255">O(n) cost</text:p>
        </text:list-item>
      </text:list>
      <text:p text:style-name="P4"/>
      <text:h text:style-name="P5" text:outline-level="2">3. Slice Memory Allocation</text:h>
      <text:h text:style-name="P7" text:outline-level="3">Slice Structure</text:h>
      <text:p text:style-name="P15"><text:span text:style-name="Source_20_Text">type slice struct {</text:span></text:p>
      <text:p text:style-name="P21"><text:span text:style-name="Source_20_Text"><text:s text:c="4"/>ptr *T</text:span></text:p>
      <text:p text:style-name="P21"><text:span text:style-name="Source_20_Text"><text:s text:c="4"/>len int</text:span></text:p>
      <text:p text:style-name="P21"><text:span text:style-name="Source_20_Text"><text:s text:c="4"/>cap int</text:span></text:p>
      <text:p text:style-name="P21"><text:span text:style-name="Source_20_Text">}</text:span></text:p>
      <text:list text:style-name="L186">
        <text:list-item>
          <text:p text:style-name="P256">Header: 24 bytes (on 64-bit)</text:p>
        </text:list-item>
        <text:list-item>
          <text:p text:style-name="P256">Points to underlying array</text:p>
        </text:list-item>
      </text:list>
      <text:p text:style-name="P4"><text:soft-page-break/></text:p>
      <text:h text:style-name="P5" text:outline-level="2">4. Slice Allocation Breakdown</text:h>
      <text:h text:style-name="P7" text:outline-level="3">Case 1: Slice Literal</text:h>
      <text:p text:style-name="P15"><text:span text:style-name="Source_20_Text">s := []int{1, 2, 3}</text:span></text:p>
      <text:list text:style-name="L187">
        <text:list-item>
          <text:p text:style-name="P257">Underlying array allocated</text:p>
        </text:list-item>
        <text:list-item>
          <text:p text:style-name="P257">Slice header points to it</text:p>
        </text:list-item>
      </text:list>
      <text:p text:style-name="P4"/>
      <text:h text:style-name="P7" text:outline-level="3">Case 2: make</text:h>
      <text:p text:style-name="P15"><text:span text:style-name="Source_20_Text">s := make([]int, 3, 5)</text:span></text:p>
      <text:p text:style-name="P6">Allocations:</text:p>
      <text:list text:style-name="L188">
        <text:list-item>
          <text:p text:style-name="P258">Underlying array of capacity 5</text:p>
        </text:list-item>
        <text:list-item>
          <text:p text:style-name="P258">Slice header on stack (usually)</text:p>
        </text:list-item>
      </text:list>
      <text:p text:style-name="P4"/>
      <text:h text:style-name="P7" text:outline-level="3">Case 3: nil Slice</text:h>
      <text:p text:style-name="P15"><text:span text:style-name="Source_20_Text">var s []int</text:span></text:p>
      <text:list text:style-name="L189">
        <text:list-item>
          <text:p text:style-name="P259">No array allocated</text:p>
        </text:list-item>
        <text:list-item>
          <text:p text:style-name="P259">Header contains nil pointer</text:p>
        </text:list-item>
      </text:list>
      <text:p text:style-name="P4"/>
      <text:h text:style-name="P5" text:outline-level="2">5. Stack vs Heap for Slices</text:h>
      <text:h text:style-name="P7" text:outline-level="3">Slice Header</text:h>
      <text:list text:style-name="L190">
        <text:list-item>
          <text:p text:style-name="P260">Usually stack-allocated</text:p>
        </text:list-item>
        <text:list-item>
          <text:p text:style-name="P260">Copied on function calls</text:p>
        </text:list-item>
      </text:list>
      <text:h text:style-name="P7" text:outline-level="3">Underlying Array</text:h>
      <text:list text:style-name="L191">
        <text:list-item>
          <text:p text:style-name="P261">Stack or heap depending on escape</text:p>
        </text:list-item>
      </text:list>
      <text:p text:style-name="P4"/>
      <text:h text:style-name="P7" text:outline-level="3">Escape Analysis Example</text:h>
      <text:p text:style-name="P15"><text:span text:style-name="Source_20_Text">func f() []int {</text:span></text:p>
      <text:p text:style-name="P21"><text:span text:style-name="Source_20_Text"><text:s text:c="4"/>s := make([]int, 10)</text:span></text:p>
      <text:p text:style-name="P21"><text:span text:style-name="Source_20_Text"><text:s text:c="4"/>return s</text:span></text:p>
      <text:p text:style-name="P21"><text:span text:style-name="Source_20_Text">}</text:span></text:p>
      <text:list text:style-name="L192">
        <text:list-item>
          <text:p text:style-name="P262">Underlying array escapes</text:p>
        </text:list-item>
        <text:list-item>
          <text:p text:style-name="P262"><text:soft-page-break/>Allocated on heap</text:p>
        </text:list-item>
      </text:list>
      <text:p text:style-name="P4"/>
      <text:h text:style-name="P7" text:outline-level="3">Non-Escaping Slice</text:h>
      <text:p text:style-name="P15"><text:span text:style-name="Source_20_Text">func f() {</text:span></text:p>
      <text:p text:style-name="P21"><text:span text:style-name="Source_20_Text"><text:s text:c="4"/>s := make([]int, 10)</text:span></text:p>
      <text:p text:style-name="P21"><text:span text:style-name="Source_20_Text">}</text:span></text:p>
      <text:list text:style-name="L193">
        <text:list-item>
          <text:p text:style-name="P263">Underlying array on stack</text:p>
        </text:list-item>
      </text:list>
      <text:p text:style-name="P4"/>
      <text:h text:style-name="P5" text:outline-level="2">6. Append and Allocation</text:h>
      <text:h text:style-name="P7" text:outline-level="3">Capacity Available</text:h>
      <text:p text:style-name="P15"><text:span text:style-name="Source_20_Text">s := make([]int, 2, 4)</text:span></text:p>
      <text:p text:style-name="P21"><text:span text:style-name="Source_20_Text">s = append(s, 3)</text:span></text:p>
      <text:list text:style-name="L194">
        <text:list-item>
          <text:p text:style-name="P264">No allocation</text:p>
        </text:list-item>
        <text:list-item>
          <text:p text:style-name="P264">Same array reused</text:p>
        </text:list-item>
      </text:list>
      <text:p text:style-name="P4"/>
      <text:h text:style-name="P7" text:outline-level="3">Capacity Exceeded</text:h>
      <text:p text:style-name="P15"><text:span text:style-name="Source_20_Text">s := make([]int, 2, 2)</text:span></text:p>
      <text:p text:style-name="P21"><text:span text:style-name="Source_20_Text">s = append(s, 3)</text:span></text:p>
      <text:list text:style-name="L195">
        <text:list-item>
          <text:p text:style-name="P265">New array allocated (heap)</text:p>
        </text:list-item>
        <text:list-item>
          <text:p text:style-name="P265">Old elements copied</text:p>
        </text:list-item>
      </text:list>
      <text:p text:style-name="P4"/>
      <text:h text:style-name="P5" text:outline-level="2">7. Memory Sharing (Critical)</text:h>
      <text:p text:style-name="P15"><text:span text:style-name="Source_20_Text">a := [5]int{1, 2, 3, 4, 5}</text:span></text:p>
      <text:p text:style-name="P21"><text:span text:style-name="Source_20_Text">s := a[1:4]</text:span></text:p>
      <text:p text:style-name="P6">Memory:</text:p>
      <text:p text:style-name="P15"><text:span text:style-name="Source_20_Text">Array: [1][2][3][4][5]</text:span></text:p>
      <text:p text:style-name="P21"><text:span text:style-name="Source_20_Text">Slice: <text:s text:c="4"/>^ <text:s text:c="2"/>^ <text:s text:c="2"/>^</text:span></text:p>
      <text:list text:style-name="L196">
        <text:list-item>
          <text:p text:style-name="P266">Slice shares array memory</text:p>
        </text:list-item>
        <text:list-item>
          <text:p text:style-name="P266">Modifications affect array</text:p>
        </text:list-item>
      </text:list>
      <text:p text:style-name="P4"/>
      <text:h text:style-name="P5" text:outline-level="2"><text:soft-page-break/>8. GC Behavior</text:h>
      <text:h text:style-name="P7" text:outline-level="3">Arrays</text:h>
      <text:list text:style-name="L197">
        <text:list-item>
          <text:p text:style-name="P267">Value types</text:p>
        </text:list-item>
        <text:list-item>
          <text:p text:style-name="P267">GC tracks references inside array</text:p>
        </text:list-item>
      </text:list>
      <text:p text:style-name="P4"/>
      <text:h text:style-name="P7" text:outline-level="3">Slices</text:h>
      <text:list text:style-name="L198">
        <text:list-item>
          <text:p text:style-name="P268">Slice header contains pointer</text:p>
        </text:list-item>
        <text:list-item>
          <text:p text:style-name="P268">GC follows pointer to underlying array</text:p>
        </text:list-item>
        <text:list-item>
          <text:p text:style-name="P268">Old arrays from append become garbage</text:p>
        </text:list-item>
      </text:list>
      <text:p text:style-name="P4"/>
      <text:h text:style-name="P5" text:outline-level="2">9. Memory Efficiency Comparison</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Aspect</text:p>
            </table:table-cell>
            <table:table-cell table:style-name="Table32.A1" office:value-type="string">
              <text:p text:style-name="Table_20_Heading">Array</text:p>
            </table:table-cell>
            <table:table-cell table:style-name="Table32.A1" office:value-type="string">
              <text:p text:style-name="Table_20_Heading">Slice</text:p>
            </table:table-cell>
          </table:table-row>
        </table:table-header-rows>
        <table:table-row>
          <table:table-cell table:style-name="Table32.A1" office:value-type="string">
            <text:p text:style-name="Table_20_Contents">Allocation cost</text:p>
          </table:table-cell>
          <table:table-cell table:style-name="Table32.A1" office:value-type="string">
            <text:p text:style-name="Table_20_Contents">Single block</text:p>
          </table:table-cell>
          <table:table-cell table:style-name="Table32.A1" office:value-type="string">
            <text:p text:style-name="Table_20_Contents">Header + array</text:p>
          </table:table-cell>
        </table:table-row>
        <table:table-row>
          <table:table-cell table:style-name="Table32.A1" office:value-type="string">
            <text:p text:style-name="Table_20_Contents">Copy cost</text:p>
          </table:table-cell>
          <table:table-cell table:style-name="Table32.A1" office:value-type="string">
            <text:p text:style-name="Table_20_Contents">High</text:p>
          </table:table-cell>
          <table:table-cell table:style-name="Table32.A1" office:value-type="string">
            <text:p text:style-name="Table_20_Contents">Low</text:p>
          </table:table-cell>
        </table:table-row>
        <table:table-row>
          <table:table-cell table:style-name="Table32.A1" office:value-type="string">
            <text:p text:style-name="Table_20_Contents">Flexibility</text:p>
          </table:table-cell>
          <table:table-cell table:style-name="Table32.A1" office:value-type="string">
            <text:p text:style-name="Table_20_Contents">Low</text:p>
          </table:table-cell>
          <table:table-cell table:style-name="Table32.A1" office:value-type="string">
            <text:p text:style-name="Table_20_Contents">High</text:p>
          </table:table-cell>
        </table:table-row>
        <table:table-row>
          <table:table-cell table:style-name="Table32.A1" office:value-type="string">
            <text:p text:style-name="Table_20_Contents">GC pressure</text:p>
          </table:table-cell>
          <table:table-cell table:style-name="Table32.A1" office:value-type="string">
            <text:p text:style-name="Table_20_Contents">Low</text:p>
          </table:table-cell>
          <table:table-cell table:style-name="Table32.A1" office:value-type="string">
            <text:p text:style-name="Table_20_Contents">Medium</text:p>
          </table:table-cell>
        </table:table-row>
      </table:table>
      <text:p text:style-name="P4"/>
      <text:h text:style-name="P5" text:outline-level="2">10. Performance Implications</text:h>
      <text:list text:style-name="L199">
        <text:list-item>
          <text:p text:style-name="P269">Arrays: predictable memory, cache-friendly</text:p>
        </text:list-item>
        <text:list-item>
          <text:p text:style-name="P269">Slices: flexible but risk of hidden allocations</text:p>
        </text:list-item>
        <text:list-item>
          <text:p text:style-name="P269">Appending without preallocation increases GC load</text:p>
        </text:list-item>
      </text:list>
      <text:p text:style-name="P4"/>
      <text:h text:style-name="P5" text:outline-level="2">11. Common Pitfalls</text:h>
      <text:list text:style-name="L200">
        <text:list-item>
          <text:p text:style-name="P270">Large arrays copied unintentionally</text:p>
        </text:list-item>
        <text:list-item>
          <text:p text:style-name="P270">Slice retaining large backing array</text:p>
        </text:list-item>
        <text:list-item>
          <text:p text:style-name="P270">Unexpected heap allocation due to escape</text:p>
        </text:list-item>
        <text:list-item>
          <text:p text:style-name="P270">Sharing slices unintentionally</text:p>
        </text:list-item>
      </text:list>
      <text:p text:style-name="P4"/>
      <text:h text:style-name="P5" text:outline-level="2">12. Exercises</text:h>
      <text:h text:style-name="P7" text:outline-level="3">Experiment Exercises</text:h>
      <text:list text:style-name="L201">
        <text:list-item>
          <text:p text:style-name="P271">Create large array, pass by value, measure time.</text:p>
        </text:list-item>
        <text:list-item>
          <text:p text:style-name="P271"><text:soft-page-break/>Append to slice and track capacity changes.</text:p>
        </text:list-item>
        <text:list-item>
          <text:p text:style-name="P271">Return slice from function and inspect escape analysis (<text:span text:style-name="Source_20_Text">go build -gcflags=-m</text:span>).</text:p>
        </text:list-item>
      </text:list>
      <text:p text:style-name="P4"/>
      <text:h text:style-name="P7" text:outline-level="3">Debug Exercise</text:h>
      <text:p text:style-name="P6">What happens and why?</text:p>
      <text:p text:style-name="P15"><text:span text:style-name="Source_20_Text">func f() []int {</text:span></text:p>
      <text:p text:style-name="P21"><text:span text:style-name="Source_20_Text"><text:s text:c="4"/>a := [100]int{}</text:span></text:p>
      <text:p text:style-name="P21"><text:span text:style-name="Source_20_Text"><text:s text:c="4"/>return a[:]</text:span></text:p>
      <text:p text:style-name="P21"><text:span text:style-name="Source_20_Text">}</text:span></text:p>
      <text:p text:style-name="P4"/>
      <text:h text:style-name="P7" text:outline-level="3">Mini Project</text:h>
      <text:p text:style-name="P6"><text:span text:style-name="Strong_20_Emphasis">High-Performance Buffer</text:span></text:p>
      <text:p text:style-name="P6">Requirements:</text:p>
      <text:list text:style-name="L202">
        <text:list-item>
          <text:p text:style-name="P272">Use slice</text:p>
        </text:list-item>
        <text:list-item>
          <text:p text:style-name="P272">Preallocate capacity</text:p>
        </text:list-item>
        <text:list-item>
          <text:p text:style-name="P272">Avoid unnecessary heap allocations</text:p>
        </text:list-item>
        <text:list-item>
          <text:p text:style-name="P272">Measure GC cycles</text:p>
        </text:list-item>
      </text:list>
      <text:p text:style-name="P4"/>
      <text:h text:style-name="P5" text:outline-level="2">Summary</text:h>
      <text:list text:style-name="L203">
        <text:list-item>
          <text:p text:style-name="P273">Arrays allocate a single contiguous block.</text:p>
        </text:list-item>
        <text:list-item>
          <text:p text:style-name="P273">Slices consist of a header + underlying array.</text:p>
        </text:list-item>
        <text:list-item>
          <text:p text:style-name="P273">Arrays copy entire data; slices copy header only.</text:p>
        </text:list-item>
        <text:list-item>
          <text:p text:style-name="P273">Underlying slice array allocation depends on escape analysis.</text:p>
        </text:list-item>
        <text:list-item>
          <text:p text:style-name="P273">Append may cause reallocation and copying.</text:p>
        </text:list-item>
      </text:list>
      <text:p text:style-name="P4"/>
      <text:p text:style-name="P6">If you want next:</text:p>
      <text:list text:style-name="L204">
        <text:list-item>
          <text:p text:style-name="P274">Escape analysis in detail</text:p>
        </text:list-item>
        <text:list-item>
          <text:p text:style-name="P274">Slice memory leaks</text:p>
        </text:list-item>
        <text:list-item>
          <text:p text:style-name="P274">Stack vs heap deep dive</text:p>
        </text:list-item>
        <text:list-item>
          <text:p text:style-name="P274">Map memory internals</text:p>
        </text:list-item>
      </text:list>
      <text:p text:style-name="P10"/>
      <text:p text:style-name="P10"><text:soft-page-break/>Arrays and slices in Go differ fundamentally in how memory is allocated and owned. An array in Go is a fixed-size value type, meaning that when you declare an array, the entire block of memory required to store all its elements is allocated as a single contiguous unit. This memory is owned directly by the array variable itself. If the array is declared inside a function and does not escape that function, the compiler allocates it on the stack, making allocation and deallocation extremely fast. However, if the array’s address is returned or stored somewhere that outlives the function call, escape analysis forces the array to be allocated on the heap, where it is managed by the garbage collector. Because arrays are value types, assigning one array to another or passing it to a function copies the entire contents of the array, which can be expensive for large arrays but guarantees isolation between copies.</text:p>
      <text:p text:style-name="P6">A slice, on the other hand, does not directly own the memory for its elements. A slice is a small descriptor containing three fields: a pointer to an underlying array, the current length, and the capacity. The slice header itself is usually allocated on the stack and copied cheaply when passed between functions. The underlying array that the slice points to may be allocated on the stack or the heap depending on escape analysis. If a slice is created inside a function and does not escape, its backing array can be stack-allocated. If the slice is returned from the function or stored globally, the backing array must be heap-allocated. This separation between the slice header and the underlying array is what gives slices their reference-like behavior while still being passed by value.</text:p>
      <text:p text:style-name="P6">When appending to a slice, the runtime first checks whether the existing backing array has enough capacity to hold the new elements. If sufficient capacity exists, the new elements are written into the same underlying array, and only the slice header’s length is updated. If capacity is insufficient, the runtime allocates a new, larger array, copies the existing elements into it, appends the new elements, and returns a slice header pointing to this new array. The old array becomes eligible for garbage collection once no slices reference it. This behavior is why two slices that originally share the same backing array may suddenly diverge after an append operation, depending on whether reallocation occurred.</text:p>
      <text:p text:style-name="P6">From a memory and performance perspective, arrays provide predictable memory layout and no hidden allocations, making them suitable for low-level or performance-critical code where size is known at compile time. Slices trade this predictability for flexibility, enabling dynamic growth and efficient passing of large data structures, but they require careful capacity management to avoid unnecessary heap allocations and garbage collection pressure. Understanding this distinction is essential to writing efficient and correct Go programs.</text:p>
      <text:p text:style-name="P4"/>
      <text:p text:style-name="P10"/>
      <text:list xml:id="list232809363979967" text:continue-list="list232808941198590" text:style-name="L146">
        <text:list-item>
          <text:p text:style-name="P196">[IMP] How to remove an element from a slice efficiently?</text:p>
        </text:list-item>
      </text:list>
      <text:h text:style-name="P275" text:outline-level="1">How to Remove an Element from a Slice Efficiently in Go</text:h>
      <text:p text:style-name="P276"/>
      <text:h text:style-name="P277" text:outline-level="2"><text:soft-page-break/>1. Important Fact (Before Anything)</text:h>
      <text:list text:style-name="L205">
        <text:list-item>
          <text:p text:style-name="P278">Go has <text:span text:style-name="Strong_20_Emphasis">no built-in delete for slices</text:span></text:p>
        </text:list-item>
        <text:list-item>
          <text:p text:style-name="P278">Slices are backed by arrays</text:p>
        </text:list-item>
        <text:list-item>
          <text:p text:style-name="P278">Removing an element means <text:span text:style-name="Strong_20_Emphasis">rearranging elements</text:span></text:p>
        </text:list-item>
        <text:list-item>
          <text:p text:style-name="P278">Efficiency depends on <text:span text:style-name="Strong_20_Emphasis">whether order matters</text:span></text:p>
        </text:list-item>
      </text:list>
      <text:p text:style-name="P276"/>
      <text:h text:style-name="P277" text:outline-level="2">2. Removing an Element While Preserving Order (Most Common)</text:h>
      <text:h text:style-name="P279" text:outline-level="3">Technique</text:h>
      <text:p text:style-name="P280">Use <text:span text:style-name="Source_20_Text">append</text:span> to stitch two parts of the slice.</text:p>
      <text:p text:style-name="P281"><text:span text:style-name="Source_20_Text">s := []int{10, 20, 30, 40, 50}</text:span></text:p>
      <text:p text:style-name="P282"><text:span text:style-name="Source_20_Text">i := 2 // index to remove (30)</text:span></text:p>
      <text:p text:style-name="P282"/>
      <text:p text:style-name="P282"><text:span text:style-name="Source_20_Text">s = append(s[:i], s[i+1:]...)</text:span></text:p>
      <text:h text:style-name="P279" text:outline-level="3">What Happens Internally</text:h>
      <text:list text:style-name="L206">
        <text:list-item>
          <text:p text:style-name="P283"><text:span text:style-name="Source_20_Text">s[:i]</text:span> creates a slice from index <text:span text:style-name="Source_20_Text">0</text:span> to <text:span text:style-name="Source_20_Text">i-1</text:span></text:p>
        </text:list-item>
        <text:list-item>
          <text:p text:style-name="P283"><text:span text:style-name="Source_20_Text">s[i+1:]</text:span> creates a slice skipping the removed element</text:p>
        </text:list-item>
        <text:list-item>
          <text:p text:style-name="P283"><text:span text:style-name="Source_20_Text">append</text:span> copies elements from the second slice into the first</text:p>
        </text:list-item>
        <text:list-item>
          <text:p text:style-name="P283">Length reduces by one</text:p>
        </text:list-item>
        <text:list-item>
          <text:p text:style-name="P283">Underlying array is reused if capacity allows</text:p>
        </text:list-item>
      </text:list>
      <text:p text:style-name="P276"/>
      <text:h text:style-name="P279" text:outline-level="3">Time &amp; Space Complexity</text:h>
      <text:list text:style-name="L207">
        <text:list-item>
          <text:p text:style-name="P284">Time: <text:span text:style-name="Strong_20_Emphasis">O(n − i)</text:span> due to element shifting</text:p>
        </text:list-item>
        <text:list-item>
          <text:p text:style-name="P284">Space: <text:span text:style-name="Strong_20_Emphasis">O(1)</text:span> (no new allocation if capacity allows)</text:p>
        </text:list-item>
      </text:list>
      <text:p text:style-name="P276"/>
      <text:h text:style-name="P279" text:outline-level="3">When to Use</text:h>
      <text:list text:style-name="L208">
        <text:list-item>
          <text:p text:style-name="P285">Order matters</text:p>
        </text:list-item>
        <text:list-item>
          <text:p text:style-name="P285">Small or moderate slice sizes</text:p>
        </text:list-item>
      </text:list>
      <text:p text:style-name="P276"/>
      <text:h text:style-name="P277" text:outline-level="2"><text:soft-page-break/>3. Removing an Element Without Preserving Order (Most Efficient)</text:h>
      <text:h text:style-name="P279" text:outline-level="3">Technique</text:h>
      <text:p text:style-name="P280">Replace element with the last element.</text:p>
      <text:p text:style-name="P281"><text:span text:style-name="Source_20_Text">s := []int{10, 20, 30, 40, 50}</text:span></text:p>
      <text:p text:style-name="P282"><text:span text:style-name="Source_20_Text">i := 2 // remove 30</text:span></text:p>
      <text:p text:style-name="P282"/>
      <text:p text:style-name="P282"><text:span text:style-name="Source_20_Text">s[i] = s[len(s)-1]</text:span></text:p>
      <text:p text:style-name="P282"><text:span text:style-name="Source_20_Text">s = s[:len(s)-1]</text:span></text:p>
      <text:h text:style-name="P279" text:outline-level="3">What Happens Internally</text:h>
      <text:list text:style-name="L209">
        <text:list-item>
          <text:p text:style-name="P286">Last element is copied into index <text:span text:style-name="Source_20_Text">i</text:span></text:p>
        </text:list-item>
        <text:list-item>
          <text:p text:style-name="P286">Slice length is reduced</text:p>
        </text:list-item>
        <text:list-item>
          <text:p text:style-name="P286">No shifting of elements</text:p>
        </text:list-item>
        <text:list-item>
          <text:p text:style-name="P286">No new allocations</text:p>
        </text:list-item>
      </text:list>
      <text:p text:style-name="P276"/>
      <text:h text:style-name="P279" text:outline-level="3">Time &amp; Space Complexity</text:h>
      <text:list text:style-name="L210">
        <text:list-item>
          <text:p text:style-name="P287">Time: <text:span text:style-name="Strong_20_Emphasis">O(1)</text:span></text:p>
        </text:list-item>
        <text:list-item>
          <text:p text:style-name="P287">Space: <text:span text:style-name="Strong_20_Emphasis">O(1)</text:span></text:p>
        </text:list-item>
      </text:list>
      <text:p text:style-name="P276"/>
      <text:h text:style-name="P279" text:outline-level="3">When to Use</text:h>
      <text:list text:style-name="L211">
        <text:list-item>
          <text:p text:style-name="P288">Order does <text:span text:style-name="Strong_20_Emphasis">not</text:span> matter</text:p>
        </text:list-item>
        <text:list-item>
          <text:p text:style-name="P288">Performance-critical code</text:p>
        </text:list-item>
        <text:list-item>
          <text:p text:style-name="P288">Large slices</text:p>
        </text:list-item>
      </text:list>
      <text:p text:style-name="P276"/>
      <text:h text:style-name="P277" text:outline-level="2">4. Removing Multiple Elements (Filter Pattern)</text:h>
      <text:h text:style-name="P279" text:outline-level="3">Technique</text:h>
      <text:p text:style-name="P280">Create a new slice or reuse the same backing array.</text:p>
      <text:p text:style-name="P281"><text:span text:style-name="Source_20_Text">s := []int{1, 2, 3, 4, 5}</text:span></text:p>
      <text:p text:style-name="P282"><text:span text:style-name="Source_20_Text">res := s[:0]</text:span></text:p>
      <text:p text:style-name="P282"/>
      <text:p text:style-name="P282"><text:soft-page-break/><text:span text:style-name="Source_20_Text">for _, v := range s {</text:span></text:p>
      <text:p text:style-name="P282"><text:span text:style-name="Source_20_Text"><text:s text:c="4"/>if v%2 == 0 {</text:span></text:p>
      <text:p text:style-name="P282"><text:span text:style-name="Source_20_Text"><text:s text:c="8"/>res = append(res, v)</text:span></text:p>
      <text:p text:style-name="P282"><text:span text:style-name="Source_20_Text"><text:s text:c="4"/>}</text:span></text:p>
      <text:p text:style-name="P282"><text:span text:style-name="Source_20_Text">}</text:span></text:p>
      <text:h text:style-name="P279" text:outline-level="3">Internals</text:h>
      <text:list text:style-name="L212">
        <text:list-item>
          <text:p text:style-name="P289"><text:span text:style-name="Source_20_Text">res := s[:0]</text:span> reuses backing array</text:p>
        </text:list-item>
        <text:list-item>
          <text:p text:style-name="P289">No extra allocation</text:p>
        </text:list-item>
        <text:list-item>
          <text:p text:style-name="P289">Garbage elements overwritten</text:p>
        </text:list-item>
      </text:list>
      <text:p text:style-name="P276"/>
      <text:h text:style-name="P277" text:outline-level="2">5. Removing by Value (Not Index)</text:h>
      <text:p text:style-name="P281"><text:span text:style-name="Source_20_Text">func removeValue(s []int, val int) []int {</text:span></text:p>
      <text:p text:style-name="P282"><text:span text:style-name="Source_20_Text"><text:s text:c="4"/>for i, v := range s {</text:span></text:p>
      <text:p text:style-name="P282"><text:span text:style-name="Source_20_Text"><text:s text:c="8"/>if v == val {</text:span></text:p>
      <text:p text:style-name="P282"><text:span text:style-name="Source_20_Text"><text:s text:c="12"/>return append(s[:i], s[i+1:]...)</text:span></text:p>
      <text:p text:style-name="P282"><text:span text:style-name="Source_20_Text"><text:s text:c="8"/>}</text:span></text:p>
      <text:p text:style-name="P282"><text:span text:style-name="Source_20_Text"><text:s text:c="4"/>}</text:span></text:p>
      <text:p text:style-name="P282"><text:span text:style-name="Source_20_Text"><text:s text:c="4"/>return s</text:span></text:p>
      <text:p text:style-name="P282"><text:span text:style-name="Source_20_Text">}</text:span></text:p>
      <text:list text:style-name="L213">
        <text:list-item>
          <text:p text:style-name="P290">First match removed</text:p>
        </text:list-item>
        <text:list-item>
          <text:p text:style-name="P290">Still <text:span text:style-name="Strong_20_Emphasis">O(n)</text:span></text:p>
        </text:list-item>
      </text:list>
      <text:p text:style-name="P276"/>
      <text:h text:style-name="P277" text:outline-level="2">6. Memory and GC Considerations (Important)</text:h>
      <text:h text:style-name="P279" text:outline-level="3">Reference Types</text:h>
      <text:p text:style-name="P281"><text:span text:style-name="Source_20_Text">type User struct {</text:span></text:p>
      <text:p text:style-name="P282"><text:span text:style-name="Source_20_Text"><text:s text:c="4"/>Name string</text:span></text:p>
      <text:p text:style-name="P282"><text:span text:style-name="Source_20_Text">}</text:span></text:p>
      <text:p text:style-name="P280">If slice holds pointers or structs with pointers:</text:p>
      <text:p text:style-name="P281"><text:span text:style-name="Source_20_Text">s[i] = s[len(s)-1]</text:span></text:p>
      <text:p text:style-name="P282"><text:span text:style-name="Source_20_Text">s[len(s)-1] = nil // important</text:span></text:p>
      <text:p text:style-name="P282"><text:span text:style-name="Source_20_Text">s = s[:len(s)-1]</text:span></text:p>
      <text:list text:style-name="L214">
        <text:list-item>
          <text:p text:style-name="P291">Prevents memory leaks</text:p>
        </text:list-item>
        <text:list-item>
          <text:p text:style-name="P291"><text:soft-page-break/>Allows GC to reclaim memory</text:p>
        </text:list-item>
      </text:list>
      <text:p text:style-name="P276"/>
      <text:h text:style-name="P277" text:outline-level="2">7. Common Mistakes</text:h>
      <text:list text:style-name="L215">
        <text:list-item>
          <text:p text:style-name="P292">Forgetting to reassign slice after removal</text:p>
        </text:list-item>
        <text:list-item>
          <text:p text:style-name="P292">Removing inside <text:span text:style-name="Source_20_Text">range</text:span> loop incorrectly</text:p>
        </text:list-item>
        <text:list-item>
          <text:p text:style-name="P292">Assuming slice length shrinks automatically</text:p>
        </text:list-item>
        <text:list-item>
          <text:p text:style-name="P292">Forgetting to clear references for GC</text:p>
        </text:list-item>
      </text:list>
      <text:p text:style-name="P276"/>
      <text:h text:style-name="P277" text:outline-level="2">8. Exercises</text:h>
      <text:h text:style-name="P279" text:outline-level="3">Concept Exercises</text:h>
      <text:list text:style-name="L216">
        <text:list-item>
          <text:p text:style-name="P293">Remove element from beginning, middle, end.</text:p>
        </text:list-item>
        <text:list-item>
          <text:p text:style-name="P293">Compare ordered vs unordered removal performance.</text:p>
        </text:list-item>
        <text:list-item>
          <text:p text:style-name="P293">Remove from nil and empty slices safely.</text:p>
        </text:list-item>
      </text:list>
      <text:p text:style-name="P276"/>
      <text:h text:style-name="P279" text:outline-level="3">Debug Exercise</text:h>
      <text:p text:style-name="P280">What is the output and why?</text:p>
      <text:p text:style-name="P281"><text:span text:style-name="Source_20_Text">s := []int{1, 2, 3, 4}</text:span></text:p>
      <text:p text:style-name="P282"><text:span text:style-name="Source_20_Text">t := s</text:span></text:p>
      <text:p text:style-name="P282"><text:span text:style-name="Source_20_Text">s = append(s[:1], s[2:]...)</text:span></text:p>
      <text:p text:style-name="P282"><text:span text:style-name="Source_20_Text">fmt.Println(s)</text:span></text:p>
      <text:p text:style-name="P282"><text:span text:style-name="Source_20_Text">fmt.Println(t)</text:span></text:p>
      <text:p text:style-name="P276"/>
      <text:h text:style-name="P279" text:outline-level="3">Mini Project</text:h>
      <text:p text:style-name="P280"><text:span text:style-name="Strong_20_Emphasis">In-Memory Task List</text:span></text:p>
      <text:p text:style-name="P280">Requirements:</text:p>
      <text:list text:style-name="L217">
        <text:list-item>
          <text:p text:style-name="P294">Add tasks using append</text:p>
        </text:list-item>
        <text:list-item>
          <text:p text:style-name="P294">Remove tasks by index</text:p>
        </text:list-item>
        <text:list-item>
          <text:p text:style-name="P294">Remove tasks by ID (unordered)</text:p>
        </text:list-item>
        <text:list-item>
          <text:p text:style-name="P294">Avoid memory leaks</text:p>
        </text:list-item>
        <text:list-item>
          <text:p text:style-name="P294">Benchmark both approaches</text:p>
        </text:list-item>
      </text:list>
      <text:p text:style-name="P276"/>
      <text:h text:style-name="P277" text:outline-level="2"><text:soft-page-break/>Summary</text:h>
      <text:list text:style-name="L218">
        <text:list-item>
          <text:p text:style-name="P295">Go does not provide built-in slice deletion.</text:p>
        </text:list-item>
        <text:list-item>
          <text:p text:style-name="P295">Ordered removal uses <text:span text:style-name="Source_20_Text">append</text:span> and shifts elements.</text:p>
        </text:list-item>
        <text:list-item>
          <text:p text:style-name="P295">Unordered removal is O(1) and fastest.</text:p>
        </text:list-item>
        <text:list-item>
          <text:p text:style-name="P295">Multiple removals can reuse backing arrays.</text:p>
        </text:list-item>
        <text:list-item>
          <text:p text:style-name="P295">Clearing references is critical for GC correctness.</text:p>
        </text:list-item>
      </text:list>
      <text:p text:style-name="P276"/>
      <text:p text:style-name="P280">If you want next:</text:p>
      <text:list text:style-name="L219">
        <text:list-item>
          <text:p text:style-name="P296">Removing elements during iteration</text:p>
        </text:list-item>
        <text:list-item>
          <text:p text:style-name="P296">Slice memory leaks</text:p>
        </text:list-item>
        <text:list-item>
          <text:p text:style-name="P296">In-place algorithms on slices</text:p>
        </text:list-item>
        <text:list-item>
          <text:p text:style-name="P296">Concurrency-safe slice patterns</text:p>
        </text:list-item>
      </text:list>
      <text:p text:style-name="P297"/>
      <text:list text:continue-list="list232809363979967" text:style-name="L146">
        <text:list-item>
          <text:p text:style-name="P196">How to iterate over a map in Go? Is the order guaranteed?</text:p>
        </text:list-item>
      </text:list>
      <text:h text:style-name="P298" text:outline-level="1">How to Iterate Over a Map in Go</text:h>
      <text:p text:style-name="P299">and</text:p>
      <text:h text:style-name="P300" text:outline-level="1">Is the Iteration Order Guaranteed?</text:h>
      <text:p text:style-name="P301"/>
      <text:h text:style-name="P302" text:outline-level="2">1. Basic Map Iteration in Go</text:h>
      <text:p text:style-name="P299">The only supported way to iterate over a map in Go is using the <text:span text:style-name="Source_20_Text">range</text:span> keyword.</text:p>
      <text:p text:style-name="P303"><text:span text:style-name="Source_20_Text">m := map[string]int{</text:span></text:p>
      <text:p text:style-name="P304"><text:span text:style-name="Source_20_Text"><text:s text:c="4"/>"a": 1,</text:span></text:p>
      <text:p text:style-name="P304"><text:span text:style-name="Source_20_Text"><text:s text:c="4"/>"b": 2,</text:span></text:p>
      <text:p text:style-name="P304"><text:span text:style-name="Source_20_Text"><text:s text:c="4"/>"c": 3,</text:span></text:p>
      <text:p text:style-name="P304"><text:span text:style-name="Source_20_Text">}</text:span></text:p>
      <text:p text:style-name="P304"/>
      <text:p text:style-name="P304"><text:span text:style-name="Source_20_Text">for k, v := range m {</text:span></text:p>
      <text:p text:style-name="P304"><text:span text:style-name="Source_20_Text"><text:s text:c="4"/>fmt.Println(k, v)</text:span></text:p>
      <text:p text:style-name="P304"><text:span text:style-name="Source_20_Text">}</text:span></text:p>
      <text:list text:style-name="L220">
        <text:list-item>
          <text:p text:style-name="P305"><text:soft-page-break/><text:span text:style-name="Source_20_Text">k</text:span> receives the key</text:p>
        </text:list-item>
        <text:list-item>
          <text:p text:style-name="P305"><text:span text:style-name="Source_20_Text">v</text:span> receives the value</text:p>
        </text:list-item>
        <text:list-item>
          <text:p text:style-name="P305">Each iteration reads from the internal hash table</text:p>
        </text:list-item>
      </text:list>
      <text:p text:style-name="P301"/>
      <text:h text:style-name="P302" text:outline-level="2">2. Is Map Iteration Order Guaranteed?</text:h>
      <text:p text:style-name="P299"><text:span text:style-name="Strong_20_Emphasis">No. Map iteration order in Go is explicitly not guaranteed.</text:span></text:p>
      <text:list text:style-name="L221">
        <text:list-item>
          <text:p text:style-name="P306">The Go specification states that iteration order over maps is random</text:p>
        </text:list-item>
        <text:list-item>
          <text:p text:style-name="P306">You must never rely on map iteration order</text:p>
        </text:list-item>
        <text:list-item>
          <text:p text:style-name="P306">The same program can produce different orders across runs</text:p>
        </text:list-item>
      </text:list>
      <text:p text:style-name="P303"><text:span text:style-name="Source_20_Text">for k := range m {</text:span></text:p>
      <text:p text:style-name="P304"><text:span text:style-name="Source_20_Text"><text:s text:c="4"/>fmt.Println(k)</text:span></text:p>
      <text:p text:style-name="P304"><text:span text:style-name="Source_20_Text">}</text:span></text:p>
      <text:p text:style-name="P299">Running this program multiple times may print keys in different orders.</text:p>
      <text:p text:style-name="P301"/>
      <text:h text:style-name="P302" text:outline-level="2">3. Why Map Order Is Not Guaranteed (Internals)</text:h>
      <text:list text:style-name="L222">
        <text:list-item>
          <text:p text:style-name="P307">Go maps are implemented as hash tables</text:p>
        </text:list-item>
        <text:list-item>
          <text:p text:style-name="P307">Keys are distributed into buckets based on a hash function</text:p>
        </text:list-item>
        <text:list-item>
          <text:p text:style-name="P307">Each map has a randomized hash seed</text:p>
        </text:list-item>
        <text:list-item>
          <text:p text:style-name="P307">Bucket traversal order is intentionally unpredictable</text:p>
        </text:list-item>
      </text:list>
      <text:p text:style-name="P299">This design prevents code from depending on iteration order and improves security against hash-collision attacks.</text:p>
      <text:p text:style-name="P301"/>
      <text:h text:style-name="P302" text:outline-level="2">4. What Actually Happens During Iteration</text:h>
      <text:p text:style-name="P299">Internally, when you use <text:span text:style-name="Source_20_Text">range</text:span> on a map:</text:p>
      <text:list text:style-name="L223">
        <text:list-item>
          <text:p text:style-name="P308">The runtime iterates over buckets</text:p>
        </text:list-item>
        <text:list-item>
          <text:p text:style-name="P308">Within each bucket, it iterates over key-value slots</text:p>
        </text:list-item>
        <text:list-item>
          <text:p text:style-name="P308">Overflow buckets may also be visited</text:p>
        </text:list-item>
        <text:list-item>
          <text:p text:style-name="P308">The order depends on:</text:p>
          <text:list>
            <text:list-item>
              <text:p text:style-name="P308">Hash values</text:p>
            </text:list-item>
            <text:list-item>
              <text:p text:style-name="P308">Bucket layout</text:p>
            </text:list-item>
            <text:list-item>
              <text:p text:style-name="P308"><text:soft-page-break/>Runtime randomization</text:p>
            </text:list-item>
          </text:list>
        </text:list-item>
      </text:list>
      <text:p text:style-name="P299">This means <text:span text:style-name="Strong_20_Emphasis">even insertion order is not preserved</text:span>.</text:p>
      <text:p text:style-name="P301"/>
      <text:h text:style-name="P302" text:outline-level="2">5. Iterating Only Keys or Values</text:h>
      <text:h text:style-name="P309" text:outline-level="3">Keys Only</text:h>
      <text:p text:style-name="P303"><text:span text:style-name="Source_20_Text">for k := range m {</text:span></text:p>
      <text:p text:style-name="P304"><text:span text:style-name="Source_20_Text"><text:s text:c="4"/>fmt.Println(k)</text:span></text:p>
      <text:p text:style-name="P304"><text:span text:style-name="Source_20_Text">}</text:span></text:p>
      <text:h text:style-name="P309" text:outline-level="3">Values Only</text:h>
      <text:p text:style-name="P303"><text:span text:style-name="Source_20_Text">for _, v := range m {</text:span></text:p>
      <text:p text:style-name="P304"><text:span text:style-name="Source_20_Text"><text:s text:c="4"/>fmt.Println(v)</text:span></text:p>
      <text:p text:style-name="P304"><text:span text:style-name="Source_20_Text">}</text:span></text:p>
      <text:list text:style-name="L224">
        <text:list-item>
          <text:p text:style-name="P310">You cannot get values without keys internally</text:p>
        </text:list-item>
        <text:list-item>
          <text:p text:style-name="P310">The runtime still iterates over key-value pairs</text:p>
        </text:list-item>
      </text:list>
      <text:p text:style-name="P301"/>
      <text:h text:style-name="P302" text:outline-level="2">6. Modifying a Map During Iteration</text:h>
      <text:h text:style-name="P309" text:outline-level="3">Allowed</text:h>
      <text:p text:style-name="P303"><text:span text:style-name="Source_20_Text">for k := range m {</text:span></text:p>
      <text:p text:style-name="P304"><text:span text:style-name="Source_20_Text"><text:s text:c="4"/>delete(m, k)</text:span></text:p>
      <text:p text:style-name="P304"><text:span text:style-name="Source_20_Text">}</text:span></text:p>
      <text:list text:style-name="L225">
        <text:list-item>
          <text:p text:style-name="P311">Deleting keys during iteration is safe</text:p>
        </text:list-item>
        <text:list-item>
          <text:p text:style-name="P311">Some keys may or may not be visited</text:p>
        </text:list-item>
      </text:list>
      <text:p text:style-name="P301"/>
      <text:h text:style-name="P309" text:outline-level="3">Not Allowed (Concurrent Access)</text:h>
      <text:p text:style-name="P303"><text:span text:style-name="Source_20_Text">go func() {</text:span></text:p>
      <text:p text:style-name="P304"><text:span text:style-name="Source_20_Text"><text:s text:c="4"/>m["x"] = 1</text:span></text:p>
      <text:p text:style-name="P304"><text:span text:style-name="Source_20_Text">}()</text:span></text:p>
      <text:p text:style-name="P304"/>
      <text:p text:style-name="P304"><text:span text:style-name="Source_20_Text">for k := range m {</text:span></text:p>
      <text:p text:style-name="P304"><text:span text:style-name="Source_20_Text"><text:s text:c="4"/>fmt.Println(k)</text:span></text:p>
      <text:p text:style-name="P304"><text:span text:style-name="Source_20_Text">}</text:span></text:p>
      <text:list text:style-name="L226">
        <text:list-item>
          <text:p text:style-name="P312"><text:soft-page-break/>Concurrent reads and writes cause a <text:span text:style-name="Strong_20_Emphasis">runtime panic</text:span></text:p>
        </text:list-item>
        <text:list-item>
          <text:p text:style-name="P312">Maps are <text:span text:style-name="Strong_20_Emphasis">not thread-safe</text:span></text:p>
        </text:list-item>
      </text:list>
      <text:p text:style-name="P301"/>
      <text:h text:style-name="P302" text:outline-level="2">7. Getting a Deterministic Order (Correct Approach)</text:h>
      <text:p text:style-name="P299">If order matters, you must <text:span text:style-name="Strong_20_Emphasis">explicitly impose order</text:span>.</text:p>
      <text:h text:style-name="P309" text:outline-level="3">Step 1: Collect Keys</text:h>
      <text:p text:style-name="P303"><text:span text:style-name="Source_20_Text">keys := make([]string, 0, len(m))</text:span></text:p>
      <text:p text:style-name="P304"><text:span text:style-name="Source_20_Text">for k := range m {</text:span></text:p>
      <text:p text:style-name="P304"><text:span text:style-name="Source_20_Text"><text:s text:c="4"/>keys = append(keys, k)</text:span></text:p>
      <text:p text:style-name="P304"><text:span text:style-name="Source_20_Text">}</text:span></text:p>
      <text:h text:style-name="P309" text:outline-level="3">Step 2: Sort Keys</text:h>
      <text:p text:style-name="P303"><text:span text:style-name="Source_20_Text">sort.Strings(keys)</text:span></text:p>
      <text:h text:style-name="P309" text:outline-level="3">Step 3: Iterate Using Sorted Keys</text:h>
      <text:p text:style-name="P303"><text:span text:style-name="Source_20_Text">for _, k := range keys {</text:span></text:p>
      <text:p text:style-name="P304"><text:span text:style-name="Source_20_Text"><text:s text:c="4"/>fmt.Println(k, m[k])</text:span></text:p>
      <text:p text:style-name="P304"><text:span text:style-name="Source_20_Text">}</text:span></text:p>
      <text:p text:style-name="P299">This is the <text:span text:style-name="Strong_20_Emphasis">only correct way</text:span> to get ordered map iteration.</text:p>
      <text:p text:style-name="P301"/>
      <text:h text:style-name="P302" text:outline-level="2">8. Map Iteration vs Slice Iteration</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Feature</text:p>
            </table:table-cell>
            <table:table-cell table:style-name="Table33.A1" office:value-type="string">
              <text:p text:style-name="Table_20_Heading">Map</text:p>
            </table:table-cell>
            <table:table-cell table:style-name="Table33.A1" office:value-type="string">
              <text:p text:style-name="Table_20_Heading">Slice</text:p>
            </table:table-cell>
          </table:table-row>
        </table:table-header-rows>
        <table:table-row>
          <table:table-cell table:style-name="Table33.A1" office:value-type="string">
            <text:p text:style-name="Table_20_Contents">Order</text:p>
          </table:table-cell>
          <table:table-cell table:style-name="Table33.A1" office:value-type="string">
            <text:p text:style-name="Table_20_Contents">Not guaranteed</text:p>
          </table:table-cell>
          <table:table-cell table:style-name="Table33.A1" office:value-type="string">
            <text:p text:style-name="Table_20_Contents">Guaranteed</text:p>
          </table:table-cell>
        </table:table-row>
        <table:table-row>
          <table:table-cell table:style-name="Table33.A1" office:value-type="string">
            <text:p text:style-name="Table_20_Contents">Indexed</text:p>
          </table:table-cell>
          <table:table-cell table:style-name="Table33.A1" office:value-type="string">
            <text:p text:style-name="Table_20_Contents">No</text:p>
          </table:table-cell>
          <table:table-cell table:style-name="Table33.A1" office:value-type="string">
            <text:p text:style-name="Table_20_Contents">Yes</text:p>
          </table:table-cell>
        </table:table-row>
        <table:table-row>
          <table:table-cell table:style-name="Table33.A1" office:value-type="string">
            <text:p text:style-name="Table_20_Contents">Concurrent safe</text:p>
          </table:table-cell>
          <table:table-cell table:style-name="Table33.A1" office:value-type="string">
            <text:p text:style-name="Table_20_Contents">No</text:p>
          </table:table-cell>
          <table:table-cell table:style-name="Table33.A1" office:value-type="string">
            <text:p text:style-name="Table_20_Contents">No</text:p>
          </table:table-cell>
        </table:table-row>
        <table:table-row>
          <table:table-cell table:style-name="Table33.A1" office:value-type="string">
            <text:p text:style-name="Table_20_Contents">Iteration cost</text:p>
          </table:table-cell>
          <table:table-cell table:style-name="Table33.A1" office:value-type="string">
            <text:p text:style-name="Table_20_Contents">Higher</text:p>
          </table:table-cell>
          <table:table-cell table:style-name="Table33.A1" office:value-type="string">
            <text:p text:style-name="Table_20_Contents">Lower</text:p>
          </table:table-cell>
        </table:table-row>
      </table:table>
      <text:p text:style-name="P301"/>
      <text:h text:style-name="P302" text:outline-level="2">9. Common Mistakes</text:h>
      <text:list text:style-name="L227">
        <text:list-item>
          <text:p text:style-name="P313">Assuming insertion order is preserved</text:p>
        </text:list-item>
        <text:list-item>
          <text:p text:style-name="P313">Using maps where order matters</text:p>
        </text:list-item>
        <text:list-item>
          <text:p text:style-name="P313">Depending on iteration order in tests</text:p>
        </text:list-item>
        <text:list-item>
          <text:p text:style-name="P313">Iterating while concurrently writing</text:p>
        </text:list-item>
      </text:list>
      <text:p text:style-name="P301"/>
      <text:h text:style-name="P302" text:outline-level="2"><text:soft-page-break/>10. Exercises</text:h>
      <text:h text:style-name="P309" text:outline-level="3">Concept Exercises</text:h>
      <text:list text:style-name="L228">
        <text:list-item>
          <text:p text:style-name="P314">Print map keys multiple times and observe order changes.</text:p>
        </text:list-item>
        <text:list-item>
          <text:p text:style-name="P314">Sort map keys and compare outputs.</text:p>
        </text:list-item>
        <text:list-item>
          <text:p text:style-name="P314">Delete keys while iterating and observe behavior.</text:p>
        </text:list-item>
      </text:list>
      <text:p text:style-name="P301"/>
      <text:h text:style-name="P309" text:outline-level="3">Debug Exercise</text:h>
      <text:p text:style-name="P299">What happens and why?</text:p>
      <text:p text:style-name="P303"><text:span text:style-name="Source_20_Text">m := map[int]string{</text:span></text:p>
      <text:p text:style-name="P304"><text:span text:style-name="Source_20_Text"><text:s text:c="4"/>1: "a",</text:span></text:p>
      <text:p text:style-name="P304"><text:span text:style-name="Source_20_Text"><text:s text:c="4"/>2: "b",</text:span></text:p>
      <text:p text:style-name="P304"><text:span text:style-name="Source_20_Text"><text:s text:c="4"/>3: "c",</text:span></text:p>
      <text:p text:style-name="P304"><text:span text:style-name="Source_20_Text">}</text:span></text:p>
      <text:p text:style-name="P304"/>
      <text:p text:style-name="P304"><text:span text:style-name="Source_20_Text">for k, v := range m {</text:span></text:p>
      <text:p text:style-name="P304"><text:span text:style-name="Source_20_Text"><text:s text:c="4"/>if k == 2 {</text:span></text:p>
      <text:p text:style-name="P304"><text:span text:style-name="Source_20_Text"><text:s text:c="8"/>delete(m, 1)</text:span></text:p>
      <text:p text:style-name="P304"><text:span text:style-name="Source_20_Text"><text:s text:c="4"/>}</text:span></text:p>
      <text:p text:style-name="P304"><text:span text:style-name="Source_20_Text"><text:s text:c="4"/>fmt.Println(k, v)</text:span></text:p>
      <text:p text:style-name="P304"><text:span text:style-name="Source_20_Text">}</text:span></text:p>
      <text:p text:style-name="P301"/>
      <text:h text:style-name="P309" text:outline-level="3">Mini Project</text:h>
      <text:p text:style-name="P299"><text:span text:style-name="Strong_20_Emphasis">Deterministic Report Generator</text:span></text:p>
      <text:p text:style-name="P299">Requirements:</text:p>
      <text:list text:style-name="L229">
        <text:list-item>
          <text:p text:style-name="P315">Store data in a map</text:p>
        </text:list-item>
        <text:list-item>
          <text:p text:style-name="P315">Generate ordered output</text:p>
        </text:list-item>
        <text:list-item>
          <text:p text:style-name="P315">Use sorted keys</text:p>
        </text:list-item>
        <text:list-item>
          <text:p text:style-name="P315">Ensure repeatable results across runs</text:p>
        </text:list-item>
      </text:list>
      <text:p text:style-name="P301"/>
      <text:h text:style-name="P302" text:outline-level="2">Summary</text:h>
      <text:list text:style-name="L230">
        <text:list-item>
          <text:p text:style-name="P316">Maps in Go are iterated using <text:span text:style-name="Source_20_Text">range</text:span>.</text:p>
        </text:list-item>
        <text:list-item>
          <text:p text:style-name="P316"><text:soft-page-break/>Iteration order is intentionally not guaranteed.</text:p>
        </text:list-item>
        <text:list-item>
          <text:p text:style-name="P316">Internal hashing and randomization cause unpredictable order.</text:p>
        </text:list-item>
        <text:list-item>
          <text:p text:style-name="P316">Ordered iteration requires extracting and sorting keys.</text:p>
        </text:list-item>
        <text:list-item>
          <text:p text:style-name="P316">Never rely on map order in production or interviews.</text:p>
        </text:list-item>
      </text:list>
      <text:p text:style-name="P317"/>
      <text:p text:style-name="P318">Map internals in depth</text:p>
      <text:list text:style-name="L231">
        <text:list-item>
          <text:p text:style-name="P319">Hash collisions and buckets</text:p>
        </text:list-item>
      </text:list>
      <text:list text:style-name="L232">
        <text:list-item>
          <text:p text:style-name="P320">Concurrent map patterns</text:p>
        </text:list-item>
      </text:list>
      <text:list text:style-name="L233">
        <text:list-item>
          <text:p text:style-name="P321"><text:span text:style-name="T1">When to use </text:span><text:span text:style-name="Source_20_Text"><text:span text:style-name="T1">sync.Map</text:span></text:span></text:p>
        </text:list-item>
      </text:list>
      <text:p text:style-name="P318"/>
      <text:p text:style-name="P195"/>
      <text:h text:style-name="P1" text:outline-level="3"><text:span text:style-name="Strong_20_Emphasis">3. Functions &amp; Methods</text:span></text:h>
      <text:list text:style-name="L234">
        <text:list-item>
          <text:p text:style-name="P322">Difference between function, method, and receiver in Go.</text:p>
        </text:list-item>
        <text:list-item>
          <text:p text:style-name="P322">[IMP] Value receiver vs pointer receiver tradeoffs.</text:p>
        </text:list-item>
        <text:list-item>
          <text:p text:style-name="P322">Can methods be defined on built-in types?</text:p>
        </text:list-item>
        <text:list-item>
          <text:p text:style-name="P322">How does Go handle closures?</text:p>
        </text:list-item>
      </text:list>
      <text:p text:style-name="P195"/>
      <text:h text:style-name="P1" text:outline-level="3"><text:span text:style-name="Strong_20_Emphasis">4. Interfaces</text:span></text:h>
      <text:list text:style-name="L235">
        <text:list-item>
          <text:p text:style-name="P323">[IMP] What are interfaces in Go?</text:p>
        </text:list-item>
        <text:list-item>
          <text:p text:style-name="P323">Difference between implicit and explicit interface implementation.</text:p>
        </text:list-item>
        <text:list-item>
          <text:p text:style-name="P323">[IMP] Empty interface <text:span text:style-name="Source_20_Text">interface{}</text:span> and its uses.</text:p>
        </text:list-item>
        <text:list-item>
          <text:p text:style-name="P323">Type assertion vs type switch.</text:p>
        </text:list-item>
        <text:list-item>
          <text:p text:style-name="P323">How to use interfaces for dependency injection.</text:p>
        </text:list-item>
      </text:list>
      <text:p text:style-name="P195"/>
      <text:h text:style-name="P1" text:outline-level="3"><text:span text:style-name="Strong_20_Emphasis">5. Concurrency</text:span></text:h>
      <text:list text:style-name="L236">
        <text:list-item>
          <text:p text:style-name="P324">[IMP] Explain Goroutines and their lifecycle.</text:p>
        </text:list-item>
        <text:list-item>
          <text:p text:style-name="P324">[IMP] Channels: unbuffered vs buffered channels.</text:p>
        </text:list-item>
        <text:list-item>
          <text:p text:style-name="P324">[IMP] Select statement and its use-cases.</text:p>
        </text:list-item>
        <text:list-item>
          <text:p text:style-name="P324">Mutex vs RWMutex vs atomic operations.</text:p>
        </text:list-item>
        <text:list-item>
          <text:p text:style-name="P324">WaitGroup and how to wait for multiple goroutines.</text:p>
        </text:list-item>
        <text:list-item>
          <text:p text:style-name="P324"><text:soft-page-break/>Deadlocks in Go: how to detect and prevent.</text:p>
        </text:list-item>
        <text:list-item>
          <text:p text:style-name="P324">Fan-in and fan-out concurrency patterns.</text:p>
        </text:list-item>
        <text:list-item>
          <text:p text:style-name="P324">How does Go scheduler work?</text:p>
        </text:list-item>
      </text:list>
      <text:p text:style-name="P195"/>
      <text:h text:style-name="P1" text:outline-level="3"><text:span text:style-name="Strong_20_Emphasis">6. Error Handling</text:span></text:h>
      <text:list text:style-name="L237">
        <text:list-item>
          <text:p text:style-name="P325">[IMP] How is error handling done in Go?</text:p>
        </text:list-item>
        <text:list-item>
          <text:p text:style-name="P325">Difference between <text:span text:style-name="Source_20_Text">panic</text:span>, <text:span text:style-name="Source_20_Text">recover</text:span>, and <text:span text:style-name="Source_20_Text">error</text:span>.</text:p>
        </text:list-item>
        <text:list-item>
          <text:p text:style-name="P325">[IMP] Custom error types and error wrapping (<text:span text:style-name="Source_20_Text">fmt.Errorf("%w")</text:span>).</text:p>
        </text:list-item>
        <text:list-item>
          <text:p text:style-name="P325">Best practices for propagating errors in Go.</text:p>
        </text:list-item>
      </text:list>
      <text:p text:style-name="P195"/>
      <text:h text:style-name="P1" text:outline-level="3"><text:span text:style-name="Strong_20_Emphasis">7. Packages &amp; Modules</text:span></text:h>
      <text:list text:style-name="L238">
        <text:list-item>
          <text:p text:style-name="P326">How does Go module system work?</text:p>
        </text:list-item>
        <text:list-item>
          <text:p text:style-name="P326">Difference between GOPATH and modules.</text:p>
        </text:list-item>
        <text:list-item>
          <text:p text:style-name="P326">Internal vs external packages.</text:p>
        </text:list-item>
        <text:list-item>
          <text:p text:style-name="P326">How to version Go modules.</text:p>
        </text:list-item>
      </text:list>
      <text:p text:style-name="P195"/>
      <text:h text:style-name="P1" text:outline-level="3"><text:span text:style-name="Strong_20_Emphasis">8. Standard Library</text:span></text:h>
      <text:list text:style-name="L239">
        <text:list-item>
          <text:p text:style-name="P327">How to work with <text:span text:style-name="Source_20_Text">net/http</text:span> to build REST APIs.</text:p>
        </text:list-item>
        <text:list-item>
          <text:p text:style-name="P327">[IMP] Context package: timeout and cancellation in requests.</text:p>
        </text:list-item>
        <text:list-item>
          <text:p text:style-name="P327">JSON marshaling/unmarshaling: pitfalls.</text:p>
        </text:list-item>
        <text:list-item>
          <text:p text:style-name="P327">Working with <text:span text:style-name="Source_20_Text">io.Reader</text:span> and <text:span text:style-name="Source_20_Text">io.Writer</text:span>.</text:p>
        </text:list-item>
        <text:list-item>
          <text:p text:style-name="P327">Logging strategies with <text:span text:style-name="Source_20_Text">log</text:span> and third-party libraries.</text:p>
        </text:list-item>
      </text:list>
      <text:p text:style-name="P195"/>
      <text:h text:style-name="P1" text:outline-level="3"><text:span text:style-name="Strong_20_Emphasis">9. Memory Management</text:span></text:h>
      <text:list text:style-name="L240">
        <text:list-item>
          <text:p text:style-name="P328">How does Go garbage collector work?</text:p>
        </text:list-item>
        <text:list-item>
          <text:p text:style-name="P328">Escape analysis in Go.</text:p>
        </text:list-item>
        <text:list-item>
          <text:p text:style-name="P328">Value vs pointer semantics.</text:p>
        </text:list-item>
        <text:list-item>
          <text:p text:style-name="P328">Slice backing array memory implications.</text:p>
        </text:list-item>
      </text:list>
      <text:p text:style-name="P195"/>
      <text:h text:style-name="P1" text:outline-level="3"><text:soft-page-break/><text:span text:style-name="Strong_20_Emphasis">10. Testing</text:span></text:h>
      <text:list text:style-name="L241">
        <text:list-item>
          <text:p text:style-name="P329">How to write unit tests in Go (<text:span text:style-name="Source_20_Text">testing</text:span> package).</text:p>
        </text:list-item>
        <text:list-item>
          <text:p text:style-name="P329">Table-driven tests.</text:p>
        </text:list-item>
        <text:list-item>
          <text:p text:style-name="P329">How to mock interfaces.</text:p>
        </text:list-item>
        <text:list-item>
          <text:p text:style-name="P329">Benchmark tests in Go.</text:p>
        </text:list-item>
        <text:list-item>
          <text:p text:style-name="P329">Integration tests for Go microservices.</text:p>
        </text:list-item>
      </text:list>
      <text:p text:style-name="P195"/>
      <text:h text:style-name="P1" text:outline-level="3"><text:span text:style-name="Strong_20_Emphasis">11. Real-world / Advanced</text:span></text:h>
      <text:list text:style-name="L242">
        <text:list-item>
          <text:p text:style-name="P330">[IMP] How would you design a concurrent-safe in-memory cache in Go?</text:p>
        </text:list-item>
        <text:list-item>
          <text:p text:style-name="P330">Design a rate limiter in Go.</text:p>
        </text:list-item>
        <text:list-item>
          <text:p text:style-name="P330">Implement a worker pool.</text:p>
        </text:list-item>
        <text:list-item>
          <text:p text:style-name="P330">Build a simple HTTP server handling 10k concurrent requests.</text:p>
        </text:list-item>
        <text:list-item>
          <text:p text:style-name="P330">How would you structure a Go project for a large-scale microservice?</text:p>
        </text:list-item>
        <text:list-item>
          <text:p text:style-name="P330">[IMP] Handling graceful shutdown of HTTP servers.</text:p>
        </text:list-item>
      </text:list>
      <text:p text:style-name="P195"/>
      <text:h text:style-name="P331" text:outline-level="1"><text:span text:style-name="Strong_20_Emphasis">NODE.JS INTERVIEW QUESTIONS — FULL LIST WITH IMPORTANT MARKS</text:span></text:h>
      <text:h text:style-name="P1" text:outline-level="3"><text:span text:style-name="Strong_20_Emphasis">1. Basics</text:span></text:h>
      <text:list text:style-name="L243">
        <text:list-item>
          <text:p text:style-name="P332">[IMP] Explain the Node.js architecture (event loop, non-blocking I/O).</text:p>
        </text:list-item>
      </text:list>
      <text:p text:style-name="P139"><text:a xlink:type="simple" xlink:href="https://www.simplilearn.com/understanding-node-js-architecture-article" text:style-name="Internet_20_link" text:visited-style-name="Visited_20_Internet_20_Link">https://www.simplilearn.com/understanding-node-js-architecture-article</text:a></text:p>
      <text:p text:style-name="P139"/>
      <text:list text:continue-numbering="true" text:style-name="L243">
        <text:list-item>
          <text:p text:style-name="P332">Difference between Node.js and traditional multi-threaded servers.</text:p>
        </text:list-item>
      </text:list>
      <text:p text:style-name="P139"><text:a xlink:type="simple" xlink:href="https://medium.com/@pushpendrapal_/how-node-js-works-under-the-hood-and-its-advantages-57d77f34bd87" text:style-name="Internet_20_link" text:visited-style-name="Visited_20_Internet_20_Link">https://medium.com/@pushpendrapal_/how-node-js-works-under-the-hood-and-its-advantages-57d77f34bd87</text:a></text:p>
      <text:p text:style-name="P139"/>
      <text:list text:continue-numbering="true" text:style-name="L243">
        <text:list-item>
          <text:p text:style-name="P332">[IMP] Difference between <text:span text:style-name="Source_20_Text">process.nextTick()</text:span>, <text:span text:style-name="Source_20_Text">setImmediate()</text:span>, and <text:span text:style-name="Source_20_Text">setTimeout()</text:span>.</text:p>
        </text:list-item>
      </text:list>
      <text:p text:style-name="P139"><text:a xlink:type="simple" xlink:href="https://nodejs.org/en/learn/asynchronous-work/event-loop-timers-and-nexttick" text:style-name="Internet_20_link" text:visited-style-name="Visited_20_Internet_20_Link">https://nodejs.org/en/learn/asynchronous-work/event-loop-timers-and-nexttick</text:a></text:p>
      <text:p text:style-name="P139"/>
      <text:list text:continue-numbering="true" text:style-name="L243">
        <text:list-item>
          <text:p text:style-name="P332"><text:soft-page-break/>Explain Node.js single-threaded model.</text:p>
        </text:list-item>
      </text:list>
      <text:p text:style-name="P139"><text:a xlink:type="simple" xlink:href="https://www.geeksforgeeks.org/node-js/why-node-js-is-a-single-threaded-language/" text:style-name="Internet_20_link" text:visited-style-name="Visited_20_Internet_20_Link">https://www.geeksforgeeks.org/node-js/why-node-js-is-a-single-threaded-language/</text:a></text:p>
      <text:p text:style-name="P139"><text:a xlink:type="simple" xlink:href="https://www.digitalocean.com/community/tutorials/how-to-use-multithreading-in-node-js" text:style-name="Internet_20_link" text:visited-style-name="Visited_20_Internet_20_Link">https://www.digitalocean.com/community/tutorials/how-to-use-multithreading-in-node-js</text:a></text:p>
      <text:p text:style-name="P139"/>
      <text:p text:style-name="P195"/>
      <text:h text:style-name="P1" text:outline-level="3"><text:span text:style-name="Strong_20_Emphasis">2. Modules &amp; Packages</text:span></text:h>
      <text:list text:style-name="L244">
        <text:list-item>
          <text:p text:style-name="P333">CommonJS vs ES Modules.</text:p>
        </text:list-item>
        <text:list-item>
          <text:p text:style-name="P333">[IMP] How <text:span text:style-name="Source_20_Text">require</text:span> works under the hood.</text:p>
        </text:list-item>
        <text:list-item>
          <text:p text:style-name="P333">Difference between dependencies and devDependencies.</text:p>
        </text:list-item>
        <text:list-item>
          <text:p text:style-name="P333">How Node.js resolves modules.</text:p>
        </text:list-item>
      </text:list>
      <text:p text:style-name="P195"/>
      <text:h text:style-name="P1" text:outline-level="3"><text:span text:style-name="Strong_20_Emphasis">3. Asynchronous Patterns</text:span></text:h>
      <text:list text:style-name="L245">
        <text:list-item>
          <text:p text:style-name="P334">[IMP] Callbacks vs Promises vs Async/Await.</text:p>
        </text:list-item>
        <text:list-item>
          <text:p text:style-name="P334">EventEmitter pattern in Node.js.</text:p>
        </text:list-item>
        <text:list-item>
          <text:p text:style-name="P334">Error-first callbacks.</text:p>
        </text:list-item>
        <text:list-item>
          <text:p text:style-name="P334">[IMP] Handling unhandled promise rejections.</text:p>
        </text:list-item>
      </text:list>
      <text:p text:style-name="P195"/>
      <text:h text:style-name="P1" text:outline-level="3"><text:span text:style-name="Strong_20_Emphasis">4. HTTP &amp; Web Servers</text:span></text:h>
      <text:list text:style-name="L246">
        <text:list-item>
          <text:p text:style-name="P335">[IMP] How does Node.js handle HTTP requests?</text:p>
        </text:list-item>
        <text:list-item>
          <text:p text:style-name="P335">Difference between Express.js and native HTTP module.</text:p>
        </text:list-item>
        <text:list-item>
          <text:p text:style-name="P335">Middleware architecture in Express.</text:p>
        </text:list-item>
        <text:list-item>
          <text:p text:style-name="P335">[IMP] How to handle file uploads efficiently.</text:p>
        </text:list-item>
        <text:list-item>
          <text:p text:style-name="P335">Streaming responses vs buffering responses.</text:p>
        </text:list-item>
      </text:list>
      <text:p text:style-name="P195"/>
      <text:h text:style-name="P1" text:outline-level="3"><text:span text:style-name="Strong_20_Emphasis">5. Event Loop &amp; Concurrency</text:span></text:h>
      <text:list text:style-name="L247">
        <text:list-item>
          <text:p text:style-name="P336">[IMP] Phases of Node.js event loop.</text:p>
        </text:list-item>
        <text:list-item>
          <text:p text:style-name="P336">How timers, I/O, and microtasks are handled.</text:p>
        </text:list-item>
        <text:list-item>
          <text:p text:style-name="P336">What blocks the event loop?</text:p>
        </text:list-item>
        <text:list-item>
          <text:p text:style-name="P336">[IMP] Worker threads in Node.js.</text:p>
        </text:list-item>
        <text:list-item>
          <text:p text:style-name="P336">How to handle CPU-bound tasks in Node.js.</text:p>
        </text:list-item>
      </text:list>
      <text:p text:style-name="P195"/>
      <text:h text:style-name="P1" text:outline-level="3"><text:soft-page-break/><text:span text:style-name="Strong_20_Emphasis">6. Streams &amp; Buffers</text:span></text:h>
      <text:list text:style-name="L248">
        <text:list-item>
          <text:p text:style-name="P337">Difference between streams and buffers.</text:p>
        </text:list-item>
        <text:list-item>
          <text:p text:style-name="P337">Readable vs Writable streams.</text:p>
        </text:list-item>
        <text:list-item>
          <text:p text:style-name="P337">Pipe and chain streams.</text:p>
        </text:list-item>
        <text:list-item>
          <text:p text:style-name="P337">[IMP] Backpressure handling.</text:p>
        </text:list-item>
      </text:list>
      <text:p text:style-name="P195"/>
      <text:h text:style-name="P1" text:outline-level="3"><text:span text:style-name="Strong_20_Emphasis">7. Error Handling</text:span></text:h>
      <text:list text:style-name="L249">
        <text:list-item>
          <text:p text:style-name="P338">Try/catch vs <text:span text:style-name="Source_20_Text">process.on('uncaughtException')</text:span>.</text:p>
        </text:list-item>
        <text:list-item>
          <text:p text:style-name="P338">Error propagation in async code.</text:p>
        </text:list-item>
        <text:list-item>
          <text:p text:style-name="P338">[IMP] Best practices for handling promise rejections.</text:p>
        </text:list-item>
      </text:list>
      <text:p text:style-name="P195"/>
      <text:h text:style-name="P1" text:outline-level="3"><text:span text:style-name="Strong_20_Emphasis">8. Databases &amp; ORMs</text:span></text:h>
      <text:list text:style-name="L250">
        <text:list-item>
          <text:p text:style-name="P339">Using Node.js with SQL (Postgres/MySQL) and NoSQL (MongoDB).</text:p>
        </text:list-item>
        <text:list-item>
          <text:p text:style-name="P339">Connection pooling tradeoffs.</text:p>
        </text:list-item>
        <text:list-item>
          <text:p text:style-name="P339">[IMP] Transactions in Node.js.</text:p>
        </text:list-item>
        <text:list-item>
          <text:p text:style-name="P339">ORM vs Query Builder vs raw SQL.</text:p>
        </text:list-item>
      </text:list>
      <text:p text:style-name="P195"/>
      <text:h text:style-name="P1" text:outline-level="3"><text:span text:style-name="Strong_20_Emphasis">9. Security</text:span></text:h>
      <text:list text:style-name="L251">
        <text:list-item>
          <text:p text:style-name="P340">Preventing SQL Injection, XSS, CSRF.</text:p>
        </text:list-item>
        <text:list-item>
          <text:p text:style-name="P340">Handling authentication (JWT, OAuth2).</text:p>
        </text:list-item>
        <text:list-item>
          <text:p text:style-name="P340">Securing APIs: rate-limiting, CORS, helmet.js.</text:p>
        </text:list-item>
        <text:list-item>
          <text:p text:style-name="P340">Storing secrets securely in Node.js apps.</text:p>
        </text:list-item>
      </text:list>
      <text:p text:style-name="P195"/>
      <text:h text:style-name="P1" text:outline-level="3"><text:span text:style-name="Strong_20_Emphasis">10. Testing</text:span></text:h>
      <text:list text:style-name="L252">
        <text:list-item>
          <text:p text:style-name="P341">Unit testing frameworks: Mocha, Jest.</text:p>
        </text:list-item>
        <text:list-item>
          <text:p text:style-name="P341">Integration testing: supertest.</text:p>
        </text:list-item>
        <text:list-item>
          <text:p text:style-name="P341">Mocking DB calls.</text:p>
        </text:list-item>
        <text:list-item>
          <text:p text:style-name="P341">[IMP] E2E testing Node.js APIs.</text:p>
        </text:list-item>
      </text:list>
      <text:p text:style-name="P195"/>
      <text:h text:style-name="P1" text:outline-level="3"><text:span text:style-name="Strong_20_Emphasis">11. Real-world / Advanced</text:span></text:h>
      <text:list text:style-name="L253">
        <text:list-item>
          <text:p text:style-name="P342">Build a REST API with caching and pagination.</text:p>
        </text:list-item>
        <text:list-item>
          <text:p text:style-name="P342"><text:soft-page-break/>Implement rate-limiter middleware.</text:p>
        </text:list-item>
        <text:list-item>
          <text:p text:style-name="P342">[IMP] Build a WebSocket chat server.</text:p>
        </text:list-item>
        <text:list-item>
          <text:p text:style-name="P342">Efficiently handle file uploads for 1000 concurrent users.</text:p>
        </text:list-item>
        <text:list-item>
          <text:p text:style-name="P342">[IMP] Graceful shutdown in Node.js.</text:p>
        </text:list-item>
        <text:list-item>
          <text:p text:style-name="P342">Microservices architecture in Node.js + message queues.</text:p>
        </text:list-item>
      </text:list>
      <text:p text:style-name="P195"/>
      <text:h text:style-name="P1" text:outline-level="3"><text:span text:style-name="Strong_20_Emphasis">12. Performance &amp; Debugging</text:span></text:h>
      <text:list text:style-name="L254">
        <text:list-item>
          <text:p text:style-name="P343">Profiling Node.js applications.</text:p>
        </text:list-item>
        <text:list-item>
          <text:p text:style-name="P343">Heap vs CPU profiling.</text:p>
        </text:list-item>
        <text:list-item>
          <text:p text:style-name="P343">Debugging memory leaks.</text:p>
        </text:list-item>
        <text:list-item>
          <text:p text:style-name="P343">[IMP] Optimizing Node.js for high throughput.</text:p>
        </text:list-item>
        <text:list-item>
          <text:p text:style-name="P343">Event loop latency detection.</text:p>
        </text:list-item>
      </text:list>
      <text:p text:style-name="P195"/>
      <text:h text:style-name="P1" text:outline-level="3"><text:span text:style-name="Strong_20_Emphasis">13. Full-Stack Scenarios</text:span></text:h>
      <text:list text:style-name="L255">
        <text:list-item>
          <text:p text:style-name="P344">[IMP] Node.js for I/O-bound workloads, Go for CPU-bound workloads.</text:p>
        </text:list-item>
        <text:list-item>
          <text:p text:style-name="P344">Hybrid architecture: Node.js for frontend APIs + Go for background workers.</text:p>
        </text:list-item>
        <text:list-item>
          <text:p text:style-name="P344">Tradeoffs in streaming data via Node.js vs Go gRPC.</text:p>
        </text:list-item>
      </text:list>
      <text:p text:style-name="P195"/>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19:18:39.958830456</meta:creation-date>
    <dc:date>2025-12-13T23:28:06.255134131</dc:date>
    <meta:editing-duration>PT16M47S</meta:editing-duration>
    <meta:editing-cycles>3</meta:editing-cycles>
    <meta:generator>LibreOffice/25.8.3.2$Linux_X86_64 LibreOffice_project/580$Build-2</meta:generator>
    <meta:document-statistic meta:table-count="33" meta:image-count="0" meta:object-count="0" meta:page-count="79" meta:paragraph-count="2342" meta:word-count="9363" meta:character-count="53416" meta:non-whitespace-character-count="46549"/>
  </office:meta>
</office:document-meta>
</file>